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able:cell-range-source table:name="HTML_tables" xlink:type="simple" xlink:href="http://www.top500.org/statistics/sublist/" table:filter-name="calc_HTML_WebQuery" table:filter-options="0 0" table:last-column-spanned="7" table:last-row-spanned="1003"/>
            <text:p>Rank</text:p>
          </table:table-cell>
          <table:table-cell table:style-name="ce1" office:value-type="string" calcext:value-type="string">
            <text:p>Site</text:p>
          </table:table-cell>
          <table:table-cell table:style-name="ce1" office:value-type="string" calcext:value-type="string">
            <text:p>System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Rmax (TFlop/s)</text:p>
          </table:table-cell>
          <table:table-cell table:style-name="ce1" office:value-type="string" calcext:value-type="string">
            <text:p>Rpeak (TFlop/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top500.org/site/50365" xlink:type="simple">National Super Computer Center in Guangzhou</text:a></text:p>
          </table:table-cell>
          <table:table-cell office:value-type="string" calcext:value-type="string">
            <text:p><text:a xlink:href="http://www.top500.org/system/177999" xlink:type="simple">Tianhe-2 (MilkyWay-2)- TH-IVB-FEP Cluster, Intel Xeon E5-2692 12C 2.200GHz, TH Express-2, Intel Xeon Phi 31S1P </text:a></text:p>
          </table:table-cell>
          <table:table-cell office:value-type="float" office:value="3120000" calcext:value-type="float">
            <text:p>3120000</text:p>
          </table:table-cell>
          <table:table-cell office:value-type="float" office:value="33862.7" calcext:value-type="float">
            <text:p>33862.7</text:p>
          </table:table-cell>
          <table:table-cell office:value-type="float" office:value="54902.4" calcext:value-type="float">
            <text:p>54902.4</text:p>
          </table:table-cell>
          <table:table-cell office:value-type="float" office:value="17808" calcext:value-type="float">
            <text:p>17808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NUDT</text:p>
          </table:table-cell>
          <table:table-cell table:style-name="Default"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://www.top500.org/site/48553" xlink:type="simple">DOE/SC/Oak Ridge National Laboratory</text:a></text:p>
          </table:table-cell>
          <table:table-cell office:value-type="string" calcext:value-type="string">
            <text:p><text:a xlink:href="http://www.top500.org/system/177975" xlink:type="simple">Titan- Cray XK7 , Opteron 6274 16C 2.200GHz, Cray Gemini interconnect, NVIDIA K20x </text:a></text:p>
          </table:table-cell>
          <table:table-cell office:value-type="float" office:value="560640" calcext:value-type="float">
            <text:p>560640</text:p>
          </table:table-cell>
          <table:table-cell office:value-type="float" office:value="17590" calcext:value-type="float">
            <text:p>17590</text:p>
          </table:table-cell>
          <table:table-cell office:value-type="float" office:value="27112.5" calcext:value-type="float">
            <text:p>27112.5</text:p>
          </table:table-cell>
          <table:table-cell office:value-type="float" office:value="8209" calcext:value-type="float">
            <text:p>820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top500.org/site/49763" xlink:type="simple">DOE/NNSA/LLNL</text:a></text:p>
          </table:table-cell>
          <table:table-cell office:value-type="string" calcext:value-type="string">
            <text:p><text:a xlink:href="http://www.top500.org/system/177556" xlink:type="simple">Sequoia- BlueGene/Q, Power BQC 16C 1.60 GHz, Custom </text:a></text:p>
          </table:table-cell>
          <table:table-cell office:value-type="float" office:value="1572864" calcext:value-type="float">
            <text:p>1572864</text:p>
          </table:table-cell>
          <table:table-cell office:value-type="float" office:value="17173.2" calcext:value-type="float">
            <text:p>17173.2</text:p>
          </table:table-cell>
          <table:table-cell office:value-type="float" office:value="20132.7" calcext:value-type="float">
            <text:p>20132.7</text:p>
          </table:table-cell>
          <table:table-cell office:value-type="float" office:value="7890" calcext:value-type="float">
            <text:p>7890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://www.top500.org/site/50313" xlink:type="simple">RIKEN Advanced Institute for Computational Science (AICS)</text:a></text:p>
          </table:table-cell>
          <table:table-cell office:value-type="string" calcext:value-type="string">
            <text:p><text:a xlink:href="http://www.top500.org/system/177232" xlink:type="simple">K computer, SPARC64 VIIIfx 2.0GHz, Tofu interconnect </text:a></text:p>
          </table:table-cell>
          <table:table-cell office:value-type="float" office:value="705024" calcext:value-type="float">
            <text:p>705024</text:p>
          </table:table-cell>
          <table:table-cell office:value-type="float" office:value="10510" calcext:value-type="float">
            <text:p>10510</text:p>
          </table:table-cell>
          <table:table-cell office:value-type="float" office:value="11280.4" calcext:value-type="float">
            <text:p>11280.4</text:p>
          </table:table-cell>
          <table:table-cell office:value-type="float" office:value="12659.9" calcext:value-type="float">
            <text:p>12659.9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Fujitsu</text:p>
          </table:table-cell>
          <table:table-cell table:style-name="Default"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://www.top500.org/site/47347" xlink:type="simple">DOE/SC/Argonne National Laboratory</text:a></text:p>
          </table:table-cell>
          <table:table-cell office:value-type="string" calcext:value-type="string">
            <text:p><text:a xlink:href="http://www.top500.org/system/177718" xlink:type="simple">Mira- BlueGene/Q, Power BQC 16C 1.60GHz, Custom </text:a></text:p>
          </table:table-cell>
          <table:table-cell office:value-type="float" office:value="786432" calcext:value-type="float">
            <text:p>786432</text:p>
          </table:table-cell>
          <table:table-cell office:value-type="float" office:value="8586.6" calcext:value-type="float">
            <text:p>8586.6</text:p>
          </table:table-cell>
          <table:table-cell office:value-type="float" office:value="10066.3" calcext:value-type="float">
            <text:p>10066.3</text:p>
          </table:table-cell>
          <table:table-cell office:value-type="float" office:value="3945" calcext:value-type="float">
            <text:p>3945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://www.top500.org/site/50422" xlink:type="simple">Swiss National Supercomputing Centre (CSCS)</text:a></text:p>
          </table:table-cell>
          <table:table-cell office:value-type="string" calcext:value-type="string">
            <text:p><text:a xlink:href="http://www.top500.org/system/177824" xlink:type="simple">Piz Daint- Cray XC30, Xeon E5-2670 8C 2.600GHz, Aries interconnect , NVIDIA K20x </text:a></text:p>
          </table:table-cell>
          <table:table-cell office:value-type="float" office:value="115984" calcext:value-type="float">
            <text:p>115984</text:p>
          </table:table-cell>
          <table:table-cell office:value-type="float" office:value="6271" calcext:value-type="float">
            <text:p>6271</text:p>
          </table:table-cell>
          <table:table-cell office:value-type="float" office:value="7788.9" calcext:value-type="float">
            <text:p>7788.9</text:p>
          </table:table-cell>
          <table:table-cell office:value-type="float" office:value="2325" calcext:value-type="float">
            <text:p>2325</text:p>
          </table:table-cell>
        </table:table-row>
        <table:table-row table:style-name="ro1">
          <table:table-cell table:style-name="Default"/>
          <table:table-cell office:value-type="string" calcext:value-type="string">
            <text:p>Switzerland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top500.org/site/48958" xlink:type="simple">Texas Advanced Computing Center/Univ. of Texas</text:a></text:p>
          </table:table-cell>
          <table:table-cell office:value-type="string" calcext:value-type="string">
            <text:p><text:a xlink:href="http://www.top500.org/system/177931" xlink:type="simple">Stampede- PowerEdge C8220, Xeon E5-2680 8C 2.700GHz, Infiniband FDR, Intel Xeon Phi SE10P </text:a></text:p>
          </table:table-cell>
          <table:table-cell office:value-type="float" office:value="462462" calcext:value-type="float">
            <text:p>462462</text:p>
          </table:table-cell>
          <table:table-cell office:value-type="float" office:value="5168.1" calcext:value-type="float">
            <text:p>5168.1</text:p>
          </table:table-cell>
          <table:table-cell office:value-type="float" office:value="8520.1" calcext:value-type="float">
            <text:p>8520.1</text:p>
          </table:table-cell>
          <table:table-cell office:value-type="float" office:value="4510" calcext:value-type="float">
            <text:p>4510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Dell</text:p>
          </table:table-cell>
          <table:table-cell table:style-name="Default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http://www.top500.org/site/47871" xlink:type="simple">Forschungszentrum Juelich (FZJ)</text:a></text:p>
          </table:table-cell>
          <table:table-cell office:value-type="string" calcext:value-type="string">
            <text:p><text:a xlink:href="http://www.top500.org/system/177722" xlink:type="simple">JUQUEEN- BlueGene/Q, Power BQC 16C 1.600GHz, Custom Interconnect </text:a></text:p>
          </table:table-cell>
          <table:table-cell office:value-type="float" office:value="458752" calcext:value-type="float">
            <text:p>458752</text:p>
          </table:table-cell>
          <table:table-cell office:value-type="float" office:value="5008.9" calcext:value-type="float">
            <text:p>5008.9</text:p>
          </table:table-cell>
          <table:table-cell office:value-type="float" office:value="5872" calcext:value-type="float">
            <text:p>5872</text:p>
          </table:table-cell>
          <table:table-cell office:value-type="float" office:value="2301" calcext:value-type="float">
            <text:p>2301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http://www.top500.org/site/49763" xlink:type="simple">DOE/NNSA/LLNL</text:a></text:p>
          </table:table-cell>
          <table:table-cell office:value-type="string" calcext:value-type="string">
            <text:p><text:a xlink:href="http://www.top500.org/system/177732" xlink:type="simple">Vulcan- BlueGene/Q, Power BQC 16C 1.600GHz, Custom Interconnect </text:a></text:p>
          </table:table-cell>
          <table:table-cell office:value-type="float" office:value="393216" calcext:value-type="float">
            <text:p>393216</text:p>
          </table:table-cell>
          <table:table-cell office:value-type="float" office:value="4293.3" calcext:value-type="float">
            <text:p>4293.3</text:p>
          </table:table-cell>
          <table:table-cell office:value-type="float" office:value="5033.2" calcext:value-type="float">
            <text:p>5033.2</text:p>
          </table:table-cell>
          <table:table-cell office:value-type="float" office:value="1972" calcext:value-type="float">
            <text:p>197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://www.top500.org/site/50046" xlink:type="simple">Government</text:a></text:p>
          </table:table-cell>
          <table:table-cell office:value-type="string" calcext:value-type="string">
            <text:p><text:a xlink:href="http://www.top500.org/system/178445" xlink:type="simple">Cray CS-Storm, Intel Xeon E5-2660v2 10C 2.2GHz, Infiniband FDR, Nvidia K40 </text:a></text:p>
          </table:table-cell>
          <table:table-cell office:value-type="float" office:value="72800" calcext:value-type="float">
            <text:p>72800</text:p>
          </table:table-cell>
          <table:table-cell office:value-type="float" office:value="3577" calcext:value-type="float">
            <text:p>3577</text:p>
          </table:table-cell>
          <table:table-cell office:value-type="float" office:value="6131.8" calcext:value-type="float">
            <text:p>6131.8</text:p>
          </table:table-cell>
          <table:table-cell office:value-type="float" office:value="1498.9" calcext:value-type="float">
            <text:p>1498.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http://www.top500.org/site/48408" xlink:type="simple">NASA/Ames Research Center/NAS</text:a></text:p>
          </table:table-cell>
          <table:table-cell office:value-type="string" calcext:value-type="string">
            <text:p><text:a xlink:href="http://www.top500.org/system/177259" xlink:type="simple">Pleiades- SGI ICE X, Intel Xeon E5-2670/E5-2680v2/E5-2680v3 2.6/2.8/2.5 GHz, Infiniband FDR </text:a></text:p>
          </table:table-cell>
          <table:table-cell office:value-type="float" office:value="160768" calcext:value-type="float">
            <text:p>160768</text:p>
          </table:table-cell>
          <table:table-cell office:value-type="float" office:value="3375.6" calcext:value-type="float">
            <text:p>3375.6</text:p>
          </table:table-cell>
          <table:table-cell office:value-type="float" office:value="3987.9" calcext:value-type="float">
            <text:p>3987.9</text:p>
          </table:table-cell>
          <table:table-cell office:value-type="float" office:value="3140.7" calcext:value-type="float">
            <text:p>3140.7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a xlink:href="http://www.top500.org/site/50489" xlink:type="simple">Exploration &amp; Production - Eni S.p.A.</text:a></text:p>
          </table:table-cell>
          <table:table-cell office:value-type="string" calcext:value-type="string">
            <text:p><text:a xlink:href="http://www.top500.org/system/178425" xlink:type="simple">HPC2- iDataPlex DX360M4, Intel Xeon E5-2680v2 10C 2.8GHz, Infiniband FDR, NVIDIA K20x </text:a></text:p>
          </table:table-cell>
          <table:table-cell office:value-type="float" office:value="72000" calcext:value-type="float">
            <text:p>72000</text:p>
          </table:table-cell>
          <table:table-cell office:value-type="float" office:value="3188" calcext:value-type="float">
            <text:p>3188</text:p>
          </table:table-cell>
          <table:table-cell office:value-type="float" office:value="4605" calcext:value-type="float">
            <text:p>4605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table:style-name="Default"/>
          <table:table-cell office:value-type="string" calcext:value-type="string">
            <text:p>Italy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a xlink:href="http://www.top500.org/site/50046" xlink:type="simple">Government</text:a></text:p>
          </table:table-cell>
          <table:table-cell office:value-type="string" calcext:value-type="string">
            <text:p><text:a xlink:href="http://www.top500.org/system/178432" xlink:type="simple">Cray XC30, Intel Xeon E5-2697v2 12C 2.7GHz, Aries interconnect </text:a></text:p>
          </table:table-cell>
          <table:table-cell office:value-type="float" office:value="225984" calcext:value-type="float">
            <text:p>225984</text:p>
          </table:table-cell>
          <table:table-cell office:value-type="float" office:value="3143.5" calcext:value-type="float">
            <text:p>3143.5</text:p>
          </table:table-cell>
          <table:table-cell office:value-type="float" office:value="4881.3" calcext:value-type="float">
            <text:p>4881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top500.org/site/48248" xlink:type="simple">Leibniz Rechenzentrum</text:a></text:p>
          </table:table-cell>
          <table:table-cell office:value-type="string" calcext:value-type="string">
            <text:p><text:a xlink:href="http://www.top500.org/system/177719" xlink:type="simple">SuperMUC- iDataPlex DX360M4, Xeon E5-2680 8C 2.70GHz, Infiniband FDR </text:a></text:p>
          </table:table-cell>
          <table:table-cell office:value-type="float" office:value="147456" calcext:value-type="float">
            <text:p>147456</text:p>
          </table:table-cell>
          <table:table-cell office:value-type="float" office:value="2897" calcext:value-type="float">
            <text:p>2897</text:p>
          </table:table-cell>
          <table:table-cell office:value-type="float" office:value="3185.1" calcext:value-type="float">
            <text:p>3185.1</text:p>
          </table:table-cell>
          <table:table-cell office:value-type="float" office:value="3422.7" calcext:value-type="float">
            <text:p>3422.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a xlink:href="http://www.top500.org/site/47912" xlink:type="simple">GSIC Center, Tokyo Institute of Technology</text:a></text:p>
          </table:table-cell>
          <table:table-cell office:value-type="string" calcext:value-type="string">
            <text:p><text:a xlink:href="http://www.top500.org/system/178249" xlink:type="simple">TSUBAME 2.5- Cluster Platform SL390s G7, Xeon X5670 6C 2.93GHz, Infiniband QDR, NVIDIA K20x </text:a></text:p>
          </table:table-cell>
          <table:table-cell office:value-type="float" office:value="76032" calcext:value-type="float">
            <text:p>76032</text:p>
          </table:table-cell>
          <table:table-cell office:value-type="float" office:value="2785" calcext:value-type="float">
            <text:p>2785</text:p>
          </table:table-cell>
          <table:table-cell office:value-type="float" office:value="5735.7" calcext:value-type="float">
            <text:p>5735.7</text:p>
          </table:table-cell>
          <table:table-cell office:value-type="float" office:value="1398.6" calcext:value-type="float">
            <text:p>1398.6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NEC/HP</text:p>
          </table:table-cell>
          <table:table-cell table:style-name="Default"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a xlink:href="http://www.top500.org/site/50543" xlink:type="simple">HLRS - Höchstleistungsrechenzentrum Stuttgart</text:a></text:p>
          </table:table-cell>
          <table:table-cell office:value-type="string" calcext:value-type="string">
            <text:p><text:a xlink:href="http://www.top500.org/system/178446" xlink:type="simple">Hornet- Cray XC40, Xeon E5-2680v3 12C 2.5GHz, Aries interconnect </text:a></text:p>
          </table:table-cell>
          <table:table-cell office:value-type="float" office:value="94608" calcext:value-type="float">
            <text:p>94608</text:p>
          </table:table-cell>
          <table:table-cell office:value-type="float" office:value="2763" calcext:value-type="float">
            <text:p>2763</text:p>
          </table:table-cell>
          <table:table-cell office:value-type="float" office:value="3784.3" calcext:value-type="float">
            <text:p>3784.3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a xlink:href="http://www.top500.org/site/50310" xlink:type="simple">National Supercomputing Center in Tianjin</text:a></text:p>
          </table:table-cell>
          <table:table-cell office:value-type="string" calcext:value-type="string">
            <text:p><text:a xlink:href="http://www.top500.org/system/176929" xlink:type="simple">Tianhe-1A- NUDT YH MPP, Xeon X5670 6C 2.93 GHz, NVIDIA 2050 </text:a></text:p>
          </table:table-cell>
          <table:table-cell office:value-type="float" office:value="186368" calcext:value-type="float">
            <text:p>186368</text:p>
          </table:table-cell>
          <table:table-cell office:value-type="float" office:value="2566" calcext:value-type="float">
            <text:p>2566</text:p>
          </table:table-cell>
          <table:table-cell office:value-type="float" office:value="4701" calcext:value-type="float">
            <text:p>4701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NUDT</text:p>
          </table:table-cell>
          <table:table-cell table:style-name="Default"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a xlink:href="http://www.top500.org/site/48611" xlink:type="simple">DOE/SC/Pacific Northwest National Laboratory</text:a></text:p>
          </table:table-cell>
          <table:table-cell office:value-type="string" calcext:value-type="string">
            <text:p><text:a xlink:href="http://www.top500.org/system/178250" xlink:type="simple">cascade- Atipa Visione IF442 Blade Server, Xeon E5-2670 8C 2.600GHz, Infiniband FDR, Intel Xeon Phi 5110P </text:a></text:p>
          </table:table-cell>
          <table:table-cell office:value-type="float" office:value="194616" calcext:value-type="float">
            <text:p>194616</text:p>
          </table:table-cell>
          <table:table-cell office:value-type="float" office:value="2539.1" calcext:value-type="float">
            <text:p>2539.1</text:p>
          </table:table-cell>
          <table:table-cell office:value-type="float" office:value="3388" calcext:value-type="float">
            <text:p>3388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Atipa Technology</text:p>
          </table:table-cell>
          <table:table-cell table:style-name="Default"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a xlink:href="http://www.top500.org/site/50423" xlink:type="simple">Army Research Laboratory DoD Supercomputing Resource Center (ARL DSRC)</text:a></text:p>
          </table:table-cell>
          <table:table-cell office:value-type="string" calcext:value-type="string">
            <text:p><text:a xlink:href="http://www.top500.org/system/178447" xlink:type="simple">Excalibur- Cray XC40, Xeon E5-2698v3 16C 2.3GHz, Aries interconnect </text:a></text:p>
          </table:table-cell>
          <table:table-cell office:value-type="float" office:value="100064" calcext:value-type="float">
            <text:p>100064</text:p>
          </table:table-cell>
          <table:table-cell office:value-type="float" office:value="2485" calcext:value-type="float">
            <text:p>2485</text:p>
          </table:table-cell>
          <table:table-cell office:value-type="float" office:value="3682.4" calcext:value-type="float">
            <text:p>3682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www.top500.org/site/49546" xlink:type="simple">Total Exploration Production</text:a></text:p>
          </table:table-cell>
          <table:table-cell office:value-type="string" calcext:value-type="string">
            <text:p><text:a xlink:href="http://www.top500.org/system/178071" xlink:type="simple">Pangea- SGI ICE X, Xeon E5-2670 8C 2.600GHz, Infiniband FDR </text:a></text:p>
          </table:table-cell>
          <table:table-cell office:value-type="float" office:value="110400" calcext:value-type="float">
            <text:p>110400</text:p>
          </table:table-cell>
          <table:table-cell office:value-type="float" office:value="2098.1" calcext:value-type="float">
            <text:p>2098.1</text:p>
          </table:table-cell>
          <table:table-cell office:value-type="float" office:value="2296.3" calcext:value-type="float">
            <text:p>2296.3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a xlink:href="http://www.top500.org/site/50546" xlink:type="simple">LvLiang Cloud Computing Center</text:a></text:p>
          </table:table-cell>
          <table:table-cell office:value-type="string" calcext:value-type="string">
            <text:p><text:a xlink:href="http://www.top500.org/system/178464" xlink:type="simple">Tianhe-2 LvLiang Solution- Tianhe-2 LvLiang, Intel Xeon E5-2692v2 12C 2.2GHz, TH Express-2, Intel Xeon Phi 31S1P </text:a></text:p>
          </table:table-cell>
          <table:table-cell office:value-type="float" office:value="174720" calcext:value-type="float">
            <text:p>174720</text:p>
          </table:table-cell>
          <table:table-cell office:value-type="float" office:value="2071.4" calcext:value-type="float">
            <text:p>2071.4</text:p>
          </table:table-cell>
          <table:table-cell office:value-type="float" office:value="3074.5" calcext:value-type="float">
            <text:p>3074.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NUDT</text:p>
          </table:table-cell>
          <table:table-cell table:style-name="Default"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a xlink:href="http://www.top500.org/site/50104" xlink:type="simple">Moscow State University - Research Computing Center</text:a></text:p>
          </table:table-cell>
          <table:table-cell office:value-type="string" calcext:value-type="string">
            <text:p><text:a xlink:href="http://www.top500.org/system/178444" xlink:type="simple">T-Platform A-Class Cluster, Xeon E5-2697v3 14C 2.6GHz, Infiniband FDR, Nvidia K40m </text:a></text:p>
          </table:table-cell>
          <table:table-cell office:value-type="float" office:value="37120" calcext:value-type="float">
            <text:p>37120</text:p>
          </table:table-cell>
          <table:table-cell office:value-type="float" office:value="1849" calcext:value-type="float">
            <text:p>1849</text:p>
          </table:table-cell>
          <table:table-cell office:value-type="float" office:value="2575.9" calcext:value-type="float">
            <text:p>2575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Russia</text:p>
          </table:table-cell>
          <table:table-cell office:value-type="string" calcext:value-type="string">
            <text:p>T-Platforms</text:p>
          </table:table-cell>
          <table:table-cell table:style-name="Default"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://www.top500.org/site/47495" xlink:type="simple">CINECA</text:a></text:p>
          </table:table-cell>
          <table:table-cell office:value-type="string" calcext:value-type="string">
            <text:p><text:a xlink:href="http://www.top500.org/system/177720" xlink:type="simple">Fermi- BlueGene/Q, Power BQC 16C 1.60GHz, Custom </text:a></text:p>
          </table:table-cell>
          <table:table-cell office:value-type="float" office:value="163840" calcext:value-type="float">
            <text:p>163840</text:p>
          </table:table-cell>
          <table:table-cell office:value-type="float" office:value="1788.9" calcext:value-type="float">
            <text:p>1788.9</text:p>
          </table:table-cell>
          <table:table-cell office:value-type="float" office:value="2097.2" calcext:value-type="float">
            <text:p>2097.2</text:p>
          </table:table-cell>
          <table:table-cell office:value-type="float" office:value="821.9" calcext:value-type="float">
            <text:p>821.9</text:p>
          </table:table-cell>
        </table:table-row>
        <table:table-row table:style-name="ro1">
          <table:table-cell table:style-name="Default"/>
          <table:table-cell office:value-type="string" calcext:value-type="string">
            <text:p>Italy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://www.top500.org/site/48429" xlink:type="simple">DOE/SC/LBNL/NERSC</text:a></text:p>
          </table:table-cell>
          <table:table-cell office:value-type="string" calcext:value-type="string">
            <text:p><text:a xlink:href="http://www.top500.org/system/178443" xlink:type="simple">Edison- Cray XC30, Intel Xeon E5-2695v2 12C 2.4GHz, Aries interconnect </text:a></text:p>
          </table:table-cell>
          <table:table-cell office:value-type="float" office:value="133824" calcext:value-type="float">
            <text:p>133824</text:p>
          </table:table-cell>
          <table:table-cell office:value-type="float" office:value="1654.7" calcext:value-type="float">
            <text:p>1654.7</text:p>
          </table:table-cell>
          <table:table-cell office:value-type="float" office:value="2569.4" calcext:value-type="float">
            <text:p>2569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://www.top500.org/site/50487" xlink:type="simple">EPSRC/University of Edinburgh</text:a></text:p>
          </table:table-cell>
          <table:table-cell office:value-type="string" calcext:value-type="string">
            <text:p><text:a xlink:href="http://www.top500.org/system/178188" xlink:type="simple">ARCHER- Cray XC30, Intel Xeon E5 v2 12C 2.700GHz, Aries interconnect </text:a></text:p>
          </table:table-cell>
          <table:table-cell office:value-type="float" office:value="118080" calcext:value-type="float">
            <text:p>118080</text:p>
          </table:table-cell>
          <table:table-cell office:value-type="float" office:value="1642.5" calcext:value-type="float">
            <text:p>1642.5</text:p>
          </table:table-cell>
          <table:table-cell office:value-type="float" office:value="2550.5" calcext:value-type="float">
            <text:p>2550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a xlink:href="http://www.top500.org/site/50203" xlink:type="simple">Grand Equipement National de Calcul Intensif - Centre Informatique National de l'Enseignement Suprieur (GENCI-CINES)</text:a></text:p>
          </table:table-cell>
          <table:table-cell office:value-type="string" calcext:value-type="string">
            <text:p><text:a xlink:href="http://www.top500.org/system/178465" xlink:type="simple">Occigen- bullx DLC, Xeon E5-2690v3 12C 2.6GHz, Infiniband FDR </text:a></text:p>
          </table:table-cell>
          <table:table-cell office:value-type="float" office:value="50544" calcext:value-type="float">
            <text:p>50544</text:p>
          </table:table-cell>
          <table:table-cell office:value-type="float" office:value="1628.8" calcext:value-type="float">
            <text:p>1628.8</text:p>
          </table:table-cell>
          <table:table-cell office:value-type="float" office:value="2102.6" calcext:value-type="float">
            <text:p>2102.6</text:p>
          </table:table-cell>
          <table:table-cell office:value-type="float" office:value="934.8" calcext:value-type="float">
            <text:p>934.8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Bull SA</text:p>
          </table:table-cell>
          <table:table-cell table:style-name="Default"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a xlink:href="http://www.top500.org/site/50515" xlink:type="simple">IBM Development Engineering</text:a></text:p>
          </table:table-cell>
          <table:table-cell office:value-type="string" calcext:value-type="string">
            <text:p><text:a xlink:href="http://www.top500.org/system/178322" xlink:type="simple">Power 775, POWER7 8C 3.836GHz, Custom Interconnect </text:a></text:p>
          </table:table-cell>
          <table:table-cell office:value-type="float" office:value="62944" calcext:value-type="float">
            <text:p>62944</text:p>
          </table:table-cell>
          <table:table-cell office:value-type="float" office:value="1587" calcext:value-type="float">
            <text:p>1587</text:p>
          </table:table-cell>
          <table:table-cell office:value-type="float" office:value="1931.6" calcext:value-type="float">
            <text:p>1931.6</text:p>
          </table:table-cell>
          <table:table-cell office:value-type="float" office:value="3575.6" calcext:value-type="float">
            <text:p>3575.6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a xlink:href="http://www.top500.org/site/47752" xlink:type="simple">ECMWF</text:a></text:p>
          </table:table-cell>
          <table:table-cell office:value-type="string" calcext:value-type="string">
            <text:p><text:a xlink:href="http://www.top500.org/system/178431" xlink:type="simple">Cray XC30, Intel Xeon E5-2697v2 12C 2.7GHz, Aries interconnect </text:a></text:p>
          </table:table-cell>
          <table:table-cell office:value-type="float" office:value="83160" calcext:value-type="float">
            <text:p>83160</text:p>
          </table:table-cell>
          <table:table-cell office:value-type="float" office:value="1552" calcext:value-type="float">
            <text:p>1552</text:p>
          </table:table-cell>
          <table:table-cell office:value-type="float" office:value="1796.3" calcext:value-type="float">
            <text:p>1796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a xlink:href="http://www.top500.org/site/47752" xlink:type="simple">ECMWF</text:a></text:p>
          </table:table-cell>
          <table:table-cell office:value-type="string" calcext:value-type="string">
            <text:p><text:a xlink:href="http://www.top500.org/system/178430" xlink:type="simple">Cray XC30, Intel Xeon E5-2697v2 12C 2.7GHz, Aries interconnect </text:a></text:p>
          </table:table-cell>
          <table:table-cell office:value-type="float" office:value="83160" calcext:value-type="float">
            <text:p>83160</text:p>
          </table:table-cell>
          <table:table-cell office:value-type="float" office:value="1552" calcext:value-type="float">
            <text:p>1552</text:p>
          </table:table-cell>
          <table:table-cell office:value-type="float" office:value="1796.3" calcext:value-type="float">
            <text:p>1796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a xlink:href="http://www.top500.org/site/47670" xlink:type="simple">Science and Technology Facilities Council - Daresbury Laboratory</text:a></text:p>
          </table:table-cell>
          <table:table-cell office:value-type="string" calcext:value-type="string">
            <text:p><text:a xlink:href="http://www.top500.org/system/177723" xlink:type="simple">Blue Joule- BlueGene/Q, Power BQC 16C 1.60GHz, Custom </text:a></text:p>
          </table:table-cell>
          <table:table-cell office:value-type="float" office:value="131072" calcext:value-type="float">
            <text:p>131072</text:p>
          </table:table-cell>
          <table:table-cell office:value-type="float" office:value="1431.1" calcext:value-type="float">
            <text:p>1431.1</text:p>
          </table:table-cell>
          <table:table-cell office:value-type="float" office:value="1677.7" calcext:value-type="float">
            <text:p>1677.7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a xlink:href="http://www.top500.org/site/49284" xlink:type="simple">Air Force Research Laboratory</text:a></text:p>
          </table:table-cell>
          <table:table-cell office:value-type="string" calcext:value-type="string">
            <text:p><text:a xlink:href="http://www.top500.org/system/177935" xlink:type="simple">Spirit- SGI ICE X, Xeon E5-2670 8C 2.600GHz, Infiniband FDR </text:a></text:p>
          </table:table-cell>
          <table:table-cell office:value-type="float" office:value="73584" calcext:value-type="float">
            <text:p>73584</text:p>
          </table:table-cell>
          <table:table-cell office:value-type="float" office:value="1415.5" calcext:value-type="float">
            <text:p>1415.5</text:p>
          </table:table-cell>
          <table:table-cell office:value-type="float" office:value="1530.5" calcext:value-type="float">
            <text:p>1530.5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a xlink:href="http://www.top500.org/site/48188" xlink:type="simple">KTH - Royal Institute of Technology</text:a></text:p>
          </table:table-cell>
          <table:table-cell office:value-type="string" calcext:value-type="string">
            <text:p><text:a xlink:href="http://www.top500.org/system/178448" xlink:type="simple">Beskow- Cray XC40, Xeon E5-2698v3 16C 2.3GHz, Aries interconnect </text:a></text:p>
          </table:table-cell>
          <table:table-cell office:value-type="float" office:value="53632" calcext:value-type="float">
            <text:p>53632</text:p>
          </table:table-cell>
          <table:table-cell office:value-type="float" office:value="1397" calcext:value-type="float">
            <text:p>1397</text:p>
          </table:table-cell>
          <table:table-cell office:value-type="float" office:value="1973.7" calcext:value-type="float">
            <text:p>1973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weden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a xlink:href="http://www.top500.org/site/50414" xlink:type="simple">CEA/TGCC-GENCI</text:a></text:p>
          </table:table-cell>
          <table:table-cell office:value-type="string" calcext:value-type="string">
            <text:p><text:a xlink:href="http://www.top500.org/system/177818" xlink:type="simple">Curie thin nodes- Bullx B510, Xeon E5-2680 8C 2.700GHz, Infiniband QDR </text:a></text:p>
          </table:table-cell>
          <table:table-cell office:value-type="float" office:value="77184" calcext:value-type="float">
            <text:p>77184</text:p>
          </table:table-cell>
          <table:table-cell office:value-type="float" office:value="1359" calcext:value-type="float">
            <text:p>1359</text:p>
          </table:table-cell>
          <table:table-cell office:value-type="float" office:value="1667.2" calcext:value-type="float">
            <text:p>1667.2</text:p>
          </table:table-cell>
          <table:table-cell office:value-type="float" office:value="2251" calcext:value-type="float">
            <text:p>2251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Bull SA</text:p>
          </table:table-cell>
          <table:table-cell table:style-name="Default"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a xlink:href="http://www.top500.org/site/48331" xlink:type="simple">Max-Planck-Gesellschaft MPI/IPP</text:a></text:p>
          </table:table-cell>
          <table:table-cell office:value-type="string" calcext:value-type="string">
            <text:p><text:a xlink:href="http://www.top500.org/system/178197" xlink:type="simple">iDataPlex DX360M4, Intel Xeon E5-2680v2 10C 2.800GHz, Infiniband FDR </text:a></text:p>
          </table:table-cell>
          <table:table-cell office:value-type="float" office:value="65320" calcext:value-type="float">
            <text:p>65320</text:p>
          </table:table-cell>
          <table:table-cell office:value-type="float" office:value="1283.3" calcext:value-type="float">
            <text:p>1283.3</text:p>
          </table:table-cell>
          <table:table-cell office:value-type="float" office:value="1463.2" calcext:value-type="float">
            <text:p>1463.2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a xlink:href="http://www.top500.org/site/50287" xlink:type="simple">National Supercomputing Centre in Shenzhen (NSCS)</text:a></text:p>
          </table:table-cell>
          <table:table-cell office:value-type="string" calcext:value-type="string">
            <text:p><text:a xlink:href="http://www.top500.org/system/176819" xlink:type="simple">Nebulae- Dawning TC3600 Blade System, Xeon X5650 6C 2.66GHz, Infiniband QDR, NVIDIA 2050 </text:a></text:p>
          </table:table-cell>
          <table:table-cell office:value-type="float" office:value="120640" calcext:value-type="float">
            <text:p>120640</text:p>
          </table:table-cell>
          <table:table-cell office:value-type="float" office:value="1271" calcext:value-type="float">
            <text:p>1271</text:p>
          </table:table-cell>
          <table:table-cell office:value-type="float" office:value="2984.3" calcext:value-type="float">
            <text:p>2984.3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Dawning</text:p>
          </table:table-cell>
          <table:table-cell table:style-name="Default"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://www.top500.org/site/48418" xlink:type="simple">NCAR (National Center for Atmospheric Research)</text:a></text:p>
          </table:table-cell>
          <table:table-cell office:value-type="string" calcext:value-type="string">
            <text:p><text:a xlink:href="http://www.top500.org/system/177827" xlink:type="simple">Yellowstone- iDataPlex DX360M4, Xeon E5-2670 8C 2.600GHz, Infiniband FDR </text:a></text:p>
          </table:table-cell>
          <table:table-cell office:value-type="float" office:value="72288" calcext:value-type="float">
            <text:p>72288</text:p>
          </table:table-cell>
          <table:table-cell office:value-type="float" office:value="1257.6" calcext:value-type="float">
            <text:p>1257.6</text:p>
          </table:table-cell>
          <table:table-cell office:value-type="float" office:value="1503.6" calcext:value-type="float">
            <text:p>1503.6</text:p>
          </table:table-cell>
          <table:table-cell office:value-type="float" office:value="1436.7" calcext:value-type="float">
            <text:p>1436.7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a xlink:href="http://www.top500.org/site/47508" xlink:type="simple">CSC (Center for Scientific Computing)</text:a></text:p>
          </table:table-cell>
          <table:table-cell office:value-type="string" calcext:value-type="string">
            <text:p><text:a xlink:href="http://www.top500.org/system/177826" xlink:type="simple">Sisu- Cray XC40, Xeon E5-2690v3 12C 2.6GHz, Aries interconnect </text:a></text:p>
          </table:table-cell>
          <table:table-cell office:value-type="float" office:value="40608" calcext:value-type="float">
            <text:p>40608</text:p>
          </table:table-cell>
          <table:table-cell office:value-type="float" office:value="1250" calcext:value-type="float">
            <text:p>1250</text:p>
          </table:table-cell>
          <table:table-cell office:value-type="float" office:value="1689.3" calcext:value-type="float">
            <text:p>1689.3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table:style-name="Default"/>
          <table:table-cell office:value-type="string" calcext:value-type="string">
            <text:p>Finland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a xlink:href="http://www.top500.org/site/50364" xlink:type="simple">International Fusion Energy Research Centre (IFERC), EU(F4E) - Japan Broader Approach collaboration</text:a></text:p>
          </table:table-cell>
          <table:table-cell office:value-type="string" calcext:value-type="string">
            <text:p><text:a xlink:href="http://www.top500.org/system/177449" xlink:type="simple">Helios- Bullx B510, Xeon E5-2680 8C 2.700GHz, Infiniband QDR </text:a></text:p>
          </table:table-cell>
          <table:table-cell office:value-type="float" office:value="70560" calcext:value-type="float">
            <text:p>70560</text:p>
          </table:table-cell>
          <table:table-cell office:value-type="float" office:value="1237" calcext:value-type="float">
            <text:p>1237</text:p>
          </table:table-cell>
          <table:table-cell office:value-type="float" office:value="1524.1" calcext:value-type="float">
            <text:p>1524.1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Bull SA</text:p>
          </table:table-cell>
          <table:table-cell table:style-name="Default"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a xlink:href="http://www.top500.org/site/47771" xlink:type="simple">ERDC DSRC</text:a></text:p>
          </table:table-cell>
          <table:table-cell office:value-type="string" calcext:value-type="string">
            <text:p><text:a xlink:href="http://www.top500.org/system/176958" xlink:type="simple">Garnet- Cray XE6, Opteron 16C 2.500GHz, Cray Gemini interconnect </text:a></text:p>
          </table:table-cell>
          <table:table-cell office:value-type="float" office:value="150528" calcext:value-type="float">
            <text:p>150528</text:p>
          </table:table-cell>
          <table:table-cell office:value-type="float" office:value="1167" calcext:value-type="float">
            <text:p>1167</text:p>
          </table:table-cell>
          <table:table-cell office:value-type="float" office:value="1505.3" calcext:value-type="float">
            <text:p>1505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://www.top500.org/site/50334" xlink:type="simple">DOE/NNSA/LANL/SNL</text:a></text:p>
          </table:table-cell>
          <table:table-cell office:value-type="string" calcext:value-type="string">
            <text:p><text:a xlink:href="http://www.top500.org/system/177170" xlink:type="simple">Cielo- Cray XE6, Opteron 6136 8C 2.40GHz, Custom </text:a></text:p>
          </table:table-cell>
          <table:table-cell office:value-type="float" office:value="142272" calcext:value-type="float">
            <text:p>142272</text:p>
          </table:table-cell>
          <table:table-cell office:value-type="float" office:value="1110" calcext:value-type="float">
            <text:p>1110</text:p>
          </table:table-cell>
          <table:table-cell office:value-type="float" office:value="1365.8" calcext:value-type="float">
            <text:p>1365.8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a xlink:href="http://www.top500.org/site/50488" xlink:type="simple">Pawsey Supercomputing Centre, Kensington, Western Australia</text:a></text:p>
          </table:table-cell>
          <table:table-cell office:value-type="string" calcext:value-type="string">
            <text:p><text:a xlink:href="http://www.top500.org/system/178449" xlink:type="simple">Magnus- Cray XC40, Xeon E5-2690v3 12C 2.6GHz, Aries interconnect </text:a></text:p>
          </table:table-cell>
          <table:table-cell office:value-type="float" office:value="35712" calcext:value-type="float">
            <text:p>35712</text:p>
          </table:table-cell>
          <table:table-cell office:value-type="float" office:value="1097.6" calcext:value-type="float">
            <text:p>1097.6</text:p>
          </table:table-cell>
          <table:table-cell office:value-type="float" office:value="1485.6" calcext:value-type="float">
            <text:p>1485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Australia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a xlink:href="http://www.top500.org/site/50403" xlink:type="simple">CNRS/IDRIS-GENCI</text:a></text:p>
          </table:table-cell>
          <table:table-cell office:value-type="string" calcext:value-type="string">
            <text:p><text:a xlink:href="http://www.top500.org/system/177728" xlink:type="simple">Turing- BlueGene/Q, Power BQC 16C 1.60GHz, Custom </text:a></text:p>
          </table:table-cell>
          <table:table-cell office:value-type="float" office:value="98304" calcext:value-type="float">
            <text:p>98304</text:p>
          </table:table-cell>
          <table:table-cell office:value-type="float" office:value="1073.3" calcext:value-type="float">
            <text:p>1073.3</text:p>
          </table:table-cell>
          <table:table-cell office:value-type="float" office:value="1258.3" calcext:value-type="float">
            <text:p>1258.3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a xlink:href="http://www.top500.org/site/49151" xlink:type="simple">University of Edinburgh</text:a></text:p>
          </table:table-cell>
          <table:table-cell office:value-type="string" calcext:value-type="string">
            <text:p><text:a xlink:href="http://www.top500.org/system/177724" xlink:type="simple">DiRAC- BlueGene/Q, Power BQC 16C 1.60GHz, Custom </text:a></text:p>
          </table:table-cell>
          <table:table-cell office:value-type="float" office:value="98304" calcext:value-type="float">
            <text:p>98304</text:p>
          </table:table-cell>
          <table:table-cell office:value-type="float" office:value="1073.3" calcext:value-type="float">
            <text:p>1073.3</text:p>
          </table:table-cell>
          <table:table-cell office:value-type="float" office:value="1258.3" calcext:value-type="float">
            <text:p>1258.3</text:p>
          </table:table-cell>
          <table:table-cell office:value-type="float" office:value="493.1" calcext:value-type="float">
            <text:p>493.1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a xlink:href="http://www.top500.org/site/48429" xlink:type="simple">DOE/SC/LBNL/NERSC</text:a></text:p>
          </table:table-cell>
          <table:table-cell office:value-type="string" calcext:value-type="string">
            <text:p><text:a xlink:href="http://www.top500.org/system/176952" xlink:type="simple">Hopper- Cray XE6, Opteron 6172 12C 2.10GHz, Custom </text:a></text:p>
          </table:table-cell>
          <table:table-cell office:value-type="float" office:value="153408" calcext:value-type="float">
            <text:p>153408</text:p>
          </table:table-cell>
          <table:table-cell office:value-type="float" office:value="1054" calcext:value-type="float">
            <text:p>1054</text:p>
          </table:table-cell>
          <table:table-cell office:value-type="float" office:value="1288.6" calcext:value-type="float">
            <text:p>1288.6</text:p>
          </table:table-cell>
          <table:table-cell office:value-type="float" office:value="2910" calcext:value-type="float">
            <text:p>2910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://www.top500.org/site/50498" xlink:type="simple">SURFsara</text:a></text:p>
          </table:table-cell>
          <table:table-cell office:value-type="string" calcext:value-type="string">
            <text:p><text:a xlink:href="http://www.top500.org/system/178256" xlink:type="simple">Cartesius- Bullx DLC B710/B720 Blades, Xeon E5-2695 v2 2.4GHz E5-2690v3 2.6GHz, Infiniband FDR </text:a></text:p>
          </table:table-cell>
          <table:table-cell office:value-type="float" office:value="38880" calcext:value-type="float">
            <text:p>38880</text:p>
          </table:table-cell>
          <table:table-cell office:value-type="float" office:value="1052.5" calcext:value-type="float">
            <text:p>1052.5</text:p>
          </table:table-cell>
          <table:table-cell office:value-type="float" office:value="1327.1" calcext:value-type="float">
            <text:p>1327.1</text:p>
          </table:table-cell>
          <table:table-cell office:value-type="float" office:value="470.4" calcext:value-type="float">
            <text:p>470.4</text:p>
          </table:table-cell>
        </table:table-row>
        <table:table-row table:style-name="ro1">
          <table:table-cell table:style-name="Default"/>
          <table:table-cell office:value-type="string" calcext:value-type="string">
            <text:p>Netherlands</text:p>
          </table:table-cell>
          <table:table-cell office:value-type="string" calcext:value-type="string">
            <text:p>Bull SA</text:p>
          </table:table-cell>
          <table:table-cell table:style-name="Default"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a xlink:href="http://www.top500.org/site/49926" xlink:type="simple">Louisiana Optical Network Initiative</text:a></text:p>
          </table:table-cell>
          <table:table-cell office:value-type="string" calcext:value-type="string">
            <text:p><text:a xlink:href="http://www.top500.org/system/178467" xlink:type="simple">QB-2- Dell C8220X Cluster, Intel Xeon E5-2680v2 10C 2.8GHz, Infiniband FDR, NVIDIA K20x </text:a></text:p>
          </table:table-cell>
          <table:table-cell office:value-type="float" office:value="23040" calcext:value-type="float">
            <text:p>23040</text:p>
          </table:table-cell>
          <table:table-cell office:value-type="float" office:value="1052" calcext:value-type="float">
            <text:p>1052</text:p>
          </table:table-cell>
          <table:table-cell office:value-type="float" office:value="1473.6" calcext:value-type="float">
            <text:p>1473.6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Dell</text:p>
          </table:table-cell>
          <table:table-cell table:style-name="Default"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a xlink:href="http://www.top500.org/site/47593" xlink:type="simple">Commissariat a l'Energie Atomique (CEA)</text:a></text:p>
          </table:table-cell>
          <table:table-cell office:value-type="string" calcext:value-type="string">
            <text:p><text:a xlink:href="http://www.top500.org/system/176928" xlink:type="simple">Tera-100- Bull bullx super-node S6010/S6030 </text:a></text:p>
          </table:table-cell>
          <table:table-cell office:value-type="float" office:value="138368" calcext:value-type="float">
            <text:p>138368</text:p>
          </table:table-cell>
          <table:table-cell office:value-type="float" office:value="1050" calcext:value-type="float">
            <text:p>1050</text:p>
          </table:table-cell>
          <table:table-cell office:value-type="float" office:value="1254.5" calcext:value-type="float">
            <text:p>1254.5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Bull SA</text:p>
          </table:table-cell>
          <table:table-cell table:style-name="Default"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a xlink:href="http://www.top500.org/site/50096" xlink:type="simple">Information Technology Center, The University of Tokyo</text:a></text:p>
          </table:table-cell>
          <table:table-cell office:value-type="string" calcext:value-type="string">
            <text:p><text:a xlink:href="http://www.top500.org/system/177789" xlink:type="simple">Oakleaf-FX- PRIMEHPC FX10, SPARC64 IXfx 16C 1.848GHz, Tofu interconnect </text:a></text:p>
          </table:table-cell>
          <table:table-cell office:value-type="float" office:value="76800" calcext:value-type="float">
            <text:p>76800</text:p>
          </table:table-cell>
          <table:table-cell office:value-type="float" office:value="1043" calcext:value-type="float">
            <text:p>1043</text:p>
          </table:table-cell>
          <table:table-cell office:value-type="float" office:value="1135.4" calcext:value-type="float">
            <text:p>1135.4</text:p>
          </table:table-cell>
          <table:table-cell office:value-type="float" office:value="1176.8" calcext:value-type="float">
            <text:p>1176.8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Fujitsu</text:p>
          </table:table-cell>
          <table:table-cell table:style-name="Default"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a xlink:href="http://www.top500.org/site/50421" xlink:type="simple">Research Institute for Information Technology, Kyushu University</text:a></text:p>
          </table:table-cell>
          <table:table-cell office:value-type="string" calcext:value-type="string">
            <text:p><text:a xlink:href="http://www.top500.org/system/178251" xlink:type="simple">QUARTETTO- HA8000-tc HT210/PRIMERGY CX400 Cluster, Xeon E5-2680 8C 2.700GHz, Infiniband FDR, NVIDIA K20/K20x, Xeon Phi 5110P </text:a></text:p>
          </table:table-cell>
          <table:table-cell office:value-type="float" office:value="222072" calcext:value-type="float">
            <text:p>222072</text:p>
          </table:table-cell>
          <table:table-cell office:value-type="float" office:value="1018" calcext:value-type="float">
            <text:p>1018</text:p>
          </table:table-cell>
          <table:table-cell office:value-type="float" office:value="1502.2" calcext:value-type="float">
            <text:p>1502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Hitachi/Fujitsu</text:p>
          </table:table-cell>
          <table:table-cell table:style-name="Default"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://www.top500.org/site/49817" xlink:type="simple">NASA/Goddard Space Flight Center</text:a></text:p>
          </table:table-cell>
          <table:table-cell office:value-type="string" calcext:value-type="string">
            <text:p><text:a xlink:href="http://www.top500.org/system/178458" xlink:type="simple">Discover SCU10- Rackable Cluster, Xeon E5-2697v3 14C 2.6GHz, Infiniband FDR </text:a></text:p>
          </table:table-cell>
          <table:table-cell office:value-type="float" office:value="31248" calcext:value-type="float">
            <text:p>31248</text:p>
          </table:table-cell>
          <table:table-cell office:value-type="float" office:value="1000.5" calcext:value-type="float">
            <text:p>1000.5</text:p>
          </table:table-cell>
          <table:table-cell office:value-type="float" office:value="1299.9" calcext:value-type="float">
            <text:p>1299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a xlink:href="http://www.top500.org/site/49361" xlink:type="simple">HLRN at ZIB/Konrad Zuse-Zentrum Berlin</text:a></text:p>
          </table:table-cell>
          <table:table-cell office:value-type="string" calcext:value-type="string">
            <text:p><text:a xlink:href="http://www.top500.org/system/178323" xlink:type="simple">Konrad- Cray XC40, Intel Xeon E5-2695v2/E5-2680v3 12C 2.4/2.5GHz, Aries interconnect </text:a></text:p>
          </table:table-cell>
          <table:table-cell office:value-type="float" office:value="44928" calcext:value-type="float">
            <text:p>44928</text:p>
          </table:table-cell>
          <table:table-cell office:value-type="float" office:value="991.5" calcext:value-type="float">
            <text:p>991.5</text:p>
          </table:table-cell>
          <table:table-cell office:value-type="float" office:value="1425.7" calcext:value-type="float">
            <text:p>1425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a xlink:href="http://www.top500.org/site/50456" xlink:type="simple">National Computational Infrastructure, Australian National University</text:a></text:p>
          </table:table-cell>
          <table:table-cell office:value-type="string" calcext:value-type="string">
            <text:p><text:a xlink:href="http://www.top500.org/system/177976" xlink:type="simple">Fujitsu PRIMERGY CX250 S1, Xeon E5-2670 8C 2.600GHz, Infiniband FDR </text:a></text:p>
          </table:table-cell>
          <table:table-cell office:value-type="float" office:value="53504" calcext:value-type="float">
            <text:p>53504</text:p>
          </table:table-cell>
          <table:table-cell office:value-type="float" office:value="978.6" calcext:value-type="float">
            <text:p>978.6</text:p>
          </table:table-cell>
          <table:table-cell office:value-type="float" office:value="1112.9" calcext:value-type="float">
            <text:p>1112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Australia</text:p>
          </table:table-cell>
          <table:table-cell office:value-type="string" calcext:value-type="string">
            <text:p>Fujitsu</text:p>
          </table:table-cell>
          <table:table-cell table:style-name="Default"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a xlink:href="http://www.top500.org/site/48657" xlink:type="simple">Purdue University</text:a></text:p>
          </table:table-cell>
          <table:table-cell office:value-type="string" calcext:value-type="string">
            <text:p><text:a xlink:href="http://www.top500.org/system/178084" xlink:type="simple">Conte- Cluster Platform SL250s Gen8, Xeon E5-2670 8C 2.600GHz, Infiniband FDR, Intel Xeon Phi 5110P </text:a></text:p>
          </table:table-cell>
          <table:table-cell office:value-type="float" office:value="77520" calcext:value-type="float">
            <text:p>77520</text:p>
          </table:table-cell>
          <table:table-cell office:value-type="float" office:value="976.8" calcext:value-type="float">
            <text:p>976.8</text:p>
          </table:table-cell>
          <table:table-cell office:value-type="float" office:value="1341.1" calcext:value-type="float">
            <text:p>1341.1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a xlink:href="http://www.top500.org/site/47363" xlink:type="simple">AWE</text:a></text:p>
          </table:table-cell>
          <table:table-cell office:value-type="string" calcext:value-type="string">
            <text:p><text:a xlink:href="http://www.top500.org/system/178421" xlink:type="simple">Spruce A- SGI ICE X, Intel Xeon E5-2680v2 10C 2.8GHz, Infiniband FDR </text:a></text:p>
          </table:table-cell>
          <table:table-cell office:value-type="float" office:value="44520" calcext:value-type="float">
            <text:p>44520</text:p>
          </table:table-cell>
          <table:table-cell office:value-type="float" office:value="958.7" calcext:value-type="float">
            <text:p>958.7</text:p>
          </table:table-cell>
          <table:table-cell office:value-type="float" office:value="997.2" calcext:value-type="float">
            <text:p>997.2</text:p>
          </table:table-cell>
          <table:table-cell office:value-type="float" office:value="855.1" calcext:value-type="float">
            <text:p>855.1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a xlink:href="http://www.top500.org/site/49284" xlink:type="simple">Air Force Research Laboratory</text:a></text:p>
          </table:table-cell>
          <table:table-cell office:value-type="string" calcext:value-type="string">
            <text:p><text:a xlink:href="http://www.top500.org/system/178450" xlink:type="simple">Lightning- Cray XC30, Intel Xeon E5-2697v2 12C 2.7GHz, Aries interconnect </text:a></text:p>
          </table:table-cell>
          <table:table-cell office:value-type="float" office:value="56112" calcext:value-type="float">
            <text:p>56112</text:p>
          </table:table-cell>
          <table:table-cell office:value-type="float" office:value="957.6" calcext:value-type="float">
            <text:p>957.6</text:p>
          </table:table-cell>
          <table:table-cell office:value-type="float" office:value="1212" calcext:value-type="float">
            <text:p>121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a xlink:href="http://www.top500.org/site/50422" xlink:type="simple">Swiss National Supercomputing Centre (CSCS)</text:a></text:p>
          </table:table-cell>
          <table:table-cell office:value-type="string" calcext:value-type="string">
            <text:p><text:a xlink:href="http://www.top500.org/system/178451" xlink:type="simple">Piz Dora- Cray XC40, Xeon E5-2690v3 12C 2.6GHz, Aries interconnect </text:a></text:p>
          </table:table-cell>
          <table:table-cell office:value-type="float" office:value="30240" calcext:value-type="float">
            <text:p>30240</text:p>
          </table:table-cell>
          <table:table-cell office:value-type="float" office:value="944.8" calcext:value-type="float">
            <text:p>944.8</text:p>
          </table:table-cell>
          <table:table-cell office:value-type="float" office:value="1258" calcext:value-type="float">
            <text:p>125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witzerland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a xlink:href="http://www.top500.org/site/49748" xlink:type="simple">Barcelona Supercomputing Center</text:a></text:p>
          </table:table-cell>
          <table:table-cell office:value-type="string" calcext:value-type="string">
            <text:p><text:a xlink:href="http://www.top500.org/system/177828" xlink:type="simple">MareNostrum- iDataPlex DX360M4, Xeon E5-2670 8C 2.600GHz, Infiniband FDR </text:a></text:p>
          </table:table-cell>
          <table:table-cell office:value-type="float" office:value="48896" calcext:value-type="float">
            <text:p>48896</text:p>
          </table:table-cell>
          <table:table-cell office:value-type="float" office:value="925.1" calcext:value-type="float">
            <text:p>925.1</text:p>
          </table:table-cell>
          <table:table-cell office:value-type="float" office:value="1017" calcext:value-type="float">
            <text:p>1017</text:p>
          </table:table-cell>
          <table:table-cell office:value-type="float" office:value="1015.6" calcext:value-type="float">
            <text:p>1015.6</text:p>
          </table:table-cell>
        </table:table-row>
        <table:table-row table:style-name="ro1">
          <table:table-cell table:style-name="Default"/>
          <table:table-cell office:value-type="string" calcext:value-type="string">
            <text:p>Spain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a xlink:href="http://www.top500.org/site/50104" xlink:type="simple">Moscow State University - Research Computing Center</text:a></text:p>
          </table:table-cell>
          <table:table-cell office:value-type="string" calcext:value-type="string">
            <text:p><text:a xlink:href="http://www.top500.org/system/177421" xlink:type="simple">Lomonosov- T-Platforms T-Blade2/1.1, Xeon X5570/X5670/E5630 2.93/2.53 GHz, Nvidia 2070 GPU, PowerXCell 8i Infiniband QDR </text:a></text:p>
          </table:table-cell>
          <table:table-cell office:value-type="float" office:value="78660" calcext:value-type="float">
            <text:p>78660</text:p>
          </table:table-cell>
          <table:table-cell office:value-type="float" office:value="901.9" calcext:value-type="float">
            <text:p>901.9</text:p>
          </table:table-cell>
          <table:table-cell office:value-type="float" office:value="1700.2" calcext:value-type="float">
            <text:p>1700.2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table:style-name="Default"/>
          <table:table-cell office:value-type="string" calcext:value-type="string">
            <text:p>Russia</text:p>
          </table:table-cell>
          <table:table-cell office:value-type="string" calcext:value-type="string">
            <text:p>T-Platforms</text:p>
          </table:table-cell>
          <table:table-cell table:style-name="Default"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a xlink:href="http://www.top500.org/site/48688" xlink:type="simple">Rensselaer Polytechnic Institute</text:a></text:p>
          </table:table-cell>
          <table:table-cell office:value-type="string" calcext:value-type="string">
            <text:p><text:a xlink:href="http://www.top500.org/system/177735" xlink:type="simple">BlueGene/Q, Power BQC 16C 1.60GHz, Custom </text:a></text:p>
          </table:table-cell>
          <table:table-cell office:value-type="float" office:value="81920" calcext:value-type="float">
            <text:p>81920</text:p>
          </table:table-cell>
          <table:table-cell office:value-type="float" office:value="894.4" calcext:value-type="float">
            <text:p>894.4</text:p>
          </table:table-cell>
          <table:table-cell office:value-type="float" office:value="1048.6" calcext:value-type="float">
            <text:p>1048.6</text:p>
          </table:table-cell>
          <table:table-cell office:value-type="float" office:value="410.9" calcext:value-type="float">
            <text:p>410.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://www.top500.org/site/47970" xlink:type="simple">HWW/Universitaet Stuttgart</text:a></text:p>
          </table:table-cell>
          <table:table-cell office:value-type="string" calcext:value-type="string">
            <text:p><text:a xlink:href="http://www.top500.org/system/177473" xlink:type="simple">HERMIT- Cray XE6, Opteron 6276 16C 2.30 GHz, Cray Gemini interconnect </text:a></text:p>
          </table:table-cell>
          <table:table-cell office:value-type="float" office:value="113472" calcext:value-type="float">
            <text:p>113472</text:p>
          </table:table-cell>
          <table:table-cell office:value-type="float" office:value="831.4" calcext:value-type="float">
            <text:p>831.4</text:p>
          </table:table-cell>
          <table:table-cell office:value-type="float" office:value="1043.9" calcext:value-type="float">
            <text:p>1043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a xlink:href="http://www.top500.org/site/49362" xlink:type="simple">HLRN at Universitaet Hannover / RRZN</text:a></text:p>
          </table:table-cell>
          <table:table-cell office:value-type="string" calcext:value-type="string">
            <text:p><text:a xlink:href="http://www.top500.org/system/178189" xlink:type="simple">Gottfried- Cray XC40, Intel Xeon E5-2695v2 12C 2.4GHz/E5-2680v3 12C 2.5GHz, Aries interconnect </text:a></text:p>
          </table:table-cell>
          <table:table-cell office:value-type="float" office:value="40320" calcext:value-type="float">
            <text:p>40320</text:p>
          </table:table-cell>
          <table:table-cell office:value-type="float" office:value="829.8" calcext:value-type="float">
            <text:p>829.8</text:p>
          </table:table-cell>
          <table:table-cell office:value-type="float" office:value="1241.4" calcext:value-type="float">
            <text:p>1241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a xlink:href="http://www.top500.org/site/50542" xlink:type="simple">Saudi Aramco</text:a></text:p>
          </table:table-cell>
          <table:table-cell office:value-type="string" calcext:value-type="string">
            <text:p><text:a xlink:href="http://www.top500.org/system/178385" xlink:type="simple">Faris- Cluster Platform SL230s Gen8, Intel Xeon E5-2680v2 10C 2.8GHz, Infiniband QDR </text:a></text:p>
          </table:table-cell>
          <table:table-cell office:value-type="float" office:value="40960" calcext:value-type="float">
            <text:p>40960</text:p>
          </table:table-cell>
          <table:table-cell office:value-type="float" office:value="816.6" calcext:value-type="float">
            <text:p>816.6</text:p>
          </table:table-cell>
          <table:table-cell office:value-type="float" office:value="917.5" calcext:value-type="float">
            <text:p>917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audi Arabi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a xlink:href="http://www.top500.org/site/50097" xlink:type="simple">National Astronomical Observatory of Japan</text:a></text:p>
          </table:table-cell>
          <table:table-cell office:value-type="string" calcext:value-type="string">
            <text:p><text:a xlink:href="http://www.top500.org/system/178066" xlink:type="simple">Aterui- Cray XC40, Xeon E5-2690v3 12C 2.6GHz, Aries interconnect </text:a></text:p>
          </table:table-cell>
          <table:table-cell office:value-type="float" office:value="25440" calcext:value-type="float">
            <text:p>25440</text:p>
          </table:table-cell>
          <table:table-cell office:value-type="float" office:value="801.4" calcext:value-type="float">
            <text:p>801.4</text:p>
          </table:table-cell>
          <table:table-cell office:value-type="float" office:value="1058.3" calcext:value-type="float">
            <text:p>1058.3</text:p>
          </table:table-cell>
          <table:table-cell office:value-type="float" office:value="568.5" calcext:value-type="float">
            <text:p>568.5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a xlink:href="http://www.top500.org/site/50547" xlink:type="simple">Tulip Trading</text:a></text:p>
          </table:table-cell>
          <table:table-cell office:value-type="string" calcext:value-type="string">
            <text:p><text:a xlink:href="http://www.top500.org/system/178468" xlink:type="simple">C01N- SuperBlade SBI-7127RG-E, Intel Xeon E5-2695v2 12C 2.4GHz, Infiniband FDR, Intel Xeon Phi 7120P </text:a></text:p>
          </table:table-cell>
          <table:table-cell office:value-type="float" office:value="160600" calcext:value-type="float">
            <text:p>160600</text:p>
          </table:table-cell>
          <table:table-cell office:value-type="float" office:value="798.3" calcext:value-type="float">
            <text:p>798.3</text:p>
          </table:table-cell>
          <table:table-cell office:value-type="float" office:value="3164.5" calcext:value-type="float">
            <text:p>3164.5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table:style-name="Default"/>
          <table:table-cell office:value-type="string" calcext:value-type="string">
            <text:p>Australia</text:p>
          </table:table-cell>
          <table:table-cell office:value-type="string" calcext:value-type="string">
            <text:p>Supermicro</text:p>
          </table:table-cell>
          <table:table-cell table:style-name="Default"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://www.top500.org/site/50362" xlink:type="simple">National Supercomputing Center in Jinan</text:a></text:p>
          </table:table-cell>
          <table:table-cell office:value-type="string" calcext:value-type="string">
            <text:p><text:a xlink:href="http://www.top500.org/system/177447" xlink:type="simple">Sunway Blue Light- Sunway BlueLight MPP, ShenWei processor SW1600 975.00 MHz, Infiniband QDR </text:a></text:p>
          </table:table-cell>
          <table:table-cell office:value-type="float" office:value="137200" calcext:value-type="float">
            <text:p>137200</text:p>
          </table:table-cell>
          <table:table-cell office:value-type="float" office:value="795.9" calcext:value-type="float">
            <text:p>795.9</text:p>
          </table:table-cell>
          <table:table-cell office:value-type="float" office:value="1070.2" calcext:value-type="float">
            <text:p>1070.2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National Research Center of Parallel Computer Engineering &amp; Technology</text:p>
          </table:table-cell>
          <table:table-cell table:style-name="Default"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a xlink:href="http://www.top500.org/site/48247" xlink:type="simple">Lawrence Livermore National Laboratory</text:a></text:p>
          </table:table-cell>
          <table:table-cell office:value-type="string" calcext:value-type="string">
            <text:p><text:a xlink:href="http://www.top500.org/system/177469" xlink:type="simple">Zin- Xtreme-X GreenBlade GB512X, Xeon E5 (Sandy Bridge - EP) 8C 2.60GHz, Infiniband QDR </text:a></text:p>
          </table:table-cell>
          <table:table-cell office:value-type="float" office:value="46208" calcext:value-type="float">
            <text:p>46208</text:p>
          </table:table-cell>
          <table:table-cell office:value-type="float" office:value="773.7" calcext:value-type="float">
            <text:p>773.7</text:p>
          </table:table-cell>
          <table:table-cell office:value-type="float" office:value="961.1" calcext:value-type="float">
            <text:p>961.1</text:p>
          </table:table-cell>
          <table:table-cell office:value-type="float" office:value="924.2" calcext:value-type="float">
            <text:p>924.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a xlink:href="http://www.top500.org/site/50363" xlink:type="simple">National Super Computer Center in Hunan</text:a></text:p>
          </table:table-cell>
          <table:table-cell office:value-type="string" calcext:value-type="string">
            <text:p><text:a xlink:href="http://www.top500.org/system/177448" xlink:type="simple">Tianhe-1A Hunan Solution- NUDT YH MPP, Xeon X5670 6C 2.93 GHz, Proprietary, NVIDIA 2050 </text:a></text:p>
          </table:table-cell>
          <table:table-cell office:value-type="float" office:value="53248" calcext:value-type="float">
            <text:p>53248</text:p>
          </table:table-cell>
          <table:table-cell office:value-type="float" office:value="771.7" calcext:value-type="float">
            <text:p>771.7</text:p>
          </table:table-cell>
          <table:table-cell office:value-type="float" office:value="1342.8" calcext:value-type="float">
            <text:p>1342.8</text:p>
          </table:table-cell>
          <table:table-cell office:value-type="float" office:value="1155.1" calcext:value-type="float">
            <text:p>1155.1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NUDT</text:p>
          </table:table-cell>
          <table:table-cell table:style-name="Default"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a xlink:href="http://www.top500.org/site/47363" xlink:type="simple">AWE</text:a></text:p>
          </table:table-cell>
          <table:table-cell office:value-type="string" calcext:value-type="string">
            <text:p><text:a xlink:href="http://www.top500.org/system/178422" xlink:type="simple">Spruce B- SGI ICE X, Intel Xeon E5-2680v2 10C 2.8GHz, Infiniband FDR </text:a></text:p>
          </table:table-cell>
          <table:table-cell office:value-type="float" office:value="35640" calcext:value-type="float">
            <text:p>35640</text:p>
          </table:table-cell>
          <table:table-cell office:value-type="float" office:value="767.5" calcext:value-type="float">
            <text:p>767.5</text:p>
          </table:table-cell>
          <table:table-cell office:value-type="float" office:value="798.3" calcext:value-type="float">
            <text:p>798.3</text:p>
          </table:table-cell>
          <table:table-cell office:value-type="float" office:value="684.5" calcext:value-type="float">
            <text:p>684.5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a xlink:href="http://www.top500.org/site/49821" xlink:type="simple">Intel</text:a></text:p>
          </table:table-cell>
          <table:table-cell office:value-type="string" calcext:value-type="string">
            <text:p><text:a xlink:href="http://www.top500.org/system/176908" xlink:type="simple">Endeavor- Intel Cluster, Intel Xeon E5-2697v2 12C 2.700GHz, Infiniband FDR, Intel Xeon Phi 7110 </text:a></text:p>
          </table:table-cell>
          <table:table-cell office:value-type="float" office:value="51392" calcext:value-type="float">
            <text:p>51392</text:p>
          </table:table-cell>
          <table:table-cell office:value-type="float" office:value="758.9" calcext:value-type="float">
            <text:p>758.9</text:p>
          </table:table-cell>
          <table:table-cell office:value-type="float" office:value="933.5" calcext:value-type="float">
            <text:p>933.5</text:p>
          </table:table-cell>
          <table:table-cell office:value-type="float" office:value="387.2" calcext:value-type="float">
            <text:p>387.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ntel</text:p>
          </table:table-cell>
          <table:table-cell table:style-name="Default"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a xlink:href="http://www.top500.org/site/47529" xlink:type="simple">Center for Computational Sciences, University of Tsukuba</text:a></text:p>
          </table:table-cell>
          <table:table-cell office:value-type="string" calcext:value-type="string">
            <text:p><text:a xlink:href="http://www.top500.org/system/178326" xlink:type="simple">COMA (PACS-IX)- Cray CS300 1027GR, Intel Xeon E5-2670v2 10C 2.500GHz, Infiniband FDR, Intel Xeon Phi 7110P </text:a></text:p>
          </table:table-cell>
          <table:table-cell office:value-type="float" office:value="55664" calcext:value-type="float">
            <text:p>55664</text:p>
          </table:table-cell>
          <table:table-cell office:value-type="float" office:value="746" calcext:value-type="float">
            <text:p>746</text:p>
          </table:table-cell>
          <table:table-cell office:value-type="float" office:value="998.5" calcext:value-type="float">
            <text:p>998.5</text:p>
          </table:table-cell>
          <table:table-cell office:value-type="float" office:value="365.8" calcext:value-type="float">
            <text:p>365.8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a xlink:href="http://www.top500.org/site/50296" xlink:type="simple">Indian Institute of Tropical Meteorology</text:a></text:p>
          </table:table-cell>
          <table:table-cell office:value-type="string" calcext:value-type="string">
            <text:p><text:a xlink:href="http://www.top500.org/system/178002" xlink:type="simple">iDataPlex DX360M4, Xeon E5-2670 8C 2.600GHz, Infiniband FDR </text:a></text:p>
          </table:table-cell>
          <table:table-cell office:value-type="float" office:value="38016" calcext:value-type="float">
            <text:p>38016</text:p>
          </table:table-cell>
          <table:table-cell office:value-type="float" office:value="719.2" calcext:value-type="float">
            <text:p>719.2</text:p>
          </table:table-cell>
          <table:table-cell office:value-type="float" office:value="790.7" calcext:value-type="float">
            <text:p>790.7</text:p>
          </table:table-cell>
          <table:table-cell office:value-type="float" office:value="789.7" calcext:value-type="float">
            <text:p>789.7</text:p>
          </table:table-cell>
        </table:table-row>
        <table:table-row table:style-name="ro1">
          <table:table-cell table:style-name="Default"/>
          <table:table-cell office:value-type="string" calcext:value-type="string">
            <text:p>Indi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a xlink:href="http://www.top500.org/site/47347" xlink:type="simple">DOE/SC/Argonne National Laboratory</text:a></text:p>
          </table:table-cell>
          <table:table-cell office:value-type="string" calcext:value-type="string">
            <text:p><text:a xlink:href="http://www.top500.org/system/177733" xlink:type="simple">Cetus- BlueGene/Q, Power BQC 16C 1.600GHz, Custom Interconnect </text:a></text:p>
          </table:table-cell>
          <table:table-cell office:value-type="float" office:value="65536" calcext:value-type="float">
            <text:p>65536</text:p>
          </table:table-cell>
          <table:table-cell office:value-type="float" office:value="715.6" calcext:value-type="float">
            <text:p>715.6</text:p>
          </table:table-cell>
          <table:table-cell office:value-type="float" office:value="838.9" calcext:value-type="float">
            <text:p>838.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a xlink:href="http://www.top500.org/site/49894" xlink:type="simple">EDF R&amp;D</text:a></text:p>
          </table:table-cell>
          <table:table-cell office:value-type="string" calcext:value-type="string">
            <text:p><text:a xlink:href="http://www.top500.org/system/177726" xlink:type="simple">Zumbrota- BlueGene/Q, Power BQC 16C 1.60GHz, Custom </text:a></text:p>
          </table:table-cell>
          <table:table-cell office:value-type="float" office:value="65536" calcext:value-type="float">
            <text:p>65536</text:p>
          </table:table-cell>
          <table:table-cell office:value-type="float" office:value="715.6" calcext:value-type="float">
            <text:p>715.6</text:p>
          </table:table-cell>
          <table:table-cell office:value-type="float" office:value="838.9" calcext:value-type="float">
            <text:p>838.9</text:p>
          </table:table-cell>
          <table:table-cell office:value-type="float" office:value="328.8" calcext:value-type="float">
            <text:p>328.8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a xlink:href="http://www.top500.org/site/50424" xlink:type="simple">SOSCIP/LKSAVI/University of Toronto</text:a></text:p>
          </table:table-cell>
          <table:table-cell office:value-type="string" calcext:value-type="string">
            <text:p><text:a xlink:href="http://www.top500.org/system/177831" xlink:type="simple">BGQ- BlueGene/Q, Power BQC 16C 1.600GHz, Custom Interconnect </text:a></text:p>
          </table:table-cell>
          <table:table-cell office:value-type="float" office:value="65536" calcext:value-type="float">
            <text:p>65536</text:p>
          </table:table-cell>
          <table:table-cell office:value-type="float" office:value="715.6" calcext:value-type="float">
            <text:p>715.6</text:p>
          </table:table-cell>
          <table:table-cell office:value-type="float" office:value="838.9" calcext:value-type="float">
            <text:p>838.9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table:style-name="Default"/>
          <table:table-cell office:value-type="string" calcext:value-type="string">
            <text:p>Canad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a xlink:href="http://www.top500.org/site/50422" xlink:type="simple">Swiss National Supercomputing Centre (CSCS)</text:a></text:p>
          </table:table-cell>
          <table:table-cell office:value-type="string" calcext:value-type="string">
            <text:p><text:a xlink:href="http://www.top500.org/system/178198" xlink:type="simple">EPFL Blue Brain IV- BlueGene/Q, Power BQC 16C 1.600GHz, Custom Interconnect </text:a></text:p>
          </table:table-cell>
          <table:table-cell office:value-type="float" office:value="65536" calcext:value-type="float">
            <text:p>65536</text:p>
          </table:table-cell>
          <table:table-cell office:value-type="float" office:value="715.6" calcext:value-type="float">
            <text:p>715.6</text:p>
          </table:table-cell>
          <table:table-cell office:value-type="float" office:value="838.9" calcext:value-type="float">
            <text:p>838.9</text:p>
          </table:table-cell>
          <table:table-cell office:value-type="float" office:value="328.7" calcext:value-type="float">
            <text:p>328.7</text:p>
          </table:table-cell>
        </table:table-row>
        <table:table-row table:style-name="ro1">
          <table:table-cell table:style-name="Default"/>
          <table:table-cell office:value-type="string" calcext:value-type="string">
            <text:p>Switzerland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a xlink:href="http://www.top500.org/site/50404" xlink:type="simple">Victorian Life Sciences Computation Initiative</text:a></text:p>
          </table:table-cell>
          <table:table-cell office:value-type="string" calcext:value-type="string">
            <text:p><text:a xlink:href="http://www.top500.org/system/177729" xlink:type="simple">Avoca- BlueGene/Q, Power BQC 16C 1.60GHz, Custom </text:a></text:p>
          </table:table-cell>
          <table:table-cell office:value-type="float" office:value="65536" calcext:value-type="float">
            <text:p>65536</text:p>
          </table:table-cell>
          <table:table-cell office:value-type="float" office:value="715.6" calcext:value-type="float">
            <text:p>715.6</text:p>
          </table:table-cell>
          <table:table-cell office:value-type="float" office:value="838.9" calcext:value-type="float">
            <text:p>838.9</text:p>
          </table:table-cell>
          <table:table-cell office:value-type="float" office:value="328.8" calcext:value-type="float">
            <text:p>328.8</text:p>
          </table:table-cell>
        </table:table-row>
        <table:table-row table:style-name="ro1">
          <table:table-cell table:style-name="Default"/>
          <table:table-cell office:value-type="string" calcext:value-type="string">
            <text:p>Australi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a xlink:href="http://www.top500.org/site/48331" xlink:type="simple">Max-Planck-Gesellschaft MPI/IPP</text:a></text:p>
          </table:table-cell>
          <table:table-cell office:value-type="string" calcext:value-type="string">
            <text:p><text:a xlink:href="http://www.top500.org/system/178199" xlink:type="simple">iDataPlex DX360M4, Intel Xeon E5-2680v2 10C 2.800GHz, Infiniband, NVIDIA K20x </text:a></text:p>
          </table:table-cell>
          <table:table-cell office:value-type="float" office:value="15840" calcext:value-type="float">
            <text:p>15840</text:p>
          </table:table-cell>
          <table:table-cell office:value-type="float" office:value="709.7" calcext:value-type="float">
            <text:p>709.7</text:p>
          </table:table-cell>
          <table:table-cell office:value-type="float" office:value="1013.1" calcext:value-type="float">
            <text:p>1013.1</text:p>
          </table:table-cell>
          <table:table-cell office:value-type="float" office:value="269.9" calcext:value-type="float">
            <text:p>269.9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a xlink:href="http://www.top500.org/site/48440" xlink:type="simple">National Centers for Environment Prediction</text:a></text:p>
          </table:table-cell>
          <table:table-cell office:value-type="string" calcext:value-type="string">
            <text:p><text:a xlink:href="http://www.top500.org/system/177839" xlink:type="simple">Gyre- iDataPlex DX360M4, Xeon E5-2670 8C 2.600GHz, Infiniband FDR </text:a></text:p>
          </table:table-cell>
          <table:table-cell office:value-type="float" office:value="37312" calcext:value-type="float">
            <text:p>37312</text:p>
          </table:table-cell>
          <table:table-cell office:value-type="float" office:value="705.9" calcext:value-type="float">
            <text:p>705.9</text:p>
          </table:table-cell>
          <table:table-cell office:value-type="float" office:value="776.1" calcext:value-type="float">
            <text:p>776.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a xlink:href="http://www.top500.org/site/48440" xlink:type="simple">National Centers for Environment Prediction</text:a></text:p>
          </table:table-cell>
          <table:table-cell office:value-type="string" calcext:value-type="string">
            <text:p><text:a xlink:href="http://www.top500.org/system/177838" xlink:type="simple">Tide- iDataPlex DX360M4, Xeon E5-2670 8C 2.600GHz, Infiniband FDR </text:a></text:p>
          </table:table-cell>
          <table:table-cell office:value-type="float" office:value="37312" calcext:value-type="float">
            <text:p>37312</text:p>
          </table:table-cell>
          <table:table-cell office:value-type="float" office:value="705.9" calcext:value-type="float">
            <text:p>705.9</text:p>
          </table:table-cell>
          <table:table-cell office:value-type="float" office:value="776.1" calcext:value-type="float">
            <text:p>776.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://www.top500.org/site/49151" xlink:type="simple">University of Edinburgh</text:a></text:p>
          </table:table-cell>
          <table:table-cell office:value-type="string" calcext:value-type="string">
            <text:p><text:a xlink:href="http://www.top500.org/system/177231" xlink:type="simple">HECToR- Cray XE6, Opteron 6276 16C 2.30 GHz, Cray Gemini interconnect </text:a></text:p>
          </table:table-cell>
          <table:table-cell office:value-type="float" office:value="90112" calcext:value-type="float">
            <text:p>90112</text:p>
          </table:table-cell>
          <table:table-cell office:value-type="float" office:value="660.2" calcext:value-type="float">
            <text:p>660.2</text:p>
          </table:table-cell>
          <table:table-cell office:value-type="float" office:value="829" calcext:value-type="float">
            <text:p>82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a xlink:href="http://www.top500.org/site/50548" xlink:type="simple">St. Petersburg Polytechnic University</text:a></text:p>
          </table:table-cell>
          <table:table-cell office:value-type="string" calcext:value-type="string">
            <text:p><text:a xlink:href="http://www.top500.org/system/178469" xlink:type="simple">Polytechnic RSC Tornado- RSC Tornado, Xeon E5-2697v3 14C 2.6GHz, Infiniband FDR </text:a></text:p>
          </table:table-cell>
          <table:table-cell office:value-type="float" office:value="19936" calcext:value-type="float">
            <text:p>19936</text:p>
          </table:table-cell>
          <table:table-cell office:value-type="float" office:value="658.1" calcext:value-type="float">
            <text:p>658.1</text:p>
          </table:table-cell>
          <table:table-cell office:value-type="float" office:value="829.3" calcext:value-type="float">
            <text:p>829.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table:style-name="Default"/>
          <table:table-cell office:value-type="string" calcext:value-type="string">
            <text:p>Russia</text:p>
          </table:table-cell>
          <table:table-cell office:value-type="string" calcext:value-type="string">
            <text:p>RSC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a xlink:href="http://www.top500.org/site/47752" xlink:type="simple">ECMWF</text:a></text:p>
          </table:table-cell>
          <table:table-cell office:value-type="string" calcext:value-type="string">
            <text:p><text:a xlink:href="http://www.top500.org/system/177564" xlink:type="simple">Power 775, POWER7 8C 3.836GHz, Custom Interconnect </text:a></text:p>
          </table:table-cell>
          <table:table-cell office:value-type="float" office:value="24576" calcext:value-type="float">
            <text:p>24576</text:p>
          </table:table-cell>
          <table:table-cell office:value-type="float" office:value="635.1" calcext:value-type="float">
            <text:p>635.1</text:p>
          </table:table-cell>
          <table:table-cell office:value-type="float" office:value="754.2" calcext:value-type="float">
            <text:p>754.2</text:p>
          </table:table-cell>
          <table:table-cell office:value-type="float" office:value="1386.9" calcext:value-type="float">
            <text:p>1386.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a xlink:href="http://www.top500.org/site/47752" xlink:type="simple">ECMWF</text:a></text:p>
          </table:table-cell>
          <table:table-cell office:value-type="string" calcext:value-type="string">
            <text:p><text:a xlink:href="http://www.top500.org/system/177563" xlink:type="simple">Power 775, POWER7 8C 3.836GHz, Custom Interconnect </text:a></text:p>
          </table:table-cell>
          <table:table-cell office:value-type="float" office:value="24576" calcext:value-type="float">
            <text:p>24576</text:p>
          </table:table-cell>
          <table:table-cell office:value-type="float" office:value="635.1" calcext:value-type="float">
            <text:p>635.1</text:p>
          </table:table-cell>
          <table:table-cell office:value-type="float" office:value="754.2" calcext:value-type="float">
            <text:p>754.2</text:p>
          </table:table-cell>
          <table:table-cell office:value-type="float" office:value="1386.9" calcext:value-type="float">
            <text:p>1386.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a xlink:href="http://www.top500.org/site/48098" xlink:type="simple">Indiana University</text:a></text:p>
          </table:table-cell>
          <table:table-cell office:value-type="string" calcext:value-type="string">
            <text:p><text:a xlink:href="http://www.top500.org/system/178067" xlink:type="simple">Big Red II- Cray XK7 , Opteron 6276 16C 2.300GHz, Cray Gemini interconnect, NVIDIA K20 </text:a></text:p>
          </table:table-cell>
          <table:table-cell office:value-type="float" office:value="31288" calcext:value-type="float">
            <text:p>31288</text:p>
          </table:table-cell>
          <table:table-cell office:value-type="float" office:value="597.4" calcext:value-type="float">
            <text:p>597.4</text:p>
          </table:table-cell>
          <table:table-cell office:value-type="float" office:value="1000.6" calcext:value-type="float">
            <text:p>1000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a xlink:href="http://www.top500.org/site/50345" xlink:type="simple">Vienna Scientific Cluster</text:a></text:p>
          </table:table-cell>
          <table:table-cell office:value-type="string" calcext:value-type="string">
            <text:p><text:a xlink:href="http://www.top500.org/system/178471" xlink:type="simple">VSC-3- Oil blade server, Intel Xeon E5-2650v2 8C 2.6GHz, Intel TrueScale Infiniband </text:a></text:p>
          </table:table-cell>
          <table:table-cell office:value-type="float" office:value="32768" calcext:value-type="float">
            <text:p>32768</text:p>
          </table:table-cell>
          <table:table-cell office:value-type="float" office:value="596" calcext:value-type="float">
            <text:p>596</text:p>
          </table:table-cell>
          <table:table-cell office:value-type="float" office:value="681.6" calcext:value-type="float">
            <text:p>681.6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style-name="Default"/>
          <table:table-cell office:value-type="string" calcext:value-type="string">
            <text:p>Austria</text:p>
          </table:table-cell>
          <table:table-cell office:value-type="string" calcext:value-type="string">
            <text:p>ClusterVision</text:p>
          </table:table-cell>
          <table:table-cell table:style-name="Default"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a xlink:href="http://www.top500.org/site/47530" xlink:type="simple">Central Research Institute of Electric Power Industry/CRIEPI</text:a></text:p>
          </table:table-cell>
          <table:table-cell office:value-type="string" calcext:value-type="string">
            <text:p><text:a xlink:href="http://www.top500.org/system/177932" xlink:type="simple">SGI ICE X, Xeon E5-2670 8C 2.600GHz, Infiniband FDR </text:a></text:p>
          </table:table-cell>
          <table:table-cell office:value-type="float" office:value="32256" calcext:value-type="float">
            <text:p>32256</text:p>
          </table:table-cell>
          <table:table-cell office:value-type="float" office:value="582.1" calcext:value-type="float">
            <text:p>582.1</text:p>
          </table:table-cell>
          <table:table-cell office:value-type="float" office:value="670.9" calcext:value-type="float">
            <text:p>670.9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a xlink:href="http://www.top500.org/site/50336" xlink:type="simple">NOAA/Oak Ridge National Laboratory</text:a></text:p>
          </table:table-cell>
          <table:table-cell office:value-type="string" calcext:value-type="string">
            <text:p><text:a xlink:href="http://www.top500.org/system/177637" xlink:type="simple">Gaea C2- Cray XE6, Opteron 6276 16C 2.30GHz, Cray Gemini interconnect </text:a></text:p>
          </table:table-cell>
          <table:table-cell office:value-type="float" office:value="77824" calcext:value-type="float">
            <text:p>77824</text:p>
          </table:table-cell>
          <table:table-cell office:value-type="float" office:value="565.7" calcext:value-type="float">
            <text:p>565.7</text:p>
          </table:table-cell>
          <table:table-cell office:value-type="float" office:value="716" calcext:value-type="float">
            <text:p>716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a xlink:href="http://www.top500.org/site/48279" xlink:type="simple">Louisiana State University</text:a></text:p>
          </table:table-cell>
          <table:table-cell office:value-type="string" calcext:value-type="string">
            <text:p><text:a xlink:href="http://www.top500.org/system/178423" xlink:type="simple">SuperMIC- Dell C8220X Cluster, Intel Xeon E5-2680v2 10C 2.8GHz, Infiniband FDR, Intel Xeon Phi 7120P </text:a></text:p>
          </table:table-cell>
          <table:table-cell office:value-type="float" office:value="45866" calcext:value-type="float">
            <text:p>45866</text:p>
          </table:table-cell>
          <table:table-cell office:value-type="float" office:value="557" calcext:value-type="float">
            <text:p>557</text:p>
          </table:table-cell>
          <table:table-cell office:value-type="float" office:value="925.1" calcext:value-type="float">
            <text:p>925.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Dell</text:p>
          </table:table-cell>
          <table:table-cell table:style-name="Default"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a xlink:href="http://www.top500.org/site/50100" xlink:type="simple">Clemson University</text:a></text:p>
          </table:table-cell>
          <table:table-cell office:value-type="string" calcext:value-type="string">
            <text:p><text:a xlink:href="http://www.top500.org/system/178083" xlink:type="simple">Palmetto2- Cluster Platform SL250s Gen8, Xeon E5-2665 8C 2.4GHz/E5-2670v2, Infiniband FDR, Nvidia K20m </text:a></text:p>
          </table:table-cell>
          <table:table-cell office:value-type="float" office:value="12080" calcext:value-type="float">
            <text:p>12080</text:p>
          </table:table-cell>
          <table:table-cell office:value-type="float" office:value="551" calcext:value-type="float">
            <text:p>551</text:p>
          </table:table-cell>
          <table:table-cell office:value-type="float" office:value="739.4" calcext:value-type="float">
            <text:p>739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a xlink:href="http://www.top500.org/site/50376" xlink:type="simple">Service Provider</text:a></text:p>
          </table:table-cell>
          <table:table-cell office:value-type="string" calcext:value-type="string">
            <text:p><text:a xlink:href="http://www.top500.org/system/178085" xlink:type="simple">Cluster Platform 3000 BL460c Gen8, Xeon E5-2670 8C 2.600GHz, 10G Ethernet </text:a></text:p>
          </table:table-cell>
          <table:table-cell office:value-type="float" office:value="42848" calcext:value-type="float">
            <text:p>42848</text:p>
          </table:table-cell>
          <table:table-cell office:value-type="float" office:value="545.5" calcext:value-type="float">
            <text:p>545.5</text:p>
          </table:table-cell>
          <table:table-cell office:value-type="float" office:value="891.2" calcext:value-type="float">
            <text:p>891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a xlink:href="http://www.top500.org/site/47988" xlink:type="simple">High Energy Accelerator Research Organization /KEK</text:a></text:p>
          </table:table-cell>
          <table:table-cell office:value-type="string" calcext:value-type="string">
            <text:p><text:a xlink:href="http://www.top500.org/system/177731" xlink:type="simple">SAKURA- BlueGene/Q, Power BQC 16C 1.60GHz, Custom </text:a></text:p>
          </table:table-cell>
          <table:table-cell office:value-type="float" office:value="49152" calcext:value-type="float">
            <text:p>49152</text:p>
          </table:table-cell>
          <table:table-cell office:value-type="float" office:value="536.7" calcext:value-type="float">
            <text:p>536.7</text:p>
          </table:table-cell>
          <table:table-cell office:value-type="float" office:value="629.1" calcext:value-type="float">
            <text:p>629.1</text:p>
          </table:table-cell>
          <table:table-cell office:value-type="float" office:value="246.6" calcext:value-type="float">
            <text:p>246.6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a xlink:href="http://www.top500.org/site/47988" xlink:type="simple">High Energy Accelerator Research Organization /KEK</text:a></text:p>
          </table:table-cell>
          <table:table-cell office:value-type="string" calcext:value-type="string">
            <text:p><text:a xlink:href="http://www.top500.org/system/177829" xlink:type="simple">HIMAWARI- BlueGene/Q, Power BQC 16C 1.600GHz, Custom Interconnect </text:a></text:p>
          </table:table-cell>
          <table:table-cell office:value-type="float" office:value="49152" calcext:value-type="float">
            <text:p>49152</text:p>
          </table:table-cell>
          <table:table-cell office:value-type="float" office:value="536.7" calcext:value-type="float">
            <text:p>536.7</text:p>
          </table:table-cell>
          <table:table-cell office:value-type="float" office:value="629.1" calcext:value-type="float">
            <text:p>629.1</text:p>
          </table:table-cell>
          <table:table-cell office:value-type="float" office:value="246.6" calcext:value-type="float">
            <text:p>246.6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a xlink:href="http://www.top500.org/site/50458" xlink:type="simple">King Abdulaziz City for Science and Technology</text:a></text:p>
          </table:table-cell>
          <table:table-cell office:value-type="string" calcext:value-type="string">
            <text:p><text:a xlink:href="http://www.top500.org/system/177996" xlink:type="simple">SANAM- Adtech, ASUS ESC4000/FDR G2, Xeon E5-2650 8C 2.000GHz, Infiniband FDR, AMD FirePro S10000 </text:a></text:p>
          </table:table-cell>
          <table:table-cell office:value-type="float" office:value="38400" calcext:value-type="float">
            <text:p>38400</text:p>
          </table:table-cell>
          <table:table-cell office:value-type="float" office:value="532.6" calcext:value-type="float">
            <text:p>532.6</text:p>
          </table:table-cell>
          <table:table-cell office:value-type="float" office:value="1098" calcext:value-type="float">
            <text:p>1098</text:p>
          </table:table-cell>
          <table:table-cell office:value-type="float" office:value="179.2" calcext:value-type="float">
            <text:p>179.2</text:p>
          </table:table-cell>
        </table:table-row>
        <table:table-row table:style-name="ro1">
          <table:table-cell table:style-name="Default"/>
          <table:table-cell office:value-type="string" calcext:value-type="string">
            <text:p>Saudi Arabia</text:p>
          </table:table-cell>
          <table:table-cell office:value-type="string" calcext:value-type="string">
            <text:p>Adtech</text:p>
          </table:table-cell>
          <table:table-cell table:style-name="Default"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a xlink:href="http://www.top500.org/site/49201" xlink:type="simple">University of Southern California</text:a></text:p>
          </table:table-cell>
          <table:table-cell office:value-type="string" calcext:value-type="string">
            <text:p><text:a xlink:href="http://www.top500.org/system/178073" xlink:type="simple">HPCC- Cluster Platform SL250s Gen8, Xeon E5-2665 8C 2.400GHz, Infiniband FDR, Nvidia K20m </text:a></text:p>
          </table:table-cell>
          <table:table-cell office:value-type="float" office:value="10920" calcext:value-type="float">
            <text:p>10920</text:p>
          </table:table-cell>
          <table:table-cell office:value-type="float" office:value="531.6" calcext:value-type="float">
            <text:p>531.6</text:p>
          </table:table-cell>
          <table:table-cell office:value-type="float" office:value="690.4" calcext:value-type="float">
            <text:p>690.4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a xlink:href="http://www.top500.org/site/47306" xlink:type="simple">Airbus</text:a></text:p>
          </table:table-cell>
          <table:table-cell office:value-type="string" calcext:value-type="string">
            <text:p><text:a xlink:href="http://www.top500.org/system/178387" xlink:type="simple">HPC4- HP POD - Cluster Platform BL460c, Intel Xeon E5-2697v2 12C 2.7GHz, Infiniband FDR </text:a></text:p>
          </table:table-cell>
          <table:table-cell office:value-type="float" office:value="34560" calcext:value-type="float">
            <text:p>34560</text:p>
          </table:table-cell>
          <table:table-cell office:value-type="float" office:value="516.9" calcext:value-type="float">
            <text:p>516.9</text:p>
          </table:table-cell>
          <table:table-cell office:value-type="float" office:value="746.5" calcext:value-type="float">
            <text:p>746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a xlink:href="http://www.top500.org/site/50425" xlink:type="simple">Navy DSRC</text:a></text:p>
          </table:table-cell>
          <table:table-cell office:value-type="string" calcext:value-type="string">
            <text:p><text:a xlink:href="http://www.top500.org/system/178452" xlink:type="simple">Shepard- Cray XC30, Intel Xeon E5-2697v2 12C 2.7GHz, Aries interconnect , Intel Xeon Phi 5120D </text:a></text:p>
          </table:table-cell>
          <table:table-cell office:value-type="float" office:value="38608" calcext:value-type="float">
            <text:p>38608</text:p>
          </table:table-cell>
          <table:table-cell office:value-type="float" office:value="514.9" calcext:value-type="float">
            <text:p>514.9</text:p>
          </table:table-cell>
          <table:table-cell office:value-type="float" office:value="761" calcext:value-type="float">
            <text:p>76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a xlink:href="http://www.top500.org/site/47650" xlink:type="simple">Idaho National Laboratory</text:a></text:p>
          </table:table-cell>
          <table:table-cell office:value-type="string" calcext:value-type="string">
            <text:p><text:a xlink:href="http://www.top500.org/system/178459" xlink:type="simple">Falcon- SGI ICE X, Xeon E5-2680v3 12C 2.5GHz, Infiniband FDR </text:a></text:p>
          </table:table-cell>
          <table:table-cell office:value-type="float" office:value="16416" calcext:value-type="float">
            <text:p>16416</text:p>
          </table:table-cell>
          <table:table-cell office:value-type="float" office:value="511.2" calcext:value-type="float">
            <text:p>511.2</text:p>
          </table:table-cell>
          <table:table-cell office:value-type="float" office:value="656.6" calcext:value-type="float">
            <text:p>656.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a xlink:href="http://www.top500.org/site/49459" xlink:type="simple">Energy Company (D)</text:a></text:p>
          </table:table-cell>
          <table:table-cell office:value-type="string" calcext:value-type="string">
            <text:p><text:a xlink:href="http://www.top500.org/system/178277" xlink:type="simple">Cluster Platform SL230s Gen8, Intel Xeon E5-2680v2 10C 2.800GHz, Gigabit Ethernet </text:a></text:p>
          </table:table-cell>
          <table:table-cell office:value-type="float" office:value="50400" calcext:value-type="float">
            <text:p>50400</text:p>
          </table:table-cell>
          <table:table-cell office:value-type="float" office:value="499.2" calcext:value-type="float">
            <text:p>499.2</text:p>
          </table:table-cell>
          <table:table-cell office:value-type="float" office:value="1129" calcext:value-type="float">
            <text:p>112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a xlink:href="http://www.top500.org/site/50304" xlink:type="simple">Institute of Process Engineering, Chinese Academy of Sciences</text:a></text:p>
          </table:table-cell>
          <table:table-cell office:value-type="string" calcext:value-type="string">
            <text:p><text:a xlink:href="http://www.top500.org/system/176899" xlink:type="simple">Mole-8.5- Mole-8.5 Cluster, Xeon X5520 4C 2.27 GHz, Infiniband QDR, NVIDIA 2050 </text:a></text:p>
          </table:table-cell>
          <table:table-cell office:value-type="float" office:value="29440" calcext:value-type="float">
            <text:p>29440</text:p>
          </table:table-cell>
          <table:table-cell office:value-type="float" office:value="496.5" calcext:value-type="float">
            <text:p>496.5</text:p>
          </table:table-cell>
          <table:table-cell office:value-type="float" office:value="1012.6" calcext:value-type="float">
            <text:p>1012.6</text:p>
          </table:table-cell>
          <table:table-cell office:value-type="float" office:value="540" calcext:value-type="float">
            <text:p>540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PE, Nvidia, Tyan</text:p>
          </table:table-cell>
          <table:table-cell table:style-name="Default"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://www.top500.org/site/50359" xlink:type="simple">IT Provider (P)</text:a></text:p>
          </table:table-cell>
          <table:table-cell office:value-type="string" calcext:value-type="string">
            <text:p><text:a xlink:href="http://www.top500.org/system/178392" xlink:type="simple">Cluster Platform SL230s Gen8, Intel Xeon E5-2697v2 12C 2.7GHz, Infiniband FDR </text:a></text:p>
          </table:table-cell>
          <table:table-cell office:value-type="float" office:value="26688" calcext:value-type="float">
            <text:p>26688</text:p>
          </table:table-cell>
          <table:table-cell office:value-type="float" office:value="489.4" calcext:value-type="float">
            <text:p>489.4</text:p>
          </table:table-cell>
          <table:table-cell office:value-type="float" office:value="576.5" calcext:value-type="float">
            <text:p>576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a xlink:href="http://www.top500.org/site/50321" xlink:type="simple">Amazon Web Services</text:a></text:p>
          </table:table-cell>
          <table:table-cell office:value-type="string" calcext:value-type="string">
            <text:p><text:a xlink:href="http://www.top500.org/system/178321" xlink:type="simple">Amazon EC2 C3 Instance cluster- Amazon EC2 Cluster, Intel Xeon E5-2680v2 10C 2.800GHz, 10G Ethernet </text:a></text:p>
          </table:table-cell>
          <table:table-cell office:value-type="float" office:value="26496" calcext:value-type="float">
            <text:p>26496</text:p>
          </table:table-cell>
          <table:table-cell office:value-type="float" office:value="484.2" calcext:value-type="float">
            <text:p>484.2</text:p>
          </table:table-cell>
          <table:table-cell office:value-type="float" office:value="593.5" calcext:value-type="float">
            <text:p>593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elf-made</text:p>
          </table:table-cell>
          <table:table-cell table:style-name="Default"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a xlink:href="http://www.top500.org/site/49688" xlink:type="simple">IT Service Provider</text:a></text:p>
          </table:table-cell>
          <table:table-cell office:value-type="string" calcext:value-type="string">
            <text:p><text:a xlink:href="http://www.top500.org/system/178393" xlink:type="simple">Cluster Platform 3000 BL460c Gen8, Intel Xeon E5-2680v2 10C 2.8GHz, 10G Ethernet </text:a></text:p>
          </table:table-cell>
          <table:table-cell office:value-type="float" office:value="33280" calcext:value-type="float">
            <text:p>33280</text:p>
          </table:table-cell>
          <table:table-cell office:value-type="float" office:value="478" calcext:value-type="float">
            <text:p>478</text:p>
          </table:table-cell>
          <table:table-cell office:value-type="float" office:value="745.5" calcext:value-type="float">
            <text:p>745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a xlink:href="http://www.top500.org/site/50425" xlink:type="simple">Navy DSRC</text:a></text:p>
          </table:table-cell>
          <table:table-cell office:value-type="string" calcext:value-type="string">
            <text:p><text:a xlink:href="http://www.top500.org/system/178453" xlink:type="simple">Armstrong- Cray XC30, Intel Xeon E5-2697v2 12C 2.7GHz, Aries interconnect , Xeon Phi 5120D/Nvidia K40 </text:a></text:p>
          </table:table-cell>
          <table:table-cell office:value-type="float" office:value="41196" calcext:value-type="float">
            <text:p>41196</text:p>
          </table:table-cell>
          <table:table-cell office:value-type="float" office:value="477" calcext:value-type="float">
            <text:p>477</text:p>
          </table:table-cell>
          <table:table-cell office:value-type="float" office:value="820.8" calcext:value-type="float">
            <text:p>820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a xlink:href="http://www.top500.org/site/49064" xlink:type="simple">United Kingdom Meteorological Office</text:a></text:p>
          </table:table-cell>
          <table:table-cell office:value-type="string" calcext:value-type="string">
            <text:p><text:a xlink:href="http://www.top500.org/system/177561" xlink:type="simple">Power 775, POWER7 8C 3.836GHz, Custom Interconnect </text:a></text:p>
          </table:table-cell>
          <table:table-cell office:value-type="float" office:value="18432" calcext:value-type="float">
            <text:p>18432</text:p>
          </table:table-cell>
          <table:table-cell office:value-type="float" office:value="476.3" calcext:value-type="float">
            <text:p>476.3</text:p>
          </table:table-cell>
          <table:table-cell office:value-type="float" office:value="565.6" calcext:value-type="float">
            <text:p>565.6</text:p>
          </table:table-cell>
          <table:table-cell office:value-type="float" office:value="1040.2" calcext:value-type="float">
            <text:p>1040.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a xlink:href="http://www.top500.org/site/48356" xlink:type="simple">Meteo France</text:a></text:p>
          </table:table-cell>
          <table:table-cell office:value-type="string" calcext:value-type="string">
            <text:p><text:a xlink:href="http://www.top500.org/system/178075" xlink:type="simple">Beaufix- Bullx DLC B710 Blades, Intel Xeon E5-2697v2 12C 2.7GHz, Infiniband FDR </text:a></text:p>
          </table:table-cell>
          <table:table-cell office:value-type="float" office:value="24192" calcext:value-type="float">
            <text:p>24192</text:p>
          </table:table-cell>
          <table:table-cell office:value-type="float" office:value="469.1" calcext:value-type="float">
            <text:p>469.1</text:p>
          </table:table-cell>
          <table:table-cell office:value-type="float" office:value="522.5" calcext:value-type="float">
            <text:p>522.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Bull SA</text:p>
          </table:table-cell>
          <table:table-cell table:style-name="Default"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a xlink:href="http://www.top500.org/site/48356" xlink:type="simple">Meteo France</text:a></text:p>
          </table:table-cell>
          <table:table-cell office:value-type="string" calcext:value-type="string">
            <text:p><text:a xlink:href="http://www.top500.org/system/178429" xlink:type="simple">Prolix- Bullx DLC B710 Blades, Intel Xeon E5-2697v2 12C 2.7GHz, Infiniband FDR </text:a></text:p>
          </table:table-cell>
          <table:table-cell office:value-type="float" office:value="23760" calcext:value-type="float">
            <text:p>23760</text:p>
          </table:table-cell>
          <table:table-cell office:value-type="float" office:value="464.9" calcext:value-type="float">
            <text:p>464.9</text:p>
          </table:table-cell>
          <table:table-cell office:value-type="float" office:value="513.2" calcext:value-type="float">
            <text:p>513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Bull SA</text:p>
          </table:table-cell>
          <table:table-cell table:style-name="Default"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a xlink:href="http://www.top500.org/site/49877" xlink:type="simple">Geoscience (P)</text:a></text:p>
          </table:table-cell>
          <table:table-cell office:value-type="string" calcext:value-type="string">
            <text:p><text:a xlink:href="http://www.top500.org/system/177893" xlink:type="simple">Cluster Platform SL390s G7, Xeon X5650 6C 2.660GHz, Gigabit Ethernet, NVIDIA 2090 </text:a></text:p>
          </table:table-cell>
          <table:table-cell office:value-type="float" office:value="40320" calcext:value-type="float">
            <text:p>40320</text:p>
          </table:table-cell>
          <table:table-cell office:value-type="float" office:value="461.8" calcext:value-type="float">
            <text:p>461.8</text:p>
          </table:table-cell>
          <table:table-cell office:value-type="float" office:value="1141.5" calcext:value-type="float">
            <text:p>1141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a xlink:href="http://www.top500.org/site/49459" xlink:type="simple">Energy Company (D)</text:a></text:p>
          </table:table-cell>
          <table:table-cell office:value-type="string" calcext:value-type="string">
            <text:p><text:a xlink:href="http://www.top500.org/system/177894" xlink:type="simple">Cluster Platform SL230s Gen8, Xeon E5-2670 8C 2.600GHz, 10G Ethernet </text:a></text:p>
          </table:table-cell>
          <table:table-cell office:value-type="float" office:value="32256" calcext:value-type="float">
            <text:p>32256</text:p>
          </table:table-cell>
          <table:table-cell office:value-type="float" office:value="457.6" calcext:value-type="float">
            <text:p>457.6</text:p>
          </table:table-cell>
          <table:table-cell office:value-type="float" office:value="670.9" calcext:value-type="float">
            <text:p>670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a xlink:href="http://www.top500.org/site/47508" xlink:type="simple">CSC (Center for Scientific Computing)</text:a></text:p>
          </table:table-cell>
          <table:table-cell office:value-type="string" calcext:value-type="string">
            <text:p><text:a xlink:href="http://www.top500.org/system/178511" xlink:type="simple">Apollo 6000 XL230a, Xeon E5-2690v3 12C 2.6GHz, Infiniband FDR </text:a></text:p>
          </table:table-cell>
          <table:table-cell office:value-type="float" office:value="12960" calcext:value-type="float">
            <text:p>12960</text:p>
          </table:table-cell>
          <table:table-cell office:value-type="float" office:value="456.6" calcext:value-type="float">
            <text:p>456.6</text:p>
          </table:table-cell>
          <table:table-cell office:value-type="float" office:value="539.1" calcext:value-type="float">
            <text:p>539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inland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://www.top500.org/site/50489" xlink:type="simple">Exploration &amp; Production - Eni S.p.A.</text:a></text:p>
          </table:table-cell>
          <table:table-cell office:value-type="string" calcext:value-type="string">
            <text:p><text:a xlink:href="http://www.top500.org/system/178200" xlink:type="simple">HPCC1- iDataPlex DX360M4, Xeon E5-2670 8C 2.600GHz, Infiniband FDR14 </text:a></text:p>
          </table:table-cell>
          <table:table-cell office:value-type="float" office:value="24000" calcext:value-type="float">
            <text:p>24000</text:p>
          </table:table-cell>
          <table:table-cell office:value-type="float" office:value="454.1" calcext:value-type="float">
            <text:p>454.1</text:p>
          </table:table-cell>
          <table:table-cell office:value-type="float" office:value="499.2" calcext:value-type="float">
            <text:p>499.2</text:p>
          </table:table-cell>
          <table:table-cell office:value-type="float" office:value="498.5" calcext:value-type="float">
            <text:p>498.5</text:p>
          </table:table-cell>
        </table:table-row>
        <table:table-row table:style-name="ro1">
          <table:table-cell table:style-name="Default"/>
          <table:table-cell office:value-type="string" calcext:value-type="string">
            <text:p>Italy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a xlink:href="http://www.top500.org/site/48751" xlink:type="simple">Saudi Aramco</text:a></text:p>
          </table:table-cell>
          <table:table-cell office:value-type="string" calcext:value-type="string">
            <text:p><text:a xlink:href="http://www.top500.org/system/178003" xlink:type="simple">Makman- iDataPlex DX360M4, Xeon E5-2670 8C 2.600GHz, Infiniband QDR </text:a></text:p>
          </table:table-cell>
          <table:table-cell office:value-type="float" office:value="24336" calcext:value-type="float">
            <text:p>24336</text:p>
          </table:table-cell>
          <table:table-cell office:value-type="float" office:value="441.8" calcext:value-type="float">
            <text:p>441.8</text:p>
          </table:table-cell>
          <table:table-cell office:value-type="float" office:value="506.2" calcext:value-type="float">
            <text:p>506.2</text:p>
          </table:table-cell>
          <table:table-cell office:value-type="float" office:value="505.5" calcext:value-type="float">
            <text:p>505.5</text:p>
          </table:table-cell>
        </table:table-row>
        <table:table-row table:style-name="ro1">
          <table:table-cell table:style-name="Default"/>
          <table:table-cell office:value-type="string" calcext:value-type="string">
            <text:p>Saudi Arabi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a xlink:href="http://www.top500.org/site/47551" xlink:type="simple">China Meteorological Administration</text:a></text:p>
          </table:table-cell>
          <table:table-cell office:value-type="string" calcext:value-type="string">
            <text:p><text:a xlink:href="http://www.top500.org/system/178330" xlink:type="simple">IBM Flex System p460, POWER7 8C 3.550GHz, Infiniband QDR </text:a></text:p>
          </table:table-cell>
          <table:table-cell office:value-type="float" office:value="17920" calcext:value-type="float">
            <text:p>17920</text:p>
          </table:table-cell>
          <table:table-cell office:value-type="float" office:value="434.8" calcext:value-type="float">
            <text:p>434.8</text:p>
          </table:table-cell>
          <table:table-cell office:value-type="float" office:value="508.9" calcext:value-type="float">
            <text:p>508.9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a xlink:href="http://www.top500.org/site/47551" xlink:type="simple">China Meteorological Administration</text:a></text:p>
          </table:table-cell>
          <table:table-cell office:value-type="string" calcext:value-type="string">
            <text:p><text:a xlink:href="http://www.top500.org/system/178329" xlink:type="simple">IBM Flex System p460, POWER7 8C 3.550GHz, Infiniband QDR </text:a></text:p>
          </table:table-cell>
          <table:table-cell office:value-type="float" office:value="17920" calcext:value-type="float">
            <text:p>17920</text:p>
          </table:table-cell>
          <table:table-cell office:value-type="float" office:value="434.8" calcext:value-type="float">
            <text:p>434.8</text:p>
          </table:table-cell>
          <table:table-cell office:value-type="float" office:value="508.9" calcext:value-type="float">
            <text:p>508.9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a xlink:href="http://www.top500.org/site/50277" xlink:type="simple">Sandia National Laboratories / National Renewable Energy Laboratory</text:a></text:p>
          </table:table-cell>
          <table:table-cell office:value-type="string" calcext:value-type="string">
            <text:p><text:a xlink:href="http://www.top500.org/system/176924" xlink:type="simple">Red Sky- Sun Blade x6275, Xeon X55xx 2.93 Ghz, Infiniband </text:a></text:p>
          </table:table-cell>
          <table:table-cell office:value-type="float" office:value="42440" calcext:value-type="float">
            <text:p>42440</text:p>
          </table:table-cell>
          <table:table-cell office:value-type="float" office:value="433.5" calcext:value-type="float">
            <text:p>433.5</text:p>
          </table:table-cell>
          <table:table-cell office:value-type="float" office:value="497.4" calcext:value-type="float">
            <text:p>497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Oracle</text:p>
          </table:table-cell>
          <table:table-cell table:style-name="Default"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://www.top500.org/site/50307" xlink:type="simple">Bull</text:a></text:p>
          </table:table-cell>
          <table:table-cell office:value-type="string" calcext:value-type="string">
            <text:p><text:a xlink:href="http://www.top500.org/system/177453" xlink:type="simple">Manny- bullx DLC 720, Xeon E5-2690v3 12C 2.6GHz, Infiniband FDR </text:a></text:p>
          </table:table-cell>
          <table:table-cell office:value-type="float" office:value="12960" calcext:value-type="float">
            <text:p>12960</text:p>
          </table:table-cell>
          <table:table-cell office:value-type="float" office:value="430.5" calcext:value-type="float">
            <text:p>430.5</text:p>
          </table:table-cell>
          <table:table-cell office:value-type="float" office:value="539.1" calcext:value-type="float">
            <text:p>539.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Bull SA</text:p>
          </table:table-cell>
          <table:table-cell table:style-name="Default"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a xlink:href="http://www.top500.org/site/50172" xlink:type="simple">Software Company (M)</text:a></text:p>
          </table:table-cell>
          <table:table-cell office:value-type="string" calcext:value-type="string">
            <text:p><text:a xlink:href="http://www.top500.org/system/178243" xlink:type="simple">Cluster Platform DL360e Gen8, Xeon E5-2450L 8C 1.800GHz, Gigabit Ethernet </text:a></text:p>
          </table:table-cell>
          <table:table-cell office:value-type="float" office:value="75664" calcext:value-type="float">
            <text:p>75664</text:p>
          </table:table-cell>
          <table:table-cell office:value-type="float" office:value="426.8" calcext:value-type="float">
            <text:p>426.8</text:p>
          </table:table-cell>
          <table:table-cell office:value-type="float" office:value="1089.6" calcext:value-type="float">
            <text:p>1089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a xlink:href="http://www.top500.org/site/47529" xlink:type="simple">Center for Computational Sciences, University of Tsukuba</text:a></text:p>
          </table:table-cell>
          <table:table-cell office:value-type="string" calcext:value-type="string">
            <text:p><text:a xlink:href="http://www.top500.org/system/177791" xlink:type="simple">HA-PACS- Xtreme-X GreenBlade 8204, Xeon E5-2670 8C 2.600GHz, Infiniband QDR, NVIDIA 2090 </text:a></text:p>
          </table:table-cell>
          <table:table-cell office:value-type="float" office:value="20800" calcext:value-type="float">
            <text:p>20800</text:p>
          </table:table-cell>
          <table:table-cell office:value-type="float" office:value="421.6" calcext:value-type="float">
            <text:p>421.6</text:p>
          </table:table-cell>
          <table:table-cell office:value-type="float" office:value="778.1" calcext:value-type="float">
            <text:p>778.1</text:p>
          </table:table-cell>
          <table:table-cell office:value-type="float" office:value="407.3" calcext:value-type="float">
            <text:p>407.3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a xlink:href="http://www.top500.org/site/50284" xlink:type="simple">IT Service Provider</text:a></text:p>
          </table:table-cell>
          <table:table-cell office:value-type="string" calcext:value-type="string">
            <text:p><text:a xlink:href="http://www.top500.org/system/178086" xlink:type="simple">Cluster Platform SL230s Gen8, Xeon E5-2670 8C 2.600GHz, 10G Ethernet, NVIDIA 2075 </text:a></text:p>
          </table:table-cell>
          <table:table-cell office:value-type="float" office:value="43264" calcext:value-type="float">
            <text:p>43264</text:p>
          </table:table-cell>
          <table:table-cell office:value-type="float" office:value="419.4" calcext:value-type="float">
            <text:p>419.4</text:p>
          </table:table-cell>
          <table:table-cell office:value-type="float" office:value="1075.3" calcext:value-type="float">
            <text:p>1075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a xlink:href="http://www.top500.org/site/50453" xlink:type="simple">NASA Center for Climate Simulation</text:a></text:p>
          </table:table-cell>
          <table:table-cell office:value-type="string" calcext:value-type="string">
            <text:p><text:a xlink:href="http://www.top500.org/system/177993" xlink:type="simple">Discover- iDataPlex DX360M4, Xeon E5-2670 8C 2.600GHz, Infiniband QDR, Intel Xeon Phi 5110P </text:a></text:p>
          </table:table-cell>
          <table:table-cell office:value-type="float" office:value="35568" calcext:value-type="float">
            <text:p>35568</text:p>
          </table:table-cell>
          <table:table-cell office:value-type="float" office:value="417.3" calcext:value-type="float">
            <text:p>417.3</text:p>
          </table:table-cell>
          <table:table-cell office:value-type="float" office:value="628.8" calcext:value-type="float">
            <text:p>628.8</text:p>
          </table:table-cell>
          <table:table-cell office:value-type="float" office:value="215.6" calcext:value-type="float">
            <text:p>215.6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://www.top500.org/site/50452" xlink:type="simple">DOE/National Energy Technology Laboratory</text:a></text:p>
          </table:table-cell>
          <table:table-cell office:value-type="string" calcext:value-type="string">
            <text:p><text:a xlink:href="http://www.top500.org/system/177978" xlink:type="simple">HPCEE- SGI Rackable C2112-4RP3, Xeon E5-2670 8C 2.600GHz, Infiniband QDR </text:a></text:p>
          </table:table-cell>
          <table:table-cell office:value-type="float" office:value="24192" calcext:value-type="float">
            <text:p>24192</text:p>
          </table:table-cell>
          <table:table-cell office:value-type="float" office:value="413.5" calcext:value-type="float">
            <text:p>413.5</text:p>
          </table:table-cell>
          <table:table-cell office:value-type="float" office:value="503.2" calcext:value-type="float">
            <text:p>503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a xlink:href="http://www.top500.org/site/50553" xlink:type="simple">Center for Biological Sequence Analysis - DTU</text:a></text:p>
          </table:table-cell>
          <table:table-cell office:value-type="string" calcext:value-type="string">
            <text:p><text:a xlink:href="http://www.top500.org/system/178480" xlink:type="simple">Computerome- Apollo 6000 XL230a, Xeon E5-2683v3 14C 2GHz, Infiniband FDR </text:a></text:p>
          </table:table-cell>
          <table:table-cell office:value-type="float" office:value="15120" calcext:value-type="float">
            <text:p>15120</text:p>
          </table:table-cell>
          <table:table-cell office:value-type="float" office:value="410.8" calcext:value-type="float">
            <text:p>410.8</text:p>
          </table:table-cell>
          <table:table-cell office:value-type="float" office:value="483.8" calcext:value-type="float">
            <text:p>483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Denmark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a xlink:href="http://www.top500.org/site/48488" xlink:type="simple">National Supercomputer Centre (NSC)</text:a></text:p>
          </table:table-cell>
          <table:table-cell office:value-type="string" calcext:value-type="string">
            <text:p><text:a xlink:href="http://www.top500.org/system/177896" xlink:type="simple">Triolith- Cluster Platform SL230s Gen8, Xeon E5-2660 8C 2.200GHz, Infiniband FDR </text:a></text:p>
          </table:table-cell>
          <table:table-cell office:value-type="float" office:value="25376" calcext:value-type="float">
            <text:p>25376</text:p>
          </table:table-cell>
          <table:table-cell office:value-type="float" office:value="407.2" calcext:value-type="float">
            <text:p>407.2</text:p>
          </table:table-cell>
          <table:table-cell office:value-type="float" office:value="446.6" calcext:value-type="float">
            <text:p>446.6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table:style-name="Default"/>
          <table:table-cell office:value-type="string" calcext:value-type="string">
            <text:p>Sweden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a xlink:href="http://www.top500.org/site/49894" xlink:type="simple">EDF R&amp;D</text:a></text:p>
          </table:table-cell>
          <table:table-cell office:value-type="string" calcext:value-type="string">
            <text:p><text:a xlink:href="http://www.top500.org/system/178462" xlink:type="simple">PORTHOS- IBM NeXtScale nx360M5, Xeon E5-2697v3 14C 2.6GHz, Infiniband FDR </text:a></text:p>
          </table:table-cell>
          <table:table-cell office:value-type="float" office:value="14448" calcext:value-type="float">
            <text:p>14448</text:p>
          </table:table-cell>
          <table:table-cell office:value-type="float" office:value="406.4" calcext:value-type="float">
            <text:p>406.4</text:p>
          </table:table-cell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a xlink:href="http://www.top500.org/site/50537" xlink:type="simple">SENAI/CIMATEC</text:a></text:p>
          </table:table-cell>
          <table:table-cell office:value-type="string" calcext:value-type="string">
            <text:p><text:a xlink:href="http://www.top500.org/system/178420" xlink:type="simple">CIMATEC01- SGI ICE X, Intel Xeon E5-2690v2 10C 3GHz, Infiniband FDR </text:a></text:p>
          </table:table-cell>
          <table:table-cell office:value-type="float" office:value="17200" calcext:value-type="float">
            <text:p>17200</text:p>
          </table:table-cell>
          <table:table-cell office:value-type="float" office:value="405.4" calcext:value-type="float">
            <text:p>405.4</text:p>
          </table:table-cell>
          <table:table-cell office:value-type="float" office:value="412.8" calcext:value-type="float">
            <text:p>412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Brazil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a xlink:href="http://www.top500.org/site/50523" xlink:type="simple">Airbus</text:a></text:p>
          </table:table-cell>
          <table:table-cell office:value-type="string" calcext:value-type="string">
            <text:p><text:a xlink:href="http://www.top500.org/system/178388" xlink:type="simple">HPC4- HP POD - Cluster Platform BL460c, Intel Xeon E5-2697v2 12C 2.7GHz, Infiniband FDR </text:a></text:p>
          </table:table-cell>
          <table:table-cell office:value-type="float" office:value="21120" calcext:value-type="float">
            <text:p>21120</text:p>
          </table:table-cell>
          <table:table-cell office:value-type="float" office:value="400.4" calcext:value-type="float">
            <text:p>400.4</text:p>
          </table:table-cell>
          <table:table-cell office:value-type="float" office:value="456.2" calcext:value-type="float">
            <text:p>456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a xlink:href="http://www.top500.org/site/49064" xlink:type="simple">United Kingdom Meteorological Office</text:a></text:p>
          </table:table-cell>
          <table:table-cell office:value-type="string" calcext:value-type="string">
            <text:p><text:a xlink:href="http://www.top500.org/system/177562" xlink:type="simple">Power 775, POWER7 8C 3.836GHz, Custom Interconnect </text:a></text:p>
          </table:table-cell>
          <table:table-cell office:value-type="float" office:value="15360" calcext:value-type="float">
            <text:p>15360</text:p>
          </table:table-cell>
          <table:table-cell office:value-type="float" office:value="396.9" calcext:value-type="float">
            <text:p>396.9</text:p>
          </table:table-cell>
          <table:table-cell office:value-type="float" office:value="471.4" calcext:value-type="float">
            <text:p>471.4</text:p>
          </table:table-cell>
          <table:table-cell office:value-type="float" office:value="866.8" calcext:value-type="float">
            <text:p>866.8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a xlink:href="http://www.top500.org/site/48541" xlink:type="simple">Norwegian University of Science and Technology</text:a></text:p>
          </table:table-cell>
          <table:table-cell office:value-type="string" calcext:value-type="string">
            <text:p><text:a xlink:href="http://www.top500.org/system/177817" xlink:type="simple">SGI ICE X, Xeon E5-2670 8C 2.600GHz, Infiniband FDR </text:a></text:p>
          </table:table-cell>
          <table:table-cell office:value-type="float" office:value="22048" calcext:value-type="float">
            <text:p>22048</text:p>
          </table:table-cell>
          <table:table-cell office:value-type="float" office:value="396.7" calcext:value-type="float">
            <text:p>396.7</text:p>
          </table:table-cell>
          <table:table-cell office:value-type="float" office:value="458.6" calcext:value-type="float">
            <text:p>458.6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table:style-name="Default"/>
          <table:table-cell office:value-type="string" calcext:value-type="string">
            <text:p>Norway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a xlink:href="http://www.top500.org/site/47712" xlink:type="simple">Deutscher Wetterdienst</text:a></text:p>
          </table:table-cell>
          <table:table-cell office:value-type="string" calcext:value-type="string">
            <text:p><text:a xlink:href="http://www.top500.org/system/178454" xlink:type="simple">Cray XC40, Intel Xeon E5-2670v2 10C 2.5GHz/E5-2680v3 12C 2.5Ghz, Aries interconnect </text:a></text:p>
          </table:table-cell>
          <table:table-cell office:value-type="float" office:value="17648" calcext:value-type="float">
            <text:p>17648</text:p>
          </table:table-cell>
          <table:table-cell office:value-type="float" office:value="390.6" calcext:value-type="float">
            <text:p>390.6</text:p>
          </table:table-cell>
          <table:table-cell office:value-type="float" office:value="560.3" calcext:value-type="float">
            <text:p>560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a xlink:href="http://www.top500.org/site/47712" xlink:type="simple">Deutscher Wetterdienst</text:a></text:p>
          </table:table-cell>
          <table:table-cell office:value-type="string" calcext:value-type="string">
            <text:p><text:a xlink:href="http://www.top500.org/system/178192" xlink:type="simple">Cray XC40, Intel Xeon E5-2670v2 10C 2.5GHz/E5-2680v3 12C 2.5Ghz, Aries interconnect </text:a></text:p>
          </table:table-cell>
          <table:table-cell office:value-type="float" office:value="17648" calcext:value-type="float">
            <text:p>17648</text:p>
          </table:table-cell>
          <table:table-cell office:value-type="float" office:value="390.6" calcext:value-type="float">
            <text:p>390.6</text:p>
          </table:table-cell>
          <table:table-cell office:value-type="float" office:value="560.3" calcext:value-type="float">
            <text:p>560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a xlink:href="http://www.top500.org/site/47305" xlink:type="simple">Aerospace Company (E)</text:a></text:p>
          </table:table-cell>
          <table:table-cell office:value-type="string" calcext:value-type="string">
            <text:p><text:a xlink:href="http://www.top500.org/system/178395" xlink:type="simple">Cluster Platform 3000 BL460c Gen8, Intel Xeon E5-2697v2 12C 2.7GHz, Infiniband FDR </text:a></text:p>
          </table:table-cell>
          <table:table-cell office:value-type="float" office:value="21240" calcext:value-type="float">
            <text:p>21240</text:p>
          </table:table-cell>
          <table:table-cell office:value-type="float" office:value="389.5" calcext:value-type="float">
            <text:p>389.5</text:p>
          </table:table-cell>
          <table:table-cell office:value-type="float" office:value="458.8" calcext:value-type="float">
            <text:p>458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a xlink:href="http://www.top500.org/site/49466" xlink:type="simple">Center for Development of Advanced Computing (C-DAC)</text:a></text:p>
          </table:table-cell>
          <table:table-cell office:value-type="string" calcext:value-type="string">
            <text:p><text:a xlink:href="http://www.top500.org/system/178074" xlink:type="simple">PARAM Yuva - II- R2208GZ Cluster, Xeon E5-2670 8C 2.600GHz, Infiniband FDR, Intel Xeon Phi 5110P </text:a></text:p>
          </table:table-cell>
          <table:table-cell office:value-type="float" office:value="30056" calcext:value-type="float">
            <text:p>30056</text:p>
          </table:table-cell>
          <table:table-cell office:value-type="float" office:value="388.4" calcext:value-type="float">
            <text:p>388.4</text:p>
          </table:table-cell>
          <table:table-cell office:value-type="float" office:value="520.4" calcext:value-type="float">
            <text:p>520.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style-name="Default"/>
          <table:table-cell office:value-type="string" calcext:value-type="string">
            <text:p>India</text:p>
          </table:table-cell>
          <table:table-cell office:value-type="string" calcext:value-type="string">
            <text:p>Netweb Technologies</text:p>
          </table:table-cell>
          <table:table-cell table:style-name="Default"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a xlink:href="http://www.top500.org/site/50516" xlink:type="simple">Academic Center for Computing and Media Studies (ACCMS), Kyoto University</text:a></text:p>
          </table:table-cell>
          <table:table-cell office:value-type="string" calcext:value-type="string">
            <text:p><text:a xlink:href="http://www.top500.org/system/178327" xlink:type="simple">camellia- Cray XC30, Intel Xeon E5-2670v2 10C 2.500GHz, Aries interconnect , Intel Xeon Phi 5120D </text:a></text:p>
          </table:table-cell>
          <table:table-cell office:value-type="float" office:value="33600" calcext:value-type="float">
            <text:p>33600</text:p>
          </table:table-cell>
          <table:table-cell office:value-type="float" office:value="380.5" calcext:value-type="float">
            <text:p>380.5</text:p>
          </table:table-cell>
          <table:table-cell office:value-type="float" office:value="581.3" calcext:value-type="float">
            <text:p>581.3</text:p>
          </table:table-cell>
          <table:table-cell office:value-type="float" office:value="165.3" calcext:value-type="float">
            <text:p>165.3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a xlink:href="http://www.top500.org/site/49337" xlink:type="simple">Joint Supercomputer Center</text:a></text:p>
          </table:table-cell>
          <table:table-cell office:value-type="string" calcext:value-type="string">
            <text:p><text:a xlink:href="http://www.top500.org/system/177979" xlink:type="simple">MVS-10P- RSC Tornado, Xeon E5-2690 8C 2.900GHz, Infiniband FDR, Intel Xeon Phi SE10X </text:a></text:p>
          </table:table-cell>
          <table:table-cell office:value-type="float" office:value="28704" calcext:value-type="float">
            <text:p>28704</text:p>
          </table:table-cell>
          <table:table-cell office:value-type="float" office:value="375.7" calcext:value-type="float">
            <text:p>375.7</text:p>
          </table:table-cell>
          <table:table-cell office:value-type="float" office:value="523.6" calcext:value-type="float">
            <text:p>523.6</text:p>
          </table:table-cell>
          <table:table-cell office:value-type="float" office:value="222.7" calcext:value-type="float">
            <text:p>222.7</text:p>
          </table:table-cell>
        </table:table-row>
        <table:table-row table:style-name="ro1">
          <table:table-cell table:style-name="Default"/>
          <table:table-cell office:value-type="string" calcext:value-type="string">
            <text:p>Russia</text:p>
          </table:table-cell>
          <table:table-cell office:value-type="string" calcext:value-type="string">
            <text:p>RSC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a xlink:href="http://www.top500.org/site/50527" xlink:type="simple">IT Service Provider</text:a></text:p>
          </table:table-cell>
          <table:table-cell office:value-type="string" calcext:value-type="string">
            <text:p><text:a xlink:href="http://www.top500.org/system/178396" xlink:type="simple">Cluster Platform 3000 BL460c Gen8, Xeon E5-2640 6C 2.5GHz, 10G Ethernet </text:a></text:p>
          </table:table-cell>
          <table:table-cell office:value-type="float" office:value="28608" calcext:value-type="float">
            <text:p>28608</text:p>
          </table:table-cell>
          <table:table-cell office:value-type="float" office:value="374.9" calcext:value-type="float">
            <text:p>374.9</text:p>
          </table:table-cell>
          <table:table-cell office:value-type="float" office:value="572.2" calcext:value-type="float">
            <text:p>572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a xlink:href="http://www.top500.org/site/48786" xlink:type="simple">Energy Company</text:a></text:p>
          </table:table-cell>
          <table:table-cell office:value-type="string" calcext:value-type="string">
            <text:p><text:a xlink:href="http://www.top500.org/system/177895" xlink:type="simple">Cluster Platform SL250s Gen8, Xeon E5-2670 8C 2.600GHz, 10G Ethernet </text:a></text:p>
          </table:table-cell>
          <table:table-cell office:value-type="float" office:value="25568" calcext:value-type="float">
            <text:p>25568</text:p>
          </table:table-cell>
          <table:table-cell office:value-type="float" office:value="371.7" calcext:value-type="float">
            <text:p>371.7</text:p>
          </table:table-cell>
          <table:table-cell office:value-type="float" office:value="531.8" calcext:value-type="float">
            <text:p>531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a xlink:href="http://www.top500.org/site/50329" xlink:type="simple">Service Provider</text:a></text:p>
          </table:table-cell>
          <table:table-cell office:value-type="string" calcext:value-type="string">
            <text:p><text:a xlink:href="http://www.top500.org/system/178311" xlink:type="simple">Cluster Platform DL360p Gen8, Xeon E5-2640 6C 2.500GHz, Gigabit Ethernet </text:a></text:p>
          </table:table-cell>
          <table:table-cell office:value-type="float" office:value="39228" calcext:value-type="float">
            <text:p>39228</text:p>
          </table:table-cell>
          <table:table-cell office:value-type="float" office:value="364.5" calcext:value-type="float">
            <text:p>364.5</text:p>
          </table:table-cell>
          <table:table-cell office:value-type="float" office:value="784.6" calcext:value-type="float">
            <text:p>784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a xlink:href="http://www.top500.org/site/50528" xlink:type="simple">IT Service Provider</text:a></text:p>
          </table:table-cell>
          <table:table-cell office:value-type="string" calcext:value-type="string">
            <text:p><text:a xlink:href="http://www.top500.org/system/178397" xlink:type="simple">Cluster Platform 3000 BL460c Gen8, Xeon E5-2670 8C 2.6GHz, 10G Ethernet </text:a></text:p>
          </table:table-cell>
          <table:table-cell office:value-type="float" office:value="26096" calcext:value-type="float">
            <text:p>26096</text:p>
          </table:table-cell>
          <table:table-cell office:value-type="float" office:value="359.8" calcext:value-type="float">
            <text:p>359.8</text:p>
          </table:table-cell>
          <table:table-cell office:value-type="float" office:value="542.8" calcext:value-type="float">
            <text:p>542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a xlink:href="http://www.top500.org/site/47347" xlink:type="simple">DOE/SC/Argonne National Laboratory</text:a></text:p>
          </table:table-cell>
          <table:table-cell office:value-type="string" calcext:value-type="string">
            <text:p><text:a xlink:href="http://www.top500.org/system/177734" xlink:type="simple">Vesta- BlueGene/Q, Power BQC 16C 1.60GHz, Custom </text:a></text:p>
          </table:table-cell>
          <table:table-cell office:value-type="float" office:value="32768" calcext:value-type="float">
            <text:p>32768</text:p>
          </table:table-cell>
          <table:table-cell office:value-type="float" office:value="357.8" calcext:value-type="float">
            <text:p>357.8</text:p>
          </table:table-cell>
          <table:table-cell office:value-type="float" office:value="419.4" calcext:value-type="float">
            <text:p>419.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a xlink:href="http://www.top500.org/site/49635" xlink:type="simple">IBM Rochester</text:a></text:p>
          </table:table-cell>
          <table:table-cell office:value-type="string" calcext:value-type="string">
            <text:p><text:a xlink:href="http://www.top500.org/system/177558" xlink:type="simple">BlueGene/Q, Power BQC 16C 1.60 GHz, Custom </text:a></text:p>
          </table:table-cell>
          <table:table-cell office:value-type="float" office:value="32768" calcext:value-type="float">
            <text:p>32768</text:p>
          </table:table-cell>
          <table:table-cell office:value-type="float" office:value="357.8" calcext:value-type="float">
            <text:p>357.8</text:p>
          </table:table-cell>
          <table:table-cell office:value-type="float" office:value="419.4" calcext:value-type="float">
            <text:p>419.4</text:p>
          </table:table-cell>
          <table:table-cell office:value-type="float" office:value="164.4" calcext:value-type="float">
            <text:p>164.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a xlink:href="http://www.top500.org/site/49635" xlink:type="simple">IBM Rochester</text:a></text:p>
          </table:table-cell>
          <table:table-cell office:value-type="string" calcext:value-type="string">
            <text:p><text:a xlink:href="http://www.top500.org/system/177557" xlink:type="simple">BlueGene/Q, Power BQC 16C 1.60 GHz, Custom </text:a></text:p>
          </table:table-cell>
          <table:table-cell office:value-type="float" office:value="32768" calcext:value-type="float">
            <text:p>32768</text:p>
          </table:table-cell>
          <table:table-cell office:value-type="float" office:value="357.8" calcext:value-type="float">
            <text:p>357.8</text:p>
          </table:table-cell>
          <table:table-cell office:value-type="float" office:value="419.4" calcext:value-type="float">
            <text:p>419.4</text:p>
          </table:table-cell>
          <table:table-cell office:value-type="float" office:value="164.4" calcext:value-type="float">
            <text:p>164.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a xlink:href="http://www.top500.org/site/50172" xlink:type="simple">Software Company (M)</text:a></text:p>
          </table:table-cell>
          <table:table-cell office:value-type="string" calcext:value-type="string">
            <text:p><text:a xlink:href="http://www.top500.org/system/178244" xlink:type="simple">Cluster Platform DL360e Gen8, Xeon E5-2450L 8C 1.800GHz, Gigabit Ethernet </text:a></text:p>
          </table:table-cell>
          <table:table-cell office:value-type="float" office:value="62848" calcext:value-type="float">
            <text:p>62848</text:p>
          </table:table-cell>
          <table:table-cell office:value-type="float" office:value="354.5" calcext:value-type="float">
            <text:p>354.5</text:p>
          </table:table-cell>
          <table:table-cell office:value-type="float" office:value="905" calcext:value-type="float">
            <text:p>90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a xlink:href="http://www.top500.org/site/49894" xlink:type="simple">EDF R&amp;D</text:a></text:p>
          </table:table-cell>
          <table:table-cell office:value-type="string" calcext:value-type="string">
            <text:p><text:a xlink:href="http://www.top500.org/system/178201" xlink:type="simple">Athos- iDataPlex DX360M4, Intel Xeon E5-2697v2 12C 2.700GHz, Infiniband FDR14 </text:a></text:p>
          </table:table-cell>
          <table:table-cell office:value-type="float" office:value="18144" calcext:value-type="float">
            <text:p>18144</text:p>
          </table:table-cell>
          <table:table-cell office:value-type="float" office:value="352.7" calcext:value-type="float">
            <text:p>352.7</text:p>
          </table:table-cell>
          <table:table-cell office:value-type="float" office:value="391.9" calcext:value-type="float">
            <text:p>391.9</text:p>
          </table:table-cell>
          <table:table-cell office:value-type="float" office:value="347.3" calcext:value-type="float">
            <text:p>347.3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a xlink:href="http://www.top500.org/site/50172" xlink:type="simple">Software Company (M)</text:a></text:p>
          </table:table-cell>
          <table:table-cell office:value-type="string" calcext:value-type="string">
            <text:p><text:a xlink:href="http://www.top500.org/system/178245" xlink:type="simple">Cluster Platform DL360e Gen8, Xeon E5-2450L 8C 1.800GHz, Gigabit Ethernet </text:a></text:p>
          </table:table-cell>
          <table:table-cell office:value-type="float" office:value="62416" calcext:value-type="float">
            <text:p>62416</text:p>
          </table:table-cell>
          <table:table-cell office:value-type="float" office:value="352" calcext:value-type="float">
            <text:p>352</text:p>
          </table:table-cell>
          <table:table-cell office:value-type="float" office:value="898.8" calcext:value-type="float">
            <text:p>898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a xlink:href="http://www.top500.org/site/50423" xlink:type="simple">Army Research Laboratory DoD Supercomputing Resource Center (ARL DSRC)</text:a></text:p>
          </table:table-cell>
          <table:table-cell office:value-type="string" calcext:value-type="string">
            <text:p><text:a xlink:href="http://www.top500.org/system/177830" xlink:type="simple">Pershing- iDataPlex DX360M4, Xeon E5-2670 8C 2.600GHz, Infiniband FDR </text:a></text:p>
          </table:table-cell>
          <table:table-cell office:value-type="float" office:value="20160" calcext:value-type="float">
            <text:p>20160</text:p>
          </table:table-cell>
          <table:table-cell office:value-type="float" office:value="350.7" calcext:value-type="float">
            <text:p>350.7</text:p>
          </table:table-cell>
          <table:table-cell office:value-type="float" office:value="419.3" calcext:value-type="float">
            <text:p>419.3</text:p>
          </table:table-cell>
          <table:table-cell office:value-type="float" office:value="400.7" calcext:value-type="float">
            <text:p>400.7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a xlink:href="http://www.top500.org/site/48247" xlink:type="simple">Lawrence Livermore National Laboratory</text:a></text:p>
          </table:table-cell>
          <table:table-cell office:value-type="string" calcext:value-type="string">
            <text:p><text:a xlink:href="http://www.top500.org/system/177792" xlink:type="simple">Cab- Xtreme-X , Xeon E5-2670 8C 2.600GHz, Infiniband QDR </text:a></text:p>
          </table:table-cell>
          <table:table-cell office:value-type="float" office:value="20480" calcext:value-type="float">
            <text:p>20480</text:p>
          </table:table-cell>
          <table:table-cell office:value-type="float" office:value="347.4" calcext:value-type="float">
            <text:p>347.4</text:p>
          </table:table-cell>
          <table:table-cell office:value-type="float" office:value="426" calcext:value-type="float">
            <text:p>426</text:p>
          </table:table-cell>
          <table:table-cell office:value-type="float" office:value="421.2" calcext:value-type="float">
            <text:p>421.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a xlink:href="http://www.top500.org/site/48276" xlink:type="simple">Los Alamos National Laboratory</text:a></text:p>
          </table:table-cell>
          <table:table-cell office:value-type="string" calcext:value-type="string">
            <text:p><text:a xlink:href="http://www.top500.org/system/177454" xlink:type="simple">Luna- Xtreme-X GreenBlade GB512X, Xeon E5-2670 8C 2.600GHz, Infiniband QDR </text:a></text:p>
          </table:table-cell>
          <table:table-cell office:value-type="float" office:value="20480" calcext:value-type="float">
            <text:p>20480</text:p>
          </table:table-cell>
          <table:table-cell office:value-type="float" office:value="347.4" calcext:value-type="float">
            <text:p>347.4</text:p>
          </table:table-cell>
          <table:table-cell office:value-type="float" office:value="426" calcext:value-type="float">
            <text:p>426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a xlink:href="http://www.top500.org/site/50207" xlink:type="simple">Commissariat a l'Energie Atomique (CEA)/CCRT</text:a></text:p>
          </table:table-cell>
          <table:table-cell office:value-type="string" calcext:value-type="string">
            <text:p><text:a xlink:href="http://www.top500.org/system/177819" xlink:type="simple">airain- Bullx B510, Xeon E5-2680 8C 2.700GHz, Infiniband QDR </text:a></text:p>
          </table:table-cell>
          <table:table-cell office:value-type="float" office:value="18144" calcext:value-type="float">
            <text:p>18144</text:p>
          </table:table-cell>
          <table:table-cell office:value-type="float" office:value="346.1" calcext:value-type="float">
            <text:p>346.1</text:p>
          </table:table-cell>
          <table:table-cell office:value-type="float" office:value="391.9" calcext:value-type="float">
            <text:p>391.9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Bull SA</text:p>
          </table:table-cell>
          <table:table-cell table:style-name="Default"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a xlink:href="http://www.top500.org/site/48217" xlink:type="simple">Korea Meteorological Administration</text:a></text:p>
          </table:table-cell>
          <table:table-cell office:value-type="string" calcext:value-type="string">
            <text:p><text:a xlink:href="http://www.top500.org/system/178455" xlink:type="simple">Uri- Cray XC40, Xeon E5-2690v3 12C 2.6GHz, Aries interconnect </text:a></text:p>
          </table:table-cell>
          <table:table-cell office:value-type="float" office:value="10752" calcext:value-type="float">
            <text:p>10752</text:p>
          </table:table-cell>
          <table:table-cell office:value-type="float" office:value="345.6" calcext:value-type="float">
            <text:p>345.6</text:p>
          </table:table-cell>
          <table:table-cell office:value-type="float" office:value="447.3" calcext:value-type="float">
            <text:p>447.3</text:p>
          </table:table-cell>
          <table:table-cell office:value-type="float" office:value="159.6" calcext:value-type="float">
            <text:p>159.6</text:p>
          </table:table-cell>
        </table:table-row>
        <table:table-row table:style-name="ro1">
          <table:table-cell table:style-name="Default"/>
          <table:table-cell office:value-type="string" calcext:value-type="string">
            <text:p>Korea, South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a xlink:href="http://www.top500.org/site/50281" xlink:type="simple">Indian Institute of Technology - Kanpur</text:a></text:p>
          </table:table-cell>
          <table:table-cell office:value-type="string" calcext:value-type="string">
            <text:p><text:a xlink:href="http://www.top500.org/system/178325" xlink:type="simple">Cluster Platform SL230s Gen8, Intel Xeon E5-2670v2 10C 2.5GHz, Infiniband FDR </text:a></text:p>
          </table:table-cell>
          <table:table-cell office:value-type="float" office:value="17980" calcext:value-type="float">
            <text:p>17980</text:p>
          </table:table-cell>
          <table:table-cell office:value-type="float" office:value="344.3" calcext:value-type="float">
            <text:p>344.3</text:p>
          </table:table-cell>
          <table:table-cell office:value-type="float" office:value="359.6" calcext:value-type="float">
            <text:p>359.6</text:p>
          </table:table-cell>
          <table:table-cell office:value-type="float" office:value="369.9" calcext:value-type="float">
            <text:p>369.9</text:p>
          </table:table-cell>
        </table:table-row>
        <table:table-row table:style-name="ro1">
          <table:table-cell table:style-name="Default"/>
          <table:table-cell office:value-type="string" calcext:value-type="string">
            <text:p>Indi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a xlink:href="http://www.top500.org/site/49284" xlink:type="simple">Air Force Research Laboratory</text:a></text:p>
          </table:table-cell>
          <table:table-cell office:value-type="string" calcext:value-type="string">
            <text:p><text:a xlink:href="http://www.top500.org/system/178186" xlink:type="simple">SGI ICE X, Xeon E5-2670 8C 2.600GHz, Infiniband FDR </text:a></text:p>
          </table:table-cell>
          <table:table-cell office:value-type="float" office:value="18432" calcext:value-type="float">
            <text:p>18432</text:p>
          </table:table-cell>
          <table:table-cell office:value-type="float" office:value="339.5" calcext:value-type="float">
            <text:p>339.5</text:p>
          </table:table-cell>
          <table:table-cell office:value-type="float" office:value="383.4" calcext:value-type="float">
            <text:p>383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a xlink:href="http://www.top500.org/site/49392" xlink:type="simple">Hewlett-Packard</text:a></text:p>
          </table:table-cell>
          <table:table-cell office:value-type="string" calcext:value-type="string">
            <text:p><text:a xlink:href="http://www.top500.org/system/178481" xlink:type="simple">Cluster Platform 4000 BL465c, Opteron O-6376 16C 2.3GHz, 10G Ethernet </text:a></text:p>
          </table:table-cell>
          <table:table-cell office:value-type="float" office:value="64128" calcext:value-type="float">
            <text:p>64128</text:p>
          </table:table-cell>
          <table:table-cell office:value-type="float" office:value="337.2" calcext:value-type="float">
            <text:p>337.2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a xlink:href="http://www.top500.org/site/48748" xlink:type="simple">Sandia National Laboratories</text:a></text:p>
          </table:table-cell>
          <table:table-cell office:value-type="string" calcext:value-type="string">
            <text:p><text:a xlink:href="http://www.top500.org/system/177793" xlink:type="simple">Pecos- Xtreme-X , Xeon E5-2670 8C 2.600GHz, Infiniband QDR </text:a></text:p>
          </table:table-cell>
          <table:table-cell office:value-type="float" office:value="19712" calcext:value-type="float">
            <text:p>19712</text:p>
          </table:table-cell>
          <table:table-cell office:value-type="float" office:value="336.8" calcext:value-type="float">
            <text:p>336.8</text:p>
          </table:table-cell>
          <table:table-cell office:value-type="float" office:value="410" calcext:value-type="float">
            <text:p>410</text:p>
          </table:table-cell>
          <table:table-cell office:value-type="float" office:value="421.2" calcext:value-type="float">
            <text:p>421.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a xlink:href="http://www.top500.org/site/48957" xlink:type="simple">Texas A&amp;M University</text:a></text:p>
          </table:table-cell>
          <table:table-cell office:value-type="string" calcext:value-type="string">
            <text:p><text:a xlink:href="http://www.top500.org/system/178332" xlink:type="simple">Ada- IBM NeXtScale nx360M4, Intel Xeon E5-2670v2 10C 2.5GHz, Infiniband FDR </text:a></text:p>
          </table:table-cell>
          <table:table-cell office:value-type="float" office:value="16820" calcext:value-type="float">
            <text:p>16820</text:p>
          </table:table-cell>
          <table:table-cell office:value-type="float" office:value="335.7" calcext:value-type="float">
            <text:p>335.7</text:p>
          </table:table-cell>
          <table:table-cell office:value-type="float" office:value="336.4" calcext:value-type="float">
            <text:p>336.4</text:p>
          </table:table-cell>
          <table:table-cell office:value-type="float" office:value="356.8" calcext:value-type="float">
            <text:p>356.8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a xlink:href="http://www.top500.org/site/50320" xlink:type="simple">Commonwealth Scientific and Industrial Research Organisation (CSIRO)</text:a></text:p>
          </table:table-cell>
          <table:table-cell office:value-type="string" calcext:value-type="string">
            <text:p><text:a xlink:href="http://www.top500.org/system/177001" xlink:type="simple">CSIRO GPU Cluster- Nitro G16 3GPU, Xeon E5-2650 8C 2GHz, Infiniband FDR, Nvidia K20m </text:a></text:p>
          </table:table-cell>
          <table:table-cell office:value-type="float" office:value="6875" calcext:value-type="float">
            <text:p>6875</text:p>
          </table:table-cell>
          <table:table-cell office:value-type="float" office:value="335.3" calcext:value-type="float">
            <text:p>335.3</text:p>
          </table:table-cell>
          <table:table-cell office:value-type="float" office:value="472.5" calcext:value-type="float">
            <text:p>472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Australia</text:p>
          </table:table-cell>
          <table:table-cell office:value-type="string" calcext:value-type="string">
            <text:p>Xenon Systems</text:p>
          </table:table-cell>
          <table:table-cell table:style-name="Default"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a xlink:href="http://www.top500.org/site/50387" xlink:type="simple">CSIR Fourth Paradigm Institute (CSIR-4PI)</text:a></text:p>
          </table:table-cell>
          <table:table-cell office:value-type="string" calcext:value-type="string">
            <text:p><text:a xlink:href="http://www.top500.org/system/177643" xlink:type="simple">Cluster Platform 3000 BL460c Gen8, Xeon E5-2670 8C 2.60GHz, Infiniband FDR </text:a></text:p>
          </table:table-cell>
          <table:table-cell office:value-type="float" office:value="17408" calcext:value-type="float">
            <text:p>17408</text:p>
          </table:table-cell>
          <table:table-cell office:value-type="float" office:value="334.4" calcext:value-type="float">
            <text:p>334.4</text:p>
          </table:table-cell>
          <table:table-cell office:value-type="float" office:value="362.1" calcext:value-type="float">
            <text:p>362.1</text:p>
          </table:table-cell>
          <table:table-cell office:value-type="float" office:value="386.6" calcext:value-type="float">
            <text:p>386.6</text:p>
          </table:table-cell>
        </table:table-row>
        <table:table-row table:style-name="ro1">
          <table:table-cell table:style-name="Default"/>
          <table:table-cell office:value-type="string" calcext:value-type="string">
            <text:p>Indi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a xlink:href="http://www.top500.org/site/48748" xlink:type="simple">Sandia National Laboratories</text:a></text:p>
          </table:table-cell>
          <table:table-cell office:value-type="string" calcext:value-type="string">
            <text:p><text:a xlink:href="http://www.top500.org/system/177459" xlink:type="simple">Chama- Xtreme-X GreenBlade GB512X, Xeon E5-2670 8C 2.600GHz, Infiniband QDR </text:a></text:p>
          </table:table-cell>
          <table:table-cell office:value-type="float" office:value="19680" calcext:value-type="float">
            <text:p>19680</text:p>
          </table:table-cell>
          <table:table-cell office:value-type="float" office:value="332" calcext:value-type="float">
            <text:p>332</text:p>
          </table:table-cell>
          <table:table-cell office:value-type="float" office:value="409.3" calcext:value-type="float">
            <text:p>409.3</text:p>
          </table:table-cell>
          <table:table-cell office:value-type="float" office:value="453.6" calcext:value-type="float">
            <text:p>453.6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a xlink:href="http://www.top500.org/site/47551" xlink:type="simple">China Meteorological Administration</text:a></text:p>
          </table:table-cell>
          <table:table-cell office:value-type="string" calcext:value-type="string">
            <text:p><text:a xlink:href="http://www.top500.org/system/178331" xlink:type="simple">IBM Flex System p460, POWER7 8C 3.550GHz, Infiniband QDR </text:a></text:p>
          </table:table-cell>
          <table:table-cell office:value-type="float" office:value="13664" calcext:value-type="float">
            <text:p>13664</text:p>
          </table:table-cell>
          <table:table-cell office:value-type="float" office:value="331.5" calcext:value-type="float">
            <text:p>331.5</text:p>
          </table:table-cell>
          <table:table-cell office:value-type="float" office:value="388.1" calcext:value-type="float">
            <text:p>388.1</text:p>
          </table:table-cell>
          <table:table-cell office:value-type="float" office:value="414.8" calcext:value-type="float">
            <text:p>414.8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a xlink:href="http://www.top500.org/site/50425" xlink:type="simple">Navy DSRC</text:a></text:p>
          </table:table-cell>
          <table:table-cell office:value-type="string" calcext:value-type="string">
            <text:p><text:a xlink:href="http://www.top500.org/system/177833" xlink:type="simple">Haise- iDataPlex DX360M4, Xeon E5-2670 8C 2.600GHz, Infiniband FDR </text:a></text:p>
          </table:table-cell>
          <table:table-cell office:value-type="float" office:value="18816" calcext:value-type="float">
            <text:p>18816</text:p>
          </table:table-cell>
          <table:table-cell office:value-type="float" office:value="327.3" calcext:value-type="float">
            <text:p>327.3</text:p>
          </table:table-cell>
          <table:table-cell office:value-type="float" office:value="391.4" calcext:value-type="float">
            <text:p>391.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a xlink:href="http://www.top500.org/site/50425" xlink:type="simple">Navy DSRC</text:a></text:p>
          </table:table-cell>
          <table:table-cell office:value-type="string" calcext:value-type="string">
            <text:p><text:a xlink:href="http://www.top500.org/system/177832" xlink:type="simple">Kilrain- iDataPlex DX360M4, Xeon E5-2670 8C 2.600GHz, Infiniband FDR </text:a></text:p>
          </table:table-cell>
          <table:table-cell office:value-type="float" office:value="18816" calcext:value-type="float">
            <text:p>18816</text:p>
          </table:table-cell>
          <table:table-cell office:value-type="float" office:value="327.3" calcext:value-type="float">
            <text:p>327.3</text:p>
          </table:table-cell>
          <table:table-cell office:value-type="float" office:value="391.4" calcext:value-type="float">
            <text:p>391.4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a xlink:href="http://www.top500.org/site/50172" xlink:type="simple">Software Company (M)</text:a></text:p>
          </table:table-cell>
          <table:table-cell office:value-type="string" calcext:value-type="string">
            <text:p><text:a xlink:href="http://www.top500.org/system/178246" xlink:type="simple">Cluster Platform DL360e Gen8, Xeon E5-2450L 8C 1.800GHz, Gigabit Ethernet </text:a></text:p>
          </table:table-cell>
          <table:table-cell office:value-type="float" office:value="57648" calcext:value-type="float">
            <text:p>57648</text:p>
          </table:table-cell>
          <table:table-cell office:value-type="float" office:value="325.1" calcext:value-type="float">
            <text:p>325.1</text:p>
          </table:table-cell>
          <table:table-cell office:value-type="float" office:value="830.1" calcext:value-type="float">
            <text:p>830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a xlink:href="http://www.top500.org/site/50371" xlink:type="simple">NOAA Environmental Security Computer Center</text:a></text:p>
          </table:table-cell>
          <table:table-cell office:value-type="string" calcext:value-type="string">
            <text:p><text:a xlink:href="http://www.top500.org/system/177477" xlink:type="simple">Zeus- SGI ICE 8400EX, Xeon X5690 6C 3.470GHz, Infiniband QDR </text:a></text:p>
          </table:table-cell>
          <table:table-cell office:value-type="float" office:value="27600" calcext:value-type="float">
            <text:p>27600</text:p>
          </table:table-cell>
          <table:table-cell office:value-type="float" office:value="322.9" calcext:value-type="float">
            <text:p>322.9</text:p>
          </table:table-cell>
          <table:table-cell office:value-type="float" office:value="382.6" calcext:value-type="float">
            <text:p>382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a xlink:href="http://www.top500.org/site/47935" xlink:type="simple">Georgia Institute of Technology</text:a></text:p>
          </table:table-cell>
          <table:table-cell office:value-type="string" calcext:value-type="string">
            <text:p><text:a xlink:href="http://www.top500.org/system/176942" xlink:type="simple">Keeneland- Cluster Platform SL250s Gen8, Xeon E5-2670 8C 2.600GHz, Infiniband FDR, NVIDIA 2090 </text:a></text:p>
          </table:table-cell>
          <table:table-cell office:value-type="float" office:value="16896" calcext:value-type="float">
            <text:p>16896</text:p>
          </table:table-cell>
          <table:table-cell office:value-type="float" office:value="319.6" calcext:value-type="float">
            <text:p>319.6</text:p>
          </table:table-cell>
          <table:table-cell office:value-type="float" office:value="614.5" calcext:value-type="float">
            <text:p>614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a xlink:href="http://www.top500.org/site/50235" xlink:type="simple">National Center for Medium Range Weather Forecast</text:a></text:p>
          </table:table-cell>
          <table:table-cell office:value-type="string" calcext:value-type="string">
            <text:p><text:a xlink:href="http://www.top500.org/system/178005" xlink:type="simple">iDataPlex DX360M4, Xeon E5-2670 8C 2.600GHz, Infiniband FDR </text:a></text:p>
          </table:table-cell>
          <table:table-cell office:value-type="float" office:value="16832" calcext:value-type="float">
            <text:p>16832</text:p>
          </table:table-cell>
          <table:table-cell office:value-type="float" office:value="318.4" calcext:value-type="float">
            <text:p>318.4</text:p>
          </table:table-cell>
          <table:table-cell office:value-type="float" office:value="350.1" calcext:value-type="float">
            <text:p>350.1</text:p>
          </table:table-cell>
          <table:table-cell office:value-type="float" office:value="349.6" calcext:value-type="float">
            <text:p>349.6</text:p>
          </table:table-cell>
        </table:table-row>
        <table:table-row table:style-name="ro1">
          <table:table-cell table:style-name="Default"/>
          <table:table-cell office:value-type="string" calcext:value-type="string">
            <text:p>Indi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a xlink:href="http://www.top500.org/site/47363" xlink:type="simple">AWE</text:a></text:p>
          </table:table-cell>
          <table:table-cell office:value-type="string" calcext:value-type="string">
            <text:p><text:a xlink:href="http://www.top500.org/system/176935" xlink:type="simple">Blackthorn- Bullx B510, Xeon E5-2670 8C 2.600GHz, Infiniband QDR </text:a></text:p>
          </table:table-cell>
          <table:table-cell office:value-type="float" office:value="17856" calcext:value-type="float">
            <text:p>17856</text:p>
          </table:table-cell>
          <table:table-cell office:value-type="float" office:value="318" calcext:value-type="float">
            <text:p>318</text:p>
          </table:table-cell>
          <table:table-cell office:value-type="float" office:value="371.4" calcext:value-type="float">
            <text:p>371.4</text:p>
          </table:table-cell>
          <table:table-cell office:value-type="float" office:value="446.4" calcext:value-type="float">
            <text:p>446.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Bull SA</text:p>
          </table:table-cell>
          <table:table-cell table:style-name="Default"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a xlink:href="http://www.top500.org/site/50495" xlink:type="simple">Information Technology Center, Nagoya University</text:a></text:p>
          </table:table-cell>
          <table:table-cell office:value-type="string" calcext:value-type="string">
            <text:p><text:a xlink:href="http://www.top500.org/system/178252" xlink:type="simple">Fujitsu PRIMERGY CX400, Intel Xeon E5-2697v2 12C 2.700GHz, Infiniband FDR, Xeon Phi 3120p </text:a></text:p>
          </table:table-cell>
          <table:table-cell office:value-type="float" office:value="23478" calcext:value-type="float">
            <text:p>23478</text:p>
          </table:table-cell>
          <table:table-cell office:value-type="float" office:value="317.9" calcext:value-type="float">
            <text:p>317.9</text:p>
          </table:table-cell>
          <table:table-cell office:value-type="float" office:value="465.6" calcext:value-type="float">
            <text:p>465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Fujitsu</text:p>
          </table:table-cell>
          <table:table-cell table:style-name="Default"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a xlink:href="http://www.top500.org/site/50506" xlink:type="simple">IT Services Provider </text:a></text:p>
          </table:table-cell>
          <table:table-cell office:value-type="string" calcext:value-type="string">
            <text:p><text:a xlink:href="http://www.top500.org/system/178279" xlink:type="simple">Cluster Platform DL360p Gen8, Xeon E5-2630 6C 2.300GHz, Gigabit Ethernet </text:a></text:p>
          </table:table-cell>
          <table:table-cell office:value-type="float" office:value="36792" calcext:value-type="float">
            <text:p>36792</text:p>
          </table:table-cell>
          <table:table-cell office:value-type="float" office:value="317.8" calcext:value-type="float">
            <text:p>317.8</text:p>
          </table:table-cell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a xlink:href="http://www.top500.org/site/50529" xlink:type="simple">IT Service Provider</text:a></text:p>
          </table:table-cell>
          <table:table-cell office:value-type="string" calcext:value-type="string">
            <text:p><text:a xlink:href="http://www.top500.org/system/178398" xlink:type="simple">Cluster Platform SL250s Gen8, Intel Xeon E5-2670v2 10C 2.5GHz, Infiniband FDR </text:a></text:p>
          </table:table-cell>
          <table:table-cell office:value-type="float" office:value="18660" calcext:value-type="float">
            <text:p>18660</text:p>
          </table:table-cell>
          <table:table-cell office:value-type="float" office:value="316.8" calcext:value-type="float">
            <text:p>316.8</text:p>
          </table:table-cell>
          <table:table-cell office:value-type="float" office:value="373.2" calcext:value-type="float">
            <text:p>373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Indi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top500.org/site/50550" xlink:type="simple">GSI Helmholtz Center</text:a></text:p>
          </table:table-cell>
          <table:table-cell office:value-type="string" calcext:value-type="string">
            <text:p><text:a xlink:href="http://www.top500.org/system/178473" xlink:type="simple">ASUS ESC4000 FDR/G2S, Intel Xeon E5-2690v2 10C 3GHz, Infiniband FDR, AMD FirePro S9150 </text:a></text:p>
          </table:table-cell>
          <table:table-cell office:value-type="float" office:value="10976" calcext:value-type="float">
            <text:p>10976</text:p>
          </table:table-cell>
          <table:table-cell office:value-type="float" office:value="316.7" calcext:value-type="float">
            <text:p>316.7</text:p>
          </table:table-cell>
          <table:table-cell office:value-type="float" office:value="593.6" calcext:value-type="float">
            <text:p>593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AMD, ASUS, FIAS, GSI</text:p>
          </table:table-cell>
          <table:table-cell table:style-name="Default"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a xlink:href="http://www.top500.org/site/48217" xlink:type="simple">Korea Meteorological Administration</text:a></text:p>
          </table:table-cell>
          <table:table-cell office:value-type="string" calcext:value-type="string">
            <text:p><text:a xlink:href="http://www.top500.org/system/176957" xlink:type="simple">Haedam- Cray XE6 12-core 2.1 GHz </text:a></text:p>
          </table:table-cell>
          <table:table-cell office:value-type="float" office:value="45120" calcext:value-type="float">
            <text:p>45120</text:p>
          </table:table-cell>
          <table:table-cell office:value-type="float" office:value="316.4" calcext:value-type="float">
            <text:p>316.4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Korea, South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a xlink:href="http://www.top500.org/site/48217" xlink:type="simple">Korea Meteorological Administration</text:a></text:p>
          </table:table-cell>
          <table:table-cell office:value-type="string" calcext:value-type="string">
            <text:p><text:a xlink:href="http://www.top500.org/system/176956" xlink:type="simple">Haeon- Cray XE6 12-core 2.1 GHz </text:a></text:p>
          </table:table-cell>
          <table:table-cell office:value-type="float" office:value="45120" calcext:value-type="float">
            <text:p>45120</text:p>
          </table:table-cell>
          <table:table-cell office:value-type="float" office:value="316.4" calcext:value-type="float">
            <text:p>316.4</text:p>
          </table:table-cell>
          <table:table-cell office:value-type="float" office:value="379" calcext:value-type="float">
            <text:p>37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Korea, South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a xlink:href="http://www.top500.org/site/50422" xlink:type="simple">Swiss National Supercomputing Centre (CSCS)</text:a></text:p>
          </table:table-cell>
          <table:table-cell office:value-type="string" calcext:value-type="string">
            <text:p><text:a xlink:href="http://www.top500.org/system/176725" xlink:type="simple">Monte Rosa- Cray XE6, Opteron 6272 16C 2.10 GHz, Cray Gemini interconnect </text:a></text:p>
          </table:table-cell>
          <table:table-cell office:value-type="float" office:value="47840" calcext:value-type="float">
            <text:p>47840</text:p>
          </table:table-cell>
          <table:table-cell office:value-type="float" office:value="316.2" calcext:value-type="float">
            <text:p>316.2</text:p>
          </table:table-cell>
          <table:table-cell office:value-type="float" office:value="401.9" calcext:value-type="float">
            <text:p>401.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table:style-name="Default"/>
          <table:table-cell office:value-type="string" calcext:value-type="string">
            <text:p>Switzerland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a xlink:href="http://www.top500.org/site/49984" xlink:type="simple">IT Service Provider (D)</text:a></text:p>
          </table:table-cell>
          <table:table-cell office:value-type="string" calcext:value-type="string">
            <text:p><text:a xlink:href="http://www.top500.org/system/178312" xlink:type="simple">Cluster Platform DL380p Gen8 , Xeon E5-2640 6C 2.500GHz, Gigabit Ethernet </text:a></text:p>
          </table:table-cell>
          <table:table-cell office:value-type="float" office:value="32604" calcext:value-type="float">
            <text:p>32604</text:p>
          </table:table-cell>
          <table:table-cell office:value-type="float" office:value="311.6" calcext:value-type="float">
            <text:p>311.6</text:p>
          </table:table-cell>
          <table:table-cell office:value-type="float" office:value="652.1" calcext:value-type="float">
            <text:p>652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a xlink:href="http://www.top500.org/site/49972" xlink:type="simple">IT Service Provider (B)</text:a></text:p>
          </table:table-cell>
          <table:table-cell office:value-type="string" calcext:value-type="string">
            <text:p><text:a xlink:href="http://www.top500.org/system/178291" xlink:type="simple">Cluster Platform DL360p Gen8, Xeon E5-2640 6C 2.500GHz, Gigabit Ethernet </text:a></text:p>
          </table:table-cell>
          <table:table-cell office:value-type="float" office:value="32436" calcext:value-type="float">
            <text:p>32436</text:p>
          </table:table-cell>
          <table:table-cell office:value-type="float" office:value="310.2" calcext:value-type="float">
            <text:p>310.2</text:p>
          </table:table-cell>
          <table:table-cell office:value-type="float" office:value="648.7" calcext:value-type="float">
            <text:p>648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a xlink:href="http://www.top500.org/site/50516" xlink:type="simple">Academic Center for Computing and Media Studies (ACCMS), Kyoto University</text:a></text:p>
          </table:table-cell>
          <table:table-cell office:value-type="string" calcext:value-type="string">
            <text:p><text:a xlink:href="http://www.top500.org/system/178456" xlink:type="simple">magnolia- Cray XC40, Xeon E5-2695v3 14C 2.3GHz, Aries interconnect </text:a></text:p>
          </table:table-cell>
          <table:table-cell office:value-type="float" office:value="11648" calcext:value-type="float">
            <text:p>11648</text:p>
          </table:table-cell>
          <table:table-cell office:value-type="float" office:value="307.2" calcext:value-type="float">
            <text:p>307.2</text:p>
          </table:table-cell>
          <table:table-cell office:value-type="float" office:value="428.6" calcext:value-type="float">
            <text:p>428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a xlink:href="http://www.top500.org/site/50530" xlink:type="simple">Heavy Industry Company</text:a></text:p>
          </table:table-cell>
          <table:table-cell office:value-type="string" calcext:value-type="string">
            <text:p><text:a xlink:href="http://www.top500.org/system/178399" xlink:type="simple">Cluster Platform SL230s Gen8, Intel Xeon E5-2680v2 10C 2.8GHz, Infiniband FDR </text:a></text:p>
          </table:table-cell>
          <table:table-cell office:value-type="float" office:value="16080" calcext:value-type="float">
            <text:p>16080</text:p>
          </table:table-cell>
          <table:table-cell office:value-type="float" office:value="305.8" calcext:value-type="float">
            <text:p>305.8</text:p>
          </table:table-cell>
          <table:table-cell office:value-type="float" office:value="360.2" calcext:value-type="float">
            <text:p>360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a xlink:href="http://www.top500.org/site/50423" xlink:type="simple">Army Research Laboratory DoD Supercomputing Resource Center (ARL DSRC)</text:a></text:p>
          </table:table-cell>
          <table:table-cell office:value-type="string" calcext:value-type="string">
            <text:p><text:a xlink:href="http://www.top500.org/system/177834" xlink:type="simple">Hercules- iDataPlex DX360M4, Xeon E5-2670 8C 2.600GHz, Infiniband FDR </text:a></text:p>
          </table:table-cell>
          <table:table-cell office:value-type="float" office:value="17472" calcext:value-type="float">
            <text:p>17472</text:p>
          </table:table-cell>
          <table:table-cell office:value-type="float" office:value="304" calcext:value-type="float">
            <text:p>304</text:p>
          </table:table-cell>
          <table:table-cell office:value-type="float" office:value="363.4" calcext:value-type="float">
            <text:p>363.4</text:p>
          </table:table-cell>
          <table:table-cell office:value-type="float" office:value="347.3" calcext:value-type="float">
            <text:p>347.3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a xlink:href="http://www.top500.org/site/47651" xlink:type="simple">DOE/Knolls Atomic Power Laboratory</text:a></text:p>
          </table:table-cell>
          <table:table-cell office:value-type="string" calcext:value-type="string">
            <text:p><text:a xlink:href="http://www.top500.org/system/178474" xlink:type="simple">Atipa Cluster, Xeon E5-2680v3 12C 2.5GHz, Infiniband FDR </text:a></text:p>
          </table:table-cell>
          <table:table-cell office:value-type="float" office:value="12768" calcext:value-type="float">
            <text:p>12768</text:p>
          </table:table-cell>
          <table:table-cell office:value-type="float" office:value="302.6" calcext:value-type="float">
            <text:p>302.6</text:p>
          </table:table-cell>
          <table:table-cell office:value-type="float" office:value="510.7" calcext:value-type="float">
            <text:p>510.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Atipa Technology</text:p>
          </table:table-cell>
          <table:table-cell table:style-name="Default"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a xlink:href="http://www.top500.org/site/49688" xlink:type="simple">IT Service Provider</text:a></text:p>
          </table:table-cell>
          <table:table-cell office:value-type="string" calcext:value-type="string">
            <text:p><text:a xlink:href="http://www.top500.org/system/178272" xlink:type="simple">Cluster Platform DL380p Gen8 , Xeon E5-2640 6C 2.500GHz, Gigabit Ethernet </text:a></text:p>
          </table:table-cell>
          <table:table-cell office:value-type="float" office:value="31524" calcext:value-type="float">
            <text:p>31524</text:p>
          </table:table-cell>
          <table:table-cell office:value-type="float" office:value="302.6" calcext:value-type="float">
            <text:p>302.6</text:p>
          </table:table-cell>
          <table:table-cell office:value-type="float" office:value="630.5" calcext:value-type="float">
            <text:p>630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a xlink:href="http://www.top500.org/site/49083" xlink:type="simple">Universitaet Frankfurt</text:a></text:p>
          </table:table-cell>
          <table:table-cell office:value-type="string" calcext:value-type="string">
            <text:p><text:a xlink:href="http://www.top500.org/system/177154" xlink:type="simple">LOEWE-CSC- SuperServer 2022TG-GIBQRF, Opteron 6172 12C 2.1GHz, Infiniband QDR, ATI HD 5870 </text:a></text:p>
          </table:table-cell>
          <table:table-cell office:value-type="float" office:value="44928" calcext:value-type="float">
            <text:p>44928</text:p>
          </table:table-cell>
          <table:table-cell office:value-type="float" office:value="299.3" calcext:value-type="float">
            <text:p>299.3</text:p>
          </table:table-cell>
          <table:table-cell office:value-type="float" office:value="588.7" calcext:value-type="float">
            <text:p>588.7</text:p>
          </table:table-cell>
          <table:table-cell office:value-type="float" office:value="416.8" calcext:value-type="float">
            <text:p>416.8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Clustervision/Supermicro</text:p>
          </table:table-cell>
          <table:table-cell table:style-name="Default"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a xlink:href="http://www.top500.org/site/47415" xlink:type="simple">Banking (M)</text:a></text:p>
          </table:table-cell>
          <table:table-cell office:value-type="string" calcext:value-type="string">
            <text:p><text:a xlink:href="http://www.top500.org/system/178285" xlink:type="simple">Cluster Platform SL230s Gen8, Xeon E5-2670 8C 2.600GHz, Gigabit Ethernet </text:a></text:p>
          </table:table-cell>
          <table:table-cell office:value-type="float" office:value="29696" calcext:value-type="float">
            <text:p>29696</text:p>
          </table:table-cell>
          <table:table-cell office:value-type="float" office:value="298.7" calcext:value-type="float">
            <text:p>298.7</text:p>
          </table:table-cell>
          <table:table-cell office:value-type="float" office:value="617.7" calcext:value-type="float">
            <text:p>617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a xlink:href="http://www.top500.org/site/50336" xlink:type="simple">NOAA/Oak Ridge National Laboratory</text:a></text:p>
          </table:table-cell>
          <table:table-cell office:value-type="string" calcext:value-type="string">
            <text:p><text:a xlink:href="http://www.top500.org/system/177994" xlink:type="simple">Gaea C1- Cray XE6, Opteron 6276 16C 2.30GHz, Cray Gemini interconnect </text:a></text:p>
          </table:table-cell>
          <table:table-cell office:value-type="float" office:value="41984" calcext:value-type="float">
            <text:p>41984</text:p>
          </table:table-cell>
          <table:table-cell office:value-type="float" office:value="296" calcext:value-type="float">
            <text:p>296</text:p>
          </table:table-cell>
          <table:table-cell office:value-type="float" office:value="386.3" calcext:value-type="float">
            <text:p>386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a xlink:href="http://www.top500.org/site/50513" xlink:type="simple">Service Provider</text:a></text:p>
          </table:table-cell>
          <table:table-cell office:value-type="string" calcext:value-type="string">
            <text:p><text:a xlink:href="http://www.top500.org/system/178401" xlink:type="simple">Cluster Platform 3000 BL460c Gen8, Intel Xeon E5-2690v2 10C 3GHz, 10G Ethernet </text:a></text:p>
          </table:table-cell>
          <table:table-cell office:value-type="float" office:value="17920" calcext:value-type="float">
            <text:p>17920</text:p>
          </table:table-cell>
          <table:table-cell office:value-type="float" office:value="295.8" calcext:value-type="float">
            <text:p>295.8</text:p>
          </table:table-cell>
          <table:table-cell office:value-type="float" office:value="430.1" calcext:value-type="float">
            <text:p>430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Korea, South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a xlink:href="http://www.top500.org/site/50513" xlink:type="simple">Service Provider</text:a></text:p>
          </table:table-cell>
          <table:table-cell office:value-type="string" calcext:value-type="string">
            <text:p><text:a xlink:href="http://www.top500.org/system/178400" xlink:type="simple">Cluster Platform 3000 BL460c Gen8, Intel Xeon E5-2690v2 10C 3GHz, 10G Ethernet </text:a></text:p>
          </table:table-cell>
          <table:table-cell office:value-type="float" office:value="17920" calcext:value-type="float">
            <text:p>17920</text:p>
          </table:table-cell>
          <table:table-cell office:value-type="float" office:value="295.8" calcext:value-type="float">
            <text:p>295.8</text:p>
          </table:table-cell>
          <table:table-cell office:value-type="float" office:value="430.1" calcext:value-type="float">
            <text:p>430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Korea, South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a xlink:href="http://www.top500.org/site/50046" xlink:type="simple">Government</text:a></text:p>
          </table:table-cell>
          <table:table-cell office:value-type="string" calcext:value-type="string">
            <text:p><text:a xlink:href="http://www.top500.org/system/176953" xlink:type="simple">Cray XE6 12-core 2.2 GHz </text:a></text:p>
          </table:table-cell>
          <table:table-cell office:value-type="float" office:value="45504" calcext:value-type="float">
            <text:p>45504</text:p>
          </table:table-cell>
          <table:table-cell office:value-type="float" office:value="295.5" calcext:value-type="float">
            <text:p>295.5</text:p>
          </table:table-cell>
          <table:table-cell office:value-type="float" office:value="400.4" calcext:value-type="float">
            <text:p>400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a xlink:href="http://www.top500.org/site/50359" xlink:type="simple">IT Provider (P)</text:a></text:p>
          </table:table-cell>
          <table:table-cell office:value-type="string" calcext:value-type="string">
            <text:p><text:a xlink:href="http://www.top500.org/system/177647" xlink:type="simple">Cluster Platform SL390s G7, Xeon X5650 6C 2.66GHz, Gigabit Ethernet, NVIDIA 2090 </text:a></text:p>
          </table:table-cell>
          <table:table-cell office:value-type="float" office:value="31680" calcext:value-type="float">
            <text:p>31680</text:p>
          </table:table-cell>
          <table:table-cell office:value-type="float" office:value="293.9" calcext:value-type="float">
            <text:p>293.9</text:p>
          </table:table-cell>
          <table:table-cell office:value-type="float" office:value="1049.5" calcext:value-type="float">
            <text:p>1049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a xlink:href="http://www.top500.org/site/50374" xlink:type="simple">IT Services Provider </text:a></text:p>
          </table:table-cell>
          <table:table-cell office:value-type="string" calcext:value-type="string">
            <text:p><text:a xlink:href="http://www.top500.org/system/178281" xlink:type="simple">Cluster Platform DL360p Gen8, Xeon E5-2620 6C 2.000GHz, Gigabit Ethernet </text:a></text:p>
          </table:table-cell>
          <table:table-cell office:value-type="float" office:value="39264" calcext:value-type="float">
            <text:p>39264</text:p>
          </table:table-cell>
          <table:table-cell office:value-type="float" office:value="291.8" calcext:value-type="float">
            <text:p>291.8</text:p>
          </table:table-cell>
          <table:table-cell office:value-type="float" office:value="628.2" calcext:value-type="float">
            <text:p>628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a xlink:href="http://www.top500.org/site/49984" xlink:type="simple">IT Service Provider (D)</text:a></text:p>
          </table:table-cell>
          <table:table-cell office:value-type="string" calcext:value-type="string">
            <text:p><text:a xlink:href="http://www.top500.org/system/178313" xlink:type="simple">Cluster Platform DL360p Gen8, Xeon E5-2640 6C 2.500GHz, Gigabit Ethernet </text:a></text:p>
          </table:table-cell>
          <table:table-cell office:value-type="float" office:value="30000" calcext:value-type="float">
            <text:p>30000</text:p>
          </table:table-cell>
          <table:table-cell office:value-type="float" office:value="289.8" calcext:value-type="float">
            <text:p>289.8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a xlink:href="http://www.top500.org/site/48786" xlink:type="simple">Energy Company</text:a></text:p>
          </table:table-cell>
          <table:table-cell office:value-type="string" calcext:value-type="string">
            <text:p><text:a xlink:href="http://www.top500.org/system/178087" xlink:type="simple">Cluster Platform SL250s Gen8, Xeon E5-2670 8C 2.600GHz, Infiniband QDR </text:a></text:p>
          </table:table-cell>
          <table:table-cell office:value-type="float" office:value="18688" calcext:value-type="float">
            <text:p>18688</text:p>
          </table:table-cell>
          <table:table-cell office:value-type="float" office:value="289.7" calcext:value-type="float">
            <text:p>289.7</text:p>
          </table:table-cell>
          <table:table-cell office:value-type="float" office:value="388.7" calcext:value-type="float">
            <text:p>388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top500.org/site/50549" xlink:type="simple">Lobachevsky State University of Nizhni Novgorod</text:a></text:p>
          </table:table-cell>
          <table:table-cell office:value-type="string" calcext:value-type="string">
            <text:p><text:a xlink:href="http://www.top500.org/system/178472" xlink:type="simple">Lobachevsky- GPU Blade Cluster, Intel Xeon E5-2660v2 10C 2.2GHz, Infiniband FDR, NVIDIA K20 </text:a></text:p>
          </table:table-cell>
          <table:table-cell office:value-type="float" office:value="5310" calcext:value-type="float">
            <text:p>5310</text:p>
          </table:table-cell>
          <table:table-cell office:value-type="float" office:value="289.5" calcext:value-type="float">
            <text:p>289.5</text:p>
          </table:table-cell>
          <table:table-cell office:value-type="float" office:value="348.7" calcext:value-type="float">
            <text:p>348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Russia</text:p>
          </table:table-cell>
          <table:table-cell office:value-type="string" calcext:value-type="string">
            <text:p>Niagara Computers, Supermicro</text:p>
          </table:table-cell>
          <table:table-cell table:style-name="Default"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a xlink:href="http://www.top500.org/site/50092" xlink:type="simple">South Ural State University</text:a></text:p>
          </table:table-cell>
          <table:table-cell office:value-type="string" calcext:value-type="string">
            <text:p><text:a xlink:href="http://www.top500.org/system/177983" xlink:type="simple">RSC Tornado SUSU- RSC Tornado, Xeon X5680 6C 3.330GHz, Infiniband QDR, Intel Xeon Phi SE10X </text:a></text:p>
          </table:table-cell>
          <table:table-cell office:value-type="float" office:value="28032" calcext:value-type="float">
            <text:p>28032</text:p>
          </table:table-cell>
          <table:table-cell office:value-type="float" office:value="288.2" calcext:value-type="float">
            <text:p>288.2</text:p>
          </table:table-cell>
          <table:table-cell office:value-type="float" office:value="473.6" calcext:value-type="float">
            <text:p>473.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style-name="Default"/>
          <table:table-cell office:value-type="string" calcext:value-type="string">
            <text:p>Russia</text:p>
          </table:table-cell>
          <table:table-cell office:value-type="string" calcext:value-type="string">
            <text:p>RSC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a xlink:href="http://www.top500.org/site/49930" xlink:type="simple">Logistic Services (E)</text:a></text:p>
          </table:table-cell>
          <table:table-cell office:value-type="string" calcext:value-type="string">
            <text:p><text:a xlink:href="http://www.top500.org/system/178160" xlink:type="simple">Cluster Platform DL360p Gen8, Xeon E5-2640 6C 2.500GHz, Gigabit Ethernet </text:a></text:p>
          </table:table-cell>
          <table:table-cell office:value-type="float" office:value="29580" calcext:value-type="float">
            <text:p>29580</text:p>
          </table:table-cell>
          <table:table-cell office:value-type="float" office:value="286.2" calcext:value-type="float">
            <text:p>286.2</text:p>
          </table:table-cell>
          <table:table-cell office:value-type="float" office:value="591.6" calcext:value-type="float">
            <text:p>591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top500.org/site/49020" xlink:type="simple">UCSD/San Diego Supercomputer Center</text:a></text:p>
          </table:table-cell>
          <table:table-cell office:value-type="string" calcext:value-type="string">
            <text:p><text:a xlink:href="http://www.top500.org/system/177455" xlink:type="simple">Gordon- Xtreme-X GreenBlade GB512X, Xeon E5-2670 8C 2.600GHz, Infiniband QDR </text:a></text:p>
          </table:table-cell>
          <table:table-cell office:value-type="float" office:value="16160" calcext:value-type="float">
            <text:p>16160</text:p>
          </table:table-cell>
          <table:table-cell office:value-type="float" office:value="285.8" calcext:value-type="float">
            <text:p>285.8</text:p>
          </table:table-cell>
          <table:table-cell office:value-type="float" office:value="336.1" calcext:value-type="float">
            <text:p>336.1</text:p>
          </table:table-cell>
          <table:table-cell office:value-type="float" office:value="358.4" calcext:value-type="float">
            <text:p>358.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a xlink:href="http://www.top500.org/site/49877" xlink:type="simple">Geoscience (P)</text:a></text:p>
          </table:table-cell>
          <table:table-cell office:value-type="string" calcext:value-type="string">
            <text:p><text:a xlink:href="http://www.top500.org/system/178088" xlink:type="simple">Cluster Platform SL250s Gen8, Xeon E5-2670 8C 2.600GHz, Infiniband QDR </text:a></text:p>
          </table:table-cell>
          <table:table-cell office:value-type="float" office:value="18176" calcext:value-type="float">
            <text:p>18176</text:p>
          </table:table-cell>
          <table:table-cell office:value-type="float" office:value="281.8" calcext:value-type="float">
            <text:p>281.8</text:p>
          </table:table-cell>
          <table:table-cell office:value-type="float" office:value="378.1" calcext:value-type="float">
            <text:p>378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a xlink:href="http://www.top500.org/site/50531" xlink:type="simple">IT Service Provider</text:a></text:p>
          </table:table-cell>
          <table:table-cell office:value-type="string" calcext:value-type="string">
            <text:p><text:a xlink:href="http://www.top500.org/system/178402" xlink:type="simple">Cluster Platform 3000 BL460c Gen8, Xeon E5-2640 6C 2.5GHz, 10G Ethernet </text:a></text:p>
          </table:table-cell>
          <table:table-cell office:value-type="float" office:value="21432" calcext:value-type="float">
            <text:p>21432</text:p>
          </table:table-cell>
          <table:table-cell office:value-type="float" office:value="280.9" calcext:value-type="float">
            <text:p>280.9</text:p>
          </table:table-cell>
          <table:table-cell office:value-type="float" office:value="428.6" calcext:value-type="float">
            <text:p>428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Netherland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a xlink:href="http://www.top500.org/site/49972" xlink:type="simple">IT Service Provider (B)</text:a></text:p>
          </table:table-cell>
          <table:table-cell office:value-type="string" calcext:value-type="string">
            <text:p><text:a xlink:href="http://www.top500.org/system/178090" xlink:type="simple">Cluster Platform 3000 BL460c Gen8, Xeon E5-2670 8C 2.600GHz, 10G Ethernet </text:a></text:p>
          </table:table-cell>
          <table:table-cell office:value-type="float" office:value="19712" calcext:value-type="float">
            <text:p>19712</text:p>
          </table:table-cell>
          <table:table-cell office:value-type="float" office:value="279.7" calcext:value-type="float">
            <text:p>279.7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a xlink:href="http://www.top500.org/site/49877" xlink:type="simple">Geoscience (P)</text:a></text:p>
          </table:table-cell>
          <table:table-cell office:value-type="string" calcext:value-type="string">
            <text:p><text:a xlink:href="http://www.top500.org/system/178089" xlink:type="simple">Cluster Platform SL250s Gen8, Xeon E5-2670 8C 2.600GHz, Infiniband QDR </text:a></text:p>
          </table:table-cell>
          <table:table-cell office:value-type="float" office:value="17920" calcext:value-type="float">
            <text:p>17920</text:p>
          </table:table-cell>
          <table:table-cell office:value-type="float" office:value="277.8" calcext:value-type="float">
            <text:p>277.8</text:p>
          </table:table-cell>
          <table:table-cell office:value-type="float" office:value="372.7" calcext:value-type="float">
            <text:p>372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a xlink:href="http://www.top500.org/site/50471" xlink:type="simple">Web-Service Provider</text:a></text:p>
          </table:table-cell>
          <table:table-cell office:value-type="string" calcext:value-type="string">
            <text:p><text:a xlink:href="http://www.top500.org/system/178403" xlink:type="simple">Cluster Platform SL230s/SL250s, Intel Xeon E5-2670v2 10C 2.5GHz, 10G Ethernet </text:a></text:p>
          </table:table-cell>
          <table:table-cell office:value-type="float" office:value="20400" calcext:value-type="float">
            <text:p>20400</text:p>
          </table:table-cell>
          <table:table-cell office:value-type="float" office:value="277.5" calcext:value-type="float">
            <text:p>277.5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a xlink:href="http://www.top500.org/site/47529" xlink:type="simple">Center for Computational Sciences, University of Tsukuba</text:a></text:p>
          </table:table-cell>
          <table:table-cell office:value-type="string" calcext:value-type="string">
            <text:p><text:a xlink:href="http://www.top500.org/system/178253" xlink:type="simple">HA-PACS TCA- Cray CS300 Cluster, Intel Xeon E5-2680v2 10C 2.800GHz, Infiniband QDR, NVIDIA K20x </text:a></text:p>
          </table:table-cell>
          <table:table-cell office:value-type="float" office:value="4864" calcext:value-type="float">
            <text:p>4864</text:p>
          </table:table-cell>
          <table:table-cell office:value-type="float" office:value="277.1" calcext:value-type="float">
            <text:p>277.1</text:p>
          </table:table-cell>
          <table:table-cell office:value-type="float" office:value="364.3" calcext:value-type="float">
            <text:p>364.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a xlink:href="http://www.top500.org/site/50508" xlink:type="simple">Service Provider</text:a></text:p>
          </table:table-cell>
          <table:table-cell office:value-type="string" calcext:value-type="string">
            <text:p><text:a xlink:href="http://www.top500.org/system/178296" xlink:type="simple">Cluster Platform 3000 BL460c Gen8, Xeon E5-2670 8C 2.600GHz, 10G Ethernet </text:a></text:p>
          </table:table-cell>
          <table:table-cell office:value-type="float" office:value="19456" calcext:value-type="float">
            <text:p>19456</text:p>
          </table:table-cell>
          <table:table-cell office:value-type="float" office:value="276.4" calcext:value-type="float">
            <text:p>276.4</text:p>
          </table:table-cell>
          <table:table-cell office:value-type="float" office:value="404.7" calcext:value-type="float">
            <text:p>404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://www.top500.org/site/47871" xlink:type="simple">Forschungszentrum Juelich (FZJ)</text:a></text:p>
          </table:table-cell>
          <table:table-cell office:value-type="string" calcext:value-type="string">
            <text:p><text:a xlink:href="http://www.top500.org/system/176488" xlink:type="simple">JUROPA- Sun Constellation, NovaScale R422-E2, Intel Xeon X5570, 2.93 GHz, Sun M9/Mellanox QDR Infiniband/Partec Parastation </text:a></text:p>
          </table:table-cell>
          <table:table-cell office:value-type="float" office:value="26304" calcext:value-type="float">
            <text:p>26304</text:p>
          </table:table-cell>
          <table:table-cell office:value-type="float" office:value="274.8" calcext:value-type="float">
            <text:p>274.8</text:p>
          </table:table-cell>
          <table:table-cell office:value-type="float" office:value="308.3" calcext:value-type="float">
            <text:p>308.3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Bull SA</text:p>
          </table:table-cell>
          <table:table-cell table:style-name="Default"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a xlink:href="http://www.top500.org/site/48183" xlink:type="simple">KISTI Supercomputing Center</text:a></text:p>
          </table:table-cell>
          <table:table-cell office:value-type="string" calcext:value-type="string">
            <text:p><text:a xlink:href="http://www.top500.org/system/176727" xlink:type="simple">TachyonII- Sun Blade x6048, X6275, IB QDR M9 switch, Sun HPC stack Linux edition </text:a></text:p>
          </table:table-cell>
          <table:table-cell office:value-type="float" office:value="26232" calcext:value-type="float">
            <text:p>26232</text:p>
          </table:table-cell>
          <table:table-cell office:value-type="float" office:value="274.8" calcext:value-type="float">
            <text:p>274.8</text:p>
          </table:table-cell>
          <table:table-cell office:value-type="float" office:value="307.4" calcext:value-type="float">
            <text:p>307.4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table:style-name="Default"/>
          <table:table-cell office:value-type="string" calcext:value-type="string">
            <text:p>Korea, South</text:p>
          </table:table-cell>
          <table:table-cell office:value-type="string" calcext:value-type="string">
            <text:p>Oracle</text:p>
          </table:table-cell>
          <table:table-cell table:style-name="Default"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a xlink:href="http://www.top500.org/site/50496" xlink:type="simple">Instituto Tecnológico y de Energías Renovables S.A.</text:a></text:p>
          </table:table-cell>
          <table:table-cell office:value-type="string" calcext:value-type="string">
            <text:p><text:a xlink:href="http://www.top500.org/system/178254" xlink:type="simple">TEIDE-HPC- Fujitsu PRIMERGY CX250 S1, Xeon E5-2670 8C 2.600GHz, Infiniband QDR </text:a></text:p>
          </table:table-cell>
          <table:table-cell office:value-type="float" office:value="16384" calcext:value-type="float">
            <text:p>16384</text:p>
          </table:table-cell>
          <table:table-cell office:value-type="float" office:value="274" calcext:value-type="float">
            <text:p>274</text:p>
          </table:table-cell>
          <table:table-cell office:value-type="float" office:value="340.8" calcext:value-type="float">
            <text:p>340.8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table:style-name="Default"/>
          <table:table-cell office:value-type="string" calcext:value-type="string">
            <text:p>Spain</text:p>
          </table:table-cell>
          <table:table-cell office:value-type="string" calcext:value-type="string">
            <text:p>Fujitsu</text:p>
          </table:table-cell>
          <table:table-cell table:style-name="Default"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a xlink:href="http://www.top500.org/site/50422" xlink:type="simple">Swiss National Supercomputing Centre (CSCS)</text:a></text:p>
          </table:table-cell>
          <table:table-cell office:value-type="string" calcext:value-type="string">
            <text:p><text:a xlink:href="http://www.top500.org/system/177472" xlink:type="simple">Todi- Cray XK7 , Opteron 6272 16C 2.100GHz, Cray Gemini interconnect, NVIDIA Tesla K20 Kepler </text:a></text:p>
          </table:table-cell>
          <table:table-cell office:value-type="float" office:value="8160" calcext:value-type="float">
            <text:p>8160</text:p>
          </table:table-cell>
          <table:table-cell office:value-type="float" office:value="273.7" calcext:value-type="float">
            <text:p>273.7</text:p>
          </table:table-cell>
          <table:table-cell office:value-type="float" office:value="392.9" calcext:value-type="float">
            <text:p>392.9</text:p>
          </table:table-cell>
          <table:table-cell office:value-type="float" office:value="129.4" calcext:value-type="float">
            <text:p>129.4</text:p>
          </table:table-cell>
        </table:table-row>
        <table:table-row table:style-name="ro1">
          <table:table-cell table:style-name="Default"/>
          <table:table-cell office:value-type="string" calcext:value-type="string">
            <text:p>Switzerland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a xlink:href="http://www.top500.org/site/50466" xlink:type="simple">TOTAL</text:a></text:p>
          </table:table-cell>
          <table:table-cell office:value-type="string" calcext:value-type="string">
            <text:p><text:a xlink:href="http://www.top500.org/system/178070" xlink:type="simple">Laure- SGI ICE X, Xeon E5-2670 8C 2.600GHz, Infiniband FDR </text:a></text:p>
          </table:table-cell>
          <table:table-cell office:value-type="float" office:value="13824" calcext:value-type="float">
            <text:p>13824</text:p>
          </table:table-cell>
          <table:table-cell office:value-type="float" office:value="271.8" calcext:value-type="float">
            <text:p>271.8</text:p>
          </table:table-cell>
          <table:table-cell office:value-type="float" office:value="287.5" calcext:value-type="float">
            <text:p>287.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a xlink:href="http://www.top500.org/site/50507" xlink:type="simple">Automative Company</text:a></text:p>
          </table:table-cell>
          <table:table-cell office:value-type="string" calcext:value-type="string">
            <text:p><text:a xlink:href="http://www.top500.org/system/178290" xlink:type="simple">Cluster Platform 3000 BL460c Gen8, Xeon E5-2670 8C 2.600GHz, Infiniband FDR </text:a></text:p>
          </table:table-cell>
          <table:table-cell office:value-type="float" office:value="15360" calcext:value-type="float">
            <text:p>15360</text:p>
          </table:table-cell>
          <table:table-cell office:value-type="float" office:value="271.2" calcext:value-type="float">
            <text:p>271.2</text:p>
          </table:table-cell>
          <table:table-cell office:value-type="float" office:value="319.5" calcext:value-type="float">
            <text:p>319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a xlink:href="http://www.top500.org/site/50482" xlink:type="simple">Network Company</text:a></text:p>
          </table:table-cell>
          <table:table-cell office:value-type="string" calcext:value-type="string">
            <text:p><text:a xlink:href="http://www.top500.org/system/178483" xlink:type="simple">Cluster Platform 3000 BL460c Gen8, Xeon E5-2673v2 8C 3.3GHz, 10G Ethernet </text:a></text:p>
          </table:table-cell>
          <table:table-cell office:value-type="float" office:value="14720" calcext:value-type="float">
            <text:p>14720</text:p>
          </table:table-cell>
          <table:table-cell office:value-type="float" office:value="271" calcext:value-type="float">
            <text:p>271</text:p>
          </table:table-cell>
          <table:table-cell office:value-type="float" office:value="388.6" calcext:value-type="float">
            <text:p>388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Indi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a xlink:href="http://www.top500.org/site/47340" xlink:type="simple">Electronics</text:a></text:p>
          </table:table-cell>
          <table:table-cell office:value-type="string" calcext:value-type="string">
            <text:p><text:a xlink:href="http://www.top500.org/system/178347" xlink:type="simple">xSeries x3650M4 Cluster, Xeon E5-2680 8C 2.7GHz, Infiniband FDR </text:a></text:p>
          </table:table-cell>
          <table:table-cell office:value-type="float" office:value="13696" calcext:value-type="float">
            <text:p>13696</text:p>
          </table:table-cell>
          <table:table-cell office:value-type="float" office:value="269.3" calcext:value-type="float">
            <text:p>269.3</text:p>
          </table:table-cell>
          <table:table-cell office:value-type="float" office:value="295.8" calcext:value-type="float">
            <text:p>295.8</text:p>
          </table:table-cell>
          <table:table-cell office:value-type="float" office:value="381.2" calcext:value-type="float">
            <text:p>381.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a xlink:href="http://www.top500.org/site/48748" xlink:type="simple">Sandia National Laboratories</text:a></text:p>
          </table:table-cell>
          <table:table-cell office:value-type="string" calcext:value-type="string">
            <text:p><text:a xlink:href="http://www.top500.org/system/177980" xlink:type="simple">Dark Sand- Appro Xtreme-X Supercomputer, Xeon E5-2670 8C 2.600GHz, Infiniband QDR </text:a></text:p>
          </table:table-cell>
          <table:table-cell office:value-type="float" office:value="14720" calcext:value-type="float">
            <text:p>14720</text:p>
          </table:table-cell>
          <table:table-cell office:value-type="float" office:value="268.1" calcext:value-type="float">
            <text:p>268.1</text:p>
          </table:table-cell>
          <table:table-cell office:value-type="float" office:value="306.2" calcext:value-type="float">
            <text:p>306.2</text:p>
          </table:table-cell>
          <table:table-cell office:value-type="float" office:value="388.8" calcext:value-type="float">
            <text:p>388.8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a xlink:href="http://www.top500.org/site/48748" xlink:type="simple">Sandia National Laboratories</text:a></text:p>
          </table:table-cell>
          <table:table-cell office:value-type="string" calcext:value-type="string">
            <text:p><text:a xlink:href="http://www.top500.org/system/177981" xlink:type="simple">Dark Bridge- Appro Xtreme-X Supercomputer, Xeon E5-2670 8C 2.600GHz, Infiniband QDR </text:a></text:p>
          </table:table-cell>
          <table:table-cell office:value-type="float" office:value="14720" calcext:value-type="float">
            <text:p>14720</text:p>
          </table:table-cell>
          <table:table-cell office:value-type="float" office:value="268.1" calcext:value-type="float">
            <text:p>268.1</text:p>
          </table:table-cell>
          <table:table-cell office:value-type="float" office:value="306.2" calcext:value-type="float">
            <text:p>306.2</text:p>
          </table:table-cell>
          <table:table-cell office:value-type="float" office:value="315.9" calcext:value-type="float">
            <text:p>315.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a xlink:href="http://www.top500.org/site/49947" xlink:type="simple">Cerner Corp.</text:a></text:p>
          </table:table-cell>
          <table:table-cell office:value-type="string" calcext:value-type="string">
            <text:p><text:a xlink:href="http://www.top500.org/system/178093" xlink:type="simple">Cluster Platform 3000 BL460c Gen8, Xeon E5-2650 8C 2.000GHz, 10G Ethernet </text:a></text:p>
          </table:table-cell>
          <table:table-cell office:value-type="float" office:value="25856" calcext:value-type="float">
            <text:p>25856</text:p>
          </table:table-cell>
          <table:table-cell office:value-type="float" office:value="266.9" calcext:value-type="float">
            <text:p>266.9</text:p>
          </table:table-cell>
          <table:table-cell office:value-type="float" office:value="413.7" calcext:value-type="float">
            <text:p>413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a xlink:href="http://www.top500.org/site/47634" xlink:type="simple">Cyfronet</text:a></text:p>
          </table:table-cell>
          <table:table-cell office:value-type="string" calcext:value-type="string">
            <text:p><text:a xlink:href="http://www.top500.org/system/177388" xlink:type="simple">Zeus- Cluster Platform SL390/BL2x220, Xeon X5650 6C 2.660GHz, Infiniband QDR, NVIDIA 2090 </text:a></text:p>
          </table:table-cell>
          <table:table-cell office:value-type="float" office:value="25468" calcext:value-type="float">
            <text:p>25468</text:p>
          </table:table-cell>
          <table:table-cell office:value-type="float" office:value="266.9" calcext:value-type="float">
            <text:p>266.9</text:p>
          </table:table-cell>
          <table:table-cell office:value-type="float" office:value="373.9" calcext:value-type="float">
            <text:p>373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Poland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a xlink:href="http://www.top500.org/site/50031" xlink:type="simple">Retail</text:a></text:p>
          </table:table-cell>
          <table:table-cell office:value-type="string" calcext:value-type="string">
            <text:p><text:a xlink:href="http://www.top500.org/system/178487" xlink:type="simple">Cluster Platform SL230s/SL250s, Intel Xeon E5-2670v2 10C 2.5GHz, 10G Ethernet </text:a></text:p>
          </table:table-cell>
          <table:table-cell office:value-type="float" office:value="19584" calcext:value-type="float">
            <text:p>19584</text:p>
          </table:table-cell>
          <table:table-cell office:value-type="float" office:value="266.4" calcext:value-type="float">
            <text:p>266.4</text:p>
          </table:table-cell>
          <table:table-cell office:value-type="float" office:value="391.7" calcext:value-type="float">
            <text:p>391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a xlink:href="http://www.top500.org/site/49984" xlink:type="simple">IT Service Provider (D)</text:a></text:p>
          </table:table-cell>
          <table:table-cell office:value-type="string" calcext:value-type="string">
            <text:p><text:a xlink:href="http://www.top500.org/system/178094" xlink:type="simple">Cluster Platform 3000 BL460c Gen8, Xeon E5-2670 8C 2.600GHz, 10G Ethernet </text:a></text:p>
          </table:table-cell>
          <table:table-cell office:value-type="float" office:value="18440" calcext:value-type="float">
            <text:p>18440</text:p>
          </table:table-cell>
          <table:table-cell office:value-type="float" office:value="263.2" calcext:value-type="float">
            <text:p>263.2</text:p>
          </table:table-cell>
          <table:table-cell office:value-type="float" office:value="383.6" calcext:value-type="float">
            <text:p>383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a xlink:href="http://www.top500.org/site/49987" xlink:type="simple">IT Service Provider (C)</text:a></text:p>
          </table:table-cell>
          <table:table-cell office:value-type="string" calcext:value-type="string">
            <text:p><text:a xlink:href="http://www.top500.org/system/178316" xlink:type="simple">Cluster Platform 3000 BL460c Gen8, Xeon E5-2670 8C 2.600GHz, 10G Ethernet </text:a></text:p>
          </table:table-cell>
          <table:table-cell office:value-type="float" office:value="18432" calcext:value-type="float">
            <text:p>18432</text:p>
          </table:table-cell>
          <table:table-cell office:value-type="float" office:value="263.1" calcext:value-type="float">
            <text:p>263.1</text:p>
          </table:table-cell>
          <table:table-cell office:value-type="float" office:value="383.4" calcext:value-type="float">
            <text:p>383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anad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top500.org/site/50524" xlink:type="simple">Samsung Electronics DS</text:a></text:p>
          </table:table-cell>
          <table:table-cell office:value-type="string" calcext:value-type="string">
            <text:p><text:a xlink:href="http://www.top500.org/system/178442" xlink:type="simple">SRD CAE- Cluster Platform SL230s Gen8, Intel Xeon E5-2637v2/E5-2643v2/E5-2667v2 3.5/3.3GHz, 10G Ethernet </text:a></text:p>
          </table:table-cell>
          <table:table-cell office:value-type="float" office:value="21016" calcext:value-type="float">
            <text:p>21016</text:p>
          </table:table-cell>
          <table:table-cell office:value-type="float" office:value="262.9" calcext:value-type="float">
            <text:p>262.9</text:p>
          </table:table-cell>
          <table:table-cell office:value-type="float" office:value="582.7" calcext:value-type="float">
            <text:p>582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Korea, South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a xlink:href="http://www.top500.org/site/50206" xlink:type="simple">SciNet/University of Toronto/Compute Canada</text:a></text:p>
          </table:table-cell>
          <table:table-cell office:value-type="string" calcext:value-type="string">
            <text:p><text:a xlink:href="http://www.top500.org/system/176407" xlink:type="simple">GPC- xSeries iDataPlex, Xeon E5540 4C 2.53GHz, Infiniband </text:a></text:p>
          </table:table-cell>
          <table:table-cell office:value-type="float" office:value="30912" calcext:value-type="float">
            <text:p>30912</text:p>
          </table:table-cell>
          <table:table-cell office:value-type="float" office:value="261.6" calcext:value-type="float">
            <text:p>261.6</text:p>
          </table:table-cell>
          <table:table-cell office:value-type="float" office:value="312.8" calcext:value-type="float">
            <text:p>312.8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table:style-name="Default"/>
          <table:table-cell office:value-type="string" calcext:value-type="string">
            <text:p>Canad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a xlink:href="http://www.top500.org/site/49972" xlink:type="simple">IT Service Provider (B)</text:a></text:p>
          </table:table-cell>
          <table:table-cell office:value-type="string" calcext:value-type="string">
            <text:p><text:a xlink:href="http://www.top500.org/system/178292" xlink:type="simple">Cluster Platform DL380p Gen8 , Xeon E5-2630 6C 2.300GHz, Gigabit Ethernet </text:a></text:p>
          </table:table-cell>
          <table:table-cell office:value-type="float" office:value="29064" calcext:value-type="float">
            <text:p>29064</text:p>
          </table:table-cell>
          <table:table-cell office:value-type="float" office:value="259.3" calcext:value-type="float">
            <text:p>259.3</text:p>
          </table:table-cell>
          <table:table-cell office:value-type="float" office:value="534.8" calcext:value-type="float">
            <text:p>534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a xlink:href="http://www.top500.org/site/50354" xlink:type="simple">Web Content Provider</text:a></text:p>
          </table:table-cell>
          <table:table-cell office:value-type="string" calcext:value-type="string">
            <text:p><text:a xlink:href="http://www.top500.org/system/178096" xlink:type="simple">Cluster Platform DL380p Gen8 , Xeon E5-2650 8C 2.000GHz, Gigabit Ethernet </text:a></text:p>
          </table:table-cell>
          <table:table-cell office:value-type="float" office:value="33920" calcext:value-type="float">
            <text:p>33920</text:p>
          </table:table-cell>
          <table:table-cell office:value-type="float" office:value="257.9" calcext:value-type="float">
            <text:p>257.9</text:p>
          </table:table-cell>
          <table:table-cell office:value-type="float" office:value="542.7" calcext:value-type="float">
            <text:p>542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a xlink:href="http://www.top500.org/site/50224" xlink:type="simple">IT Provider</text:a></text:p>
          </table:table-cell>
          <table:table-cell office:value-type="string" calcext:value-type="string">
            <text:p><text:a xlink:href="http://www.top500.org/system/178490" xlink:type="simple">Cluster Platform SL210t, Intel Xeon E5-2650v2 8C 2.6GHz, 10G Ethernet </text:a></text:p>
          </table:table-cell>
          <table:table-cell office:value-type="float" office:value="17920" calcext:value-type="float">
            <text:p>17920</text:p>
          </table:table-cell>
          <table:table-cell office:value-type="float" office:value="256.3" calcext:value-type="float">
            <text:p>256.3</text:p>
          </table:table-cell>
          <table:table-cell office:value-type="float" office:value="372.7" calcext:value-type="float">
            <text:p>372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Indi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a xlink:href="http://www.top500.org/site/50539" xlink:type="simple">CALMIP / University of Toulouse</text:a></text:p>
          </table:table-cell>
          <table:table-cell office:value-type="string" calcext:value-type="string">
            <text:p><text:a xlink:href="http://www.top500.org/system/178436" xlink:type="simple">EOS- Bullx DLC B710 Blades, Intel Xeon E5-2680v2 10C 2.8GHz, Infiniband FDR </text:a></text:p>
          </table:table-cell>
          <table:table-cell office:value-type="float" office:value="12240" calcext:value-type="float">
            <text:p>12240</text:p>
          </table:table-cell>
          <table:table-cell office:value-type="float" office:value="255.1" calcext:value-type="float">
            <text:p>255.1</text:p>
          </table:table-cell>
          <table:table-cell office:value-type="float" office:value="274.2" calcext:value-type="float">
            <text:p>274.2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Bull SA</text:p>
          </table:table-cell>
          <table:table-cell table:style-name="Default"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top500.org/site/50497" xlink:type="simple">ROMEO HPC Center - Champagne-Ardenne</text:a></text:p>
          </table:table-cell>
          <table:table-cell office:value-type="string" calcext:value-type="string">
            <text:p><text:a xlink:href="http://www.top500.org/system/178255" xlink:type="simple">romeo- Bull R421-E3 Cluster, Intel Xeon E5-2650v2 8C 2.600GHz, Infiniband FDR, NVIDIA K20x </text:a></text:p>
          </table:table-cell>
          <table:table-cell office:value-type="float" office:value="5720" calcext:value-type="float">
            <text:p>5720</text:p>
          </table:table-cell>
          <table:table-cell office:value-type="float" office:value="254.9" calcext:value-type="float">
            <text:p>254.9</text:p>
          </table:table-cell>
          <table:table-cell office:value-type="float" office:value="384.1" calcext:value-type="float">
            <text:p>384.1</text:p>
          </table:table-cell>
          <table:table-cell office:value-type="float" office:value="81.4" calcext:value-type="float">
            <text:p>81.4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Bull SA</text:p>
          </table:table-cell>
          <table:table-cell table:style-name="Default"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a xlink:href="http://www.top500.org/site/48371" xlink:type="simple">Mississippi State University</text:a></text:p>
          </table:table-cell>
          <table:table-cell office:value-type="string" calcext:value-type="string">
            <text:p><text:a xlink:href="http://www.top500.org/system/178437" xlink:type="simple">Shadow- Cray CS300-LC, Intel Xeon E5-2680v2 10C 2.8GHz, Infiniband FDR, Intel Xeon Phi 5110P </text:a></text:p>
          </table:table-cell>
          <table:table-cell office:value-type="float" office:value="17920" calcext:value-type="float">
            <text:p>17920</text:p>
          </table:table-cell>
          <table:table-cell office:value-type="float" office:value="254.3" calcext:value-type="float">
            <text:p>254.3</text:p>
          </table:table-cell>
          <table:table-cell office:value-type="float" office:value="315.9" calcext:value-type="float">
            <text:p>315.9</text:p>
          </table:table-cell>
          <table:table-cell office:value-type="float" office:value="101.9" calcext:value-type="float">
            <text:p>101.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a xlink:href="http://www.top500.org/site/50554" xlink:type="simple">Mobile Network Provider</text:a></text:p>
          </table:table-cell>
          <table:table-cell office:value-type="string" calcext:value-type="string">
            <text:p><text:a xlink:href="http://www.top500.org/system/178482" xlink:type="simple">Cluster Platform 3000 BL460c Gen8, Xeon E5-2670 8C 2.6GHz, 10G Ethernet </text:a></text:p>
          </table:table-cell>
          <table:table-cell office:value-type="float" office:value="19968" calcext:value-type="float">
            <text:p>19968</text:p>
          </table:table-cell>
          <table:table-cell office:value-type="float" office:value="254.2" calcext:value-type="float">
            <text:p>254.2</text:p>
          </table:table-cell>
          <table:table-cell office:value-type="float" office:value="415.3" calcext:value-type="float">
            <text:p>415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top500.org/site/48476" xlink:type="simple">National Institute for Fusion Science (NIFS)</text:a></text:p>
          </table:table-cell>
          <table:table-cell office:value-type="string" calcext:value-type="string">
            <text:p><text:a xlink:href="http://www.top500.org/system/176216" xlink:type="simple">Plasma Simulator- Hitachi SR16000 Model M1, POWER7 8C 3.836GHz, Custom Interconnect </text:a></text:p>
          </table:table-cell>
          <table:table-cell office:value-type="float" office:value="10304" calcext:value-type="float">
            <text:p>10304</text:p>
          </table:table-cell>
          <table:table-cell office:value-type="float" office:value="253" calcext:value-type="float">
            <text:p>253</text:p>
          </table:table-cell>
          <table:table-cell office:value-type="float" office:value="316.2" calcext:value-type="float">
            <text:p>316.2</text:p>
          </table:table-cell>
          <table:table-cell office:value-type="float" office:value="708.2" calcext:value-type="float">
            <text:p>708.2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Hitachi</text:p>
          </table:table-cell>
          <table:table-cell table:style-name="Default"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a xlink:href="http://www.top500.org/site/48958" xlink:type="simple">Texas Advanced Computing Center/Univ. of Texas</text:a></text:p>
          </table:table-cell>
          <table:table-cell office:value-type="string" calcext:value-type="string">
            <text:p><text:a xlink:href="http://www.top500.org/system/177155" xlink:type="simple">Lonestar 4- Dell PowerEdge M610 Cluster, Xeon 5680 3.3Ghz, Infiniband QDR </text:a></text:p>
          </table:table-cell>
          <table:table-cell office:value-type="float" office:value="22656" calcext:value-type="float">
            <text:p>22656</text:p>
          </table:table-cell>
          <table:table-cell office:value-type="float" office:value="251.8" calcext:value-type="float">
            <text:p>251.8</text:p>
          </table:table-cell>
          <table:table-cell office:value-type="float" office:value="301.8" calcext:value-type="float">
            <text:p>301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Dell</text:p>
          </table:table-cell>
          <table:table-cell table:style-name="Default"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a xlink:href="http://www.top500.org/site/49984" xlink:type="simple">IT Service Provider (D)</text:a></text:p>
          </table:table-cell>
          <table:table-cell office:value-type="string" calcext:value-type="string">
            <text:p><text:a xlink:href="http://www.top500.org/system/178095" xlink:type="simple">Cluster Platform 3000 BL460c Gen8, Xeon E5-2670 8C 2.600GHz, 10G Ethernet </text:a></text:p>
          </table:table-cell>
          <table:table-cell office:value-type="float" office:value="16872" calcext:value-type="float">
            <text:p>16872</text:p>
          </table:table-cell>
          <table:table-cell office:value-type="float" office:value="251.8" calcext:value-type="float">
            <text:p>251.8</text:p>
          </table:table-cell>
          <table:table-cell office:value-type="float" office:value="350.9" calcext:value-type="float">
            <text:p>350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a xlink:href="http://www.top500.org/site/48231" xlink:type="simple">Kyoto University</text:a></text:p>
          </table:table-cell>
          <table:table-cell office:value-type="string" calcext:value-type="string">
            <text:p><text:a xlink:href="http://www.top500.org/system/177640" xlink:type="simple">Camphor- Cray XE6, Opteron 16C 2.50GHz, Cray Gemini interconnect </text:a></text:p>
          </table:table-cell>
          <table:table-cell office:value-type="float" office:value="30080" calcext:value-type="float">
            <text:p>30080</text:p>
          </table:table-cell>
          <table:table-cell office:value-type="float" office:value="251.7" calcext:value-type="float">
            <text:p>251.7</text:p>
          </table:table-cell>
          <table:table-cell office:value-type="float" office:value="300.8" calcext:value-type="float">
            <text:p>300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a xlink:href="http://www.top500.org/site/49587" xlink:type="simple">Petróleo Brasileiro S.A</text:a></text:p>
          </table:table-cell>
          <table:table-cell office:value-type="string" calcext:value-type="string">
            <text:p><text:a xlink:href="http://www.top500.org/system/177797" xlink:type="simple">Grifo04- Itautec Cluster, Xeon X5670 6C 2.930GHz, Infiniband QDR, NVIDIA 2050 </text:a></text:p>
          </table:table-cell>
          <table:table-cell office:value-type="float" office:value="17408" calcext:value-type="float">
            <text:p>17408</text:p>
          </table:table-cell>
          <table:table-cell office:value-type="float" office:value="251.5" calcext:value-type="float">
            <text:p>251.5</text:p>
          </table:table-cell>
          <table:table-cell office:value-type="float" office:value="563.4" calcext:value-type="float">
            <text:p>563.4</text:p>
          </table:table-cell>
          <table:table-cell office:value-type="float" office:value="365.5" calcext:value-type="float">
            <text:p>365.5</text:p>
          </table:table-cell>
        </table:table-row>
        <table:table-row table:style-name="ro1">
          <table:table-cell table:style-name="Default"/>
          <table:table-cell office:value-type="string" calcext:value-type="string">
            <text:p>Brazil</text:p>
          </table:table-cell>
          <table:table-cell office:value-type="string" calcext:value-type="string">
            <text:p>Itautec</text:p>
          </table:table-cell>
          <table:table-cell table:style-name="Default"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a xlink:href="http://www.top500.org/site/50359" xlink:type="simple">IT Provider (P)</text:a></text:p>
          </table:table-cell>
          <table:table-cell office:value-type="string" calcext:value-type="string">
            <text:p><text:a xlink:href="http://www.top500.org/system/178306" xlink:type="simple">Cluster Platform SL250s Gen8, Xeon E5-2670 8C 2.600GHz, Infiniband FDR </text:a></text:p>
          </table:table-cell>
          <table:table-cell office:value-type="float" office:value="14192" calcext:value-type="float">
            <text:p>14192</text:p>
          </table:table-cell>
          <table:table-cell office:value-type="float" office:value="250.6" calcext:value-type="float">
            <text:p>250.6</text:p>
          </table:table-cell>
          <table:table-cell office:value-type="float" office:value="295.2" calcext:value-type="float">
            <text:p>295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a xlink:href="http://www.top500.org/site/50359" xlink:type="simple">IT Provider (P)</text:a></text:p>
          </table:table-cell>
          <table:table-cell office:value-type="string" calcext:value-type="string">
            <text:p><text:a xlink:href="http://www.top500.org/system/178305" xlink:type="simple">Cluster Platform SL250s Gen8, Xeon E5-2670 8C 2.600GHz, Infiniband FDR </text:a></text:p>
          </table:table-cell>
          <table:table-cell office:value-type="float" office:value="14192" calcext:value-type="float">
            <text:p>14192</text:p>
          </table:table-cell>
          <table:table-cell office:value-type="float" office:value="250.6" calcext:value-type="float">
            <text:p>250.6</text:p>
          </table:table-cell>
          <table:table-cell office:value-type="float" office:value="295.2" calcext:value-type="float">
            <text:p>295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top500.org/site/49688" xlink:type="simple">IT Service Provider</text:a></text:p>
          </table:table-cell>
          <table:table-cell office:value-type="string" calcext:value-type="string">
            <text:p><text:a xlink:href="http://www.top500.org/system/178484" xlink:type="simple">Cluster Platform 3000 BL460c Gen8, Intel Xeon E5-2680v2 10C 2.8GHz, 10G Ethernet </text:a></text:p>
          </table:table-cell>
          <table:table-cell office:value-type="float" office:value="17440" calcext:value-type="float">
            <text:p>17440</text:p>
          </table:table-cell>
          <table:table-cell office:value-type="float" office:value="250.5" calcext:value-type="float">
            <text:p>250.5</text:p>
          </table:table-cell>
          <table:table-cell office:value-type="float" office:value="390.7" calcext:value-type="float">
            <text:p>390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a xlink:href="http://www.top500.org/site/49078" xlink:type="simple">Technische Universitaet Darmstadt</text:a></text:p>
          </table:table-cell>
          <table:table-cell office:value-type="string" calcext:value-type="string">
            <text:p><text:a xlink:href="http://www.top500.org/system/178463" xlink:type="simple">IBM NeXtScale nx360M5, Xeon E5-2680v3 12C 2.5GHz, Infiniband FDR </text:a></text:p>
          </table:table-cell>
          <table:table-cell office:value-type="float" office:value="9312" calcext:value-type="float">
            <text:p>9312</text:p>
          </table:table-cell>
          <table:table-cell office:value-type="float" office:value="250" calcext:value-type="float">
            <text:p>250</text:p>
          </table:table-cell>
          <table:table-cell office:value-type="float" office:value="372.5" calcext:value-type="float">
            <text:p>372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a xlink:href="http://www.top500.org/site/50438" xlink:type="simple">Network Company</text:a></text:p>
          </table:table-cell>
          <table:table-cell office:value-type="string" calcext:value-type="string">
            <text:p><text:a xlink:href="http://www.top500.org/system/178491" xlink:type="simple">Cluster Platform 3000 BL460c Gen8, Xeon E5-2673v2 8C 3.3GHz, 10G Ethernet </text:a></text:p>
          </table:table-cell>
          <table:table-cell office:value-type="float" office:value="13536" calcext:value-type="float">
            <text:p>13536</text:p>
          </table:table-cell>
          <table:table-cell office:value-type="float" office:value="249.2" calcext:value-type="float">
            <text:p>249.2</text:p>
          </table:table-cell>
          <table:table-cell office:value-type="float" office:value="357.4" calcext:value-type="float">
            <text:p>357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a xlink:href="http://www.top500.org/site/49490" xlink:type="simple">T-Systems</text:a></text:p>
          </table:table-cell>
          <table:table-cell office:value-type="string" calcext:value-type="string">
            <text:p><text:a xlink:href="http://www.top500.org/system/178196" xlink:type="simple">CASE-2- SGI ICE X, Intel Xeon E5-2695v2 12C 2.400GHz, Infiniband FDR </text:a></text:p>
          </table:table-cell>
          <table:table-cell office:value-type="float" office:value="13440" calcext:value-type="float">
            <text:p>13440</text:p>
          </table:table-cell>
          <table:table-cell office:value-type="float" office:value="245.9" calcext:value-type="float">
            <text:p>245.9</text:p>
          </table:table-cell>
          <table:table-cell office:value-type="float" office:value="258" calcext:value-type="float">
            <text:p>258</text:p>
          </table:table-cell>
          <table:table-cell office:value-type="float" office:value="236.8" calcext:value-type="float">
            <text:p>236.8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a xlink:href="http://www.top500.org/site/50512" xlink:type="simple">Logistic Services</text:a></text:p>
          </table:table-cell>
          <table:table-cell office:value-type="string" calcext:value-type="string">
            <text:p><text:a xlink:href="http://www.top500.org/system/178317" xlink:type="simple">Cluster Platform DL380p Gen8 , Xeon E5-2630 6C 2.300GHz, Gigabit Ethernet </text:a></text:p>
          </table:table-cell>
          <table:table-cell office:value-type="float" office:value="27156" calcext:value-type="float">
            <text:p>27156</text:p>
          </table:table-cell>
          <table:table-cell office:value-type="float" office:value="244.2" calcext:value-type="float">
            <text:p>244.2</text:p>
          </table:table-cell>
          <table:table-cell office:value-type="float" office:value="499.7" calcext:value-type="float">
            <text:p>499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a xlink:href="http://www.top500.org/site/48116" xlink:type="simple">Institute for Materials Research, Tohoku University (IMR)</text:a></text:p>
          </table:table-cell>
          <table:table-cell office:value-type="string" calcext:value-type="string">
            <text:p><text:a xlink:href="http://www.top500.org/system/177798" xlink:type="simple">Hitachi SR16000 Model M1, POWER7 8C 3.836GHz, Custom </text:a></text:p>
          </table:table-cell>
          <table:table-cell office:value-type="float" office:value="10240" calcext:value-type="float">
            <text:p>10240</text:p>
          </table:table-cell>
          <table:table-cell office:value-type="float" office:value="243.9" calcext:value-type="float">
            <text:p>243.9</text:p>
          </table:table-cell>
          <table:table-cell office:value-type="float" office:value="306.4" calcext:value-type="float">
            <text:p>306.4</text:p>
          </table:table-cell>
          <table:table-cell office:value-type="float" office:value="556.3" calcext:value-type="float">
            <text:p>556.3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Hitachi</text:p>
          </table:table-cell>
          <table:table-cell table:style-name="Default"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a xlink:href="http://www.top500.org/site/47306" xlink:type="simple">Airbus</text:a></text:p>
          </table:table-cell>
          <table:table-cell office:value-type="string" calcext:value-type="string">
            <text:p><text:a xlink:href="http://www.top500.org/system/177415" xlink:type="simple">HP POD - Cluster Platform 3000 BL260c G6, X5675 3.06 GHz, Infiniband </text:a></text:p>
          </table:table-cell>
          <table:table-cell office:value-type="float" office:value="24192" calcext:value-type="float">
            <text:p>24192</text:p>
          </table:table-cell>
          <table:table-cell office:value-type="float" office:value="243.9" calcext:value-type="float">
            <text:p>243.9</text:p>
          </table:table-cell>
          <table:table-cell office:value-type="float" office:value="296.1" calcext:value-type="float">
            <text:p>296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a xlink:href="http://www.top500.org/site/50172" xlink:type="simple">Software Company (M)</text:a></text:p>
          </table:table-cell>
          <table:table-cell office:value-type="string" calcext:value-type="string">
            <text:p><text:a xlink:href="http://www.top500.org/system/178101" xlink:type="simple">Cluster Platform DL360e Gen8, Xeon E5-2450 8C 2.100GHz, Gigabit Ethernet </text:a></text:p>
          </table:table-cell>
          <table:table-cell office:value-type="float" office:value="29920" calcext:value-type="float">
            <text:p>29920</text:p>
          </table:table-cell>
          <table:table-cell office:value-type="float" office:value="242.9" calcext:value-type="float">
            <text:p>242.9</text:p>
          </table:table-cell>
          <table:table-cell office:value-type="float" office:value="502.7" calcext:value-type="float">
            <text:p>502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a xlink:href="http://www.top500.org/site/50370" xlink:type="simple">Calcul Canada/Calcul Québec/Université de Sherbrooke</text:a></text:p>
          </table:table-cell>
          <table:table-cell office:value-type="string" calcext:value-type="string">
            <text:p><text:a xlink:href="http://www.top500.org/system/177476" xlink:type="simple">Rackable C2112-4G3 Cluster, Opteron 12 Core 2.10 GHz, Infiniband QDR </text:a></text:p>
          </table:table-cell>
          <table:table-cell office:value-type="float" office:value="37728" calcext:value-type="float">
            <text:p>37728</text:p>
          </table:table-cell>
          <table:table-cell office:value-type="float" office:value="240.3" calcext:value-type="float">
            <text:p>240.3</text:p>
          </table:table-cell>
          <table:table-cell office:value-type="float" office:value="316.9" calcext:value-type="float">
            <text:p>316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anada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top500.org/site/50321" xlink:type="simple">Amazon Web Services</text:a></text:p>
          </table:table-cell>
          <table:table-cell office:value-type="string" calcext:value-type="string">
            <text:p><text:a xlink:href="http://www.top500.org/system/177457" xlink:type="simple">Amazon EC2 Cluster Compute Instances- Amazon EC2 Cluster, Xeon 8C 2.60GHz, 10G Ethernet </text:a></text:p>
          </table:table-cell>
          <table:table-cell office:value-type="float" office:value="17024" calcext:value-type="float">
            <text:p>17024</text:p>
          </table:table-cell>
          <table:table-cell office:value-type="float" office:value="240.1" calcext:value-type="float">
            <text:p>240.1</text:p>
          </table:table-cell>
          <table:table-cell office:value-type="float" office:value="354.1" calcext:value-type="float">
            <text:p>354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elf-made</text:p>
          </table:table-cell>
          <table:table-cell table:style-name="Default"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top500.org/site/47520" xlink:type="simple">Cambridge University</text:a></text:p>
          </table:table-cell>
          <table:table-cell office:value-type="string" calcext:value-type="string">
            <text:p><text:a xlink:href="http://www.top500.org/system/178261" xlink:type="simple">Wilkes- Dell T620 Cluster, Intel Xeon E5-2630v2 6C 2.600GHz, Infiniband FDR, NVIDIA K20 </text:a></text:p>
          </table:table-cell>
          <table:table-cell office:value-type="float" office:value="5120" calcext:value-type="float">
            <text:p>5120</text:p>
          </table:table-cell>
          <table:table-cell office:value-type="float" office:value="239.9" calcext:value-type="float">
            <text:p>239.9</text:p>
          </table:table-cell>
          <table:table-cell office:value-type="float" office:value="367.6" calcext:value-type="float">
            <text:p>367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Dell</text:p>
          </table:table-cell>
          <table:table-cell table:style-name="Default"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a xlink:href="http://www.top500.org/site/50031" xlink:type="simple">Retail</text:a></text:p>
          </table:table-cell>
          <table:table-cell office:value-type="string" calcext:value-type="string">
            <text:p><text:a xlink:href="http://www.top500.org/system/178488" xlink:type="simple">Cluster Platform SL230s/SL250s, Intel Xeon E5-2670v2 10C 2.5GHz, 10G Ethernet </text:a></text:p>
          </table:table-cell>
          <table:table-cell office:value-type="float" office:value="17600" calcext:value-type="float">
            <text:p>17600</text:p>
          </table:table-cell>
          <table:table-cell office:value-type="float" office:value="239.4" calcext:value-type="float">
            <text:p>239.4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a xlink:href="http://www.top500.org/site/49688" xlink:type="simple">IT Service Provider</text:a></text:p>
          </table:table-cell>
          <table:table-cell office:value-type="string" calcext:value-type="string">
            <text:p><text:a xlink:href="http://www.top500.org/system/178404" xlink:type="simple">Cluster Platform SL241n, Xeon E3-1280v3 4C 3.6GHz, Gigabit Ethernet </text:a></text:p>
          </table:table-cell>
          <table:table-cell office:value-type="float" office:value="16200" calcext:value-type="float">
            <text:p>16200</text:p>
          </table:table-cell>
          <table:table-cell office:value-type="float" office:value="238.2" calcext:value-type="float">
            <text:p>238.2</text:p>
          </table:table-cell>
          <table:table-cell office:value-type="float" office:value="466.6" calcext:value-type="float">
            <text:p>466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a xlink:href="http://www.top500.org/site/48276" xlink:type="simple">Los Alamos National Laboratory</text:a></text:p>
          </table:table-cell>
          <table:table-cell office:value-type="string" calcext:value-type="string">
            <text:p><text:a xlink:href="http://www.top500.org/system/177799" xlink:type="simple">Moonlight- Xtreme-X , Xeon E5-2670 8C 2.600GHz, Infiniband QDR, NVIDIA 2090 </text:a></text:p>
          </table:table-cell>
          <table:table-cell office:value-type="float" office:value="14208" calcext:value-type="float">
            <text:p>14208</text:p>
          </table:table-cell>
          <table:table-cell office:value-type="float" office:value="238.2" calcext:value-type="float">
            <text:p>238.2</text:p>
          </table:table-cell>
          <table:table-cell office:value-type="float" office:value="492.2" calcext:value-type="float">
            <text:p>492.2</text:p>
          </table:table-cell>
          <table:table-cell office:value-type="float" office:value="226.8" calcext:value-type="float">
            <text:p>226.8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a xlink:href="http://www.top500.org/site/48473" xlink:type="simple">Institute for Molecular Science</text:a></text:p>
          </table:table-cell>
          <table:table-cell office:value-type="string" calcext:value-type="string">
            <text:p><text:a xlink:href="http://www.top500.org/system/177984" xlink:type="simple">Fujitsu PRIMERGY CX250 &amp; RX300, Xeon E5-2690 8C 2.900GHz, Infiniband FDR/QDR </text:a></text:p>
          </table:table-cell>
          <table:table-cell office:value-type="float" office:value="11424" calcext:value-type="float">
            <text:p>11424</text:p>
          </table:table-cell>
          <table:table-cell office:value-type="float" office:value="237.9" calcext:value-type="float">
            <text:p>237.9</text:p>
          </table:table-cell>
          <table:table-cell office:value-type="float" office:value="265" calcext:value-type="float">
            <text:p>265</text:p>
          </table:table-cell>
          <table:table-cell office:value-type="float" office:value="465.4" calcext:value-type="float">
            <text:p>465.4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Fujitsu</text:p>
          </table:table-cell>
          <table:table-cell table:style-name="Default"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a xlink:href="http://www.top500.org/site/50203" xlink:type="simple">Grand Equipement National de Calcul Intensif - Centre Informatique National de l'Enseignement Suprieur (GENCI-CINES)</text:a></text:p>
          </table:table-cell>
          <table:table-cell office:value-type="string" calcext:value-type="string">
            <text:p><text:a xlink:href="http://www.top500.org/system/176897" xlink:type="simple">Jade- SGI ICE 8200EX, Xeon E5450 4C 3.000GHz, Infiniband </text:a></text:p>
          </table:table-cell>
          <table:table-cell office:value-type="float" office:value="23040" calcext:value-type="float">
            <text:p>23040</text:p>
          </table:table-cell>
          <table:table-cell office:value-type="float" office:value="237.8" calcext:value-type="float">
            <text:p>237.8</text:p>
          </table:table-cell>
          <table:table-cell office:value-type="float" office:value="267.9" calcext:value-type="float">
            <text:p>267.9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a xlink:href="http://www.top500.org/site/48188" xlink:type="simple">KTH - Royal Institute of Technology</text:a></text:p>
          </table:table-cell>
          <table:table-cell office:value-type="string" calcext:value-type="string">
            <text:p><text:a xlink:href="http://www.top500.org/system/177409" xlink:type="simple">Lindgren- Cray XE6, Opteron 12 Core 2.10 GHz, Custom </text:a></text:p>
          </table:table-cell>
          <table:table-cell office:value-type="float" office:value="36384" calcext:value-type="float">
            <text:p>36384</text:p>
          </table:table-cell>
          <table:table-cell office:value-type="float" office:value="237.2" calcext:value-type="float">
            <text:p>237.2</text:p>
          </table:table-cell>
          <table:table-cell office:value-type="float" office:value="305.6" calcext:value-type="float">
            <text:p>305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weden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a xlink:href="http://www.top500.org/site/49877" xlink:type="simple">Geoscience (P)</text:a></text:p>
          </table:table-cell>
          <table:table-cell office:value-type="string" calcext:value-type="string">
            <text:p><text:a xlink:href="http://www.top500.org/system/178405" xlink:type="simple">Cluster Platform SL210t, Intel Xeon E5-2680v2 10C 2.8GHz, Infiniband QDR </text:a></text:p>
          </table:table-cell>
          <table:table-cell office:value-type="float" office:value="12800" calcext:value-type="float">
            <text:p>12800</text:p>
          </table:table-cell>
          <table:table-cell office:value-type="float" office:value="236" calcext:value-type="float">
            <text:p>236</text:p>
          </table:table-cell>
          <table:table-cell office:value-type="float" office:value="286.7" calcext:value-type="float">
            <text:p>286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a xlink:href="http://www.top500.org/site/50470" xlink:type="simple">Web-Service Provider</text:a></text:p>
          </table:table-cell>
          <table:table-cell office:value-type="string" calcext:value-type="string">
            <text:p><text:a xlink:href="http://www.top500.org/system/178108" xlink:type="simple">Cluster Platform DL380p Gen8 , Xeon E5-2630 6C 2.300GHz, Gigabit Ethernet </text:a></text:p>
          </table:table-cell>
          <table:table-cell office:value-type="float" office:value="25920" calcext:value-type="float">
            <text:p>25920</text:p>
          </table:table-cell>
          <table:table-cell office:value-type="float" office:value="234.2" calcext:value-type="float">
            <text:p>234.2</text:p>
          </table:table-cell>
          <table:table-cell office:value-type="float" office:value="476.9" calcext:value-type="float">
            <text:p>476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Hong Kong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a xlink:href="http://www.top500.org/site/50442" xlink:type="simple">Manufacturing Company</text:a></text:p>
          </table:table-cell>
          <table:table-cell office:value-type="string" calcext:value-type="string">
            <text:p><text:a xlink:href="http://www.top500.org/system/178109" xlink:type="simple">Cluster Platform SL230s Gen8, Xeon E5-2670 8C 2.600GHz, Infiniband FDR </text:a></text:p>
          </table:table-cell>
          <table:table-cell office:value-type="float" office:value="13264" calcext:value-type="float">
            <text:p>13264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9" calcext:value-type="float">
            <text:p>275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a xlink:href="http://www.top500.org/site/50541" xlink:type="simple">Electronic Industry</text:a></text:p>
          </table:table-cell>
          <table:table-cell office:value-type="string" calcext:value-type="string">
            <text:p><text:a xlink:href="http://www.top500.org/system/178440" xlink:type="simple">Cluster Platform 3000 BL460c Gen8, Intel Xeon E5-2690v2 10C 3GHz, 10G Ethernet </text:a></text:p>
          </table:table-cell>
          <table:table-cell office:value-type="float" office:value="14120" calcext:value-type="float">
            <text:p>14120</text:p>
          </table:table-cell>
          <table:table-cell office:value-type="float" office:value="233" calcext:value-type="float">
            <text:p>233</text:p>
          </table:table-cell>
          <table:table-cell office:value-type="float" office:value="338.9" calcext:value-type="float">
            <text:p>338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a xlink:href="http://www.top500.org/site/50431" xlink:type="simple">IT Services Provider </text:a></text:p>
          </table:table-cell>
          <table:table-cell office:value-type="string" calcext:value-type="string">
            <text:p><text:a xlink:href="http://www.top500.org/system/177897" xlink:type="simple">Cluster Platform SL230s Gen8, Xeon E5-2670 8C 2.600GHz, Infiniband QDR </text:a></text:p>
          </table:table-cell>
          <table:table-cell office:value-type="float" office:value="14720" calcext:value-type="float">
            <text:p>14720</text:p>
          </table:table-cell>
          <table:table-cell office:value-type="float" office:value="232.7" calcext:value-type="float">
            <text:p>232.7</text:p>
          </table:table-cell>
          <table:table-cell office:value-type="float" office:value="306.2" calcext:value-type="float">
            <text:p>306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top500.org/site/50431" xlink:type="simple">IT Services Provider </text:a></text:p>
          </table:table-cell>
          <table:table-cell office:value-type="string" calcext:value-type="string">
            <text:p><text:a xlink:href="http://www.top500.org/system/177898" xlink:type="simple">Cluster Platform SL230s Gen8, Xeon E5-2670 8C 2.600GHz, Infiniband QDR </text:a></text:p>
          </table:table-cell>
          <table:table-cell office:value-type="float" office:value="14720" calcext:value-type="float">
            <text:p>14720</text:p>
          </table:table-cell>
          <table:table-cell office:value-type="float" office:value="232.7" calcext:value-type="float">
            <text:p>232.7</text:p>
          </table:table-cell>
          <table:table-cell office:value-type="float" office:value="306.2" calcext:value-type="float">
            <text:p>306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a xlink:href="http://www.top500.org/site/50510" xlink:type="simple">Electrionic Industry</text:a></text:p>
          </table:table-cell>
          <table:table-cell office:value-type="string" calcext:value-type="string">
            <text:p><text:a xlink:href="http://www.top500.org/system/178304" xlink:type="simple">Cluster Platform 3000 BL460c Gen8, Intel Xeon E5-2658v2 10C 2.400GHz, 10G Ethernet </text:a></text:p>
          </table:table-cell>
          <table:table-cell office:value-type="float" office:value="20272" calcext:value-type="float">
            <text:p>20272</text:p>
          </table:table-cell>
          <table:table-cell office:value-type="float" office:value="231.8" calcext:value-type="float">
            <text:p>231.8</text:p>
          </table:table-cell>
          <table:table-cell office:value-type="float" office:value="389.2" calcext:value-type="float">
            <text:p>389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a xlink:href="http://www.top500.org/site/48276" xlink:type="simple">Los Alamos National Laboratory</text:a></text:p>
          </table:table-cell>
          <table:table-cell office:value-type="string" calcext:value-type="string">
            <text:p><text:a xlink:href="http://www.top500.org/system/177456" xlink:type="simple">Mustang- Xtreme-X 1320H-LANL, Opteron 12 Core 2.30 GHz, Infiniband QDR </text:a></text:p>
          </table:table-cell>
          <table:table-cell office:value-type="float" office:value="37056" calcext:value-type="float">
            <text:p>37056</text:p>
          </table:table-cell>
          <table:table-cell office:value-type="float" office:value="230.6" calcext:value-type="float">
            <text:p>230.6</text:p>
          </table:table-cell>
          <table:table-cell office:value-type="float" office:value="340.9" calcext:value-type="float">
            <text:p>340.9</text:p>
          </table:table-cell>
          <table:table-cell office:value-type="float" office:value="540.4" calcext:value-type="float">
            <text:p>540.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a xlink:href="http://www.top500.org/site/50439" xlink:type="simple">SGI</text:a></text:p>
          </table:table-cell>
          <table:table-cell office:value-type="string" calcext:value-type="string">
            <text:p><text:a xlink:href="http://www.top500.org/system/178461" xlink:type="simple">SGI ICE X, Xeon E5-2690v3 12C 2.6GHz, Infiniband FDR </text:a></text:p>
          </table:table-cell>
          <table:table-cell office:value-type="float" office:value="6912" calcext:value-type="float">
            <text:p>6912</text:p>
          </table:table-cell>
          <table:table-cell office:value-type="float" office:value="230.4" calcext:value-type="float">
            <text:p>230.4</text:p>
          </table:table-cell>
          <table:table-cell office:value-type="float" office:value="287.5" calcext:value-type="float">
            <text:p>287.5</text:p>
          </table:table-cell>
          <table:table-cell office:value-type="float" office:value="112.4" calcext:value-type="float">
            <text:p>112.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a xlink:href="http://www.top500.org/site/48601" xlink:type="simple">Petroleum Company</text:a></text:p>
          </table:table-cell>
          <table:table-cell office:value-type="string" calcext:value-type="string">
            <text:p><text:a xlink:href="http://www.top500.org/system/178494" xlink:type="simple">Cluster Platform SL210t, Intel Xeon E5-2680v2 10C 2.8GHz, 10G Ethernet </text:a></text:p>
          </table:table-cell>
          <table:table-cell office:value-type="float" office:value="14700" calcext:value-type="float">
            <text:p>14700</text:p>
          </table:table-cell>
          <table:table-cell office:value-type="float" office:value="229.7" calcext:value-type="float">
            <text:p>229.7</text:p>
          </table:table-cell>
          <table:table-cell office:value-type="float" office:value="329.3" calcext:value-type="float">
            <text:p>329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a xlink:href="http://www.top500.org/site/50190" xlink:type="simple">Geoscience</text:a></text:p>
          </table:table-cell>
          <table:table-cell office:value-type="string" calcext:value-type="string">
            <text:p><text:a xlink:href="http://www.top500.org/system/178012" xlink:type="simple">iDataPlex DX360M4, Xeon E5-2670 8C 2.600GHz, Infiniband FDR </text:a></text:p>
          </table:table-cell>
          <table:table-cell office:value-type="float" office:value="12096" calcext:value-type="float">
            <text:p>12096</text:p>
          </table:table-cell>
          <table:table-cell office:value-type="float" office:value="228.8" calcext:value-type="float">
            <text:p>228.8</text:p>
          </table:table-cell>
          <table:table-cell office:value-type="float" office:value="251.6" calcext:value-type="float">
            <text:p>251.6</text:p>
          </table:table-cell>
          <table:table-cell office:value-type="float" office:value="251.3" calcext:value-type="float">
            <text:p>251.3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a xlink:href="http://www.top500.org/site/50172" xlink:type="simple">Software Company (M)</text:a></text:p>
          </table:table-cell>
          <table:table-cell office:value-type="string" calcext:value-type="string">
            <text:p><text:a xlink:href="http://www.top500.org/system/178263" xlink:type="simple">Cluster Platform DL380e Gen8, Xeon E5-2430L 8C 2.000GHz, Gigabit Ethernet </text:a></text:p>
          </table:table-cell>
          <table:table-cell office:value-type="float" office:value="29556" calcext:value-type="float">
            <text:p>29556</text:p>
          </table:table-cell>
          <table:table-cell office:value-type="float" office:value="228.8" calcext:value-type="float">
            <text:p>228.8</text:p>
          </table:table-cell>
          <table:table-cell office:value-type="float" office:value="472.9" calcext:value-type="float">
            <text:p>472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top500.org/site/50133" xlink:type="simple">Telecommunication Company</text:a></text:p>
          </table:table-cell>
          <table:table-cell office:value-type="string" calcext:value-type="string">
            <text:p><text:a xlink:href="http://www.top500.org/system/178111" xlink:type="simple">Cluster Platform DL160 Gen8 , Xeon E5-2630 6C 2.300GHz, Gigabit Ethernet </text:a></text:p>
          </table:table-cell>
          <table:table-cell office:value-type="float" office:value="25056" calcext:value-type="float">
            <text:p>25056</text:p>
          </table:table-cell>
          <table:table-cell office:value-type="float" office:value="227.2" calcext:value-type="float">
            <text:p>227.2</text:p>
          </table:table-cell>
          <table:table-cell office:value-type="float" office:value="461" calcext:value-type="float">
            <text:p>46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a xlink:href="http://www.top500.org/site/49200" xlink:type="simple">University of Southampton</text:a></text:p>
          </table:table-cell>
          <table:table-cell office:value-type="string" calcext:value-type="string">
            <text:p><text:a xlink:href="http://www.top500.org/system/178203" xlink:type="simple">IRIDIS 4- iDataPlex DX360M4, Xeon E5-2670 8C 2.600GHz, Infiniband FDR </text:a></text:p>
          </table:table-cell>
          <table:table-cell office:value-type="float" office:value="12000" calcext:value-type="float">
            <text:p>12000</text:p>
          </table:table-cell>
          <table:table-cell office:value-type="float" office:value="227" calcext:value-type="float">
            <text:p>227</text:p>
          </table:table-cell>
          <table:table-cell office:value-type="float" office:value="249.6" calcext:value-type="float">
            <text:p>249.6</text:p>
          </table:table-cell>
          <table:table-cell office:value-type="float" office:value="249.3" calcext:value-type="float">
            <text:p>249.3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a xlink:href="http://www.top500.org/site/50533" xlink:type="simple">IT Service Provider</text:a></text:p>
          </table:table-cell>
          <table:table-cell office:value-type="string" calcext:value-type="string">
            <text:p><text:a xlink:href="http://www.top500.org/system/178407" xlink:type="simple">Cluster Platform SL230s Gen8, Xeon E5-2660 8C 2.2GHz, 10G Ethernet </text:a></text:p>
          </table:table-cell>
          <table:table-cell office:value-type="float" office:value="18816" calcext:value-type="float">
            <text:p>18816</text:p>
          </table:table-cell>
          <table:table-cell office:value-type="float" office:value="226.8" calcext:value-type="float">
            <text:p>226.8</text:p>
          </table:table-cell>
          <table:table-cell office:value-type="float" office:value="331.2" calcext:value-type="float">
            <text:p>331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a xlink:href="http://www.top500.org/site/50172" xlink:type="simple">Software Company (M)</text:a></text:p>
          </table:table-cell>
          <table:table-cell office:value-type="string" calcext:value-type="string">
            <text:p><text:a xlink:href="http://www.top500.org/system/178264" xlink:type="simple">Cluster Platform DL380e Gen8, Xeon E5-2430L 8C 2.000GHz, Gigabit Ethernet </text:a></text:p>
          </table:table-cell>
          <table:table-cell office:value-type="float" office:value="29172" calcext:value-type="float">
            <text:p>29172</text:p>
          </table:table-cell>
          <table:table-cell office:value-type="float" office:value="226.2" calcext:value-type="float">
            <text:p>226.2</text:p>
          </table:table-cell>
          <table:table-cell office:value-type="float" office:value="466.8" calcext:value-type="float">
            <text:p>466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top500.org/site/49102" xlink:type="simple">Universitaet Mainz</text:a></text:p>
          </table:table-cell>
          <table:table-cell office:value-type="string" calcext:value-type="string">
            <text:p><text:a xlink:href="http://www.top500.org/system/177796" xlink:type="simple">MOGON- MEGWARE Saxonid 6100, Opteron 6272 16C 2.100GHz, Infiniband QDR </text:a></text:p>
          </table:table-cell>
          <table:table-cell office:value-type="float" office:value="33920" calcext:value-type="float">
            <text:p>33920</text:p>
          </table:table-cell>
          <table:table-cell office:value-type="float" office:value="225.6" calcext:value-type="float">
            <text:p>225.6</text:p>
          </table:table-cell>
          <table:table-cell office:value-type="float" office:value="284.9" calcext:value-type="float">
            <text:p>284.9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MEGWARE</text:p>
          </table:table-cell>
          <table:table-cell table:style-name="Default" table:number-columns-repeated="4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a xlink:href="http://www.top500.org/site/50364" xlink:type="simple">International Fusion Energy Research Centre (IFERC), EU(F4E) - Japan Broader Approach collaboration</text:a></text:p>
          </table:table-cell>
          <table:table-cell office:value-type="string" calcext:value-type="string">
            <text:p><text:a xlink:href="http://www.top500.org/system/178466" xlink:type="simple">HELIOS- Bullx B515 cluster, Xeon E5-2450 8C 2.1GHz, Infiniband FDR, Intel Xeon Phi 5110P </text:a></text:p>
          </table:table-cell>
          <table:table-cell office:value-type="float" office:value="24480" calcext:value-type="float">
            <text:p>24480</text:p>
          </table:table-cell>
          <table:table-cell office:value-type="float" office:value="225.1" calcext:value-type="float">
            <text:p>225.1</text:p>
          </table:table-cell>
          <table:table-cell office:value-type="float" office:value="412" calcext:value-type="float">
            <text:p>41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Bull SA</text:p>
          </table:table-cell>
          <table:table-cell table:style-name="Default" table:number-columns-repeated="4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a xlink:href="http://www.top500.org/site/50329" xlink:type="simple">Service Provider</text:a></text:p>
          </table:table-cell>
          <table:table-cell office:value-type="string" calcext:value-type="string">
            <text:p><text:a xlink:href="http://www.top500.org/system/178112" xlink:type="simple">Cluster Platform DL380e Gen8, Xeon E5-2450 8C 2.100GHz, Gigabit Ethernet </text:a></text:p>
          </table:table-cell>
          <table:table-cell office:value-type="float" office:value="27392" calcext:value-type="float">
            <text:p>27392</text:p>
          </table:table-cell>
          <table:table-cell office:value-type="float" office:value="224.7" calcext:value-type="float">
            <text:p>224.7</text:p>
          </table:table-cell>
          <table:table-cell office:value-type="float" office:value="460.2" calcext:value-type="float">
            <text:p>460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a xlink:href="http://www.top500.org/site/50532" xlink:type="simple">Telecommunication Company</text:a></text:p>
          </table:table-cell>
          <table:table-cell office:value-type="string" calcext:value-type="string">
            <text:p><text:a xlink:href="http://www.top500.org/system/178406" xlink:type="simple">Cluster Platform 3000 BL460c Gen8, Xeon E5-2670 8C 2.6GHz, 10G Ethernet </text:a></text:p>
          </table:table-cell>
          <table:table-cell office:value-type="float" office:value="16288" calcext:value-type="float">
            <text:p>16288</text:p>
          </table:table-cell>
          <table:table-cell office:value-type="float" office:value="224.6" calcext:value-type="float">
            <text:p>224.6</text:p>
          </table:table-cell>
          <table:table-cell office:value-type="float" office:value="338.8" calcext:value-type="float">
            <text:p>338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a xlink:href="http://www.top500.org/site/49966" xlink:type="simple">IT Services Provider (B)</text:a></text:p>
          </table:table-cell>
          <table:table-cell office:value-type="string" calcext:value-type="string">
            <text:p><text:a xlink:href="http://www.top500.org/system/178113" xlink:type="simple">Cluster Platform DL380p Gen8 , Xeon E5-2650 8C 2.000GHz, Gigabit Ethernet </text:a></text:p>
          </table:table-cell>
          <table:table-cell office:value-type="float" office:value="28672" calcext:value-type="float">
            <text:p>28672</text:p>
          </table:table-cell>
          <table:table-cell office:value-type="float" office:value="222.8" calcext:value-type="float">
            <text:p>222.8</text:p>
          </table:table-cell>
          <table:table-cell office:value-type="float" office:value="458.8" calcext:value-type="float">
            <text:p>458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a xlink:href="http://www.top500.org/site/47670" xlink:type="simple">Science and Technology Facilities Council - Daresbury Laboratory</text:a></text:p>
          </table:table-cell>
          <table:table-cell office:value-type="string" calcext:value-type="string">
            <text:p><text:a xlink:href="http://www.top500.org/system/178333" xlink:type="simple">Blue Wonder- IBM NeXtScale nx360M4, Intel Xeon E5-2697v2 12C 2.700GHz, Infiniband FDR </text:a></text:p>
          </table:table-cell>
          <table:table-cell office:value-type="float" office:value="11520" calcext:value-type="float">
            <text:p>11520</text:p>
          </table:table-cell>
          <table:table-cell office:value-type="float" office:value="222.7" calcext:value-type="float">
            <text:p>222.7</text:p>
          </table:table-cell>
          <table:table-cell office:value-type="float" office:value="248.8" calcext:value-type="float">
            <text:p>248.8</text:p>
          </table:table-cell>
          <table:table-cell office:value-type="float" office:value="239.6" calcext:value-type="float">
            <text:p>239.6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a xlink:href="http://www.top500.org/site/50513" xlink:type="simple">Service Provider</text:a></text:p>
          </table:table-cell>
          <table:table-cell office:value-type="string" calcext:value-type="string">
            <text:p><text:a xlink:href="http://www.top500.org/system/178497" xlink:type="simple">Cluster Platform 3000 BL460c Gen8, Intel Xeon E5-2690v2 10C 3GHz, 10G Ethernet </text:a></text:p>
          </table:table-cell>
          <table:table-cell office:value-type="float" office:value="13440" calcext:value-type="float">
            <text:p>13440</text:p>
          </table:table-cell>
          <table:table-cell office:value-type="float" office:value="221.8" calcext:value-type="float">
            <text:p>221.8</text:p>
          </table:table-cell>
          <table:table-cell office:value-type="float" office:value="322.6" calcext:value-type="float">
            <text:p>322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Korea, South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a xlink:href="http://www.top500.org/site/50551" xlink:type="simple">Tulane University</text:a></text:p>
          </table:table-cell>
          <table:table-cell office:value-type="string" calcext:value-type="string">
            <text:p><text:a xlink:href="http://www.top500.org/system/178475" xlink:type="simple">Cypress- Dell C8220X Cluster, Intel Xeon E5-2680v2 10C 2.8GHz, 40G Ethernet, Intel Xeon Phi 7120P </text:a></text:p>
          </table:table-cell>
          <table:table-cell office:value-type="float" office:value="17608" calcext:value-type="float">
            <text:p>17608</text:p>
          </table:table-cell>
          <table:table-cell office:value-type="float" office:value="221" calcext:value-type="float">
            <text:p>221</text:p>
          </table:table-cell>
          <table:table-cell office:value-type="float" office:value="355.1" calcext:value-type="float">
            <text:p>355.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Dell</text:p>
          </table:table-cell>
          <table:table-cell table:style-name="Default" table:number-columns-repeated="4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top500.org/site/49073" xlink:type="simple">Universitaet Aachen/RWTH</text:a></text:p>
          </table:table-cell>
          <table:table-cell office:value-type="string" calcext:value-type="string">
            <text:p><text:a xlink:href="http://www.top500.org/system/177156" xlink:type="simple">RWTH Compute Cluster (RCC)- Bullx B500 Cluster, Xeon X56xx 3.06Ghz, QDR Infiniband </text:a></text:p>
          </table:table-cell>
          <table:table-cell office:value-type="float" office:value="25448" calcext:value-type="float">
            <text:p>25448</text:p>
          </table:table-cell>
          <table:table-cell office:value-type="float" office:value="219.8" calcext:value-type="float">
            <text:p>219.8</text:p>
          </table:table-cell>
          <table:table-cell office:value-type="float" office:value="270.5" calcext:value-type="float">
            <text:p>270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Bull SA</text:p>
          </table:table-cell>
          <table:table-cell table:style-name="Default" table:number-columns-repeated="4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a xlink:href="http://www.top500.org/site/50506" xlink:type="simple">IT Services Provider </text:a></text:p>
          </table:table-cell>
          <table:table-cell office:value-type="string" calcext:value-type="string">
            <text:p><text:a xlink:href="http://www.top500.org/system/178498" xlink:type="simple">Cluster Platform DL360p Gen8, Intel Xeon E5-2650v2 8C 2.6GHz, 10G Ethernet </text:a></text:p>
          </table:table-cell>
          <table:table-cell office:value-type="float" office:value="15080" calcext:value-type="float">
            <text:p>15080</text:p>
          </table:table-cell>
          <table:table-cell office:value-type="float" office:value="218.4" calcext:value-type="float">
            <text:p>218.4</text:p>
          </table:table-cell>
          <table:table-cell office:value-type="float" office:value="313.7" calcext:value-type="float">
            <text:p>313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a xlink:href="http://www.top500.org/site/50432" xlink:type="simple">Energy Company</text:a></text:p>
          </table:table-cell>
          <table:table-cell office:value-type="string" calcext:value-type="string">
            <text:p><text:a xlink:href="http://www.top500.org/system/177899" xlink:type="simple">Cluster Platform SL230s Gen8, Xeon E5-2670 8C 2.600GHz, 10G Ethernet </text:a></text:p>
          </table:table-cell>
          <table:table-cell office:value-type="float" office:value="15360" calcext:value-type="float">
            <text:p>15360</text:p>
          </table:table-cell>
          <table:table-cell office:value-type="float" office:value="217.9" calcext:value-type="float">
            <text:p>217.9</text:p>
          </table:table-cell>
          <table:table-cell office:value-type="float" office:value="319.5" calcext:value-type="float">
            <text:p>319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a xlink:href="http://www.top500.org/site/49110" xlink:type="simple">Universitaet Ulm</text:a></text:p>
          </table:table-cell>
          <table:table-cell office:value-type="string" calcext:value-type="string">
            <text:p><text:a xlink:href="http://www.top500.org/system/178476" xlink:type="simple">Justus bwForCluster- NEC Green Gem Cluster, Xeon E5-2630v3 8C 2.4GHz, Infiniband QDR </text:a></text:p>
          </table:table-cell>
          <table:table-cell office:value-type="float" office:value="7104" calcext:value-type="float">
            <text:p>7104</text:p>
          </table:table-cell>
          <table:table-cell office:value-type="float" office:value="217.9" calcext:value-type="float">
            <text:p>217.9</text:p>
          </table:table-cell>
          <table:table-cell office:value-type="float" office:value="272.8" calcext:value-type="float">
            <text:p>272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NEC</text:p>
          </table:table-cell>
          <table:table-cell table:style-name="Default" table:number-columns-repeated="4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a xlink:href="http://www.top500.org/site/49392" xlink:type="simple">Hewlett-Packard</text:a></text:p>
          </table:table-cell>
          <table:table-cell office:value-type="string" calcext:value-type="string">
            <text:p><text:a xlink:href="http://www.top500.org/system/178390" xlink:type="simple">Cluster Platform SL230s Gen8, Intel Xeon E5-2680v2 10C 2.8GHz, Infiniband QDR </text:a></text:p>
          </table:table-cell>
          <table:table-cell office:value-type="float" office:value="10240" calcext:value-type="float">
            <text:p>10240</text:p>
          </table:table-cell>
          <table:table-cell office:value-type="float" office:value="216" calcext:value-type="float">
            <text:p>216</text:p>
          </table:table-cell>
          <table:table-cell office:value-type="float" office:value="229.4" calcext:value-type="float">
            <text:p>229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a xlink:href="http://www.top500.org/site/50354" xlink:type="simple">Web Content Provider</text:a></text:p>
          </table:table-cell>
          <table:table-cell office:value-type="string" calcext:value-type="string">
            <text:p><text:a xlink:href="http://www.top500.org/system/177901" xlink:type="simple">HP DL160 Cluster G6, Xeon E5645 6C 2.40GHz, Gigabit Ethernet </text:a></text:p>
          </table:table-cell>
          <table:table-cell office:value-type="float" office:value="44580" calcext:value-type="float">
            <text:p>44580</text:p>
          </table:table-cell>
          <table:table-cell office:value-type="float" office:value="215.7" calcext:value-type="float">
            <text:p>215.7</text:p>
          </table:table-cell>
          <table:table-cell office:value-type="float" office:value="428" calcext:value-type="float">
            <text:p>42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a xlink:href="http://www.top500.org/site/50555" xlink:type="simple">Insurance Company</text:a></text:p>
          </table:table-cell>
          <table:table-cell office:value-type="string" calcext:value-type="string">
            <text:p><text:a xlink:href="http://www.top500.org/system/178492" xlink:type="simple">Cluster Platform 3000 BL460c Gen8, Intel Xeon E5-2680v2 10C 2.8GHz, 10G Ethernet </text:a></text:p>
          </table:table-cell>
          <table:table-cell office:value-type="float" office:value="15000" calcext:value-type="float">
            <text:p>15000</text:p>
          </table:table-cell>
          <table:table-cell office:value-type="float" office:value="215.4" calcext:value-type="float">
            <text:p>215.4</text:p>
          </table:table-cell>
          <table:table-cell office:value-type="float" office:value="336" calcext:value-type="float">
            <text:p>33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a xlink:href="http://www.top500.org/site/50518" xlink:type="simple">Government</text:a></text:p>
          </table:table-cell>
          <table:table-cell office:value-type="string" calcext:value-type="string">
            <text:p><text:a xlink:href="http://www.top500.org/system/178334" xlink:type="simple">xSeries x3650M4 Cluster, Xeon E5-2670 8C 2.600GHz, Infiniband FDR </text:a></text:p>
          </table:table-cell>
          <table:table-cell office:value-type="float" office:value="11328" calcext:value-type="float">
            <text:p>11328</text:p>
          </table:table-cell>
          <table:table-cell office:value-type="float" office:value="214.3" calcext:value-type="float">
            <text:p>214.3</text:p>
          </table:table-cell>
          <table:table-cell office:value-type="float" office:value="235.6" calcext:value-type="float">
            <text:p>235.6</text:p>
          </table:table-cell>
          <table:table-cell office:value-type="float" office:value="294.5" calcext:value-type="float">
            <text:p>294.5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top500.org/site/50518" xlink:type="simple">Government</text:a></text:p>
          </table:table-cell>
          <table:table-cell office:value-type="string" calcext:value-type="string">
            <text:p><text:a xlink:href="http://www.top500.org/system/178335" xlink:type="simple">xSeries x3650M4 Cluster, Xeon E5-2670 8C 2.600GHz, Infiniband FDR </text:a></text:p>
          </table:table-cell>
          <table:table-cell office:value-type="float" office:value="11328" calcext:value-type="float">
            <text:p>11328</text:p>
          </table:table-cell>
          <table:table-cell office:value-type="float" office:value="214.3" calcext:value-type="float">
            <text:p>214.3</text:p>
          </table:table-cell>
          <table:table-cell office:value-type="float" office:value="235.6" calcext:value-type="float">
            <text:p>235.6</text:p>
          </table:table-cell>
          <table:table-cell office:value-type="float" office:value="294.5" calcext:value-type="float">
            <text:p>294.5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top500.org/site/48124" xlink:type="simple">INPE (National Institute for Space Research)</text:a></text:p>
          </table:table-cell>
          <table:table-cell office:value-type="string" calcext:value-type="string">
            <text:p><text:a xlink:href="http://www.top500.org/system/176962" xlink:type="simple">Tup- Cray XE6, Opteron 6172 12C 2.10GHz, Cray Gemini interconnect </text:a></text:p>
          </table:table-cell>
          <table:table-cell office:value-type="float" office:value="31104" calcext:value-type="float">
            <text:p>31104</text:p>
          </table:table-cell>
          <table:table-cell office:value-type="float" office:value="214.2" calcext:value-type="float">
            <text:p>214.2</text:p>
          </table:table-cell>
          <table:table-cell office:value-type="float" office:value="261.3" calcext:value-type="float">
            <text:p>261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Brazil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a xlink:href="http://www.top500.org/site/49078" xlink:type="simple">Technische Universitaet Darmstadt</text:a></text:p>
          </table:table-cell>
          <table:table-cell office:value-type="string" calcext:value-type="string">
            <text:p><text:a xlink:href="http://www.top500.org/system/178007" xlink:type="simple">iDataPlex DX360M4, Xeon E5-2670 8C 2.600GHz, Infiniband FDR </text:a></text:p>
          </table:table-cell>
          <table:table-cell office:value-type="float" office:value="12288" calcext:value-type="float">
            <text:p>12288</text:p>
          </table:table-cell>
          <table:table-cell office:value-type="float" office:value="213.8" calcext:value-type="float">
            <text:p>213.8</text:p>
          </table:table-cell>
          <table:table-cell office:value-type="float" office:value="255.6" calcext:value-type="float">
            <text:p>255.6</text:p>
          </table:table-cell>
          <table:table-cell office:value-type="float" office:value="255.2" calcext:value-type="float">
            <text:p>255.2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a xlink:href="http://www.top500.org/site/49984" xlink:type="simple">IT Service Provider (D)</text:a></text:p>
          </table:table-cell>
          <table:table-cell office:value-type="string" calcext:value-type="string">
            <text:p><text:a xlink:href="http://www.top500.org/system/178499" xlink:type="simple">Cluster Platform SL230s Gen8, Intel Xeon E5-2670v2 10C 2.5GHz, 10G Ethernet </text:a></text:p>
          </table:table-cell>
          <table:table-cell office:value-type="float" office:value="15360" calcext:value-type="float">
            <text:p>15360</text:p>
          </table:table-cell>
          <table:table-cell office:value-type="float" office:value="213.6" calcext:value-type="float">
            <text:p>213.6</text:p>
          </table:table-cell>
          <table:table-cell office:value-type="float" office:value="307.2" calcext:value-type="float">
            <text:p>307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a xlink:href="http://www.top500.org/site/50031" xlink:type="simple">Retail</text:a></text:p>
          </table:table-cell>
          <table:table-cell office:value-type="string" calcext:value-type="string">
            <text:p><text:a xlink:href="http://www.top500.org/system/178489" xlink:type="simple">Cluster Platform SL230s Gen8, Intel Xeon E5-2670v2 10C 2.5GHz, 10G Ethernet </text:a></text:p>
          </table:table-cell>
          <table:table-cell office:value-type="float" office:value="15360" calcext:value-type="float">
            <text:p>15360</text:p>
          </table:table-cell>
          <table:table-cell office:value-type="float" office:value="213.6" calcext:value-type="float">
            <text:p>213.6</text:p>
          </table:table-cell>
          <table:table-cell office:value-type="float" office:value="307.2" calcext:value-type="float">
            <text:p>307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a xlink:href="http://www.top500.org/site/50440" xlink:type="simple">NASA/Ames Research Center/NAS</text:a></text:p>
          </table:table-cell>
          <table:table-cell office:value-type="string" calcext:value-type="string">
            <text:p><text:a xlink:href="http://www.top500.org/system/177934" xlink:type="simple">Maia- SGI Rackable C1104G-RP5, Xeon E5-2670 8C 2.600GHz, Infiniband FDR, Intel Xeon Phi </text:a></text:p>
          </table:table-cell>
          <table:table-cell office:value-type="float" office:value="17408" calcext:value-type="float">
            <text:p>17408</text:p>
          </table:table-cell>
          <table:table-cell office:value-type="float" office:value="212.9" calcext:value-type="float">
            <text:p>212.9</text:p>
          </table:table-cell>
          <table:table-cell office:value-type="float" office:value="301.4" calcext:value-type="float">
            <text:p>301.4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a xlink:href="http://www.top500.org/site/48326" xlink:type="simple">Maui High-Performance Computing Center (MHPCC)</text:a></text:p>
          </table:table-cell>
          <table:table-cell office:value-type="string" calcext:value-type="string">
            <text:p><text:a xlink:href="http://www.top500.org/system/178006" xlink:type="simple">Riptide- iDataPlex DX360M4, Xeon E5-2670 8C 2.600GHz, Infiniband FDR </text:a></text:p>
          </table:table-cell>
          <table:table-cell office:value-type="float" office:value="12096" calcext:value-type="float">
            <text:p>12096</text:p>
          </table:table-cell>
          <table:table-cell office:value-type="float" office:value="212.6" calcext:value-type="float">
            <text:p>212.6</text:p>
          </table:table-cell>
          <table:table-cell office:value-type="float" office:value="251.6" calcext:value-type="float">
            <text:p>251.6</text:p>
          </table:table-cell>
          <table:table-cell office:value-type="float" office:value="251.2" calcext:value-type="float">
            <text:p>251.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a xlink:href="http://www.top500.org/site/50555" xlink:type="simple">Insurance Company</text:a></text:p>
          </table:table-cell>
          <table:table-cell office:value-type="string" calcext:value-type="string">
            <text:p><text:a xlink:href="http://www.top500.org/system/178493" xlink:type="simple">Cluster Platform 3000 BL460c Gen8, Intel Xeon E5-2680v2 10C 2.8GHz, 10G Ethernet </text:a></text:p>
          </table:table-cell>
          <table:table-cell office:value-type="float" office:value="14760" calcext:value-type="float">
            <text:p>14760</text:p>
          </table:table-cell>
          <table:table-cell office:value-type="float" office:value="212" calcext:value-type="float">
            <text:p>212</text:p>
          </table:table-cell>
          <table:table-cell office:value-type="float" office:value="330.6" calcext:value-type="float">
            <text:p>330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a xlink:href="http://www.top500.org/site/49645" xlink:type="simple">Environment Canada</text:a></text:p>
          </table:table-cell>
          <table:table-cell office:value-type="string" calcext:value-type="string">
            <text:p><text:a xlink:href="http://www.top500.org/system/177560" xlink:type="simple">Power 775, POWER7 8C 3.84 GHz, Custom </text:a></text:p>
          </table:table-cell>
          <table:table-cell office:value-type="float" office:value="8192" calcext:value-type="float">
            <text:p>8192</text:p>
          </table:table-cell>
          <table:table-cell office:value-type="float" office:value="211.7" calcext:value-type="float">
            <text:p>211.7</text:p>
          </table:table-cell>
          <table:table-cell office:value-type="float" office:value="251.4" calcext:value-type="float">
            <text:p>251.4</text:p>
          </table:table-cell>
          <table:table-cell office:value-type="float" office:value="462.3" calcext:value-type="float">
            <text:p>462.3</text:p>
          </table:table-cell>
        </table:table-row>
        <table:table-row table:style-name="ro1">
          <table:table-cell table:style-name="Default"/>
          <table:table-cell office:value-type="string" calcext:value-type="string">
            <text:p>Canad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a xlink:href="http://www.top500.org/site/49645" xlink:type="simple">Environment Canada</text:a></text:p>
          </table:table-cell>
          <table:table-cell office:value-type="string" calcext:value-type="string">
            <text:p><text:a xlink:href="http://www.top500.org/system/177559" xlink:type="simple">Power 775, POWER7 8C 3.84 GHz, Custom </text:a></text:p>
          </table:table-cell>
          <table:table-cell office:value-type="float" office:value="8192" calcext:value-type="float">
            <text:p>8192</text:p>
          </table:table-cell>
          <table:table-cell office:value-type="float" office:value="211.7" calcext:value-type="float">
            <text:p>211.7</text:p>
          </table:table-cell>
          <table:table-cell office:value-type="float" office:value="251.4" calcext:value-type="float">
            <text:p>251.4</text:p>
          </table:table-cell>
          <table:table-cell office:value-type="float" office:value="462.3" calcext:value-type="float">
            <text:p>462.3</text:p>
          </table:table-cell>
        </table:table-row>
        <table:table-row table:style-name="ro1">
          <table:table-cell table:style-name="Default"/>
          <table:table-cell office:value-type="string" calcext:value-type="string">
            <text:p>Canad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a xlink:href="http://www.top500.org/site/50365" xlink:type="simple">National Super Computer Center in Guangzhou</text:a></text:p>
          </table:table-cell>
          <table:table-cell office:value-type="string" calcext:value-type="string">
            <text:p><text:a xlink:href="http://www.top500.org/system/177458" xlink:type="simple">Tianhe-1A Guangzhou Solution- NUDT YH MPP, Xeon X56xx (Westmere-EP) 2.93 GHz, Proprietary </text:a></text:p>
          </table:table-cell>
          <table:table-cell office:value-type="float" office:value="13312" calcext:value-type="float">
            <text:p>13312</text:p>
          </table:table-cell>
          <table:table-cell office:value-type="float" office:value="211.7" calcext:value-type="float">
            <text:p>211.7</text:p>
          </table:table-cell>
          <table:table-cell office:value-type="float" office:value="335.7" calcext:value-type="float">
            <text:p>335.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NUDT</text:p>
          </table:table-cell>
          <table:table-cell table:style-name="Default" table:number-columns-repeated="4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a xlink:href="http://www.top500.org/site/50534" xlink:type="simple">Automotive Company</text:a></text:p>
          </table:table-cell>
          <table:table-cell office:value-type="string" calcext:value-type="string">
            <text:p><text:a xlink:href="http://www.top500.org/system/178408" xlink:type="simple">Cluster Platform 3000 BL460c Gen8, Xeon E5-2670 8C 2.6GHz, Infiniband QDR </text:a></text:p>
          </table:table-cell>
          <table:table-cell office:value-type="float" office:value="12288" calcext:value-type="float">
            <text:p>12288</text:p>
          </table:table-cell>
          <table:table-cell office:value-type="float" office:value="210.4" calcext:value-type="float">
            <text:p>210.4</text:p>
          </table:table-cell>
          <table:table-cell office:value-type="float" office:value="255.6" calcext:value-type="float">
            <text:p>255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a xlink:href="http://www.top500.org/site/50376" xlink:type="simple">Service Provider</text:a></text:p>
          </table:table-cell>
          <table:table-cell office:value-type="string" calcext:value-type="string">
            <text:p><text:a xlink:href="http://www.top500.org/system/178117" xlink:type="simple">Cluster Platform 3000 BL460c Gen8, Xeon E5-2680 8C 2.700GHz, 10G Ethernet </text:a></text:p>
          </table:table-cell>
          <table:table-cell office:value-type="float" office:value="13872" calcext:value-type="float">
            <text:p>13872</text:p>
          </table:table-cell>
          <table:table-cell office:value-type="float" office:value="209.7" calcext:value-type="float">
            <text:p>209.7</text:p>
          </table:table-cell>
          <table:table-cell office:value-type="float" office:value="299.6" calcext:value-type="float">
            <text:p>299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a xlink:href="http://www.top500.org/site/48601" xlink:type="simple">Petroleum Company</text:a></text:p>
          </table:table-cell>
          <table:table-cell office:value-type="string" calcext:value-type="string">
            <text:p><text:a xlink:href="http://www.top500.org/system/178495" xlink:type="simple">Cluster Platform SL210t, Intel Xeon E5-2680v2 10C 2.8GHz, 10G Ethernet </text:a></text:p>
          </table:table-cell>
          <table:table-cell office:value-type="float" office:value="13300" calcext:value-type="float">
            <text:p>13300</text:p>
          </table:table-cell>
          <table:table-cell office:value-type="float" office:value="207.8" calcext:value-type="float">
            <text:p>207.8</text:p>
          </table:table-cell>
          <table:table-cell office:value-type="float" office:value="297.9" calcext:value-type="float">
            <text:p>297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a xlink:href="http://www.top500.org/site/50511" xlink:type="simple">Service Provider</text:a></text:p>
          </table:table-cell>
          <table:table-cell office:value-type="string" calcext:value-type="string">
            <text:p><text:a xlink:href="http://www.top500.org/system/178315" xlink:type="simple">Cluster Platform DL380p Gen8 , Xeon E5-2630 6C 2.300GHz, Gigabit Ethernet </text:a></text:p>
          </table:table-cell>
          <table:table-cell office:value-type="float" office:value="22632" calcext:value-type="float">
            <text:p>22632</text:p>
          </table:table-cell>
          <table:table-cell office:value-type="float" office:value="207.3" calcext:value-type="float">
            <text:p>207.3</text:p>
          </table:table-cell>
          <table:table-cell office:value-type="float" office:value="416.4" calcext:value-type="float">
            <text:p>416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a xlink:href="http://www.top500.org/site/50359" xlink:type="simple">IT Provider (P)</text:a></text:p>
          </table:table-cell>
          <table:table-cell office:value-type="string" calcext:value-type="string">
            <text:p><text:a xlink:href="http://www.top500.org/system/178501" xlink:type="simple">Cluster Platform SL230s Gen8, Intel Xeon E5-2680v2 10C 2.8GHz, Infiniband QDR </text:a></text:p>
          </table:table-cell>
          <table:table-cell office:value-type="float" office:value="11200" calcext:value-type="float">
            <text:p>11200</text:p>
          </table:table-cell>
          <table:table-cell office:value-type="float" office:value="206.5" calcext:value-type="float">
            <text:p>206.5</text:p>
          </table:table-cell>
          <table:table-cell office:value-type="float" office:value="250.9" calcext:value-type="float">
            <text:p>250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a xlink:href="http://www.top500.org/site/50444" xlink:type="simple">Karlsruher Institut für Technologie (KIT) </text:a></text:p>
          </table:table-cell>
          <table:table-cell office:value-type="string" calcext:value-type="string">
            <text:p><text:a xlink:href="http://www.top500.org/system/178424" xlink:type="simple">ForHLR1- MEGWARE MiriQuid, Intel Xeon E5-2670v2 10C 2.5GHz, Infiniband FDR </text:a></text:p>
          </table:table-cell>
          <table:table-cell office:value-type="float" office:value="10800" calcext:value-type="float">
            <text:p>10800</text:p>
          </table:table-cell>
          <table:table-cell office:value-type="float" office:value="206.3" calcext:value-type="float">
            <text:p>206.3</text:p>
          </table:table-cell>
          <table:table-cell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MEGWARE</text:p>
          </table:table-cell>
          <table:table-cell table:style-name="Default" table:number-columns-repeated="4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a xlink:href="http://www.top500.org/site/48611" xlink:type="simple">DOE/SC/Pacific Northwest National Laboratory</text:a></text:p>
          </table:table-cell>
          <table:table-cell office:value-type="string" calcext:value-type="string">
            <text:p><text:a xlink:href="http://www.top500.org/system/178477" xlink:type="simple">Constance- Supermico SuperServer 6028TP-HTFR, Xeon E5-2670v3 12C 2.3GHz, Infiniband FDR </text:a></text:p>
          </table:table-cell>
          <table:table-cell office:value-type="float" office:value="7200" calcext:value-type="float">
            <text:p>7200</text:p>
          </table:table-cell>
          <table:table-cell office:value-type="float" office:value="203.2" calcext:value-type="float">
            <text:p>203.2</text:p>
          </table:table-cell>
          <table:table-cell office:value-type="float" office:value="265" calcext:value-type="float">
            <text:p>26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Atipa Technology</text:p>
          </table:table-cell>
          <table:table-cell table:style-name="Default" table:number-columns-repeated="4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a xlink:href="http://www.top500.org/site/49459" xlink:type="simple">Energy Company (D)</text:a></text:p>
          </table:table-cell>
          <table:table-cell office:value-type="string" calcext:value-type="string">
            <text:p><text:a xlink:href="http://www.top500.org/system/177938" xlink:type="simple">Cluster Platform SL230s Gen8, Xeon E5-2670 8C 2.600GHz, 10G Ethernet </text:a></text:p>
          </table:table-cell>
          <table:table-cell office:value-type="float" office:value="14272" calcext:value-type="float">
            <text:p>14272</text:p>
          </table:table-cell>
          <table:table-cell office:value-type="float" office:value="202.5" calcext:value-type="float">
            <text:p>202.5</text:p>
          </table:table-cell>
          <table:table-cell office:value-type="float" office:value="296.9" calcext:value-type="float">
            <text:p>296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a xlink:href="http://www.top500.org/site/50535" xlink:type="simple">IT Service Provider</text:a></text:p>
          </table:table-cell>
          <table:table-cell office:value-type="string" calcext:value-type="string">
            <text:p><text:a xlink:href="http://www.top500.org/system/178409" xlink:type="simple">Cluster Platform SL210t, Intel Xeon E5-2670v2 10C 2.5GHz, Gigabit Ethernet </text:a></text:p>
          </table:table-cell>
          <table:table-cell office:value-type="float" office:value="20080" calcext:value-type="float">
            <text:p>20080</text:p>
          </table:table-cell>
          <table:table-cell office:value-type="float" office:value="201.9" calcext:value-type="float">
            <text:p>201.9</text:p>
          </table:table-cell>
          <table:table-cell office:value-type="float" office:value="401.6" calcext:value-type="float">
            <text:p>401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Malaysi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top500.org/site/49702" xlink:type="simple">Cenaero</text:a></text:p>
          </table:table-cell>
          <table:table-cell office:value-type="string" calcext:value-type="string">
            <text:p><text:a xlink:href="http://www.top500.org/system/178439" xlink:type="simple">Zenobe- bullx B500/B510 cluster, Intel Xeon E5-2697v2 12C 2.7GHz/Xeon x5675, Infiniband QDR </text:a></text:p>
          </table:table-cell>
          <table:table-cell office:value-type="float" office:value="11424" calcext:value-type="float">
            <text:p>11424</text:p>
          </table:table-cell>
          <table:table-cell office:value-type="float" office:value="201.4" calcext:value-type="float">
            <text:p>201.4</text:p>
          </table:table-cell>
          <table:table-cell office:value-type="float" office:value="217.5" calcext:value-type="float">
            <text:p>217.5</text:p>
          </table:table-cell>
          <table:table-cell office:value-type="float" office:value="145.1" calcext:value-type="float">
            <text:p>145.1</text:p>
          </table:table-cell>
        </table:table-row>
        <table:table-row table:style-name="ro1">
          <table:table-cell table:style-name="Default"/>
          <table:table-cell office:value-type="string" calcext:value-type="string">
            <text:p>Belgium</text:p>
          </table:table-cell>
          <table:table-cell office:value-type="string" calcext:value-type="string">
            <text:p>Bull SA</text:p>
          </table:table-cell>
          <table:table-cell table:style-name="Default"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a xlink:href="http://www.top500.org/site/48125" xlink:type="simple">The Institute of Statistical Mathematics</text:a></text:p>
          </table:table-cell>
          <table:table-cell office:value-type="string" calcext:value-type="string">
            <text:p><text:a xlink:href="http://www.top500.org/system/178460" xlink:type="simple">Supercomputer System for Statistical Science "I"- SGI ICE X, Intel Xeon E5-2697v2 12C 2.7GHz, Infiniband FDR </text:a></text:p>
          </table:table-cell>
          <table:table-cell office:value-type="float" office:value="9600" calcext:value-type="float">
            <text:p>9600</text:p>
          </table:table-cell>
          <table:table-cell office:value-type="float" office:value="201.2" calcext:value-type="float">
            <text:p>201.2</text:p>
          </table:table-cell>
          <table:table-cell office:value-type="float" office:value="207.4" calcext:value-type="float">
            <text:p>207.4</text:p>
          </table:table-cell>
          <table:table-cell office:value-type="float" office:value="183.7" calcext:value-type="float">
            <text:p>183.7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top500.org/site/50172" xlink:type="simple">Software Company (M)</text:a></text:p>
          </table:table-cell>
          <table:table-cell office:value-type="string" calcext:value-type="string">
            <text:p><text:a xlink:href="http://www.top500.org/system/178265" xlink:type="simple">Cluster Platform DL380e Gen8, Xeon E5-2430L 8C 2.000GHz, Gigabit Ethernet </text:a></text:p>
          </table:table-cell>
          <table:table-cell office:value-type="float" office:value="25920" calcext:value-type="float">
            <text:p>25920</text:p>
          </table:table-cell>
          <table:table-cell office:value-type="float" office:value="201" calcext:value-type="float">
            <text:p>201</text:p>
          </table:table-cell>
          <table:table-cell office:value-type="float" office:value="414.7" calcext:value-type="float">
            <text:p>414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<text:a xlink:href="http://www.top500.org/site/50521" xlink:type="simple">Financial Institution</text:a></text:p>
          </table:table-cell>
          <table:table-cell office:value-type="string" calcext:value-type="string">
            <text:p><text:a xlink:href="http://www.top500.org/system/178357" xlink:type="simple">xSeries x3650M4 Cluster, Intel Xeon E5-2680v2 10C 2.8GHz, Infiniband FDR </text:a></text:p>
          </table:table-cell>
          <table:table-cell office:value-type="float" office:value="11640" calcext:value-type="float">
            <text:p>11640</text:p>
          </table:table-cell>
          <table:table-cell office:value-type="float" office:value="200.4" calcext:value-type="float">
            <text:p>200.4</text:p>
          </table:table-cell>
          <table:table-cell office:value-type="float" office:value="260.7" calcext:value-type="float">
            <text:p>260.7</text:p>
          </table:table-cell>
          <table:table-cell office:value-type="float" office:value="214.2" calcext:value-type="float">
            <text:p>214.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<text:a xlink:href="http://www.top500.org/site/50354" xlink:type="simple">Web Content Provider</text:a></text:p>
          </table:table-cell>
          <table:table-cell office:value-type="string" calcext:value-type="string">
            <text:p><text:a xlink:href="http://www.top500.org/system/178098" xlink:type="simple">Cluster Platform DL360e Gen8, Xeon E5-2450 8C 2.100GHz, Gigabit Ethernet </text:a></text:p>
          </table:table-cell>
          <table:table-cell office:value-type="float" office:value="24032" calcext:value-type="float">
            <text:p>24032</text:p>
          </table:table-cell>
          <table:table-cell office:value-type="float" office:value="199.8" calcext:value-type="float">
            <text:p>199.8</text:p>
          </table:table-cell>
          <table:table-cell office:value-type="float" office:value="403.7" calcext:value-type="float">
            <text:p>403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a xlink:href="http://www.top500.org/site/50399" xlink:type="simple">Telecommunication Company</text:a></text:p>
          </table:table-cell>
          <table:table-cell office:value-type="string" calcext:value-type="string">
            <text:p><text:a xlink:href="http://www.top500.org/system/178119" xlink:type="simple">Cluster Platform DL380p Gen8 , Xeon E5-2650 8C 2.000GHz, Gigabit Ethernet </text:a></text:p>
          </table:table-cell>
          <table:table-cell office:value-type="float" office:value="25104" calcext:value-type="float">
            <text:p>25104</text:p>
          </table:table-cell>
          <table:table-cell office:value-type="float" office:value="197.9" calcext:value-type="float">
            <text:p>197.9</text:p>
          </table:table-cell>
          <table:table-cell office:value-type="float" office:value="401.7" calcext:value-type="float">
            <text:p>401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a xlink:href="http://www.top500.org/site/50434" xlink:type="simple">IT Services Provider </text:a></text:p>
          </table:table-cell>
          <table:table-cell office:value-type="string" calcext:value-type="string">
            <text:p><text:a xlink:href="http://www.top500.org/system/178120" xlink:type="simple">Cluster Platform 3000 BL460c Gen8, Xeon E5-2670 8C 2.600GHz, 10G Ethernet </text:a></text:p>
          </table:table-cell>
          <table:table-cell office:value-type="float" office:value="13568" calcext:value-type="float">
            <text:p>13568</text:p>
          </table:table-cell>
          <table:table-cell office:value-type="float" office:value="197.8" calcext:value-type="float">
            <text:p>197.8</text:p>
          </table:table-cell>
          <table:table-cell office:value-type="float" office:value="282.2" calcext:value-type="float">
            <text:p>282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<text:a xlink:href="http://www.top500.org/site/50505" xlink:type="simple">IT Services Provider </text:a></text:p>
          </table:table-cell>
          <table:table-cell office:value-type="string" calcext:value-type="string">
            <text:p><text:a xlink:href="http://www.top500.org/system/178278" xlink:type="simple">Cluster Platform DL360p Gen8, Xeon E5-2630 6C 2.300GHz, Gigabit Ethernet </text:a></text:p>
          </table:table-cell>
          <table:table-cell office:value-type="float" office:value="21492" calcext:value-type="float">
            <text:p>21492</text:p>
          </table:table-cell>
          <table:table-cell office:value-type="float" office:value="197.7" calcext:value-type="float">
            <text:p>197.7</text:p>
          </table:table-cell>
          <table:table-cell office:value-type="float" office:value="395.5" calcext:value-type="float">
            <text:p>395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Korea, South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top500.org/site/50558" xlink:type="simple">NIIFI-Debrecen</text:a></text:p>
          </table:table-cell>
          <table:table-cell office:value-type="string" calcext:value-type="string">
            <text:p><text:a xlink:href="http://www.top500.org/system/178513" xlink:type="simple">Cluster Platform SL250s Gen8, Intel Xeon E5-2650v2 8C 2.6GHz, Infiniband FDR, NVIDIA K20x </text:a></text:p>
          </table:table-cell>
          <table:table-cell office:value-type="float" office:value="3696" calcext:value-type="float">
            <text:p>3696</text:p>
          </table:table-cell>
          <table:table-cell office:value-type="float" office:value="197.2" calcext:value-type="float">
            <text:p>197.2</text:p>
          </table:table-cell>
          <table:table-cell office:value-type="float" office:value="248.2" calcext:value-type="float">
            <text:p>248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Hungary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<text:a xlink:href="http://www.top500.org/site/50449" xlink:type="simple">IT Services Provider </text:a></text:p>
          </table:table-cell>
          <table:table-cell office:value-type="string" calcext:value-type="string">
            <text:p><text:a xlink:href="http://www.top500.org/system/178418" xlink:type="simple">Cluster Platform 3000 BL460c Gen8, Intel Xeon E5-2695v2 12C 2.4GHz, 10G Ethernet </text:a></text:p>
          </table:table-cell>
          <table:table-cell office:value-type="float" office:value="14688" calcext:value-type="float">
            <text:p>14688</text:p>
          </table:table-cell>
          <table:table-cell office:value-type="float" office:value="196.7" calcext:value-type="float">
            <text:p>196.7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<text:a xlink:href="http://www.top500.org/site/50467" xlink:type="simple">Shanghai Jiaotong University</text:a></text:p>
          </table:table-cell>
          <table:table-cell office:value-type="string" calcext:value-type="string">
            <text:p><text:a xlink:href="http://www.top500.org/system/178187" xlink:type="simple">Inspur TS10000, Xeon E5-2670 8C 2.600GHz, Infiniband FDR, K20M/Xeon Phi 5110P </text:a></text:p>
          </table:table-cell>
          <table:table-cell office:value-type="float" office:value="8412" calcext:value-type="float">
            <text:p>8412</text:p>
          </table:table-cell>
          <table:table-cell office:value-type="float" office:value="196.2" calcext:value-type="float">
            <text:p>196.2</text:p>
          </table:table-cell>
          <table:table-cell office:value-type="float" office:value="262.6" calcext:value-type="float">
            <text:p>262.6</text:p>
          </table:table-cell>
          <table:table-cell office:value-type="float" office:value="217.2" calcext:value-type="float">
            <text:p>217.2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nspur</text:p>
          </table:table-cell>
          <table:table-cell table:style-name="Default" table:number-columns-repeated="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a xlink:href="http://www.top500.org/site/50462" xlink:type="simple">Electronics Company</text:a></text:p>
          </table:table-cell>
          <table:table-cell office:value-type="string" calcext:value-type="string">
            <text:p><text:a xlink:href="http://www.top500.org/system/178036" xlink:type="simple">iDataPlex DX360M4, Xeon E5-2690 8C 2.900GHz, Infiniband FDR </text:a></text:p>
          </table:table-cell>
          <table:table-cell office:value-type="float" office:value="9968" calcext:value-type="float">
            <text:p>9968</text:p>
          </table:table-cell>
          <table:table-cell office:value-type="float" office:value="195.8" calcext:value-type="float">
            <text:p>195.8</text:p>
          </table:table-cell>
          <table:table-cell office:value-type="float" office:value="231.3" calcext:value-type="float">
            <text:p>231.3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top500.org/site/50536" xlink:type="simple">Automotive Services</text:a></text:p>
          </table:table-cell>
          <table:table-cell office:value-type="string" calcext:value-type="string">
            <text:p><text:a xlink:href="http://www.top500.org/system/178411" xlink:type="simple">Cluster Platform 3000 BL460c Gen8, Xeon E5-2680 8C 2.7GHz, 10G Ethernet </text:a></text:p>
          </table:table-cell>
          <table:table-cell office:value-type="float" office:value="12896" calcext:value-type="float">
            <text:p>12896</text:p>
          </table:table-cell>
          <table:table-cell office:value-type="float" office:value="195.8" calcext:value-type="float">
            <text:p>195.8</text:p>
          </table:table-cell>
          <table:table-cell office:value-type="float" office:value="278.6" calcext:value-type="float">
            <text:p>278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a xlink:href="http://www.top500.org/site/50471" xlink:type="simple">Web-Service Provider</text:a></text:p>
          </table:table-cell>
          <table:table-cell office:value-type="string" calcext:value-type="string">
            <text:p><text:a xlink:href="http://www.top500.org/system/178110" xlink:type="simple">Cluster Platform SL230s Gen8, Xeon E5-2670 8C 2.600GHz, 10G Ethernet </text:a></text:p>
          </table:table-cell>
          <table:table-cell office:value-type="float" office:value="18496" calcext:value-type="float">
            <text:p>18496</text:p>
          </table:table-cell>
          <table:table-cell office:value-type="float" office:value="194.7" calcext:value-type="float">
            <text:p>194.7</text:p>
          </table:table-cell>
          <table:table-cell office:value-type="float" office:value="384.7" calcext:value-type="float">
            <text:p>384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a xlink:href="http://www.top500.org/site/50422" xlink:type="simple">Swiss National Supercomputing Centre (CSCS)</text:a></text:p>
          </table:table-cell>
          <table:table-cell office:value-type="string" calcext:value-type="string">
            <text:p><text:a xlink:href="http://www.top500.org/system/178389" xlink:type="simple">Euler- Cluster Platform 3000 BL460c Gen8, Intel Xeon E5-2697v2 12C 2.7GHz, Infiniband FDR </text:a></text:p>
          </table:table-cell>
          <table:table-cell office:value-type="float" office:value="9984" calcext:value-type="float">
            <text:p>9984</text:p>
          </table:table-cell>
          <table:table-cell office:value-type="float" office:value="194.2" calcext:value-type="float">
            <text:p>194.2</text:p>
          </table:table-cell>
          <table:table-cell office:value-type="float" office:value="215.7" calcext:value-type="float">
            <text:p>215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witzerland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a xlink:href="http://www.top500.org/site/50333" xlink:type="simple">Automotive</text:a></text:p>
          </table:table-cell>
          <table:table-cell office:value-type="string" calcext:value-type="string">
            <text:p><text:a xlink:href="http://www.top500.org/system/178336" xlink:type="simple">IBM Flex System x240, Xeon E5-2670 8C 2.600GHz, Infiniband FDR </text:a></text:p>
          </table:table-cell>
          <table:table-cell office:value-type="float" office:value="10256" calcext:value-type="float">
            <text:p>10256</text:p>
          </table:table-cell>
          <table:table-cell office:value-type="float" office:value="194" calcext:value-type="float">
            <text:p>194</text:p>
          </table:table-cell>
          <table:table-cell office:value-type="float" office:value="213.3" calcext:value-type="float">
            <text:p>213.3</text:p>
          </table:table-cell>
          <table:table-cell office:value-type="float" office:value="223.1" calcext:value-type="float">
            <text:p>223.1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a xlink:href="http://www.top500.org/site/50333" xlink:type="simple">Automotive</text:a></text:p>
          </table:table-cell>
          <table:table-cell office:value-type="string" calcext:value-type="string">
            <text:p><text:a xlink:href="http://www.top500.org/system/178337" xlink:type="simple">IBM Flex System x240, Xeon E5-2670 8C 2.600GHz, Infiniband FDR </text:a></text:p>
          </table:table-cell>
          <table:table-cell office:value-type="float" office:value="10256" calcext:value-type="float">
            <text:p>10256</text:p>
          </table:table-cell>
          <table:table-cell office:value-type="float" office:value="194" calcext:value-type="float">
            <text:p>194</text:p>
          </table:table-cell>
          <table:table-cell office:value-type="float" office:value="213.3" calcext:value-type="float">
            <text:p>213.3</text:p>
          </table:table-cell>
          <table:table-cell office:value-type="float" office:value="223.1" calcext:value-type="float">
            <text:p>223.1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a xlink:href="http://www.top500.org/site/47627" xlink:type="simple">Cray Inc.</text:a></text:p>
          </table:table-cell>
          <table:table-cell office:value-type="string" calcext:value-type="string">
            <text:p><text:a xlink:href="http://www.top500.org/system/177825" xlink:type="simple">Crystal- Cray XC40, Xeon E5-2698v3 16C 2.3GHz, Aries interconnect </text:a></text:p>
          </table:table-cell>
          <table:table-cell office:value-type="float" office:value="7808" calcext:value-type="float">
            <text:p>7808</text:p>
          </table:table-cell>
          <table:table-cell office:value-type="float" office:value="193.9" calcext:value-type="float">
            <text:p>193.9</text:p>
          </table:table-cell>
          <table:table-cell office:value-type="float" office:value="287.3" calcext:value-type="float">
            <text:p>287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<text:a xlink:href="http://www.top500.org/site/50035" xlink:type="simple">Financial Institution</text:a></text:p>
          </table:table-cell>
          <table:table-cell office:value-type="string" calcext:value-type="string">
            <text:p><text:a xlink:href="http://www.top500.org/system/178212" xlink:type="simple">iDataPlex DX360M4, Intel Xeon E5-2680v2 10C 2.800GHz, Infiniband, NVIDIA K20x </text:a></text:p>
          </table:table-cell>
          <table:table-cell office:value-type="float" office:value="4318" calcext:value-type="float">
            <text:p>4318</text:p>
          </table:table-cell>
          <table:table-cell office:value-type="float" office:value="193.5" calcext:value-type="float">
            <text:p>193.5</text:p>
          </table:table-cell>
          <table:table-cell office:value-type="float" office:value="258.3" calcext:value-type="float">
            <text:p>258.3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<text:a xlink:href="http://www.top500.org/site/50515" xlink:type="simple">IBM Development Engineering</text:a></text:p>
          </table:table-cell>
          <table:table-cell office:value-type="string" calcext:value-type="string">
            <text:p><text:a xlink:href="http://www.top500.org/system/178339" xlink:type="simple">IBM NeXtScale nx360M4, Intel Xeon E5-2670v2 10C 2.500GHz, Infiniband FDR </text:a></text:p>
          </table:table-cell>
          <table:table-cell office:value-type="float" office:value="10000" calcext:value-type="float">
            <text:p>10000</text:p>
          </table:table-cell>
          <table:table-cell office:value-type="float" office:value="193.3" calcext:value-type="float">
            <text:p>193.3</text:p>
          </table:table-cell>
          <table:table-cell office:value-type="float" office:value="200" calcext:value-type="float">
            <text:p>200</text:p>
          </table:table-cell>
          <table:table-cell office:value-type="float" office:value="201.8" calcext:value-type="float">
            <text:p>201.8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<text:a xlink:href="http://www.top500.org/site/50515" xlink:type="simple">IBM Development Engineering</text:a></text:p>
          </table:table-cell>
          <table:table-cell office:value-type="string" calcext:value-type="string">
            <text:p><text:a xlink:href="http://www.top500.org/system/178341" xlink:type="simple">IBM NeXtScale nx360M4, Intel Xeon E5-2670v2 10C 2.500GHz, Infiniband FDR </text:a></text:p>
          </table:table-cell>
          <table:table-cell office:value-type="float" office:value="10000" calcext:value-type="float">
            <text:p>10000</text:p>
          </table:table-cell>
          <table:table-cell office:value-type="float" office:value="193.3" calcext:value-type="float">
            <text:p>193.3</text:p>
          </table:table-cell>
          <table:table-cell office:value-type="float" office:value="200" calcext:value-type="float">
            <text:p>200</text:p>
          </table:table-cell>
          <table:table-cell office:value-type="float" office:value="201.8" calcext:value-type="float">
            <text:p>201.8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a xlink:href="http://www.top500.org/site/50515" xlink:type="simple">IBM Development Engineering</text:a></text:p>
          </table:table-cell>
          <table:table-cell office:value-type="string" calcext:value-type="string">
            <text:p><text:a xlink:href="http://www.top500.org/system/178340" xlink:type="simple">IBM NeXtScale nx360M4, Intel Xeon E5-2670v2 10C 2.500GHz, Infiniband FDR </text:a></text:p>
          </table:table-cell>
          <table:table-cell office:value-type="float" office:value="10000" calcext:value-type="float">
            <text:p>10000</text:p>
          </table:table-cell>
          <table:table-cell office:value-type="float" office:value="193.3" calcext:value-type="float">
            <text:p>193.3</text:p>
          </table:table-cell>
          <table:table-cell office:value-type="float" office:value="200" calcext:value-type="float">
            <text:p>200</text:p>
          </table:table-cell>
          <table:table-cell office:value-type="float" office:value="201.8" calcext:value-type="float">
            <text:p>201.8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<text:a xlink:href="http://www.top500.org/site/50520" xlink:type="simple">IBM Development Engineering</text:a></text:p>
          </table:table-cell>
          <table:table-cell office:value-type="string" calcext:value-type="string">
            <text:p><text:a xlink:href="http://www.top500.org/system/178342" xlink:type="simple">IBM NeXtScale nx360M4, Intel Xeon E5-2670v2 10C 2.500GHz, Infiniband FDR </text:a></text:p>
          </table:table-cell>
          <table:table-cell office:value-type="float" office:value="10000" calcext:value-type="float">
            <text:p>10000</text:p>
          </table:table-cell>
          <table:table-cell office:value-type="float" office:value="193.3" calcext:value-type="float">
            <text:p>193.3</text:p>
          </table:table-cell>
          <table:table-cell office:value-type="float" office:value="200" calcext:value-type="float">
            <text:p>200</text:p>
          </table:table-cell>
          <table:table-cell office:value-type="float" office:value="201.8" calcext:value-type="float">
            <text:p>201.8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<text:a xlink:href="http://www.top500.org/site/50464" xlink:type="simple">Internet Service</text:a></text:p>
          </table:table-cell>
          <table:table-cell office:value-type="string" calcext:value-type="string">
            <text:p><text:a xlink:href="http://www.top500.org/system/178502" xlink:type="simple">Cluster Platform DL360p Gen8, Intel Xeon E5-2620v2 6C 2.1GHz, 10G Ethernet </text:a></text:p>
          </table:table-cell>
          <table:table-cell office:value-type="float" office:value="16632" calcext:value-type="float">
            <text:p>16632</text:p>
          </table:table-cell>
          <table:table-cell office:value-type="float" office:value="193.2" calcext:value-type="float">
            <text:p>193.2</text:p>
          </table:table-cell>
          <table:table-cell office:value-type="float" office:value="279.4" calcext:value-type="float">
            <text:p>279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<text:a xlink:href="http://www.top500.org/site/50329" xlink:type="simple">Service Provider</text:a></text:p>
          </table:table-cell>
          <table:table-cell office:value-type="string" calcext:value-type="string">
            <text:p><text:a xlink:href="http://www.top500.org/system/178410" xlink:type="simple">Cluster Platform DL360p Gen8, Xeon E5-2640 6C 2.5GHz, Gigabit Ethernet </text:a></text:p>
          </table:table-cell>
          <table:table-cell office:value-type="float" office:value="19992" calcext:value-type="float">
            <text:p>19992</text:p>
          </table:table-cell>
          <table:table-cell office:value-type="float" office:value="193.1" calcext:value-type="float">
            <text:p>193.1</text:p>
          </table:table-cell>
          <table:table-cell office:value-type="float" office:value="399.8" calcext:value-type="float">
            <text:p>399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a xlink:href="http://www.top500.org/site/49930" xlink:type="simple">Logistic Services (E)</text:a></text:p>
          </table:table-cell>
          <table:table-cell office:value-type="string" calcext:value-type="string">
            <text:p><text:a xlink:href="http://www.top500.org/system/178412" xlink:type="simple">Cluster Platform 3000 BL460c Gen8, Intel Xeon E5-2697v2 12C 2.7GHz, 10G Ethernet </text:a></text:p>
          </table:table-cell>
          <table:table-cell office:value-type="float" office:value="12672" calcext:value-type="float">
            <text:p>12672</text:p>
          </table:table-cell>
          <table:table-cell office:value-type="float" office:value="192.8" calcext:value-type="float">
            <text:p>192.8</text:p>
          </table:table-cell>
          <table:table-cell office:value-type="float" office:value="273.7" calcext:value-type="float">
            <text:p>273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<text:a xlink:href="http://www.top500.org/site/49688" xlink:type="simple">IT Service Provider</text:a></text:p>
          </table:table-cell>
          <table:table-cell office:value-type="string" calcext:value-type="string">
            <text:p><text:a xlink:href="http://www.top500.org/system/178121" xlink:type="simple">Cluster Platform 3000 BL460c Gen8, Xeon E5-2670 8C 2.60GHz, 10G Ethernet </text:a></text:p>
          </table:table-cell>
          <table:table-cell office:value-type="float" office:value="13184" calcext:value-type="float">
            <text:p>13184</text:p>
          </table:table-cell>
          <table:table-cell office:value-type="float" office:value="192.5" calcext:value-type="float">
            <text:p>192.5</text:p>
          </table:table-cell>
          <table:table-cell office:value-type="float" office:value="274.2" calcext:value-type="float">
            <text:p>274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top500.org/site/50559" xlink:type="simple">C01N</text:a></text:p>
          </table:table-cell>
          <table:table-cell office:value-type="string" calcext:value-type="string">
            <text:p><text:a xlink:href="http://www.top500.org/system/178514" xlink:type="simple">Sukuriputo Okane- SGI ICE X, Intel Xeon E5-2695v2 12C 2.4GHz, Infiniband FDR, NVIDIA 2090 </text:a></text:p>
          </table:table-cell>
          <table:table-cell office:value-type="float" office:value="46400" calcext:value-type="float">
            <text:p>46400</text:p>
          </table:table-cell>
          <table:table-cell office:value-type="float" office:value="192.4" calcext:value-type="float">
            <text:p>192.4</text:p>
          </table:table-cell>
          <table:table-cell office:value-type="float" office:value="1305.9" calcext:value-type="float">
            <text:p>1305.9</text:p>
          </table:table-cell>
          <table:table-cell office:value-type="float" office:value="342.5" calcext:value-type="float">
            <text:p>342.5</text:p>
          </table:table-cell>
        </table:table-row>
        <table:table-row table:style-name="ro1">
          <table:table-cell table:style-name="Default"/>
          <table:table-cell office:value-type="string" calcext:value-type="string">
            <text:p>Australia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a xlink:href="http://www.top500.org/site/49688" xlink:type="simple">IT Service Provider</text:a></text:p>
          </table:table-cell>
          <table:table-cell office:value-type="string" calcext:value-type="string">
            <text:p><text:a xlink:href="http://www.top500.org/system/178122" xlink:type="simple">Cluster Platform 3000 BL460c Gen8, Xeon E5-2670 8C 2.60GHz, 10G Ethernet </text:a></text:p>
          </table:table-cell>
          <table:table-cell office:value-type="float" office:value="13168" calcext:value-type="float">
            <text:p>13168</text:p>
          </table:table-cell>
          <table:table-cell office:value-type="float" office:value="192.3" calcext:value-type="float">
            <text:p>192.3</text:p>
          </table:table-cell>
          <table:table-cell office:value-type="float" office:value="273.9" calcext:value-type="float">
            <text:p>273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<text:a xlink:href="http://www.top500.org/site/50488" xlink:type="simple">Pawsey Supercomputing Centre, Kensington, Western Australia</text:a></text:p>
          </table:table-cell>
          <table:table-cell office:value-type="string" calcext:value-type="string">
            <text:p><text:a xlink:href="http://www.top500.org/system/178193" xlink:type="simple">Galaxy- Cray XC30, Intel Xeon E5-2692v2 10C 3.000GHz, Aries interconnect </text:a></text:p>
          </table:table-cell>
          <table:table-cell office:value-type="float" office:value="9440" calcext:value-type="float">
            <text:p>9440</text:p>
          </table:table-cell>
          <table:table-cell office:value-type="float" office:value="192.1" calcext:value-type="float">
            <text:p>192.1</text:p>
          </table:table-cell>
          <table:table-cell office:value-type="float" office:value="226.6" calcext:value-type="float">
            <text:p>226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Australia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top500.org/site/50403" xlink:type="simple">CNRS/IDRIS-GENCI</text:a></text:p>
          </table:table-cell>
          <table:table-cell office:value-type="string" calcext:value-type="string">
            <text:p><text:a xlink:href="http://www.top500.org/system/177836" xlink:type="simple">Ada- xSeries x3750 Cluster, Xeon E5-2680 8C 2.700GHz, Infiniband FDR </text:a></text:p>
          </table:table-cell>
          <table:table-cell office:value-type="float" office:value="10624" calcext:value-type="float">
            <text:p>10624</text:p>
          </table:table-cell>
          <table:table-cell office:value-type="float" office:value="191.9" calcext:value-type="float">
            <text:p>191.9</text:p>
          </table:table-cell>
          <table:table-cell office:value-type="float" office:value="229.5" calcext:value-type="float">
            <text:p>229.5</text:p>
          </table:table-cell>
          <table:table-cell office:value-type="float" office:value="243.7" calcext:value-type="float">
            <text:p>243.7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<text:a xlink:href="http://www.top500.org/site/49515" xlink:type="simple">Universitaet Erlangen - Regionales Rechenzentrum Erlangen</text:a></text:p>
          </table:table-cell>
          <table:table-cell office:value-type="string" calcext:value-type="string">
            <text:p><text:a xlink:href="http://www.top500.org/system/178324" xlink:type="simple">Emmy- NEC LX-2400, Intel Xeon E5-2660v2 10C 2.200GHz, Infiniband QDR </text:a></text:p>
          </table:table-cell>
          <table:table-cell office:value-type="float" office:value="11200" calcext:value-type="float">
            <text:p>11200</text:p>
          </table:table-cell>
          <table:table-cell office:value-type="float" office:value="191.5" calcext:value-type="float">
            <text:p>191.5</text:p>
          </table:table-cell>
          <table:table-cell office:value-type="float" office:value="197.1" calcext:value-type="float">
            <text:p>197.1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NEC</text:p>
          </table:table-cell>
          <table:table-cell table:style-name="Default" table:number-columns-repeated="4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<text:a xlink:href="http://www.top500.org/site/50306" xlink:type="simple">Japan Atomic Energy Agency (JAEA)</text:a></text:p>
          </table:table-cell>
          <table:table-cell office:value-type="string" calcext:value-type="string">
            <text:p><text:a xlink:href="http://www.top500.org/system/176902" xlink:type="simple">BX900 Xeon X5570 2.93GHz , Infiniband QDR </text:a></text:p>
          </table:table-cell>
          <table:table-cell office:value-type="float" office:value="17072" calcext:value-type="float">
            <text:p>17072</text:p>
          </table:table-cell>
          <table:table-cell office:value-type="float" office:value="191.4" calcext:value-type="float">
            <text:p>191.4</text:p>
          </table:table-cell>
          <table:table-cell office:value-type="float" office:value="200.1" calcext:value-type="float">
            <text:p>200.1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Fujitsu</text:p>
          </table:table-cell>
          <table:table-cell table:style-name="Default"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<text:a xlink:href="http://www.top500.org/site/48601" xlink:type="simple">Petroleum Company</text:a></text:p>
          </table:table-cell>
          <table:table-cell office:value-type="string" calcext:value-type="string">
            <text:p><text:a xlink:href="http://www.top500.org/system/177837" xlink:type="simple">x3650M4 Cluster, Xeon E5-2670 8C 2.600GHz, Infiniband FDR </text:a></text:p>
          </table:table-cell>
          <table:table-cell office:value-type="float" office:value="10976" calcext:value-type="float">
            <text:p>10976</text:p>
          </table:table-cell>
          <table:table-cell office:value-type="float" office:value="191" calcext:value-type="float">
            <text:p>191</text:p>
          </table:table-cell>
          <table:table-cell office:value-type="float" office:value="228.3" calcext:value-type="float">
            <text:p>228.3</text:p>
          </table:table-cell>
          <table:table-cell office:value-type="float" office:value="285.4" calcext:value-type="float">
            <text:p>285.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<text:a xlink:href="http://www.top500.org/site/50508" xlink:type="simple">Service Provider</text:a></text:p>
          </table:table-cell>
          <table:table-cell office:value-type="string" calcext:value-type="string">
            <text:p><text:a xlink:href="http://www.top500.org/system/178297" xlink:type="simple">Cluster Platform 3000 BL460c Gen8, Xeon E5-2670 8C 2.600GHz, 10G Ethernet </text:a></text:p>
          </table:table-cell>
          <table:table-cell office:value-type="float" office:value="13440" calcext:value-type="float">
            <text:p>13440</text:p>
          </table:table-cell>
          <table:table-cell office:value-type="float" office:value="190.9" calcext:value-type="float">
            <text:p>190.9</text:p>
          </table:table-cell>
          <table:table-cell office:value-type="float" office:value="279.6" calcext:value-type="float">
            <text:p>279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<text:a xlink:href="http://www.top500.org/site/50205" xlink:type="simple">King Abdullah University of Science and Technology</text:a></text:p>
          </table:table-cell>
          <table:table-cell office:value-type="string" calcext:value-type="string">
            <text:p><text:a xlink:href="http://www.top500.org/system/176502" xlink:type="simple">Shaheen- Blue Gene/P Solution </text:a></text:p>
          </table:table-cell>
          <table:table-cell office:value-type="float" office:value="65536" calcext:value-type="float">
            <text:p>65536</text:p>
          </table:table-cell>
          <table:table-cell office:value-type="float" office:value="190.9" calcext:value-type="float">
            <text:p>190.9</text:p>
          </table:table-cell>
          <table:table-cell office:value-type="float" office:value="222.8" calcext:value-type="float">
            <text:p>222.8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table:style-name="Default"/>
          <table:table-cell office:value-type="string" calcext:value-type="string">
            <text:p>Saudi Arabi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<text:a xlink:href="http://www.top500.org/site/49688" xlink:type="simple">IT Service Provider</text:a></text:p>
          </table:table-cell>
          <table:table-cell office:value-type="string" calcext:value-type="string">
            <text:p><text:a xlink:href="http://www.top500.org/system/178123" xlink:type="simple">Cluster Platform 3000 BL460c Gen8, Xeon E5-2660 8C 2.200GHz, 10G Ethernet </text:a></text:p>
          </table:table-cell>
          <table:table-cell office:value-type="float" office:value="15504" calcext:value-type="float">
            <text:p>15504</text:p>
          </table:table-cell>
          <table:table-cell office:value-type="float" office:value="189.7" calcext:value-type="float">
            <text:p>189.7</text:p>
          </table:table-cell>
          <table:table-cell office:value-type="float" office:value="272.9" calcext:value-type="float">
            <text:p>272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<text:a xlink:href="http://www.top500.org/site/50455" xlink:type="simple">IT Services Provider </text:a></text:p>
          </table:table-cell>
          <table:table-cell office:value-type="string" calcext:value-type="string">
            <text:p><text:a xlink:href="http://www.top500.org/system/178500" xlink:type="simple">Cluster Platform 3000 BL460c Gen8, Intel Xeon E5-2680v2 10C 2.8GHz, 10G Ethernet </text:a></text:p>
          </table:table-cell>
          <table:table-cell office:value-type="float" office:value="13180" calcext:value-type="float">
            <text:p>13180</text:p>
          </table:table-cell>
          <table:table-cell office:value-type="float" office:value="189.3" calcext:value-type="float">
            <text:p>189.3</text:p>
          </table:table-cell>
          <table:table-cell office:value-type="float" office:value="295.2" calcext:value-type="float">
            <text:p>295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Russi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<text:a xlink:href="http://www.top500.org/site/50552" xlink:type="simple">Dassault Aviation</text:a></text:p>
          </table:table-cell>
          <table:table-cell office:value-type="string" calcext:value-type="string">
            <text:p><text:a xlink:href="http://www.top500.org/system/178479" xlink:type="simple">BlueGene/Q, Power BQC 16C 1.6GHz, Custom Interconnect </text:a></text:p>
          </table:table-cell>
          <table:table-cell office:value-type="float" office:value="16384" calcext:value-type="float">
            <text:p>16384</text:p>
          </table:table-cell>
          <table:table-cell office:value-type="float" office:value="189" calcext:value-type="float">
            <text:p>189</text:p>
          </table:table-cell>
          <table:table-cell office:value-type="float" office:value="209.7" calcext:value-type="float">
            <text:p>209.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<text:a xlink:href="http://www.top500.org/site/47783" xlink:type="simple">Ecole Polytechnique Federale de Lausanne</text:a></text:p>
          </table:table-cell>
          <table:table-cell office:value-type="string" calcext:value-type="string">
            <text:p><text:a xlink:href="http://www.top500.org/system/177840" xlink:type="simple">CADMOS BG/Q- BlueGene/Q, Power BQC 16C 1.600GHz, Custom Interconnect </text:a></text:p>
          </table:table-cell>
          <table:table-cell office:value-type="float" office:value="16384" calcext:value-type="float">
            <text:p>16384</text:p>
          </table:table-cell>
          <table:table-cell office:value-type="float" office:value="189" calcext:value-type="float">
            <text:p>189</text:p>
          </table:table-cell>
          <table:table-cell office:value-type="float" office:value="209.7" calcext:value-type="float">
            <text:p>209.7</text:p>
          </table:table-cell>
          <table:table-cell office:value-type="float" office:value="82.2" calcext:value-type="float">
            <text:p>82.2</text:p>
          </table:table-cell>
        </table:table-row>
        <table:table-row table:style-name="ro1">
          <table:table-cell table:style-name="Default"/>
          <table:table-cell office:value-type="string" calcext:value-type="string">
            <text:p>Switzerland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<text:a xlink:href="http://www.top500.org/site/49635" xlink:type="simple">IBM Rochester</text:a></text:p>
          </table:table-cell>
          <table:table-cell office:value-type="string" calcext:value-type="string">
            <text:p><text:a xlink:href="http://www.top500.org/system/178204" xlink:type="simple">BlueGene/Q, Power BQC 16C 1.600GHz, Custom Interconnect </text:a></text:p>
          </table:table-cell>
          <table:table-cell office:value-type="float" office:value="16384" calcext:value-type="float">
            <text:p>16384</text:p>
          </table:table-cell>
          <table:table-cell office:value-type="float" office:value="189" calcext:value-type="float">
            <text:p>189</text:p>
          </table:table-cell>
          <table:table-cell office:value-type="float" office:value="209.7" calcext:value-type="float">
            <text:p>209.7</text:p>
          </table:table-cell>
          <table:table-cell office:value-type="float" office:value="82.2" calcext:value-type="float">
            <text:p>82.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<text:a xlink:href="http://www.top500.org/site/48051" xlink:type="simple">IBM Thomas J. Watson Research Center</text:a></text:p>
          </table:table-cell>
          <table:table-cell office:value-type="string" calcext:value-type="string">
            <text:p><text:a xlink:href="http://www.top500.org/system/177443" xlink:type="simple">BlueGene/Q, Power BQC 16C 1.60 GHz, Custom </text:a></text:p>
          </table:table-cell>
          <table:table-cell office:value-type="float" office:value="16384" calcext:value-type="float">
            <text:p>16384</text:p>
          </table:table-cell>
          <table:table-cell office:value-type="float" office:value="189" calcext:value-type="float">
            <text:p>189</text:p>
          </table:table-cell>
          <table:table-cell office:value-type="float" office:value="209.7" calcext:value-type="float">
            <text:p>209.7</text:p>
          </table:table-cell>
          <table:table-cell office:value-type="float" office:value="82.2" calcext:value-type="float">
            <text:p>82.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<text:a xlink:href="http://www.top500.org/site/49655" xlink:type="simple">Interdisciplinary Centre for Mathematical and Computational Modelling, University of Warsaw</text:a></text:p>
          </table:table-cell>
          <table:table-cell office:value-type="string" calcext:value-type="string">
            <text:p><text:a xlink:href="http://www.top500.org/system/177841" xlink:type="simple">BlueGene/Q, Power BQC 16C 1.600GHz, Custom Interconnect </text:a></text:p>
          </table:table-cell>
          <table:table-cell office:value-type="float" office:value="16384" calcext:value-type="float">
            <text:p>16384</text:p>
          </table:table-cell>
          <table:table-cell office:value-type="float" office:value="189" calcext:value-type="float">
            <text:p>189</text:p>
          </table:table-cell>
          <table:table-cell office:value-type="float" office:value="209.7" calcext:value-type="float">
            <text:p>209.7</text:p>
          </table:table-cell>
          <table:table-cell office:value-type="float" office:value="82.2" calcext:value-type="float">
            <text:p>82.2</text:p>
          </table:table-cell>
        </table:table-row>
        <table:table-row table:style-name="ro1">
          <table:table-cell table:style-name="Default"/>
          <table:table-cell office:value-type="string" calcext:value-type="string">
            <text:p>Poland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<text:a xlink:href="http://www.top500.org/site/49197" xlink:type="simple">University of Rochester</text:a></text:p>
          </table:table-cell>
          <table:table-cell office:value-type="string" calcext:value-type="string">
            <text:p><text:a xlink:href="http://www.top500.org/system/177736" xlink:type="simple">BlueGene/Q, Power BQC 16C 1.60GHz, Custom </text:a></text:p>
          </table:table-cell>
          <table:table-cell office:value-type="float" office:value="16384" calcext:value-type="float">
            <text:p>16384</text:p>
          </table:table-cell>
          <table:table-cell office:value-type="float" office:value="189" calcext:value-type="float">
            <text:p>189</text:p>
          </table:table-cell>
          <table:table-cell office:value-type="float" office:value="209.7" calcext:value-type="float">
            <text:p>209.7</text:p>
          </table:table-cell>
          <table:table-cell office:value-type="float" office:value="82.2" calcext:value-type="float">
            <text:p>82.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<text:a xlink:href="http://www.top500.org/site/50472" xlink:type="simple">Telecommunication Company</text:a></text:p>
          </table:table-cell>
          <table:table-cell office:value-type="string" calcext:value-type="string">
            <text:p><text:a xlink:href="http://www.top500.org/system/178126" xlink:type="simple">Cluster Platform 3000 BL460c Gen8, Xeon E5-2660 8C 2.200GHz, 10G Ethernet </text:a></text:p>
          </table:table-cell>
          <table:table-cell office:value-type="float" office:value="15424" calcext:value-type="float">
            <text:p>15424</text:p>
          </table:table-cell>
          <table:table-cell office:value-type="float" office:value="188.7" calcext:value-type="float">
            <text:p>188.7</text:p>
          </table:table-cell>
          <table:table-cell office:value-type="float" office:value="271.5" calcext:value-type="float">
            <text:p>271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://www.top500.org/site/49104" xlink:type="simple">Universitaet Paderborn - PC2</text:a></text:p>
          </table:table-cell>
          <table:table-cell office:value-type="string" calcext:value-type="string">
            <text:p><text:a xlink:href="http://www.top500.org/system/178076" xlink:type="simple">OCuLUS (Owl CLUSter)- Clustervision CV-AIRE5, Xeon E5-2670 8C 2.600GHz, Infiniband QDR </text:a></text:p>
          </table:table-cell>
          <table:table-cell office:value-type="float" office:value="9600" calcext:value-type="float">
            <text:p>9600</text:p>
          </table:table-cell>
          <table:table-cell office:value-type="float" office:value="188.7" calcext:value-type="float">
            <text:p>188.7</text:p>
          </table:table-cell>
          <table:table-cell office:value-type="float" office:value="199.7" calcext:value-type="float">
            <text:p>199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ClusterVision</text:p>
          </table:table-cell>
          <table:table-cell table:style-name="Default" table:number-columns-repeated="4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://www.top500.org/site/50415" xlink:type="simple">Vikram Sarabhai Space Centre, Indian Space Research Organisation</text:a></text:p>
          </table:table-cell>
          <table:table-cell office:value-type="string" calcext:value-type="string">
            <text:p><text:a xlink:href="http://www.top500.org/system/177805" xlink:type="simple">SAGA- Z24XX/SL390s Cluster, Xeon E5530/E5645 6C 2.40GHz, Infiniband QDR, NVIDIA 2090/2070 </text:a></text:p>
          </table:table-cell>
          <table:table-cell office:value-type="float" office:value="12532" calcext:value-type="float">
            <text:p>12532</text:p>
          </table:table-cell>
          <table:table-cell office:value-type="float" office:value="188.7" calcext:value-type="float">
            <text:p>188.7</text:p>
          </table:table-cell>
          <table:table-cell office:value-type="float" office:value="394.8" calcext:value-type="float">
            <text:p>394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India</text:p>
          </table:table-cell>
          <table:table-cell office:value-type="string" calcext:value-type="string">
            <text:p>Hewlett Packard/WIPRO</text:p>
          </table:table-cell>
          <table:table-cell table:style-name="Default" table:number-columns-repeated="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://www.top500.org/site/49990" xlink:type="simple">IT Service Provider (C)</text:a></text:p>
          </table:table-cell>
          <table:table-cell office:value-type="string" calcext:value-type="string">
            <text:p><text:a xlink:href="http://www.top500.org/system/178413" xlink:type="simple">Cluster Platform 3000 BL460c Gen8, Xeon E5-2640 6C 2.5GHz, 10G Ethernet </text:a></text:p>
          </table:table-cell>
          <table:table-cell office:value-type="float" office:value="13368" calcext:value-type="float">
            <text:p>13368</text:p>
          </table:table-cell>
          <table:table-cell office:value-type="float" office:value="187.6" calcext:value-type="float">
            <text:p>187.6</text:p>
          </table:table-cell>
          <table:table-cell office:value-type="float" office:value="267.4" calcext:value-type="float">
            <text:p>267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Netherland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<text:a xlink:href="http://www.top500.org/site/48601" xlink:type="simple">Petroleum Company</text:a></text:p>
          </table:table-cell>
          <table:table-cell office:value-type="string" calcext:value-type="string">
            <text:p><text:a xlink:href="http://www.top500.org/system/178496" xlink:type="simple">Cluster Platform SL210t, Intel Xeon E5-2680v2 10C 2.8GHz, 10G Ethernet </text:a></text:p>
          </table:table-cell>
          <table:table-cell office:value-type="float" office:value="12000" calcext:value-type="float">
            <text:p>12000</text:p>
          </table:table-cell>
          <table:table-cell office:value-type="float" office:value="187.5" calcext:value-type="float">
            <text:p>187.5</text:p>
          </table:table-cell>
          <table:table-cell office:value-type="float" office:value="268.8" calcext:value-type="float">
            <text:p>268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<text:a xlink:href="http://www.top500.org/site/48331" xlink:type="simple">Max-Planck-Gesellschaft MPI/IPP</text:a></text:p>
          </table:table-cell>
          <table:table-cell office:value-type="string" calcext:value-type="string">
            <text:p><text:a xlink:href="http://www.top500.org/system/177741" xlink:type="simple">iDataPlex DX360M4, Xeon E5-2670 8C 2.600GHz, Infiniband FDR </text:a></text:p>
          </table:table-cell>
          <table:table-cell office:value-type="float" office:value="9904" calcext:value-type="float">
            <text:p>9904</text:p>
          </table:table-cell>
          <table:table-cell office:value-type="float" office:value="187.4" calcext:value-type="float">
            <text:p>187.4</text:p>
          </table:table-cell>
          <table:table-cell office:value-type="float" office:value="206" calcext:value-type="float">
            <text:p>206</text:p>
          </table:table-cell>
          <table:table-cell office:value-type="float" office:value="205.7" calcext:value-type="float">
            <text:p>205.7</text:p>
          </table:table-cell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://www.top500.org/site/48657" xlink:type="simple">Purdue University</text:a></text:p>
          </table:table-cell>
          <table:table-cell office:value-type="string" calcext:value-type="string">
            <text:p><text:a xlink:href="http://www.top500.org/system/177478" xlink:type="simple">Carter- Cluster Platform 3000 SL6500, Xeon E5 (Sandy Bridge - EP) 8C 2.60GHz, FDR Infiniband </text:a></text:p>
          </table:table-cell>
          <table:table-cell office:value-type="float" office:value="10368" calcext:value-type="float">
            <text:p>10368</text:p>
          </table:table-cell>
          <table:table-cell office:value-type="float" office:value="186.9" calcext:value-type="float">
            <text:p>186.9</text:p>
          </table:table-cell>
          <table:table-cell office:value-type="float" office:value="215.7" calcext:value-type="float">
            <text:p>215.7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<text:a xlink:href="http://www.top500.org/site/50172" xlink:type="simple">Software Company (M)</text:a></text:p>
          </table:table-cell>
          <table:table-cell office:value-type="string" calcext:value-type="string">
            <text:p><text:a xlink:href="http://www.top500.org/system/178102" xlink:type="simple">Cluster Platform DL360e Gen8, Xeon E5-2450 8C 2.100GHz, Gigabit Ethernet </text:a></text:p>
          </table:table-cell>
          <table:table-cell office:value-type="float" office:value="23024" calcext:value-type="float">
            <text:p>23024</text:p>
          </table:table-cell>
          <table:table-cell office:value-type="float" office:value="186.9" calcext:value-type="float">
            <text:p>186.9</text:p>
          </table:table-cell>
          <table:table-cell office:value-type="float" office:value="386.8" calcext:value-type="float">
            <text:p>386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<text:a xlink:href="http://www.top500.org/site/50473" xlink:type="simple">IT Services Provider </text:a></text:p>
          </table:table-cell>
          <table:table-cell office:value-type="string" calcext:value-type="string">
            <text:p><text:a xlink:href="http://www.top500.org/system/178127" xlink:type="simple">Cluster Platform 3000 BL460c Gen8, Xeon E5-2670 8C 2.600GHz, 10G Ethernet </text:a></text:p>
          </table:table-cell>
          <table:table-cell office:value-type="float" office:value="12768" calcext:value-type="float">
            <text:p>12768</text:p>
          </table:table-cell>
          <table:table-cell office:value-type="float" office:value="186.8" calcext:value-type="float">
            <text:p>186.8</text:p>
          </table:table-cell>
          <table:table-cell office:value-type="float" office:value="265.6" calcext:value-type="float">
            <text:p>265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a xlink:href="http://www.top500.org/site/50474" xlink:type="simple">IT Service Provider</text:a></text:p>
          </table:table-cell>
          <table:table-cell office:value-type="string" calcext:value-type="string">
            <text:p><text:a xlink:href="http://www.top500.org/system/178128" xlink:type="simple">Cluster Platform 3000 BL460c Gen8, Xeon E5-2670 8C 2.600GHz, 10G Ethernet </text:a></text:p>
          </table:table-cell>
          <table:table-cell office:value-type="float" office:value="12720" calcext:value-type="float">
            <text:p>12720</text:p>
          </table:table-cell>
          <table:table-cell office:value-type="float" office:value="186.1" calcext:value-type="float">
            <text:p>186.1</text:p>
          </table:table-cell>
          <table:table-cell office:value-type="float" office:value="264.6" calcext:value-type="float">
            <text:p>264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Israel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a xlink:href="http://www.top500.org/site/50354" xlink:type="simple">Web Content Provider</text:a></text:p>
          </table:table-cell>
          <table:table-cell office:value-type="string" calcext:value-type="string">
            <text:p><text:a xlink:href="http://www.top500.org/system/178097" xlink:type="simple">Cluster Platform DL380p Gen8 , Xeon E5-2650 8C 2.000GHz, Gigabit Ethernet </text:a></text:p>
          </table:table-cell>
          <table:table-cell office:value-type="float" office:value="24480" calcext:value-type="float">
            <text:p>24480</text:p>
          </table:table-cell>
          <table:table-cell office:value-type="float" office:value="186.1" calcext:value-type="float">
            <text:p>186.1</text:p>
          </table:table-cell>
          <table:table-cell office:value-type="float" office:value="391.7" calcext:value-type="float">
            <text:p>391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<text:a xlink:href="http://www.top500.org/site/47649" xlink:type="simple">DOE/Bettis Atomic Power Laboratory</text:a></text:p>
          </table:table-cell>
          <table:table-cell office:value-type="string" calcext:value-type="string">
            <text:p><text:a xlink:href="http://www.top500.org/system/178069" xlink:type="simple">Cray CS300-AC, Xeon E5-2670 8C 2.600GHz, Infiniband QDR </text:a></text:p>
          </table:table-cell>
          <table:table-cell office:value-type="float" office:value="10176" calcext:value-type="float">
            <text:p>10176</text:p>
          </table:table-cell>
          <table:table-cell office:value-type="float" office:value="184.8" calcext:value-type="float">
            <text:p>184.8</text:p>
          </table:table-cell>
          <table:table-cell office:value-type="float" office:value="211.7" calcext:value-type="float">
            <text:p>211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<text:a xlink:href="http://www.top500.org/site/50210" xlink:type="simple">Knolls Atomic Power Laboratory</text:a></text:p>
          </table:table-cell>
          <table:table-cell office:value-type="string" calcext:value-type="string">
            <text:p><text:a xlink:href="http://www.top500.org/system/178068" xlink:type="simple">Cray CS300-AC, Xeon E5-2670 8C 2.600GHz, Infiniband QDR </text:a></text:p>
          </table:table-cell>
          <table:table-cell office:value-type="float" office:value="10176" calcext:value-type="float">
            <text:p>10176</text:p>
          </table:table-cell>
          <table:table-cell office:value-type="float" office:value="184.8" calcext:value-type="float">
            <text:p>184.8</text:p>
          </table:table-cell>
          <table:table-cell office:value-type="float" office:value="211.7" calcext:value-type="float">
            <text:p>211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<text:a xlink:href="http://www.top500.org/site/47520" xlink:type="simple">Cambridge University</text:a></text:p>
          </table:table-cell>
          <table:table-cell office:value-type="string" calcext:value-type="string">
            <text:p><text:a xlink:href="http://www.top500.org/system/177800" xlink:type="simple">Darwin- Dell PowerEdge C6220, Xeon E5-2670 8C 2.600GHz, Infiniband FDR </text:a></text:p>
          </table:table-cell>
          <table:table-cell office:value-type="float" office:value="9728" calcext:value-type="float">
            <text:p>9728</text:p>
          </table:table-cell>
          <table:table-cell office:value-type="float" office:value="183.4" calcext:value-type="float">
            <text:p>183.4</text:p>
          </table:table-cell>
          <table:table-cell office:value-type="float" office:value="202.3" calcext:value-type="float">
            <text:p>202.3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Dell</text:p>
          </table:table-cell>
          <table:table-cell table:style-name="Default" table:number-columns-repeated="4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<text:a xlink:href="http://www.top500.org/site/47610" xlink:type="simple">Computacenter (UK) LTD</text:a></text:p>
          </table:table-cell>
          <table:table-cell office:value-type="string" calcext:value-type="string">
            <text:p><text:a xlink:href="http://www.top500.org/system/178129" xlink:type="simple">Cluster Platform SL230s Gen8, Xeon E5-2670 8C 2.600GHz, Gigabit Ethernet </text:a></text:p>
          </table:table-cell>
          <table:table-cell office:value-type="float" office:value="17280" calcext:value-type="float">
            <text:p>17280</text:p>
          </table:table-cell>
          <table:table-cell office:value-type="float" office:value="182.7" calcext:value-type="float">
            <text:p>182.7</text:p>
          </table:table-cell>
          <table:table-cell office:value-type="float" office:value="359.4" calcext:value-type="float">
            <text:p>359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<text:a xlink:href="http://www.top500.org/site/50395" xlink:type="simple">Government</text:a></text:p>
          </table:table-cell>
          <table:table-cell office:value-type="string" calcext:value-type="string">
            <text:p><text:a xlink:href="http://www.top500.org/system/178131" xlink:type="simple">Cluster Platform 3000 BL460c Gen8, Xeon E5-2650 8C 2.000GHz, 10G Ethernet </text:a></text:p>
          </table:table-cell>
          <table:table-cell office:value-type="float" office:value="16480" calcext:value-type="float">
            <text:p>16480</text:p>
          </table:table-cell>
          <table:table-cell office:value-type="float" office:value="182.5" calcext:value-type="float">
            <text:p>182.5</text:p>
          </table:table-cell>
          <table:table-cell office:value-type="float" office:value="263.7" calcext:value-type="float">
            <text:p>263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://www.top500.org/site/49697" xlink:type="simple">Shanghai Supercomputer Center</text:a></text:p>
          </table:table-cell>
          <table:table-cell office:value-type="string" calcext:value-type="string">
            <text:p><text:a xlink:href="http://www.top500.org/system/176118" xlink:type="simple">Magic Cube- Dawning 5000A, QC Opteron 1.9 Ghz, Infiniband, Windows HPC 2008 </text:a></text:p>
          </table:table-cell>
          <table:table-cell office:value-type="float" office:value="30720" calcext:value-type="float">
            <text:p>30720</text:p>
          </table:table-cell>
          <table:table-cell office:value-type="float" office:value="180.6" calcext:value-type="float">
            <text:p>180.6</text:p>
          </table:table-cell>
          <table:table-cell office:value-type="float" office:value="233.5" calcext:value-type="float">
            <text:p>233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Dawning</text:p>
          </table:table-cell>
          <table:table-cell table:style-name="Default" table:number-columns-repeated="4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<text:a xlink:href="http://www.top500.org/site/47627" xlink:type="simple">Cray Inc.</text:a></text:p>
          </table:table-cell>
          <table:table-cell office:value-type="string" calcext:value-type="string">
            <text:p><text:a xlink:href="http://www.top500.org/system/178457" xlink:type="simple">Storm1- Cray CS-Storm, Intel Xeon E5-2660v2 10C 2.2GHz, Infiniband FDR, Nvidia K40m </text:a></text:p>
          </table:table-cell>
          <table:table-cell office:value-type="float" office:value="3080" calcext:value-type="float">
            <text:p>3080</text:p>
          </table:table-cell>
          <table:table-cell office:value-type="float" office:value="180.2" calcext:value-type="float">
            <text:p>180.2</text:p>
          </table:table-cell>
          <table:table-cell office:value-type="float" office:value="259.4" calcext:value-type="float">
            <text:p>259.4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://www.top500.org/site/47340" xlink:type="simple">Electronics</text:a></text:p>
          </table:table-cell>
          <table:table-cell office:value-type="string" calcext:value-type="string">
            <text:p><text:a xlink:href="http://www.top500.org/system/178344" xlink:type="simple">xSeries x3650M4 Cluster, Xeon E5-2680 8C 2.700GHz, Infiniband FDR </text:a></text:p>
          </table:table-cell>
          <table:table-cell office:value-type="float" office:value="9168" calcext:value-type="float">
            <text:p>9168</text:p>
          </table:table-cell>
          <table:table-cell office:value-type="float" office:value="180.1" calcext:value-type="float">
            <text:p>180.1</text:p>
          </table:table-cell>
          <table:table-cell office:value-type="float" office:value="198" calcext:value-type="float">
            <text:p>198</text:p>
          </table:table-cell>
          <table:table-cell office:value-type="float" office:value="254.9" calcext:value-type="float">
            <text:p>254.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<text:a xlink:href="http://www.top500.org/site/47340" xlink:type="simple">Electronics</text:a></text:p>
          </table:table-cell>
          <table:table-cell office:value-type="string" calcext:value-type="string">
            <text:p><text:a xlink:href="http://www.top500.org/system/178346" xlink:type="simple">xSeries x3650M4 Cluster, Xeon E5-2680 8C 2.700GHz, Infiniband FDR </text:a></text:p>
          </table:table-cell>
          <table:table-cell office:value-type="float" office:value="9168" calcext:value-type="float">
            <text:p>9168</text:p>
          </table:table-cell>
          <table:table-cell office:value-type="float" office:value="180.1" calcext:value-type="float">
            <text:p>180.1</text:p>
          </table:table-cell>
          <table:table-cell office:value-type="float" office:value="198" calcext:value-type="float">
            <text:p>198</text:p>
          </table:table-cell>
          <table:table-cell office:value-type="float" office:value="254.9" calcext:value-type="float">
            <text:p>254.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<text:a xlink:href="http://www.top500.org/site/47340" xlink:type="simple">Electronics</text:a></text:p>
          </table:table-cell>
          <table:table-cell office:value-type="string" calcext:value-type="string">
            <text:p><text:a xlink:href="http://www.top500.org/system/178343" xlink:type="simple">xSeries x3650M4 Cluster, Xeon E5-2680 8C 2.700GHz, Infiniband FDR </text:a></text:p>
          </table:table-cell>
          <table:table-cell office:value-type="float" office:value="9168" calcext:value-type="float">
            <text:p>9168</text:p>
          </table:table-cell>
          <table:table-cell office:value-type="float" office:value="180.1" calcext:value-type="float">
            <text:p>180.1</text:p>
          </table:table-cell>
          <table:table-cell office:value-type="float" office:value="198" calcext:value-type="float">
            <text:p>198</text:p>
          </table:table-cell>
          <table:table-cell office:value-type="float" office:value="254.9" calcext:value-type="float">
            <text:p>254.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<text:a xlink:href="http://www.top500.org/site/47340" xlink:type="simple">Electronics</text:a></text:p>
          </table:table-cell>
          <table:table-cell office:value-type="string" calcext:value-type="string">
            <text:p><text:a xlink:href="http://www.top500.org/system/178345" xlink:type="simple">xSeries x3650M4 Cluster, Xeon E5-2680 8C 2.700GHz, Infiniband FDR </text:a></text:p>
          </table:table-cell>
          <table:table-cell office:value-type="float" office:value="9168" calcext:value-type="float">
            <text:p>9168</text:p>
          </table:table-cell>
          <table:table-cell office:value-type="float" office:value="180.1" calcext:value-type="float">
            <text:p>180.1</text:p>
          </table:table-cell>
          <table:table-cell office:value-type="float" office:value="198" calcext:value-type="float">
            <text:p>198</text:p>
          </table:table-cell>
          <table:table-cell office:value-type="float" office:value="254.9" calcext:value-type="float">
            <text:p>254.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<text:a xlink:href="http://www.top500.org/site/50211" xlink:type="simple">Government</text:a></text:p>
          </table:table-cell>
          <table:table-cell office:value-type="string" calcext:value-type="string">
            <text:p><text:a xlink:href="http://www.top500.org/system/176229" xlink:type="simple">Cluster Platform 3000 BL2x220, L54xx 2.5 Ghz, Infiniband </text:a></text:p>
          </table:table-cell>
          <table:table-cell office:value-type="float" office:value="24704" calcext:value-type="float">
            <text:p>24704</text:p>
          </table:table-cell>
          <table:table-cell office:value-type="float" office:value="179.6" calcext:value-type="float">
            <text:p>179.6</text:p>
          </table:table-cell>
          <table:table-cell office:value-type="float" office:value="247" calcext:value-type="float">
            <text:p>24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<text:a xlink:href="http://www.top500.org/site/49850" xlink:type="simple">IBM Poughkeepsie Benchmarking Center</text:a></text:p>
          </table:table-cell>
          <table:table-cell office:value-type="string" calcext:value-type="string">
            <text:p><text:a xlink:href="http://www.top500.org/system/177377" xlink:type="simple">Power 775, POWER7 8C 3.836GHz, Custom Interconnect </text:a></text:p>
          </table:table-cell>
          <table:table-cell office:value-type="float" office:value="6912" calcext:value-type="float">
            <text:p>6912</text:p>
          </table:table-cell>
          <table:table-cell office:value-type="float" office:value="178.6" calcext:value-type="float">
            <text:p>178.6</text:p>
          </table:table-cell>
          <table:table-cell office:value-type="float" office:value="212.1" calcext:value-type="float">
            <text:p>212.1</text:p>
          </table:table-cell>
          <table:table-cell office:value-type="float" office:value="390.1" calcext:value-type="float">
            <text:p>390.1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<text:a xlink:href="http://www.top500.org/site/49190" xlink:type="simple">University of Oslo</text:a></text:p>
          </table:table-cell>
          <table:table-cell office:value-type="string" calcext:value-type="string">
            <text:p><text:a xlink:href="http://www.top500.org/system/177801" xlink:type="simple">Abel- MEGWARE MiriQuid, Xeon E5-2670 8C 2.600GHz, Infiniband FDR </text:a></text:p>
          </table:table-cell>
          <table:table-cell office:value-type="float" office:value="10080" calcext:value-type="float">
            <text:p>10080</text:p>
          </table:table-cell>
          <table:table-cell office:value-type="float" office:value="178.6" calcext:value-type="float">
            <text:p>178.6</text:p>
          </table:table-cell>
          <table:table-cell office:value-type="float" office:value="209.7" calcext:value-type="float">
            <text:p>209.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table:style-name="Default"/>
          <table:table-cell office:value-type="string" calcext:value-type="string">
            <text:p>Norway</text:p>
          </table:table-cell>
          <table:table-cell office:value-type="string" calcext:value-type="string">
            <text:p>MEGWARE</text:p>
          </table:table-cell>
          <table:table-cell table:style-name="Default" table:number-columns-repeated="4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<text:a xlink:href="http://www.top500.org/site/47988" xlink:type="simple">High Energy Accelerator Research Organization /KEK</text:a></text:p>
          </table:table-cell>
          <table:table-cell office:value-type="string" calcext:value-type="string">
            <text:p><text:a xlink:href="http://www.top500.org/system/178478" xlink:type="simple">Suiren- ExaScaler 32U256SC Cluster, Intel Xeon E5-2660v2 10C 2.2GHz, Infiniband FDR, PEZY-SC </text:a></text:p>
          </table:table-cell>
          <table:table-cell office:value-type="float" office:value="262784" calcext:value-type="float">
            <text:p>262784</text:p>
          </table:table-cell>
          <table:table-cell office:value-type="float" office:value="178.1" calcext:value-type="float">
            <text:p>178.1</text:p>
          </table:table-cell>
          <table:table-cell office:value-type="float" office:value="395.3" calcext:value-type="float">
            <text:p>395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PEZY Computing / Exascaler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<text:a xlink:href="http://www.top500.org/site/50337" xlink:type="simple">Taiwan National Center for High-performance Computing</text:a></text:p>
          </table:table-cell>
          <table:table-cell office:value-type="string" calcext:value-type="string">
            <text:p><text:a xlink:href="http://www.top500.org/system/177158" xlink:type="simple">ALPS- Acer AR585 F1 Cluster, Opteron 12C 2.2GHz, QDR infiniband </text:a></text:p>
          </table:table-cell>
          <table:table-cell office:value-type="float" office:value="26244" calcext:value-type="float">
            <text:p>26244</text:p>
          </table:table-cell>
          <table:table-cell office:value-type="float" office:value="177.1" calcext:value-type="float">
            <text:p>177.1</text:p>
          </table:table-cell>
          <table:table-cell office:value-type="float" office:value="231.9" calcext:value-type="float">
            <text:p>231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Taiwan</text:p>
          </table:table-cell>
          <table:table-cell office:value-type="string" calcext:value-type="string">
            <text:p>Acer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<text:a xlink:href="http://www.top500.org/site/50376" xlink:type="simple">Service Provider</text:a></text:p>
          </table:table-cell>
          <table:table-cell office:value-type="string" calcext:value-type="string">
            <text:p><text:a xlink:href="http://www.top500.org/system/178282" xlink:type="simple">Cluster Platform DL380p Gen8 , Xeon E5-2620 6C 2.000GHz, Gigabit Ethernet </text:a></text:p>
          </table:table-cell>
          <table:table-cell office:value-type="float" office:value="22152" calcext:value-type="float">
            <text:p>22152</text:p>
          </table:table-cell>
          <table:table-cell office:value-type="float" office:value="176.8" calcext:value-type="float">
            <text:p>176.8</text:p>
          </table:table-cell>
          <table:table-cell office:value-type="float" office:value="354.4" calcext:value-type="float">
            <text:p>354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<text:a xlink:href="http://www.top500.org/site/49688" xlink:type="simple">IT Service Provider</text:a></text:p>
          </table:table-cell>
          <table:table-cell office:value-type="string" calcext:value-type="string">
            <text:p><text:a xlink:href="http://www.top500.org/system/178485" xlink:type="simple">Cluster Platform 3000 BL460c Gen8, Intel Xeon E5-2670v2 10C 2.5GHz, 10G Ethernet </text:a></text:p>
          </table:table-cell>
          <table:table-cell office:value-type="float" office:value="12460" calcext:value-type="float">
            <text:p>12460</text:p>
          </table:table-cell>
          <table:table-cell office:value-type="float" office:value="176.6" calcext:value-type="float">
            <text:p>176.6</text:p>
          </table:table-cell>
          <table:table-cell office:value-type="float" office:value="249.2" calcext:value-type="float">
            <text:p>249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<text:a xlink:href="http://www.top500.org/site/50431" xlink:type="simple">IT Services Provider </text:a></text:p>
          </table:table-cell>
          <table:table-cell office:value-type="string" calcext:value-type="string">
            <text:p><text:a xlink:href="http://www.top500.org/system/178133" xlink:type="simple">Cluster Platform SL230s Gen8, Xeon E5-2670 8C 2.600GHz, Gigabit Ethernet </text:a></text:p>
          </table:table-cell>
          <table:table-cell office:value-type="float" office:value="16640" calcext:value-type="float">
            <text:p>16640</text:p>
          </table:table-cell>
          <table:table-cell office:value-type="float" office:value="176.4" calcext:value-type="float">
            <text:p>176.4</text:p>
          </table:table-cell>
          <table:table-cell office:value-type="float" office:value="346.1" calcext:value-type="float">
            <text:p>346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://www.top500.org/site/50431" xlink:type="simple">IT Services Provider </text:a></text:p>
          </table:table-cell>
          <table:table-cell office:value-type="string" calcext:value-type="string">
            <text:p><text:a xlink:href="http://www.top500.org/system/178132" xlink:type="simple">Cluster Platform SL230s Gen8, Xeon E5-2670 8C 2.600GHz, Gigabit Ethernet </text:a></text:p>
          </table:table-cell>
          <table:table-cell office:value-type="float" office:value="16640" calcext:value-type="float">
            <text:p>16640</text:p>
          </table:table-cell>
          <table:table-cell office:value-type="float" office:value="176.4" calcext:value-type="float">
            <text:p>176.4</text:p>
          </table:table-cell>
          <table:table-cell office:value-type="float" office:value="346.1" calcext:value-type="float">
            <text:p>346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<text:a xlink:href="http://www.top500.org/site/50490" xlink:type="simple">Classified</text:a></text:p>
          </table:table-cell>
          <table:table-cell office:value-type="string" calcext:value-type="string">
            <text:p><text:a xlink:href="http://www.top500.org/system/178205" xlink:type="simple">BladeCenter HS23 Cluster, Xeon E5-2680 8C 2.700GHz, Infiniband QDR </text:a></text:p>
          </table:table-cell>
          <table:table-cell office:value-type="float" office:value="8976" calcext:value-type="float">
            <text:p>8976</text:p>
          </table:table-cell>
          <table:table-cell office:value-type="float" office:value="176.3" calcext:value-type="float">
            <text:p>176.3</text:p>
          </table:table-cell>
          <table:table-cell office:value-type="float" office:value="193.9" calcext:value-type="float">
            <text:p>193.9</text:p>
          </table:table-cell>
          <table:table-cell office:value-type="float" office:value="177.8" calcext:value-type="float">
            <text:p>177.8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<text:a xlink:href="http://www.top500.org/site/49688" xlink:type="simple">IT Service Provider</text:a></text:p>
          </table:table-cell>
          <table:table-cell office:value-type="string" calcext:value-type="string">
            <text:p><text:a xlink:href="http://www.top500.org/system/178125" xlink:type="simple">Cluster Platform 3000 BL460c Gen8, Xeon E5-2680 8C 2.700GHz, 10G Ethernet </text:a></text:p>
          </table:table-cell>
          <table:table-cell office:value-type="float" office:value="11648" calcext:value-type="float">
            <text:p>11648</text:p>
          </table:table-cell>
          <table:table-cell office:value-type="float" office:value="176.1" calcext:value-type="float">
            <text:p>176.1</text:p>
          </table:table-cell>
          <table:table-cell office:value-type="float" office:value="251.6" calcext:value-type="float">
            <text:p>251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<text:a xlink:href="http://www.top500.org/site/49688" xlink:type="simple">IT Service Provider</text:a></text:p>
          </table:table-cell>
          <table:table-cell office:value-type="string" calcext:value-type="string">
            <text:p><text:a xlink:href="http://www.top500.org/system/178124" xlink:type="simple">Cluster Platform 3000 BL460c Gen8, Xeon E5-2680 8C 2.700GHz, 10G Ethernet </text:a></text:p>
          </table:table-cell>
          <table:table-cell office:value-type="float" office:value="11648" calcext:value-type="float">
            <text:p>11648</text:p>
          </table:table-cell>
          <table:table-cell office:value-type="float" office:value="176.1" calcext:value-type="float">
            <text:p>176.1</text:p>
          </table:table-cell>
          <table:table-cell office:value-type="float" office:value="251.6" calcext:value-type="float">
            <text:p>251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<text:a xlink:href="http://www.top500.org/site/49922" xlink:type="simple">Financial Institution</text:a></text:p>
          </table:table-cell>
          <table:table-cell office:value-type="string" calcext:value-type="string">
            <text:p><text:a xlink:href="http://www.top500.org/system/178349" xlink:type="simple">iDataPlex DX360M4, Intel Xeon E5-2680v2 10C 2.800GHz, Infiniband FDR, NVIDIA K20x </text:a></text:p>
          </table:table-cell>
          <table:table-cell office:value-type="float" office:value="3888" calcext:value-type="float">
            <text:p>3888</text:p>
          </table:table-cell>
          <table:table-cell office:value-type="float" office:value="174.2" calcext:value-type="float">
            <text:p>174.2</text:p>
          </table:table-cell>
          <table:table-cell office:value-type="float" office:value="248.7" calcext:value-type="float">
            <text:p>248.7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<text:a xlink:href="http://www.top500.org/site/49922" xlink:type="simple">Financial Institution</text:a></text:p>
          </table:table-cell>
          <table:table-cell office:value-type="string" calcext:value-type="string">
            <text:p><text:a xlink:href="http://www.top500.org/system/178351" xlink:type="simple">iDataPlex DX360M4, Intel Xeon E5-2680v2 10C 2.800GHz, Infiniband FDR, NVIDIA K20x </text:a></text:p>
          </table:table-cell>
          <table:table-cell office:value-type="float" office:value="3888" calcext:value-type="float">
            <text:p>3888</text:p>
          </table:table-cell>
          <table:table-cell office:value-type="float" office:value="174.2" calcext:value-type="float">
            <text:p>174.2</text:p>
          </table:table-cell>
          <table:table-cell office:value-type="float" office:value="248.7" calcext:value-type="float">
            <text:p>248.7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<text:a xlink:href="http://www.top500.org/site/49922" xlink:type="simple">Financial Institution</text:a></text:p>
          </table:table-cell>
          <table:table-cell office:value-type="string" calcext:value-type="string">
            <text:p><text:a xlink:href="http://www.top500.org/system/178348" xlink:type="simple">iDataPlex DX360M4, Intel Xeon E5-2680v2 10C 2.800GHz, Infiniband FDR, NVIDIA K20x </text:a></text:p>
          </table:table-cell>
          <table:table-cell office:value-type="float" office:value="3888" calcext:value-type="float">
            <text:p>3888</text:p>
          </table:table-cell>
          <table:table-cell office:value-type="float" office:value="174.2" calcext:value-type="float">
            <text:p>174.2</text:p>
          </table:table-cell>
          <table:table-cell office:value-type="float" office:value="248.7" calcext:value-type="float">
            <text:p>248.7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<text:a xlink:href="http://www.top500.org/site/49922" xlink:type="simple">Financial Institution</text:a></text:p>
          </table:table-cell>
          <table:table-cell office:value-type="string" calcext:value-type="string">
            <text:p><text:a xlink:href="http://www.top500.org/system/178350" xlink:type="simple">iDataPlex DX360M4, Intel Xeon E5-2680v2 10C 2.800GHz, Infiniband FDR, NVIDIA K20x </text:a></text:p>
          </table:table-cell>
          <table:table-cell office:value-type="float" office:value="3888" calcext:value-type="float">
            <text:p>3888</text:p>
          </table:table-cell>
          <table:table-cell office:value-type="float" office:value="174.2" calcext:value-type="float">
            <text:p>174.2</text:p>
          </table:table-cell>
          <table:table-cell office:value-type="float" office:value="248.7" calcext:value-type="float">
            <text:p>248.7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<text:a xlink:href="http://www.top500.org/site/50317" xlink:type="simple">IT Services Provider (D)</text:a></text:p>
          </table:table-cell>
          <table:table-cell office:value-type="string" calcext:value-type="string">
            <text:p><text:a xlink:href="http://www.top500.org/system/178134" xlink:type="simple">Cluster Platform 3000 BL460c Gen8, Xeon E5-2670 8C 2.600GHz, Gigabit Ethernet </text:a></text:p>
          </table:table-cell>
          <table:table-cell office:value-type="float" office:value="16392" calcext:value-type="float">
            <text:p>16392</text:p>
          </table:table-cell>
          <table:table-cell office:value-type="float" office:value="174" calcext:value-type="float">
            <text:p>174</text:p>
          </table:table-cell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<text:a xlink:href="http://www.top500.org/site/50459" xlink:type="simple">Volvo Car Group</text:a></text:p>
          </table:table-cell>
          <table:table-cell office:value-type="string" calcext:value-type="string">
            <text:p><text:a xlink:href="http://www.top500.org/system/178512" xlink:type="simple">Cluster Platform 3000 BL460c/DL380p, Intel Xeon E5-2680v2 10C 2.8GHz, Infiniband FDR </text:a></text:p>
          </table:table-cell>
          <table:table-cell office:value-type="float" office:value="9120" calcext:value-type="float">
            <text:p>9120</text:p>
          </table:table-cell>
          <table:table-cell office:value-type="float" office:value="173.4" calcext:value-type="float">
            <text:p>173.4</text:p>
          </table:table-cell>
          <table:table-cell office:value-type="float" office:value="204.3" calcext:value-type="float">
            <text:p>204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weden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top500.org/site/50172" xlink:type="simple">Software Company (M)</text:a></text:p>
          </table:table-cell>
          <table:table-cell office:value-type="string" calcext:value-type="string">
            <text:p><text:a xlink:href="http://www.top500.org/system/178103" xlink:type="simple">Cluster Platform DL360e Gen8, Xeon E5-2450 8C 2.100GHz, Gigabit Ethernet </text:a></text:p>
          </table:table-cell>
          <table:table-cell office:value-type="float" office:value="21296" calcext:value-type="float">
            <text:p>21296</text:p>
          </table:table-cell>
          <table:table-cell office:value-type="float" office:value="172.9" calcext:value-type="float">
            <text:p>172.9</text:p>
          </table:table-cell>
          <table:table-cell office:value-type="float" office:value="357.8" calcext:value-type="float">
            <text:p>357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<text:a xlink:href="http://www.top500.org/site/49972" xlink:type="simple">IT Service Provider (B)</text:a></text:p>
          </table:table-cell>
          <table:table-cell office:value-type="string" calcext:value-type="string">
            <text:p><text:a xlink:href="http://www.top500.org/system/178091" xlink:type="simple">Cluster Platform 3000 BL460c Gen8, Xeon E5-2670 8C 2.600GHz, 10G Ethernet </text:a></text:p>
          </table:table-cell>
          <table:table-cell office:value-type="float" office:value="11736" calcext:value-type="float">
            <text:p>11736</text:p>
          </table:table-cell>
          <table:table-cell office:value-type="float" office:value="172.4" calcext:value-type="float">
            <text:p>172.4</text:p>
          </table:table-cell>
          <table:table-cell office:value-type="float" office:value="244.1" calcext:value-type="float">
            <text:p>244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<text:a xlink:href="http://www.top500.org/site/49688" xlink:type="simple">IT Service Provider</text:a></text:p>
          </table:table-cell>
          <table:table-cell office:value-type="string" calcext:value-type="string">
            <text:p><text:a xlink:href="http://www.top500.org/system/178273" xlink:type="simple">Cluster Platform DL360p Gen8, Xeon E5-2620 6C 2.000GHz, Gigabit Ethernet </text:a></text:p>
          </table:table-cell>
          <table:table-cell office:value-type="float" office:value="21504" calcext:value-type="float">
            <text:p>21504</text:p>
          </table:table-cell>
          <table:table-cell office:value-type="float" office:value="172" calcext:value-type="float">
            <text:p>172</text:p>
          </table:table-cell>
          <table:table-cell office:value-type="float" office:value="344.1" calcext:value-type="float">
            <text:p>344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<text:a xlink:href="http://www.top500.org/site/50374" xlink:type="simple">IT Services Provider </text:a></text:p>
          </table:table-cell>
          <table:table-cell office:value-type="string" calcext:value-type="string">
            <text:p><text:a xlink:href="http://www.top500.org/system/178136" xlink:type="simple">Cluster Platform DL360p Gen8, Xeon E5-2630 6C 2.300GHz, Gigabit Ethernet </text:a></text:p>
          </table:table-cell>
          <table:table-cell office:value-type="float" office:value="18468" calcext:value-type="float">
            <text:p>18468</text:p>
          </table:table-cell>
          <table:table-cell office:value-type="float" office:value="172" calcext:value-type="float">
            <text:p>172</text:p>
          </table:table-cell>
          <table:table-cell office:value-type="float" office:value="339.8" calcext:value-type="float">
            <text:p>339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top500.org/site/49688" xlink:type="simple">IT Service Provider</text:a></text:p>
          </table:table-cell>
          <table:table-cell office:value-type="string" calcext:value-type="string">
            <text:p><text:a xlink:href="http://www.top500.org/system/177928" xlink:type="simple">Cluster Platform 3000 BL460c Gen8, Xeon E5-2670 8C 2.60GHz, 10G Ethernet </text:a></text:p>
          </table:table-cell>
          <table:table-cell office:value-type="float" office:value="16064" calcext:value-type="float">
            <text:p>16064</text:p>
          </table:table-cell>
          <table:table-cell office:value-type="float" office:value="170.7" calcext:value-type="float">
            <text:p>170.7</text:p>
          </table:table-cell>
          <table:table-cell office:value-type="float" office:value="334.1" calcext:value-type="float">
            <text:p>334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<text:a xlink:href="http://www.top500.org/site/49688" xlink:type="simple">IT Service Provider</text:a></text:p>
          </table:table-cell>
          <table:table-cell office:value-type="string" calcext:value-type="string">
            <text:p><text:a xlink:href="http://www.top500.org/system/177927" xlink:type="simple">Cluster Platform 3000 BL460c Gen8, Xeon E5-2670 8C 2.60GHz, 10G Ethernet </text:a></text:p>
          </table:table-cell>
          <table:table-cell office:value-type="float" office:value="16064" calcext:value-type="float">
            <text:p>16064</text:p>
          </table:table-cell>
          <table:table-cell office:value-type="float" office:value="170.7" calcext:value-type="float">
            <text:p>170.7</text:p>
          </table:table-cell>
          <table:table-cell office:value-type="float" office:value="334.1" calcext:value-type="float">
            <text:p>334.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a xlink:href="http://www.top500.org/site/50548" xlink:type="simple">St. Petersburg Polytechnic University</text:a></text:p>
          </table:table-cell>
          <table:table-cell office:value-type="string" calcext:value-type="string">
            <text:p><text:a xlink:href="http://www.top500.org/system/178470" xlink:type="simple">RSC PetaStream- RSC PetaStream, Xeon E5-2697v3 14C 2.6GHz, Infiniband FDR, Intel Xeon Phi 5120D </text:a></text:p>
          </table:table-cell>
          <table:table-cell office:value-type="float" office:value="22528" calcext:value-type="float">
            <text:p>22528</text:p>
          </table:table-cell>
          <table:table-cell office:value-type="float" office:value="170.5" calcext:value-type="float">
            <text:p>170.5</text:p>
          </table:table-cell>
          <table:table-cell office:value-type="float" office:value="572.9" calcext:value-type="float">
            <text:p>572.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style-name="Default"/>
          <table:table-cell office:value-type="string" calcext:value-type="string">
            <text:p>Russia</text:p>
          </table:table-cell>
          <table:table-cell office:value-type="string" calcext:value-type="string">
            <text:p>RSC Group</text:p>
          </table:table-cell>
          <table:table-cell table:style-name="Default" table:number-columns-repeated="4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<text:a xlink:href="http://www.top500.org/site/50462" xlink:type="simple">Electronics Company</text:a></text:p>
          </table:table-cell>
          <table:table-cell office:value-type="string" calcext:value-type="string">
            <text:p><text:a xlink:href="http://www.top500.org/system/178414" xlink:type="simple">Cluster Platform 3000 BL460c Gen8, Intel Xeon E5-2690v2 10C 3GHz, 10G Ethernet </text:a></text:p>
          </table:table-cell>
          <table:table-cell office:value-type="float" office:value="10320" calcext:value-type="float">
            <text:p>10320</text:p>
          </table:table-cell>
          <table:table-cell office:value-type="float" office:value="170.3" calcext:value-type="float">
            <text:p>170.3</text:p>
          </table:table-cell>
          <table:table-cell office:value-type="float" office:value="247.7" calcext:value-type="float">
            <text:p>247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<text:a xlink:href="http://www.top500.org/site/47912" xlink:type="simple">GSIC Center, Tokyo Institute of Technology</text:a></text:p>
          </table:table-cell>
          <table:table-cell office:value-type="string" calcext:value-type="string">
            <text:p><text:a xlink:href="http://www.top500.org/system/178257" xlink:type="simple">TSUBAME-KFC- LX 1U-4GPU/104Re-1G Cluster, Intel Xeon E5-2620v2 6C 2.100GHz, Infiniband FDR, NVIDIA K20x </text:a></text:p>
          </table:table-cell>
          <table:table-cell office:value-type="float" office:value="2992" calcext:value-type="float">
            <text:p>2992</text:p>
          </table:table-cell>
          <table:table-cell office:value-type="float" office:value="169.6" calcext:value-type="float">
            <text:p>169.6</text:p>
          </table:table-cell>
          <table:table-cell office:value-type="float" office:value="239.6" calcext:value-type="float">
            <text:p>239.6</text:p>
          </table:table-cell>
          <table:table-cell office:value-type="float" office:value="39.7" calcext:value-type="float">
            <text:p>39.7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NEC</text:p>
          </table:table-cell>
          <table:table-cell table:style-name="Default" table:number-columns-repeated="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<text:a xlink:href="http://www.top500.org/site/49930" xlink:type="simple">Logistic Services (E)</text:a></text:p>
          </table:table-cell>
          <table:table-cell office:value-type="string" calcext:value-type="string">
            <text:p><text:a xlink:href="http://www.top500.org/system/178504" xlink:type="simple">Cluster Platform 3000 BL460c Gen8, Intel Xeon E5-2697v2 12C 2.7GHz, 10G Ethernet </text:a></text:p>
          </table:table-cell>
          <table:table-cell office:value-type="float" office:value="11112" calcext:value-type="float">
            <text:p>11112</text:p>
          </table:table-cell>
          <table:table-cell office:value-type="float" office:value="169" calcext:value-type="float">
            <text:p>169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<text:a xlink:href="http://www.top500.org/site/49894" xlink:type="simple">EDF R&amp;D</text:a></text:p>
          </table:table-cell>
          <table:table-cell office:value-type="string" calcext:value-type="string">
            <text:p><text:a xlink:href="http://www.top500.org/system/177030" xlink:type="simple">Ivanhoe- iDataPlex, Xeon X56xx 6C 2.93 GHz, Infiniband </text:a></text:p>
          </table:table-cell>
          <table:table-cell office:value-type="float" office:value="16320" calcext:value-type="float">
            <text:p>16320</text:p>
          </table:table-cell>
          <table:table-cell office:value-type="float" office:value="168.8" calcext:value-type="float">
            <text:p>168.8</text:p>
          </table:table-cell>
          <table:table-cell office:value-type="float" office:value="191.3" calcext:value-type="float">
            <text:p>191.3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<text:a xlink:href="http://www.top500.org/site/50330" xlink:type="simple">Internet Service</text:a></text:p>
          </table:table-cell>
          <table:table-cell office:value-type="string" calcext:value-type="string">
            <text:p><text:a xlink:href="http://www.top500.org/system/178216" xlink:type="simple">xSeries x3650M4 Cluster, Xeon E5-2670 8C 2.6GHz, Gigabit Ethernet </text:a></text:p>
          </table:table-cell>
          <table:table-cell office:value-type="float" office:value="44304" calcext:value-type="float">
            <text:p>44304</text:p>
          </table:table-cell>
          <table:table-cell office:value-type="float" office:value="168.6" calcext:value-type="float">
            <text:p>168.6</text:p>
          </table:table-cell>
          <table:table-cell office:value-type="float" office:value="921.5" calcext:value-type="float">
            <text:p>921.5</text:p>
          </table:table-cell>
          <table:table-cell office:value-type="float" office:value="920.3" calcext:value-type="float">
            <text:p>920.3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<text:a xlink:href="http://www.top500.org/site/50330" xlink:type="simple">Internet Service</text:a></text:p>
          </table:table-cell>
          <table:table-cell office:value-type="string" calcext:value-type="string">
            <text:p><text:a xlink:href="http://www.top500.org/system/178038" xlink:type="simple">xSeries x3650M4 Cluster, Xeon E5-2670 8C 2.6GHz, Gigabit Ethernet </text:a></text:p>
          </table:table-cell>
          <table:table-cell office:value-type="float" office:value="44112" calcext:value-type="float">
            <text:p>44112</text:p>
          </table:table-cell>
          <table:table-cell office:value-type="float" office:value="168.6" calcext:value-type="float">
            <text:p>168.6</text:p>
          </table:table-cell>
          <table:table-cell office:value-type="float" office:value="917.5" calcext:value-type="float">
            <text:p>917.5</text:p>
          </table:table-cell>
          <table:table-cell office:value-type="float" office:value="916.3" calcext:value-type="float">
            <text:p>916.3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<text:a xlink:href="http://www.top500.org/site/50330" xlink:type="simple">Internet Service</text:a></text:p>
          </table:table-cell>
          <table:table-cell office:value-type="string" calcext:value-type="string">
            <text:p><text:a xlink:href="http://www.top500.org/system/178039" xlink:type="simple">xSeries x3650M4 Cluster, Xeon E5-2670 8C 2.6GHz, Gigabit Ethernet </text:a></text:p>
          </table:table-cell>
          <table:table-cell office:value-type="float" office:value="44112" calcext:value-type="float">
            <text:p>44112</text:p>
          </table:table-cell>
          <table:table-cell office:value-type="float" office:value="168.6" calcext:value-type="float">
            <text:p>168.6</text:p>
          </table:table-cell>
          <table:table-cell office:value-type="float" office:value="917.5" calcext:value-type="float">
            <text:p>917.5</text:p>
          </table:table-cell>
          <table:table-cell office:value-type="float" office:value="916.3" calcext:value-type="float">
            <text:p>916.3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<text:a xlink:href="http://www.top500.org/site/50463" xlink:type="simple">Communications</text:a></text:p>
          </table:table-cell>
          <table:table-cell office:value-type="string" calcext:value-type="string">
            <text:p><text:a xlink:href="http://www.top500.org/system/178041" xlink:type="simple">BladeCenter HS23 Cluster, Xeon E5-2670 8C 2.6GHz, Gigabit Ethernet </text:a></text:p>
          </table:table-cell>
          <table:table-cell office:value-type="float" office:value="40944" calcext:value-type="float">
            <text:p>40944</text:p>
          </table:table-cell>
          <table:table-cell office:value-type="float" office:value="168.6" calcext:value-type="float">
            <text:p>168.6</text:p>
          </table:table-cell>
          <table:table-cell office:value-type="float" office:value="851.6" calcext:value-type="float">
            <text:p>851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<text:a xlink:href="http://www.top500.org/site/50329" xlink:type="simple">Service Provider</text:a></text:p>
          </table:table-cell>
          <table:table-cell office:value-type="string" calcext:value-type="string">
            <text:p><text:a xlink:href="http://www.top500.org/system/178384" xlink:type="simple">xSeries x3650M4 Cluster, Xeon E5-2670 8C 2.6GHz, Gigabit Ethernet </text:a></text:p>
          </table:table-cell>
          <table:table-cell office:value-type="float" office:value="40192" calcext:value-type="float">
            <text:p>40192</text:p>
          </table:table-cell>
          <table:table-cell office:value-type="float" office:value="168.6" calcext:value-type="float">
            <text:p>168.6</text:p>
          </table:table-cell>
          <table:table-cell office:value-type="float" office:value="836" calcext:value-type="float">
            <text:p>836</text:p>
          </table:table-cell>
          <table:table-cell office:value-type="float" office:value="962.1" calcext:value-type="float">
            <text:p>962.1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top500.org/site/50430" xlink:type="simple">Electronics</text:a></text:p>
          </table:table-cell>
          <table:table-cell office:value-type="string" calcext:value-type="string">
            <text:p><text:a xlink:href="http://www.top500.org/system/178363" xlink:type="simple">xSeries x3650M4 Cluster, Xeon E5-2670 8C 2.6GHz, Gigabit Ethernet </text:a></text:p>
          </table:table-cell>
          <table:table-cell office:value-type="float" office:value="33792" calcext:value-type="float">
            <text:p>33792</text:p>
          </table:table-cell>
          <table:table-cell office:value-type="float" office:value="168.6" calcext:value-type="float">
            <text:p>168.6</text:p>
          </table:table-cell>
          <table:table-cell office:value-type="float" office:value="702.9" calcext:value-type="float">
            <text:p>702.9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<text:a xlink:href="http://www.top500.org/site/50330" xlink:type="simple">Internet Service</text:a></text:p>
          </table:table-cell>
          <table:table-cell office:value-type="string" calcext:value-type="string">
            <text:p><text:a xlink:href="http://www.top500.org/system/178353" xlink:type="simple">xSeries x3650M4 Cluster, Xeon E5-2670 8C 2.600GHz, Gigabit Ethernet </text:a></text:p>
          </table:table-cell>
          <table:table-cell office:value-type="float" office:value="32160" calcext:value-type="float">
            <text:p>32160</text:p>
          </table:table-cell>
          <table:table-cell office:value-type="float" office:value="168.6" calcext:value-type="float">
            <text:p>168.6</text:p>
          </table:table-cell>
          <table:table-cell table:number-columns-repeated="2" office:value-type="float" office:value="668.9" calcext:value-type="float">
            <text:p>668.9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<text:a xlink:href="http://www.top500.org/site/50330" xlink:type="simple">Internet Service</text:a></text:p>
          </table:table-cell>
          <table:table-cell office:value-type="string" calcext:value-type="string">
            <text:p><text:a xlink:href="http://www.top500.org/system/178355" xlink:type="simple">xSeries x3650M4 Cluster, Xeon E5-2670 8C 2.600GHz, Gigabit Ethernet </text:a></text:p>
          </table:table-cell>
          <table:table-cell office:value-type="float" office:value="32160" calcext:value-type="float">
            <text:p>32160</text:p>
          </table:table-cell>
          <table:table-cell office:value-type="float" office:value="168.6" calcext:value-type="float">
            <text:p>168.6</text:p>
          </table:table-cell>
          <table:table-cell table:number-columns-repeated="2" office:value-type="float" office:value="668.9" calcext:value-type="float">
            <text:p>668.9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top500.org/site/50330" xlink:type="simple">Internet Service</text:a></text:p>
          </table:table-cell>
          <table:table-cell office:value-type="string" calcext:value-type="string">
            <text:p><text:a xlink:href="http://www.top500.org/system/178352" xlink:type="simple">xSeries x3650M4 Cluster, Xeon E5-2670 8C 2.600GHz, Gigabit Ethernet </text:a></text:p>
          </table:table-cell>
          <table:table-cell office:value-type="float" office:value="32160" calcext:value-type="float">
            <text:p>32160</text:p>
          </table:table-cell>
          <table:table-cell office:value-type="float" office:value="168.6" calcext:value-type="float">
            <text:p>168.6</text:p>
          </table:table-cell>
          <table:table-cell table:number-columns-repeated="2" office:value-type="float" office:value="668.9" calcext:value-type="float">
            <text:p>668.9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<text:a xlink:href="http://www.top500.org/site/50330" xlink:type="simple">Internet Service</text:a></text:p>
          </table:table-cell>
          <table:table-cell office:value-type="string" calcext:value-type="string">
            <text:p><text:a xlink:href="http://www.top500.org/system/178040" xlink:type="simple">xSeries x3650M4 Cluster, Xeon E5-2670 8C 2.6GHz, Gigabit Ethernet </text:a></text:p>
          </table:table-cell>
          <table:table-cell office:value-type="float" office:value="32160" calcext:value-type="float">
            <text:p>32160</text:p>
          </table:table-cell>
          <table:table-cell office:value-type="float" office:value="168.6" calcext:value-type="float">
            <text:p>168.6</text:p>
          </table:table-cell>
          <table:table-cell office:value-type="float" office:value="668.9" calcext:value-type="float">
            <text:p>668.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<text:a xlink:href="http://www.top500.org/site/50330" xlink:type="simple">Internet Service</text:a></text:p>
          </table:table-cell>
          <table:table-cell office:value-type="string" calcext:value-type="string">
            <text:p><text:a xlink:href="http://www.top500.org/system/178354" xlink:type="simple">xSeries x3650M4 Cluster, Xeon E5-2670 8C 2.600GHz, Gigabit Ethernet </text:a></text:p>
          </table:table-cell>
          <table:table-cell office:value-type="float" office:value="32160" calcext:value-type="float">
            <text:p>32160</text:p>
          </table:table-cell>
          <table:table-cell office:value-type="float" office:value="168.6" calcext:value-type="float">
            <text:p>168.6</text:p>
          </table:table-cell>
          <table:table-cell table:number-columns-repeated="2" office:value-type="float" office:value="668.9" calcext:value-type="float">
            <text:p>668.9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<text:a xlink:href="http://www.top500.org/site/50247" xlink:type="simple">E-Commerce</text:a></text:p>
          </table:table-cell>
          <table:table-cell office:value-type="string" calcext:value-type="string">
            <text:p><text:a xlink:href="http://www.top500.org/system/178233" xlink:type="simple">xSeries x3650M3 Cluster, Xeon E5649 6C 2.53GHz, Gigabit Ethernet </text:a></text:p>
          </table:table-cell>
          <table:table-cell office:value-type="float" office:value="59304" calcext:value-type="float">
            <text:p>59304</text:p>
          </table:table-cell>
          <table:table-cell office:value-type="float" office:value="168.6" calcext:value-type="float">
            <text:p>168.6</text:p>
          </table:table-cell>
          <table:table-cell office:value-type="float" office:value="600.2" calcext:value-type="float">
            <text:p>600.2</text:p>
          </table:table-cell>
          <table:table-cell office:value-type="float" office:value="1798.9" calcext:value-type="float">
            <text:p>1798.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<text:a xlink:href="http://www.top500.org/site/50381" xlink:type="simple">IBM Development Engineering</text:a></text:p>
          </table:table-cell>
          <table:table-cell office:value-type="string" calcext:value-type="string">
            <text:p><text:a xlink:href="http://www.top500.org/system/178206" xlink:type="simple">BladeCenter HS22 Cluster (WM), Xeon E5649 6C 2.530GHz, Gigabit Ethernet </text:a></text:p>
          </table:table-cell>
          <table:table-cell office:value-type="float" office:value="30240" calcext:value-type="float">
            <text:p>30240</text:p>
          </table:table-cell>
          <table:table-cell office:value-type="float" office:value="168.6" calcext:value-type="float">
            <text:p>168.6</text:p>
          </table:table-cell>
          <table:table-cell office:value-type="float" office:value="306" calcext:value-type="float">
            <text:p>306</text:p>
          </table:table-cell>
          <table:table-cell office:value-type="float" office:value="956.1" calcext:value-type="float">
            <text:p>956.1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<text:a xlink:href="http://www.top500.org/site/50448" xlink:type="simple">Electrionic Industry</text:a></text:p>
          </table:table-cell>
          <table:table-cell office:value-type="string" calcext:value-type="string">
            <text:p><text:a xlink:href="http://www.top500.org/system/178137" xlink:type="simple">Cluster Platform 3000 BL460c Gen8, Xeon E5-2670 8C 2.600GHz, 10G Ethernet </text:a></text:p>
          </table:table-cell>
          <table:table-cell office:value-type="float" office:value="11488" calcext:value-type="float">
            <text:p>11488</text:p>
          </table:table-cell>
          <table:table-cell office:value-type="float" office:value="168.1" calcext:value-type="float">
            <text:p>168.1</text:p>
          </table:table-cell>
          <table:table-cell office:value-type="float" office:value="238.9" calcext:value-type="float">
            <text:p>238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weden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<text:a xlink:href="http://www.top500.org/site/50521" xlink:type="simple">Financial Institution</text:a></text:p>
          </table:table-cell>
          <table:table-cell office:value-type="string" calcext:value-type="string">
            <text:p><text:a xlink:href="http://www.top500.org/system/178356" xlink:type="simple">xSeries x3650M4 Cluster, Intel Xeon E5-2680v2 10C 2.8GHz, Infiniband FDR </text:a></text:p>
          </table:table-cell>
          <table:table-cell office:value-type="float" office:value="9760" calcext:value-type="float">
            <text:p>9760</text:p>
          </table:table-cell>
          <table:table-cell office:value-type="float" office:value="168.1" calcext:value-type="float">
            <text:p>168.1</text:p>
          </table:table-cell>
          <table:table-cell office:value-type="float" office:value="218.6" calcext:value-type="float">
            <text:p>218.6</text:p>
          </table:table-cell>
          <table:table-cell office:value-type="float" office:value="204.9" calcext:value-type="float">
            <text:p>204.9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<text:a xlink:href="http://www.top500.org/site/49903" xlink:type="simple">Financial Institution (P)</text:a></text:p>
          </table:table-cell>
          <table:table-cell office:value-type="string" calcext:value-type="string">
            <text:p><text:a xlink:href="http://www.top500.org/system/178219" xlink:type="simple">iDataPlex DX360M4, Xeon E5-2670 8C 2.6GHz, Infiniband FDR </text:a></text:p>
          </table:table-cell>
          <table:table-cell office:value-type="float" office:value="8864" calcext:value-type="float">
            <text:p>8864</text:p>
          </table:table-cell>
          <table:table-cell office:value-type="float" office:value="167.7" calcext:value-type="float">
            <text:p>167.7</text:p>
          </table:table-cell>
          <table:table-cell office:value-type="float" office:value="184.4" calcext:value-type="float">
            <text:p>184.4</text:p>
          </table:table-cell>
          <table:table-cell office:value-type="float" office:value="184.1" calcext:value-type="float">
            <text:p>184.1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top500.org/site/49903" xlink:type="simple">Financial Institution (P)</text:a></text:p>
          </table:table-cell>
          <table:table-cell office:value-type="string" calcext:value-type="string">
            <text:p><text:a xlink:href="http://www.top500.org/system/178220" xlink:type="simple">iDataPlex DX360M4, Xeon E5-2670 8C 2.6GHz, Infiniband FDR </text:a></text:p>
          </table:table-cell>
          <table:table-cell office:value-type="float" office:value="8864" calcext:value-type="float">
            <text:p>8864</text:p>
          </table:table-cell>
          <table:table-cell office:value-type="float" office:value="167.7" calcext:value-type="float">
            <text:p>167.7</text:p>
          </table:table-cell>
          <table:table-cell table:number-columns-repeated="2" office:value-type="float" office:value="184.4" calcext:value-type="float">
            <text:p>184.4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top500.org/site/49903" xlink:type="simple">Financial Institution (P)</text:a></text:p>
          </table:table-cell>
          <table:table-cell office:value-type="string" calcext:value-type="string">
            <text:p><text:a xlink:href="http://www.top500.org/system/178218" xlink:type="simple">iDataPlex DX360M4, Xeon E5-2670 8C 2.6GHz, Infiniband FDR </text:a></text:p>
          </table:table-cell>
          <table:table-cell office:value-type="float" office:value="8864" calcext:value-type="float">
            <text:p>8864</text:p>
          </table:table-cell>
          <table:table-cell office:value-type="float" office:value="167.7" calcext:value-type="float">
            <text:p>167.7</text:p>
          </table:table-cell>
          <table:table-cell office:value-type="float" office:value="184.4" calcext:value-type="float">
            <text:p>184.4</text:p>
          </table:table-cell>
          <table:table-cell office:value-type="float" office:value="184.1" calcext:value-type="float">
            <text:p>184.1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top500.org/site/49688" xlink:type="simple">IT Service Provider</text:a></text:p>
          </table:table-cell>
          <table:table-cell office:value-type="string" calcext:value-type="string">
            <text:p><text:a xlink:href="http://www.top500.org/system/178486" xlink:type="simple">Cluster Platform 3000 BL460c Gen8, Intel Xeon E5-2650v2 8C 2.6GHz, 10G Ethernet </text:a></text:p>
          </table:table-cell>
          <table:table-cell office:value-type="float" office:value="11392" calcext:value-type="float">
            <text:p>11392</text:p>
          </table:table-cell>
          <table:table-cell office:value-type="float" office:value="167.6" calcext:value-type="float">
            <text:p>167.6</text:p>
          </table:table-cell>
          <table:table-cell office:value-type="float" office:value="237" calcext:value-type="float">
            <text:p>23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a xlink:href="http://www.top500.org/site/49922" xlink:type="simple">Financial Institution</text:a></text:p>
          </table:table-cell>
          <table:table-cell office:value-type="string" calcext:value-type="string">
            <text:p><text:a xlink:href="http://www.top500.org/system/178037" xlink:type="simple">iDataPlex DX360M4, Xeon E5-2670 8C 2.6GHz, Gigabit Ethernet </text:a></text:p>
          </table:table-cell>
          <table:table-cell office:value-type="float" office:value="29696" calcext:value-type="float">
            <text:p>29696</text:p>
          </table:table-cell>
          <table:table-cell office:value-type="float" office:value="167.3" calcext:value-type="float">
            <text:p>167.3</text:p>
          </table:table-cell>
          <table:table-cell office:value-type="float" office:value="617.7" calcext:value-type="float">
            <text:p>617.7</text:p>
          </table:table-cell>
          <table:table-cell office:value-type="float" office:value="588.3" calcext:value-type="float">
            <text:p>588.3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<text:a xlink:href="http://www.top500.org/site/50172" xlink:type="simple">Software Company (M)</text:a></text:p>
          </table:table-cell>
          <table:table-cell office:value-type="string" calcext:value-type="string">
            <text:p><text:a xlink:href="http://www.top500.org/system/178247" xlink:type="simple">Cluster Platform DL360e Gen8, Xeon E5-2450L 8C 1.800GHz, Gigabit Ethernet </text:a></text:p>
          </table:table-cell>
          <table:table-cell office:value-type="float" office:value="29632" calcext:value-type="float">
            <text:p>29632</text:p>
          </table:table-cell>
          <table:table-cell office:value-type="float" office:value="167.1" calcext:value-type="float">
            <text:p>167.1</text:p>
          </table:table-cell>
          <table:table-cell office:value-type="float" office:value="426.7" calcext:value-type="float">
            <text:p>426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<text:a xlink:href="http://www.top500.org/site/50064" xlink:type="simple">Logistic Services</text:a></text:p>
          </table:table-cell>
          <table:table-cell office:value-type="string" calcext:value-type="string">
            <text:p><text:a xlink:href="http://www.top500.org/system/178280" xlink:type="simple">Cluster Platform DL360p Gen8, Xeon E5-2620 6C 2.000GHz, Gigabit Ethernet </text:a></text:p>
          </table:table-cell>
          <table:table-cell office:value-type="float" office:value="20796" calcext:value-type="float">
            <text:p>20796</text:p>
          </table:table-cell>
          <table:table-cell office:value-type="float" office:value="166.8" calcext:value-type="float">
            <text:p>166.8</text:p>
          </table:table-cell>
          <table:table-cell office:value-type="float" office:value="332.7" calcext:value-type="float">
            <text:p>332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Germany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<text:a xlink:href="http://www.top500.org/site/48247" xlink:type="simple">Lawrence Livermore National Laboratory</text:a></text:p>
          </table:table-cell>
          <table:table-cell office:value-type="string" calcext:value-type="string">
            <text:p><text:a xlink:href="http://www.top500.org/system/176931" xlink:type="simple">Sierra- Dell Xanadu 3 Cluster, Xeon X5660 2.8 Ghz, QLogic InfiniBand QDR </text:a></text:p>
          </table:table-cell>
          <table:table-cell office:value-type="float" office:value="21756" calcext:value-type="float">
            <text:p>21756</text:p>
          </table:table-cell>
          <table:table-cell office:value-type="float" office:value="166.7" calcext:value-type="float">
            <text:p>166.7</text:p>
          </table:table-cell>
          <table:table-cell office:value-type="float" office:value="243.7" calcext:value-type="float">
            <text:p>243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Dell</text:p>
          </table:table-cell>
          <table:table-cell table:style-name="Default" table:number-columns-repeated="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<text:a xlink:href="http://www.top500.org/site/50421" xlink:type="simple">Research Institute for Information Technology, Kyushu University</text:a></text:p>
          </table:table-cell>
          <table:table-cell office:value-type="string" calcext:value-type="string">
            <text:p><text:a xlink:href="http://www.top500.org/system/177802" xlink:type="simple">PRIMEHPC FX10, SPARC64 IXfx 16C 1.848GHz, Tofu interconnect </text:a></text:p>
          </table:table-cell>
          <table:table-cell office:value-type="float" office:value="12288" calcext:value-type="float">
            <text:p>12288</text:p>
          </table:table-cell>
          <table:table-cell office:value-type="float" office:value="166.7" calcext:value-type="float">
            <text:p>166.7</text:p>
          </table:table-cell>
          <table:table-cell office:value-type="float" office:value="181.7" calcext:value-type="float">
            <text:p>181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Fujitsu</text:p>
          </table:table-cell>
          <table:table-cell table:style-name="Default" table:number-columns-repeated="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<text:a xlink:href="http://www.top500.org/site/48394" xlink:type="simple">Financial Services (H)</text:a></text:p>
          </table:table-cell>
          <table:table-cell office:value-type="string" calcext:value-type="string">
            <text:p><text:a xlink:href="http://www.top500.org/system/178301" xlink:type="simple">Cluster Platform 3000 BL460c Gen8, Xeon E5-2630 6C 2.300GHz, 10G Ethernet </text:a></text:p>
          </table:table-cell>
          <table:table-cell office:value-type="float" office:value="12756" calcext:value-type="float">
            <text:p>12756</text:p>
          </table:table-cell>
          <table:table-cell office:value-type="float" office:value="165.7" calcext:value-type="float">
            <text:p>165.7</text:p>
          </table:table-cell>
          <table:table-cell office:value-type="float" office:value="234.7" calcext:value-type="float">
            <text:p>234.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a xlink:href="http://www.top500.org/site/50046" xlink:type="simple">Government</text:a></text:p>
          </table:table-cell>
          <table:table-cell office:value-type="string" calcext:value-type="string">
            <text:p><text:a xlink:href="http://www.top500.org/system/176708" xlink:type="simple">Cray XT5 QC 2.4 GHz </text:a></text:p>
          </table:table-cell>
          <table:table-cell office:value-type="float" office:value="20960" calcext:value-type="float">
            <text:p>20960</text:p>
          </table:table-cell>
          <table:table-cell office:value-type="float" office:value="165.6" calcext:value-type="float">
            <text:p>165.6</text:p>
          </table:table-cell>
          <table:table-cell office:value-type="float" office:value="201.2" calcext:value-type="float">
            <text:p>201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<text:a xlink:href="http://www.top500.org/site/47415" xlink:type="simple">Banking (M)</text:a></text:p>
          </table:table-cell>
          <table:table-cell office:value-type="string" calcext:value-type="string">
            <text:p><text:a xlink:href="http://www.top500.org/system/178415" xlink:type="simple">Cluster Platform 3000 BL460c Gen8, Xeon E5-2660 8C 2.2GHz, 10G Ethernet </text:a></text:p>
          </table:table-cell>
          <table:table-cell office:value-type="float" office:value="13376" calcext:value-type="float">
            <text:p>13376</text:p>
          </table:table-cell>
          <table:table-cell office:value-type="float" office:value="165.1" calcext:value-type="float">
            <text:p>165.1</text:p>
          </table:table-cell>
          <table:table-cell office:value-type="float" office:value="235.4" calcext:value-type="float">
            <text:p>235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<text:a xlink:href="http://www.top500.org/site/50247" xlink:type="simple">E-Commerce</text:a></text:p>
          </table:table-cell>
          <table:table-cell office:value-type="string" calcext:value-type="string">
            <text:p><text:a xlink:href="http://www.top500.org/system/178234" xlink:type="simple">xSeries x3650M3 Cluster, Xeon E5649 6C 2.53GHz, Gigabit Ethernet </text:a></text:p>
          </table:table-cell>
          <table:table-cell office:value-type="float" office:value="29244" calcext:value-type="float">
            <text:p>29244</text:p>
          </table:table-cell>
          <table:table-cell office:value-type="float" office:value="164.8" calcext:value-type="float">
            <text:p>164.8</text:p>
          </table:table-cell>
          <table:table-cell office:value-type="float" office:value="295.9" calcext:value-type="float">
            <text:p>295.9</text:p>
          </table:table-cell>
          <table:table-cell office:value-type="float" office:value="887.1" calcext:value-type="float">
            <text:p>887.1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<text:a xlink:href="http://www.top500.org/site/50035" xlink:type="simple">Financial Institution</text:a></text:p>
          </table:table-cell>
          <table:table-cell office:value-type="string" calcext:value-type="string">
            <text:p><text:a xlink:href="http://www.top500.org/system/178505" xlink:type="simple">Cluster Platform 3000 BL460c Gen8, Intel Xeon E5-2695v2 12C 2.4GHz, 10G Ethernet </text:a></text:p>
          </table:table-cell>
          <table:table-cell office:value-type="float" office:value="12288" calcext:value-type="float">
            <text:p>12288</text:p>
          </table:table-cell>
          <table:table-cell office:value-type="float" office:value="164.6" calcext:value-type="float">
            <text:p>164.6</text:p>
          </table:table-cell>
          <table:table-cell office:value-type="float" office:value="235.9" calcext:value-type="float">
            <text:p>235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<text:a xlink:href="http://www.top500.org/site/49903" xlink:type="simple">Financial Institution (P)</text:a></text:p>
          </table:table-cell>
          <table:table-cell office:value-type="string" calcext:value-type="string">
            <text:p><text:a xlink:href="http://www.top500.org/system/178382" xlink:type="simple">iDataPlex DX360M4, Intel Xeon E5-2680v2 10C 2.8GHz, Infiniband FDR </text:a></text:p>
          </table:table-cell>
          <table:table-cell office:value-type="float" office:value="9520" calcext:value-type="float">
            <text:p>9520</text:p>
          </table:table-cell>
          <table:table-cell office:value-type="float" office:value="163.9" calcext:value-type="float">
            <text:p>163.9</text:p>
          </table:table-cell>
          <table:table-cell office:value-type="float" office:value="213.2" calcext:value-type="float">
            <text:p>213.2</text:p>
          </table:table-cell>
          <table:table-cell office:value-type="float" office:value="175.2" calcext:value-type="float">
            <text:p>175.2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<text:a xlink:href="http://www.top500.org/site/47508" xlink:type="simple">CSC (Center for Scientific Computing)</text:a></text:p>
          </table:table-cell>
          <table:table-cell office:value-type="string" calcext:value-type="string">
            <text:p><text:a xlink:href="http://www.top500.org/system/177939" xlink:type="simple">Cluster Platform SL230s Gen8, Xeon E5-2670 8C 2.600GHz, Infiniband FDR </text:a></text:p>
          </table:table-cell>
          <table:table-cell office:value-type="float" office:value="9200" calcext:value-type="float">
            <text:p>9200</text:p>
          </table:table-cell>
          <table:table-cell office:value-type="float" office:value="163.9" calcext:value-type="float">
            <text:p>163.9</text:p>
          </table:table-cell>
          <table:table-cell office:value-type="float" office:value="191.4" calcext:value-type="float">
            <text:p>191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inland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<text:a xlink:href="http://www.top500.org/site/49174" xlink:type="simple">University of Maryland</text:a></text:p>
          </table:table-cell>
          <table:table-cell office:value-type="string" calcext:value-type="string">
            <text:p><text:a xlink:href="http://www.top500.org/system/178426" xlink:type="simple">Deepthought2- Dell C8220/C8220X Cluster, Intel Xeon E5-2680v2 10C 2.8GHz, Infiniband FDR, NVIDIA K20 </text:a></text:p>
          </table:table-cell>
          <table:table-cell office:value-type="float" office:value="10160" calcext:value-type="float">
            <text:p>10160</text:p>
          </table:table-cell>
          <table:table-cell office:value-type="float" office:value="163.7" calcext:value-type="float">
            <text:p>163.7</text:p>
          </table:table-cell>
          <table:table-cell office:value-type="float" office:value="298.2" calcext:value-type="float">
            <text:p>298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Dell</text:p>
          </table:table-cell>
          <table:table-cell table:style-name="Default" table:number-columns-repeated="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<text:a xlink:href="http://www.top500.org/site/50359" xlink:type="simple">IT Provider (P)</text:a></text:p>
          </table:table-cell>
          <table:table-cell office:value-type="string" calcext:value-type="string">
            <text:p><text:a xlink:href="http://www.top500.org/system/178307" xlink:type="simple">Cluster Platform SL250s Gen8, Xeon E5-2670 8C 2.600GHz, Gigabit Ethernet </text:a></text:p>
          </table:table-cell>
          <table:table-cell office:value-type="float" office:value="15360" calcext:value-type="float">
            <text:p>15360</text:p>
          </table:table-cell>
          <table:table-cell office:value-type="float" office:value="163.7" calcext:value-type="float">
            <text:p>163.7</text:p>
          </table:table-cell>
          <table:table-cell office:value-type="float" office:value="319.5" calcext:value-type="float">
            <text:p>319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<text:a xlink:href="http://www.top500.org/site/50430" xlink:type="simple">Electronics</text:a></text:p>
          </table:table-cell>
          <table:table-cell office:value-type="string" calcext:value-type="string">
            <text:p><text:a xlink:href="http://www.top500.org/system/178358" xlink:type="simple">xSeries x3650M4 Cluster, Xeon E5-2670 8C 2.6GHz, Gigabit Ethernet </text:a></text:p>
          </table:table-cell>
          <table:table-cell office:value-type="float" office:value="28992" calcext:value-type="float">
            <text:p>28992</text:p>
          </table:table-cell>
          <table:table-cell office:value-type="float" office:value="163.4" calcext:value-type="float">
            <text:p>163.4</text:p>
          </table:table-cell>
          <table:table-cell office:value-type="float" office:value="603" calcext:value-type="float">
            <text:p>603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top500.org/site/50430" xlink:type="simple">Electronics</text:a></text:p>
          </table:table-cell>
          <table:table-cell office:value-type="string" calcext:value-type="string">
            <text:p><text:a xlink:href="http://www.top500.org/system/178360" xlink:type="simple">xSeries x3650M4 Cluster, Xeon E5-2670 8C 2.6GHz, Gigabit Ethernet </text:a></text:p>
          </table:table-cell>
          <table:table-cell office:value-type="float" office:value="28992" calcext:value-type="float">
            <text:p>28992</text:p>
          </table:table-cell>
          <table:table-cell office:value-type="float" office:value="163.4" calcext:value-type="float">
            <text:p>163.4</text:p>
          </table:table-cell>
          <table:table-cell office:value-type="float" office:value="603" calcext:value-type="float">
            <text:p>603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top500.org/site/50430" xlink:type="simple">Electronics</text:a></text:p>
          </table:table-cell>
          <table:table-cell office:value-type="string" calcext:value-type="string">
            <text:p><text:a xlink:href="http://www.top500.org/system/178362" xlink:type="simple">xSeries x3650M4 Cluster, Xeon E5-2670 8C 2.6GHz, Gigabit Ethernet </text:a></text:p>
          </table:table-cell>
          <table:table-cell office:value-type="float" office:value="28992" calcext:value-type="float">
            <text:p>28992</text:p>
          </table:table-cell>
          <table:table-cell office:value-type="float" office:value="163.4" calcext:value-type="float">
            <text:p>163.4</text:p>
          </table:table-cell>
          <table:table-cell office:value-type="float" office:value="603" calcext:value-type="float">
            <text:p>603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<text:a xlink:href="http://www.top500.org/site/50430" xlink:type="simple">Electronics</text:a></text:p>
          </table:table-cell>
          <table:table-cell office:value-type="string" calcext:value-type="string">
            <text:p><text:a xlink:href="http://www.top500.org/system/178359" xlink:type="simple">xSeries x3650M4 Cluster, Xeon E5-2670 8C 2.6GHz, Gigabit Ethernet </text:a></text:p>
          </table:table-cell>
          <table:table-cell office:value-type="float" office:value="28992" calcext:value-type="float">
            <text:p>28992</text:p>
          </table:table-cell>
          <table:table-cell office:value-type="float" office:value="163.4" calcext:value-type="float">
            <text:p>163.4</text:p>
          </table:table-cell>
          <table:table-cell office:value-type="float" office:value="603" calcext:value-type="float">
            <text:p>603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top500.org/site/50430" xlink:type="simple">Electronics</text:a></text:p>
          </table:table-cell>
          <table:table-cell office:value-type="string" calcext:value-type="string">
            <text:p><text:a xlink:href="http://www.top500.org/system/178361" xlink:type="simple">xSeries x3650M4 Cluster, Xeon E5-2670 8C 2.6GHz, Gigabit Ethernet </text:a></text:p>
          </table:table-cell>
          <table:table-cell office:value-type="float" office:value="28992" calcext:value-type="float">
            <text:p>28992</text:p>
          </table:table-cell>
          <table:table-cell office:value-type="float" office:value="163.4" calcext:value-type="float">
            <text:p>163.4</text:p>
          </table:table-cell>
          <table:table-cell office:value-type="float" office:value="603" calcext:value-type="float">
            <text:p>603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<text:a xlink:href="http://www.top500.org/site/50300" xlink:type="simple">Engineering Company</text:a></text:p>
          </table:table-cell>
          <table:table-cell office:value-type="string" calcext:value-type="string">
            <text:p><text:a xlink:href="http://www.top500.org/system/178366" xlink:type="simple">xSeries x3650M4 Cluster, Intel Xeon E5-2680v2 10C 2.8GHz, Gigabit Ethernet </text:a></text:p>
          </table:table-cell>
          <table:table-cell office:value-type="float" office:value="28960" calcext:value-type="float">
            <text:p>28960</text:p>
          </table:table-cell>
          <table:table-cell office:value-type="float" office:value="163.2" calcext:value-type="float">
            <text:p>163.2</text:p>
          </table:table-cell>
          <table:table-cell office:value-type="float" office:value="648.7" calcext:value-type="float">
            <text:p>648.7</text:p>
          </table:table-cell>
          <table:table-cell office:value-type="float" office:value="777.6" calcext:value-type="float">
            <text:p>777.6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<text:a xlink:href="http://www.top500.org/site/50300" xlink:type="simple">Engineering Company</text:a></text:p>
          </table:table-cell>
          <table:table-cell office:value-type="string" calcext:value-type="string">
            <text:p><text:a xlink:href="http://www.top500.org/system/178371" xlink:type="simple">xSeries x3650M4 Cluster, Intel Xeon E5-2680v2 10C 2.8GHz, Gigabit Ethernet </text:a></text:p>
          </table:table-cell>
          <table:table-cell office:value-type="float" office:value="28960" calcext:value-type="float">
            <text:p>28960</text:p>
          </table:table-cell>
          <table:table-cell office:value-type="float" office:value="163.2" calcext:value-type="float">
            <text:p>163.2</text:p>
          </table:table-cell>
          <table:table-cell office:value-type="float" office:value="648.7" calcext:value-type="float">
            <text:p>648.7</text:p>
          </table:table-cell>
          <table:table-cell office:value-type="float" office:value="777.6" calcext:value-type="float">
            <text:p>777.6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<text:a xlink:href="http://www.top500.org/site/50300" xlink:type="simple">Engineering Company</text:a></text:p>
          </table:table-cell>
          <table:table-cell office:value-type="string" calcext:value-type="string">
            <text:p><text:a xlink:href="http://www.top500.org/system/178368" xlink:type="simple">xSeries x3650M4 Cluster, Intel Xeon E5-2680v2 10C 2.8GHz, Gigabit Ethernet </text:a></text:p>
          </table:table-cell>
          <table:table-cell office:value-type="float" office:value="28960" calcext:value-type="float">
            <text:p>28960</text:p>
          </table:table-cell>
          <table:table-cell office:value-type="float" office:value="163.2" calcext:value-type="float">
            <text:p>163.2</text:p>
          </table:table-cell>
          <table:table-cell office:value-type="float" office:value="648.7" calcext:value-type="float">
            <text:p>648.7</text:p>
          </table:table-cell>
          <table:table-cell office:value-type="float" office:value="777.6" calcext:value-type="float">
            <text:p>777.6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a xlink:href="http://www.top500.org/site/50300" xlink:type="simple">Engineering Company</text:a></text:p>
          </table:table-cell>
          <table:table-cell office:value-type="string" calcext:value-type="string">
            <text:p><text:a xlink:href="http://www.top500.org/system/178365" xlink:type="simple">xSeries x3650M4 Cluster, Intel Xeon E5-2680v2 10C 2.8GHz, Gigabit Ethernet </text:a></text:p>
          </table:table-cell>
          <table:table-cell office:value-type="float" office:value="28960" calcext:value-type="float">
            <text:p>28960</text:p>
          </table:table-cell>
          <table:table-cell office:value-type="float" office:value="163.2" calcext:value-type="float">
            <text:p>163.2</text:p>
          </table:table-cell>
          <table:table-cell office:value-type="float" office:value="648.7" calcext:value-type="float">
            <text:p>648.7</text:p>
          </table:table-cell>
          <table:table-cell office:value-type="float" office:value="777.6" calcext:value-type="float">
            <text:p>777.6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<text:a xlink:href="http://www.top500.org/site/50300" xlink:type="simple">Engineering Company</text:a></text:p>
          </table:table-cell>
          <table:table-cell office:value-type="string" calcext:value-type="string">
            <text:p><text:a xlink:href="http://www.top500.org/system/178370" xlink:type="simple">xSeries x3650M4 Cluster, Intel Xeon E5-2680v2 10C 2.8GHz, Gigabit Ethernet </text:a></text:p>
          </table:table-cell>
          <table:table-cell office:value-type="float" office:value="28960" calcext:value-type="float">
            <text:p>28960</text:p>
          </table:table-cell>
          <table:table-cell office:value-type="float" office:value="163.2" calcext:value-type="float">
            <text:p>163.2</text:p>
          </table:table-cell>
          <table:table-cell office:value-type="float" office:value="648.7" calcext:value-type="float">
            <text:p>648.7</text:p>
          </table:table-cell>
          <table:table-cell office:value-type="float" office:value="777.6" calcext:value-type="float">
            <text:p>777.6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<text:a xlink:href="http://www.top500.org/site/50300" xlink:type="simple">Engineering Company</text:a></text:p>
          </table:table-cell>
          <table:table-cell office:value-type="string" calcext:value-type="string">
            <text:p><text:a xlink:href="http://www.top500.org/system/178367" xlink:type="simple">xSeries x3650M4 Cluster, Intel Xeon E5-2680v2 10C 2.8GHz, Gigabit Ethernet </text:a></text:p>
          </table:table-cell>
          <table:table-cell office:value-type="float" office:value="28960" calcext:value-type="float">
            <text:p>28960</text:p>
          </table:table-cell>
          <table:table-cell office:value-type="float" office:value="163.2" calcext:value-type="float">
            <text:p>163.2</text:p>
          </table:table-cell>
          <table:table-cell office:value-type="float" office:value="648.7" calcext:value-type="float">
            <text:p>648.7</text:p>
          </table:table-cell>
          <table:table-cell office:value-type="float" office:value="777.6" calcext:value-type="float">
            <text:p>777.6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<text:a xlink:href="http://www.top500.org/site/50300" xlink:type="simple">Engineering Company</text:a></text:p>
          </table:table-cell>
          <table:table-cell office:value-type="string" calcext:value-type="string">
            <text:p><text:a xlink:href="http://www.top500.org/system/178364" xlink:type="simple">xSeries x3650M4 Cluster, Intel Xeon E5-2680v2 10C 2.8GHz, Gigabit Ethernet </text:a></text:p>
          </table:table-cell>
          <table:table-cell office:value-type="float" office:value="28960" calcext:value-type="float">
            <text:p>28960</text:p>
          </table:table-cell>
          <table:table-cell office:value-type="float" office:value="163.2" calcext:value-type="float">
            <text:p>163.2</text:p>
          </table:table-cell>
          <table:table-cell office:value-type="float" office:value="648.7" calcext:value-type="float">
            <text:p>648.7</text:p>
          </table:table-cell>
          <table:table-cell office:value-type="float" office:value="777.6" calcext:value-type="float">
            <text:p>777.6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top500.org/site/50300" xlink:type="simple">Engineering Company</text:a></text:p>
          </table:table-cell>
          <table:table-cell office:value-type="string" calcext:value-type="string">
            <text:p><text:a xlink:href="http://www.top500.org/system/178369" xlink:type="simple">xSeries x3650M4 Cluster, Intel Xeon E5-2680v2 10C 2.8GHz, Gigabit Ethernet </text:a></text:p>
          </table:table-cell>
          <table:table-cell office:value-type="float" office:value="28960" calcext:value-type="float">
            <text:p>28960</text:p>
          </table:table-cell>
          <table:table-cell office:value-type="float" office:value="163.2" calcext:value-type="float">
            <text:p>163.2</text:p>
          </table:table-cell>
          <table:table-cell office:value-type="float" office:value="648.7" calcext:value-type="float">
            <text:p>648.7</text:p>
          </table:table-cell>
          <table:table-cell office:value-type="float" office:value="777.6" calcext:value-type="float">
            <text:p>777.6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<text:a xlink:href="http://www.top500.org/site/50382" xlink:type="simple">Defence</text:a></text:p>
          </table:table-cell>
          <table:table-cell office:value-type="string" calcext:value-type="string">
            <text:p><text:a xlink:href="http://www.top500.org/system/178373" xlink:type="simple">xSeries x3650M4 Cluster, Xeon E5-2670 8C 2.6GHz, Infiniband FDR </text:a></text:p>
          </table:table-cell>
          <table:table-cell office:value-type="float" office:value="8608" calcext:value-type="float">
            <text:p>8608</text:p>
          </table:table-cell>
          <table:table-cell office:value-type="float" office:value="162.9" calcext:value-type="float">
            <text:p>162.9</text:p>
          </table:table-cell>
          <table:table-cell office:value-type="float" office:value="179" calcext:value-type="float">
            <text:p>179</text:p>
          </table:table-cell>
          <table:table-cell office:value-type="float" office:value="223.8" calcext:value-type="float">
            <text:p>223.8</text:p>
          </table:table-cell>
        </table:table-row>
        <table:table-row table:style-name="ro1">
          <table:table-cell table:style-name="Default"/>
          <table:table-cell office:value-type="string" calcext:value-type="string">
            <text:p>Australi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<text:a xlink:href="http://www.top500.org/site/50382" xlink:type="simple">Defence</text:a></text:p>
          </table:table-cell>
          <table:table-cell office:value-type="string" calcext:value-type="string">
            <text:p><text:a xlink:href="http://www.top500.org/system/178372" xlink:type="simple">xSeries x3650M4 Cluster, Xeon E5-2670 8C 2.6GHz, Infiniband FDR </text:a></text:p>
          </table:table-cell>
          <table:table-cell office:value-type="float" office:value="8608" calcext:value-type="float">
            <text:p>8608</text:p>
          </table:table-cell>
          <table:table-cell office:value-type="float" office:value="162.9" calcext:value-type="float">
            <text:p>162.9</text:p>
          </table:table-cell>
          <table:table-cell office:value-type="float" office:value="179" calcext:value-type="float">
            <text:p>179</text:p>
          </table:table-cell>
          <table:table-cell office:value-type="float" office:value="223.8" calcext:value-type="float">
            <text:p>223.8</text:p>
          </table:table-cell>
        </table:table-row>
        <table:table-row table:style-name="ro1">
          <table:table-cell table:style-name="Default"/>
          <table:table-cell office:value-type="string" calcext:value-type="string">
            <text:p>Australi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<text:a xlink:href="http://www.top500.org/site/49642" xlink:type="simple">Bank (J)</text:a></text:p>
          </table:table-cell>
          <table:table-cell office:value-type="string" calcext:value-type="string">
            <text:p><text:a xlink:href="http://www.top500.org/system/178374" xlink:type="simple">BladeCenter HS23 Cluster, Xeon E5-2670 8C 2.6GHz, Gigabit Ethernet </text:a></text:p>
          </table:table-cell>
          <table:table-cell office:value-type="float" office:value="28880" calcext:value-type="float">
            <text:p>28880</text:p>
          </table:table-cell>
          <table:table-cell office:value-type="float" office:value="162.7" calcext:value-type="float">
            <text:p>162.7</text:p>
          </table:table-cell>
          <table:table-cell office:value-type="float" office:value="600.7" calcext:value-type="float">
            <text:p>600.7</text:p>
          </table:table-cell>
          <table:table-cell office:value-type="float" office:value="691.3" calcext:value-type="float">
            <text:p>691.3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<text:a xlink:href="http://www.top500.org/site/47415" xlink:type="simple">Banking (M)</text:a></text:p>
          </table:table-cell>
          <table:table-cell office:value-type="string" calcext:value-type="string">
            <text:p><text:a xlink:href="http://www.top500.org/system/178138" xlink:type="simple">Cluster Platform 3000 BL460c Gen8, Xeon E5-2660 8C 2.200GHz, 10G Ethernet </text:a></text:p>
          </table:table-cell>
          <table:table-cell office:value-type="float" office:value="13136" calcext:value-type="float">
            <text:p>13136</text:p>
          </table:table-cell>
          <table:table-cell office:value-type="float" office:value="162.3" calcext:value-type="float">
            <text:p>162.3</text:p>
          </table:table-cell>
          <table:table-cell office:value-type="float" office:value="231.2" calcext:value-type="float">
            <text:p>231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<text:a xlink:href="http://www.top500.org/site/50300" xlink:type="simple">Engineering Company</text:a></text:p>
          </table:table-cell>
          <table:table-cell office:value-type="string" calcext:value-type="string">
            <text:p><text:a xlink:href="http://www.top500.org/system/178207" xlink:type="simple">xSeries x3650M4 Cluster, Xeon E5-2670 8C 2.600GHz, Gigabit Ethernet </text:a></text:p>
          </table:table-cell>
          <table:table-cell office:value-type="float" office:value="28800" calcext:value-type="float">
            <text:p>28800</text:p>
          </table:table-cell>
          <table:table-cell office:value-type="float" office:value="162.3" calcext:value-type="float">
            <text:p>162.3</text:p>
          </table:table-cell>
          <table:table-cell office:value-type="float" office:value="599" calcext:value-type="float">
            <text:p>599</text:p>
          </table:table-cell>
          <table:table-cell office:value-type="float" office:value="689.4" calcext:value-type="float">
            <text:p>689.4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<text:a xlink:href="http://www.top500.org/site/50182" xlink:type="simple">Vestas Wind Systems A/S</text:a></text:p>
          </table:table-cell>
          <table:table-cell office:value-type="string" calcext:value-type="string">
            <text:p><text:a xlink:href="http://www.top500.org/system/177236" xlink:type="simple">iDataPlex DX360M3, Xeon X5670 6C 2.93 GHz, Infiniband QDR </text:a></text:p>
          </table:table-cell>
          <table:table-cell office:value-type="float" office:value="15672" calcext:value-type="float">
            <text:p>15672</text:p>
          </table:table-cell>
          <table:table-cell office:value-type="float" office:value="162.1" calcext:value-type="float">
            <text:p>162.1</text:p>
          </table:table-cell>
          <table:table-cell office:value-type="float" office:value="183.7" calcext:value-type="float">
            <text:p>183.7</text:p>
          </table:table-cell>
          <table:table-cell office:value-type="float" office:value="489.8" calcext:value-type="float">
            <text:p>489.8</text:p>
          </table:table-cell>
        </table:table-row>
        <table:table-row table:style-name="ro1">
          <table:table-cell table:style-name="Default"/>
          <table:table-cell office:value-type="string" calcext:value-type="string">
            <text:p>Denmark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<text:a xlink:href="http://www.top500.org/site/49208" xlink:type="simple">University of Tokyo/Institute for Solid State Physics</text:a></text:p>
          </table:table-cell>
          <table:table-cell office:value-type="string" calcext:value-type="string">
            <text:p><text:a xlink:href="http://www.top500.org/system/176998" xlink:type="simple">SGI ICE 8400EX Xeon X5570 4-core 2.93 GHz, Infiniband </text:a></text:p>
          </table:table-cell>
          <table:table-cell office:value-type="float" office:value="15360" calcext:value-type="float">
            <text:p>15360</text:p>
          </table:table-cell>
          <table:table-cell office:value-type="float" office:value="161.8" calcext:value-type="float">
            <text:p>161.8</text:p>
          </table:table-cell>
          <table:table-cell office:value-type="float" office:value="180" calcext:value-type="float">
            <text:p>180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<text:a xlink:href="http://www.top500.org/site/50245" xlink:type="simple">Communications</text:a></text:p>
          </table:table-cell>
          <table:table-cell office:value-type="string" calcext:value-type="string">
            <text:p><text:a xlink:href="http://www.top500.org/system/178235" xlink:type="simple">BladeCenter HS23 Cluster, Xeon E5-2670 8C 2.6GHz, Gigabit Ethernet </text:a></text:p>
          </table:table-cell>
          <table:table-cell office:value-type="float" office:value="28672" calcext:value-type="float">
            <text:p>28672</text:p>
          </table:table-cell>
          <table:table-cell office:value-type="float" office:value="161.6" calcext:value-type="float">
            <text:p>161.6</text:p>
          </table:table-cell>
          <table:table-cell office:value-type="float" office:value="596.4" calcext:value-type="float">
            <text:p>596.4</text:p>
          </table:table-cell>
          <table:table-cell office:value-type="float" office:value="514.3" calcext:value-type="float">
            <text:p>514.3</text:p>
          </table:table-cell>
        </table:table-row>
        <table:table-row table:style-name="ro1">
          <table:table-cell table:style-name="Default"/>
          <table:table-cell office:value-type="string" calcext:value-type="string">
            <text:p>Israel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<text:a xlink:href="http://www.top500.org/site/49688" xlink:type="simple">IT Service Provider</text:a></text:p>
          </table:table-cell>
          <table:table-cell office:value-type="string" calcext:value-type="string">
            <text:p><text:a xlink:href="http://www.top500.org/system/178114" xlink:type="simple">Cluster Platform 3000 BL460c Gen8, Xeon E5-2670 8C 2.60GHz, 10G Ethernet </text:a></text:p>
          </table:table-cell>
          <table:table-cell office:value-type="float" office:value="15200" calcext:value-type="float">
            <text:p>15200</text:p>
          </table:table-cell>
          <table:table-cell office:value-type="float" office:value="161.5" calcext:value-type="float">
            <text:p>161.5</text:p>
          </table:table-cell>
          <table:table-cell office:value-type="float" office:value="316.2" calcext:value-type="float">
            <text:p>316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top500.org/site/50446" xlink:type="simple">IT Services Provider </text:a></text:p>
          </table:table-cell>
          <table:table-cell office:value-type="string" calcext:value-type="string">
            <text:p><text:a xlink:href="http://www.top500.org/system/178139" xlink:type="simple">Cluster Platform SL230s Gen8, Xeon E5-2670 8C 2.600GHz, 10G Ethernet </text:a></text:p>
          </table:table-cell>
          <table:table-cell office:value-type="float" office:value="15120" calcext:value-type="float">
            <text:p>15120</text:p>
          </table:table-cell>
          <table:table-cell office:value-type="float" office:value="161.3" calcext:value-type="float">
            <text:p>161.3</text:p>
          </table:table-cell>
          <table:table-cell office:value-type="float" office:value="314.5" calcext:value-type="float">
            <text:p>314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<text:a xlink:href="http://www.top500.org/site/50461" xlink:type="simple">Aerospace Company</text:a></text:p>
          </table:table-cell>
          <table:table-cell office:value-type="string" calcext:value-type="string">
            <text:p><text:a xlink:href="http://www.top500.org/system/178008" xlink:type="simple">xSeries x3650 Cluster, Xeon E5-2680 8C 2.700GHz, Infiniband QDR </text:a></text:p>
          </table:table-cell>
          <table:table-cell office:value-type="float" office:value="8208" calcext:value-type="float">
            <text:p>8208</text:p>
          </table:table-cell>
          <table:table-cell office:value-type="float" office:value="161.3" calcext:value-type="float">
            <text:p>161.3</text:p>
          </table:table-cell>
          <table:table-cell office:value-type="float" office:value="177.3" calcext:value-type="float">
            <text:p>177.3</text:p>
          </table:table-cell>
          <table:table-cell office:value-type="float" office:value="228.3" calcext:value-type="float">
            <text:p>228.3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<text:a xlink:href="http://www.top500.org/site/50119" xlink:type="simple">Telecommunication Company</text:a></text:p>
          </table:table-cell>
          <table:table-cell office:value-type="string" calcext:value-type="string">
            <text:p><text:a xlink:href="http://www.top500.org/system/178377" xlink:type="simple">xSeries x3650M4 Cluster, Intel Xeon E5-2680v2 10C 2.8GHz, Gigabit Ethernet </text:a></text:p>
          </table:table-cell>
          <table:table-cell office:value-type="float" office:value="28600" calcext:value-type="float">
            <text:p>28600</text:p>
          </table:table-cell>
          <table:table-cell office:value-type="float" office:value="161.2" calcext:value-type="float">
            <text:p>161.2</text:p>
          </table:table-cell>
          <table:table-cell office:value-type="float" office:value="640.6" calcext:value-type="float">
            <text:p>640.6</text:p>
          </table:table-cell>
          <table:table-cell office:value-type="float" office:value="767.9" calcext:value-type="float">
            <text:p>767.9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<text:a xlink:href="http://www.top500.org/site/50119" xlink:type="simple">Telecommunication Company</text:a></text:p>
          </table:table-cell>
          <table:table-cell office:value-type="string" calcext:value-type="string">
            <text:p><text:a xlink:href="http://www.top500.org/system/178376" xlink:type="simple">xSeries x3650M4 Cluster, Intel Xeon E5-2680v2 10C 2.8GHz, Gigabit Ethernet </text:a></text:p>
          </table:table-cell>
          <table:table-cell office:value-type="float" office:value="28600" calcext:value-type="float">
            <text:p>28600</text:p>
          </table:table-cell>
          <table:table-cell office:value-type="float" office:value="161.2" calcext:value-type="float">
            <text:p>161.2</text:p>
          </table:table-cell>
          <table:table-cell office:value-type="float" office:value="640.6" calcext:value-type="float">
            <text:p>640.6</text:p>
          </table:table-cell>
          <table:table-cell office:value-type="float" office:value="767.9" calcext:value-type="float">
            <text:p>767.9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<text:a xlink:href="http://www.top500.org/site/50119" xlink:type="simple">Telecommunication Company</text:a></text:p>
          </table:table-cell>
          <table:table-cell office:value-type="string" calcext:value-type="string">
            <text:p><text:a xlink:href="http://www.top500.org/system/178375" xlink:type="simple">xSeries x3650M4 Cluster, Intel Xeon E5-2680v2 10C 2.8GHz, Gigabit Ethernet </text:a></text:p>
          </table:table-cell>
          <table:table-cell office:value-type="float" office:value="28600" calcext:value-type="float">
            <text:p>28600</text:p>
          </table:table-cell>
          <table:table-cell office:value-type="float" office:value="161.2" calcext:value-type="float">
            <text:p>161.2</text:p>
          </table:table-cell>
          <table:table-cell office:value-type="float" office:value="640.6" calcext:value-type="float">
            <text:p>640.6</text:p>
          </table:table-cell>
          <table:table-cell office:value-type="float" office:value="767.9" calcext:value-type="float">
            <text:p>767.9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<text:a xlink:href="http://www.top500.org/site/50522" xlink:type="simple">Solution provider</text:a></text:p>
          </table:table-cell>
          <table:table-cell office:value-type="string" calcext:value-type="string">
            <text:p><text:a xlink:href="http://www.top500.org/system/178378" xlink:type="simple">iDataPlex DX360M4, Xeon E5-2690 8C 2.9GHz, Infiniband FDR </text:a></text:p>
          </table:table-cell>
          <table:table-cell office:value-type="float" office:value="8192" calcext:value-type="float">
            <text:p>8192</text:p>
          </table:table-cell>
          <table:table-cell office:value-type="float" office:value="160.9" calcext:value-type="float">
            <text:p>160.9</text:p>
          </table:table-cell>
          <table:table-cell office:value-type="float" office:value="190.1" calcext:value-type="float">
            <text:p>190.1</text:p>
          </table:table-cell>
          <table:table-cell office:value-type="float" office:value="199.7" calcext:value-type="float">
            <text:p>199.7</text:p>
          </table:table-cell>
        </table:table-row>
        <table:table-row table:style-name="ro1">
          <table:table-cell table:style-name="Default"/>
          <table:table-cell office:value-type="string" calcext:value-type="string">
            <text:p>Japan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<text:a xlink:href="http://www.top500.org/site/49688" xlink:type="simple">IT Service Provider</text:a></text:p>
          </table:table-cell>
          <table:table-cell office:value-type="string" calcext:value-type="string">
            <text:p><text:a xlink:href="http://www.top500.org/system/178274" xlink:type="simple">Cluster Platform 3000 BL460c Gen8, Xeon E5-2670 8C 2.60GHz, 10G Ethernet </text:a></text:p>
          </table:table-cell>
          <table:table-cell office:value-type="float" office:value="10912" calcext:value-type="float">
            <text:p>10912</text:p>
          </table:table-cell>
          <table:table-cell office:value-type="float" office:value="160.9" calcext:value-type="float">
            <text:p>160.9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<text:a xlink:href="http://www.top500.org/site/50455" xlink:type="simple">IT Services Provider </text:a></text:p>
          </table:table-cell>
          <table:table-cell office:value-type="string" calcext:value-type="string">
            <text:p><text:a xlink:href="http://www.top500.org/system/177995" xlink:type="simple">Cluster Platform 3000 BL460c Gen8, Xeon E5-2660 8C 2.200GHz, Gigabit Ethernet </text:a></text:p>
          </table:table-cell>
          <table:table-cell office:value-type="float" office:value="18032" calcext:value-type="float">
            <text:p>18032</text:p>
          </table:table-cell>
          <table:table-cell office:value-type="float" office:value="160.9" calcext:value-type="float">
            <text:p>160.9</text:p>
          </table:table-cell>
          <table:table-cell office:value-type="float" office:value="317.4" calcext:value-type="float">
            <text:p>317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Russi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<text:a xlink:href="http://www.top500.org/site/50475" xlink:type="simple">IT Services</text:a></text:p>
          </table:table-cell>
          <table:table-cell office:value-type="string" calcext:value-type="string">
            <text:p><text:a xlink:href="http://www.top500.org/system/178145" xlink:type="simple">Cluster Platform 3000 BL460c Gen8, Xeon E5-2640 6C 2.500GHz, 10G Ethernet </text:a></text:p>
          </table:table-cell>
          <table:table-cell office:value-type="float" office:value="11364" calcext:value-type="float">
            <text:p>11364</text:p>
          </table:table-cell>
          <table:table-cell office:value-type="float" office:value="160.8" calcext:value-type="float">
            <text:p>160.8</text:p>
          </table:table-cell>
          <table:table-cell office:value-type="float" office:value="227.3" calcext:value-type="float">
            <text:p>227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Netherland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<text:a xlink:href="http://www.top500.org/site/49587" xlink:type="simple">Petróleo Brasileiro S.A</text:a></text:p>
          </table:table-cell>
          <table:table-cell office:value-type="string" calcext:value-type="string">
            <text:p><text:a xlink:href="http://www.top500.org/system/178000" xlink:type="simple">Grifo06- Itautec Cluster, Xeon E5-2643 4C 3.300GHz, Infiniband FDR, NVIDIA 2075 </text:a></text:p>
          </table:table-cell>
          <table:table-cell office:value-type="float" office:value="10368" calcext:value-type="float">
            <text:p>10368</text:p>
          </table:table-cell>
          <table:table-cell office:value-type="float" office:value="160.3" calcext:value-type="float">
            <text:p>160.3</text:p>
          </table:table-cell>
          <table:table-cell office:value-type="float" office:value="357.5" calcext:value-type="float">
            <text:p>357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Brazil</text:p>
          </table:table-cell>
          <table:table-cell office:value-type="string" calcext:value-type="string">
            <text:p>Itautec</text:p>
          </table:table-cell>
          <table:table-cell table:style-name="Default" table:number-columns-repeated="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<text:a xlink:href="http://www.top500.org/site/50471" xlink:type="simple">Web-Service Provider</text:a></text:p>
          </table:table-cell>
          <table:table-cell office:value-type="string" calcext:value-type="string">
            <text:p><text:a xlink:href="http://www.top500.org/system/178506" xlink:type="simple">Cluster Platform SL230s Gen8, Intel Xeon E5-2670v2 10C 2.5GHz, 10G Ethernet </text:a></text:p>
          </table:table-cell>
          <table:table-cell office:value-type="float" office:value="11520" calcext:value-type="float">
            <text:p>11520</text:p>
          </table:table-cell>
          <table:table-cell office:value-type="float" office:value="160.2" calcext:value-type="float">
            <text:p>160.2</text:p>
          </table:table-cell>
          <table:table-cell office:value-type="float" office:value="230.4" calcext:value-type="float">
            <text:p>230.4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<text:a xlink:href="http://www.top500.org/site/47771" xlink:type="simple">ERDC DSRC</text:a></text:p>
          </table:table-cell>
          <table:table-cell office:value-type="string" calcext:value-type="string">
            <text:p><text:a xlink:href="http://www.top500.org/system/176712" xlink:type="simple">Diamond- SGI ICE 8200 Enh. LX, Xeon X5560 2.8Ghz </text:a></text:p>
          </table:table-cell>
          <table:table-cell office:value-type="float" office:value="15360" calcext:value-type="float">
            <text:p>15360</text:p>
          </table:table-cell>
          <table:table-cell office:value-type="float" office:value="160.2" calcext:value-type="float">
            <text:p>160.2</text:p>
          </table:table-cell>
          <table:table-cell office:value-type="float" office:value="172" calcext:value-type="float">
            <text:p>17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SGI</text:p>
          </table:table-cell>
          <table:table-cell table:style-name="Default" table:number-columns-repeated="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<text:a xlink:href="http://www.top500.org/site/49135" xlink:type="simple">University of Bergen</text:a></text:p>
          </table:table-cell>
          <table:table-cell office:value-type="string" calcext:value-type="string">
            <text:p><text:a xlink:href="http://www.top500.org/system/177639" xlink:type="simple">Hexagon- Cray XE6m-200, Opteron 6276 16C 2.300GHz, Cray Gemini interconnect </text:a></text:p>
          </table:table-cell>
          <table:table-cell office:value-type="float" office:value="22272" calcext:value-type="float">
            <text:p>22272</text:p>
          </table:table-cell>
          <table:table-cell office:value-type="float" office:value="160.1" calcext:value-type="float">
            <text:p>160.1</text:p>
          </table:table-cell>
          <table:table-cell office:value-type="float" office:value="204.9" calcext:value-type="float">
            <text:p>204.9</text:p>
          </table:table-cell>
          <table:table-cell office:value-type="float" office:value="342.3" calcext:value-type="float">
            <text:p>342.3</text:p>
          </table:table-cell>
        </table:table-row>
        <table:table-row table:style-name="ro1">
          <table:table-cell table:style-name="Default"/>
          <table:table-cell office:value-type="string" calcext:value-type="string">
            <text:p>Norway</text:p>
          </table:table-cell>
          <table:table-cell office:value-type="string" calcext:value-type="string">
            <text:p>Cray Inc.</text:p>
          </table:table-cell>
          <table:table-cell table:style-name="Default" table:number-columns-repeated="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<text:a xlink:href="http://www.top500.org/site/50556" xlink:type="simple">IT Service Provider</text:a></text:p>
          </table:table-cell>
          <table:table-cell office:value-type="string" calcext:value-type="string">
            <text:p><text:a xlink:href="http://www.top500.org/system/178507" xlink:type="simple">Cluster Platform DL360p Gen8, Intel Xeon E5-2630v2 6C 2.6GHz, 10G Ethernet </text:a></text:p>
          </table:table-cell>
          <table:table-cell office:value-type="float" office:value="10848" calcext:value-type="float">
            <text:p>10848</text:p>
          </table:table-cell>
          <table:table-cell office:value-type="float" office:value="160" calcext:value-type="float">
            <text:p>160</text:p>
          </table:table-cell>
          <table:table-cell office:value-type="float" office:value="225.6" calcext:value-type="float">
            <text:p>225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://www.top500.org/site/50172" xlink:type="simple">Software Company (M)</text:a></text:p>
          </table:table-cell>
          <table:table-cell office:value-type="string" calcext:value-type="string">
            <text:p><text:a xlink:href="http://www.top500.org/system/178267" xlink:type="simple">Cluster Platform SL335s Gen7, Opteron 4171 6C 2.100GHz, 10G Ethernet </text:a></text:p>
          </table:table-cell>
          <table:table-cell office:value-type="float" office:value="28992" calcext:value-type="float">
            <text:p>28992</text:p>
          </table:table-cell>
          <table:table-cell office:value-type="float" office:value="159.3" calcext:value-type="float">
            <text:p>159.3</text:p>
          </table:table-cell>
          <table:table-cell office:value-type="float" office:value="243.5" calcext:value-type="float">
            <text:p>243.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<text:a xlink:href="http://www.top500.org/site/49132" xlink:type="simple">University of Arizona</text:a></text:p>
          </table:table-cell>
          <table:table-cell office:value-type="string" calcext:value-type="string">
            <text:p><text:a xlink:href="http://www.top500.org/system/178215" xlink:type="simple">EL GATO- iDataPlex DX360M4, Intel Xeon E5-2650v2 8C 2.6GHz, Infiniband FDR14, NVIDIA K20/K20x, Xeon Phi 5110P </text:a></text:p>
          </table:table-cell>
          <table:table-cell office:value-type="float" office:value="5800" calcext:value-type="float">
            <text:p>5800</text:p>
          </table:table-cell>
          <table:table-cell office:value-type="float" office:value="159" calcext:value-type="float">
            <text:p>159</text:p>
          </table:table-cell>
          <table:table-cell office:value-type="float" office:value="253.9" calcext:value-type="float">
            <text:p>253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<text:a xlink:href="http://www.top500.org/site/47670" xlink:type="simple">Science and Technology Facilities Council - Daresbury Laboratory</text:a></text:p>
          </table:table-cell>
          <table:table-cell office:value-type="string" calcext:value-type="string">
            <text:p><text:a xlink:href="http://www.top500.org/system/177743" xlink:type="simple">Blue Wonder- iDataPlex DX360M4, Xeon E5-2670 8C 2.600GHz, Infiniband FDR </text:a></text:p>
          </table:table-cell>
          <table:table-cell office:value-type="float" office:value="8192" calcext:value-type="float">
            <text:p>8192</text:p>
          </table:table-cell>
          <table:table-cell office:value-type="float" office:value="158.7" calcext:value-type="float">
            <text:p>158.7</text:p>
          </table:table-cell>
          <table:table-cell office:value-type="float" office:value="170.4" calcext:value-type="float">
            <text:p>170.4</text:p>
          </table:table-cell>
          <table:table-cell office:value-type="float" office:value="170.2" calcext:value-type="float">
            <text:p>170.2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Kingdom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<text:a xlink:href="http://www.top500.org/site/50411" xlink:type="simple">Internet Service</text:a></text:p>
          </table:table-cell>
          <table:table-cell office:value-type="string" calcext:value-type="string">
            <text:p><text:a xlink:href="http://www.top500.org/system/178020" xlink:type="simple">xSeries x3650M4 Cluster, Xeon E5-2670 8C 2.6GHz, Gigabit Ethernet </text:a></text:p>
          </table:table-cell>
          <table:table-cell office:value-type="float" office:value="28112" calcext:value-type="float">
            <text:p>28112</text:p>
          </table:table-cell>
          <table:table-cell office:value-type="float" office:value="158.4" calcext:value-type="float">
            <text:p>158.4</text:p>
          </table:table-cell>
          <table:table-cell office:value-type="float" office:value="584.7" calcext:value-type="float">
            <text:p>584.7</text:p>
          </table:table-cell>
          <table:table-cell office:value-type="float" office:value="583.9" calcext:value-type="float">
            <text:p>583.9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top500.org/site/50411" xlink:type="simple">Internet Service</text:a></text:p>
          </table:table-cell>
          <table:table-cell office:value-type="string" calcext:value-type="string">
            <text:p><text:a xlink:href="http://www.top500.org/system/178024" xlink:type="simple">xSeries x3650M4 Cluster, Xeon E5-2670 8C 2.6GHz, Gigabit Ethernet </text:a></text:p>
          </table:table-cell>
          <table:table-cell office:value-type="float" office:value="28112" calcext:value-type="float">
            <text:p>28112</text:p>
          </table:table-cell>
          <table:table-cell office:value-type="float" office:value="158.4" calcext:value-type="float">
            <text:p>158.4</text:p>
          </table:table-cell>
          <table:table-cell office:value-type="float" office:value="584.7" calcext:value-type="float">
            <text:p>584.7</text:p>
          </table:table-cell>
          <table:table-cell office:value-type="float" office:value="583.9" calcext:value-type="float">
            <text:p>583.9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<text:a xlink:href="http://www.top500.org/site/50411" xlink:type="simple">Internet Service</text:a></text:p>
          </table:table-cell>
          <table:table-cell office:value-type="string" calcext:value-type="string">
            <text:p><text:a xlink:href="http://www.top500.org/system/178022" xlink:type="simple">xSeries x3650M4 Cluster, Xeon E5-2670 8C 2.6GHz, Gigabit Ethernet </text:a></text:p>
          </table:table-cell>
          <table:table-cell office:value-type="float" office:value="28112" calcext:value-type="float">
            <text:p>28112</text:p>
          </table:table-cell>
          <table:table-cell office:value-type="float" office:value="158.4" calcext:value-type="float">
            <text:p>158.4</text:p>
          </table:table-cell>
          <table:table-cell office:value-type="float" office:value="584.7" calcext:value-type="float">
            <text:p>584.7</text:p>
          </table:table-cell>
          <table:table-cell office:value-type="float" office:value="583.9" calcext:value-type="float">
            <text:p>583.9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<text:a xlink:href="http://www.top500.org/site/50411" xlink:type="simple">Internet Service</text:a></text:p>
          </table:table-cell>
          <table:table-cell office:value-type="string" calcext:value-type="string">
            <text:p><text:a xlink:href="http://www.top500.org/system/178019" xlink:type="simple">xSeries x3650M4 Cluster, Xeon E5-2670 8C 2.6GHz, Gigabit Ethernet </text:a></text:p>
          </table:table-cell>
          <table:table-cell office:value-type="float" office:value="28112" calcext:value-type="float">
            <text:p>28112</text:p>
          </table:table-cell>
          <table:table-cell office:value-type="float" office:value="158.4" calcext:value-type="float">
            <text:p>158.4</text:p>
          </table:table-cell>
          <table:table-cell office:value-type="float" office:value="584.7" calcext:value-type="float">
            <text:p>584.7</text:p>
          </table:table-cell>
          <table:table-cell office:value-type="float" office:value="583.9" calcext:value-type="float">
            <text:p>583.9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<text:a xlink:href="http://www.top500.org/site/50411" xlink:type="simple">Internet Service</text:a></text:p>
          </table:table-cell>
          <table:table-cell office:value-type="string" calcext:value-type="string">
            <text:p><text:a xlink:href="http://www.top500.org/system/178021" xlink:type="simple">xSeries x3650M4 Cluster, Xeon E5-2670 8C 2.6GHz, Gigabit Ethernet </text:a></text:p>
          </table:table-cell>
          <table:table-cell office:value-type="float" office:value="28112" calcext:value-type="float">
            <text:p>28112</text:p>
          </table:table-cell>
          <table:table-cell office:value-type="float" office:value="158.4" calcext:value-type="float">
            <text:p>158.4</text:p>
          </table:table-cell>
          <table:table-cell office:value-type="float" office:value="584.7" calcext:value-type="float">
            <text:p>584.7</text:p>
          </table:table-cell>
          <table:table-cell office:value-type="float" office:value="583.9" calcext:value-type="float">
            <text:p>583.9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<text:a xlink:href="http://www.top500.org/site/50411" xlink:type="simple">Internet Service</text:a></text:p>
          </table:table-cell>
          <table:table-cell office:value-type="string" calcext:value-type="string">
            <text:p><text:a xlink:href="http://www.top500.org/system/178018" xlink:type="simple">xSeries x3650M4 Cluster, Xeon E5-2670 8C 2.6GHz, Gigabit Ethernet </text:a></text:p>
          </table:table-cell>
          <table:table-cell office:value-type="float" office:value="28112" calcext:value-type="float">
            <text:p>28112</text:p>
          </table:table-cell>
          <table:table-cell office:value-type="float" office:value="158.4" calcext:value-type="float">
            <text:p>158.4</text:p>
          </table:table-cell>
          <table:table-cell office:value-type="float" office:value="584.7" calcext:value-type="float">
            <text:p>584.7</text:p>
          </table:table-cell>
          <table:table-cell office:value-type="float" office:value="583.9" calcext:value-type="float">
            <text:p>583.9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<text:a xlink:href="http://www.top500.org/site/50411" xlink:type="simple">Internet Service</text:a></text:p>
          </table:table-cell>
          <table:table-cell office:value-type="string" calcext:value-type="string">
            <text:p><text:a xlink:href="http://www.top500.org/system/178023" xlink:type="simple">xSeries x3650M4 Cluster, Xeon E5-2670 8C 2.6GHz, Gigabit Ethernet </text:a></text:p>
          </table:table-cell>
          <table:table-cell office:value-type="float" office:value="28112" calcext:value-type="float">
            <text:p>28112</text:p>
          </table:table-cell>
          <table:table-cell office:value-type="float" office:value="158.4" calcext:value-type="float">
            <text:p>158.4</text:p>
          </table:table-cell>
          <table:table-cell office:value-type="float" office:value="584.7" calcext:value-type="float">
            <text:p>584.7</text:p>
          </table:table-cell>
          <table:table-cell office:value-type="float" office:value="583.9" calcext:value-type="float">
            <text:p>583.9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<text:a xlink:href="http://www.top500.org/site/50172" xlink:type="simple">Software Company (M)</text:a></text:p>
          </table:table-cell>
          <table:table-cell office:value-type="string" calcext:value-type="string">
            <text:p><text:a xlink:href="http://www.top500.org/system/178268" xlink:type="simple">Cluster Platform SL335s Gen7, Opteron 4171 6C 2.100GHz, 10G Ethernet </text:a></text:p>
          </table:table-cell>
          <table:table-cell office:value-type="float" office:value="28800" calcext:value-type="float">
            <text:p>28800</text:p>
          </table:table-cell>
          <table:table-cell office:value-type="float" office:value="158.3" calcext:value-type="float">
            <text:p>158.3</text:p>
          </table:table-cell>
          <table:table-cell office:value-type="float" office:value="241.9" calcext:value-type="float">
            <text:p>241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<text:a xlink:href="http://www.top500.org/site/48958" xlink:type="simple">Texas Advanced Computing Center/Univ. of Texas</text:a></text:p>
          </table:table-cell>
          <table:table-cell office:value-type="string" calcext:value-type="string">
            <text:p><text:a xlink:href="http://www.top500.org/system/178428" xlink:type="simple">Maverick- Cluster Platform SL250s Gen8, Intel Xeon E5-2680v2 10C 2.8GHz, Infiniband FDR, Nvidia K40m </text:a></text:p>
          </table:table-cell>
          <table:table-cell office:value-type="float" office:value="4620" calcext:value-type="float">
            <text:p>4620</text:p>
          </table:table-cell>
          <table:table-cell office:value-type="float" office:value="158.1" calcext:value-type="float">
            <text:p>158.1</text:p>
          </table:table-cell>
          <table:table-cell office:value-type="float" office:value="247.9" calcext:value-type="float">
            <text:p>247.9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<text:a xlink:href="http://www.top500.org/site/49903" xlink:type="simple">Financial Institution (P)</text:a></text:p>
          </table:table-cell>
          <table:table-cell office:value-type="string" calcext:value-type="string">
            <text:p><text:a xlink:href="http://www.top500.org/system/178380" xlink:type="simple">iDataPlex DX360M4, Intel Xeon E5-2680v2 10C 2.8GHz, Infiniband FDR </text:a></text:p>
          </table:table-cell>
          <table:table-cell office:value-type="float" office:value="9180" calcext:value-type="float">
            <text:p>9180</text:p>
          </table:table-cell>
          <table:table-cell office:value-type="float" office:value="158.1" calcext:value-type="float">
            <text:p>158.1</text:p>
          </table:table-cell>
          <table:table-cell office:value-type="float" office:value="205.6" calcext:value-type="float">
            <text:p>205.6</text:p>
          </table:table-cell>
          <table:table-cell office:value-type="float" office:value="192.8" calcext:value-type="float">
            <text:p>192.8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<text:a xlink:href="http://www.top500.org/site/49903" xlink:type="simple">Financial Institution (P)</text:a></text:p>
          </table:table-cell>
          <table:table-cell office:value-type="string" calcext:value-type="string">
            <text:p><text:a xlink:href="http://www.top500.org/system/178379" xlink:type="simple">iDataPlex DX360M4, Intel Xeon E5-2680v2 10C 2.8GHz, Infiniband FDR </text:a></text:p>
          </table:table-cell>
          <table:table-cell office:value-type="float" office:value="9180" calcext:value-type="float">
            <text:p>9180</text:p>
          </table:table-cell>
          <table:table-cell office:value-type="float" office:value="158.1" calcext:value-type="float">
            <text:p>158.1</text:p>
          </table:table-cell>
          <table:table-cell office:value-type="float" office:value="205.6" calcext:value-type="float">
            <text:p>205.6</text:p>
          </table:table-cell>
          <table:table-cell office:value-type="float" office:value="192.8" calcext:value-type="float">
            <text:p>192.8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<text:a xlink:href="http://www.top500.org/site/49903" xlink:type="simple">Financial Institution (P)</text:a></text:p>
          </table:table-cell>
          <table:table-cell office:value-type="string" calcext:value-type="string">
            <text:p><text:a xlink:href="http://www.top500.org/system/178381" xlink:type="simple">iDataPlex DX360M4, Intel Xeon E5-2680v2 10C 2.8GHz, Infiniband FDR </text:a></text:p>
          </table:table-cell>
          <table:table-cell office:value-type="float" office:value="9180" calcext:value-type="float">
            <text:p>9180</text:p>
          </table:table-cell>
          <table:table-cell office:value-type="float" office:value="158.1" calcext:value-type="float">
            <text:p>158.1</text:p>
          </table:table-cell>
          <table:table-cell office:value-type="float" office:value="205.6" calcext:value-type="float">
            <text:p>205.6</text:p>
          </table:table-cell>
          <table:table-cell office:value-type="float" office:value="192.8" calcext:value-type="float">
            <text:p>192.8</text:p>
          </table:table-cell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<text:a xlink:href="http://www.top500.org/site/49740" xlink:type="simple">Financial Service Provider</text:a></text:p>
          </table:table-cell>
          <table:table-cell office:value-type="string" calcext:value-type="string">
            <text:p><text:a xlink:href="http://www.top500.org/system/178146" xlink:type="simple">Cluster Platform 3000 BL460c Gen8, Xeon E5-2680 8C 2.700GHz, 10G Ethernet </text:a></text:p>
          </table:table-cell>
          <table:table-cell office:value-type="float" office:value="10288" calcext:value-type="float">
            <text:p>10288</text:p>
          </table:table-cell>
          <table:table-cell office:value-type="float" office:value="158" calcext:value-type="float">
            <text:p>158</text:p>
          </table:table-cell>
          <table:table-cell office:value-type="float" office:value="222.2" calcext:value-type="float">
            <text:p>222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<text:a xlink:href="http://www.top500.org/site/50333" xlink:type="simple">Automotive</text:a></text:p>
          </table:table-cell>
          <table:table-cell office:value-type="string" calcext:value-type="string">
            <text:p><text:a xlink:href="http://www.top500.org/system/178009" xlink:type="simple">IBM Flex System x240, Xeon E5-2670 8C 2.600GHz, Infiniband FDR </text:a></text:p>
          </table:table-cell>
          <table:table-cell office:value-type="float" office:value="8336" calcext:value-type="float">
            <text:p>8336</text:p>
          </table:table-cell>
          <table:table-cell office:value-type="float" office:value="157.7" calcext:value-type="float">
            <text:p>157.7</text:p>
          </table:table-cell>
          <table:table-cell office:value-type="float" office:value="173.4" calcext:value-type="float">
            <text:p>173.4</text:p>
          </table:table-cell>
          <table:table-cell office:value-type="float" office:value="181.3" calcext:value-type="float">
            <text:p>181.3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<text:a xlink:href="http://www.top500.org/site/50333" xlink:type="simple">Automotive</text:a></text:p>
          </table:table-cell>
          <table:table-cell office:value-type="string" calcext:value-type="string">
            <text:p><text:a xlink:href="http://www.top500.org/system/178011" xlink:type="simple">IBM Flex System x240, Xeon E5-2670 8C 2.600GHz, Infiniband FDR </text:a></text:p>
          </table:table-cell>
          <table:table-cell office:value-type="float" office:value="8336" calcext:value-type="float">
            <text:p>8336</text:p>
          </table:table-cell>
          <table:table-cell office:value-type="float" office:value="157.7" calcext:value-type="float">
            <text:p>157.7</text:p>
          </table:table-cell>
          <table:table-cell office:value-type="float" office:value="173.4" calcext:value-type="float">
            <text:p>173.4</text:p>
          </table:table-cell>
          <table:table-cell office:value-type="float" office:value="181.3" calcext:value-type="float">
            <text:p>181.3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<text:a xlink:href="http://www.top500.org/site/50333" xlink:type="simple">Automotive</text:a></text:p>
          </table:table-cell>
          <table:table-cell office:value-type="string" calcext:value-type="string">
            <text:p><text:a xlink:href="http://www.top500.org/system/178010" xlink:type="simple">IBM Flex System x240, Xeon E5-2670 8C 2.600GHz, Infiniband FDR </text:a></text:p>
          </table:table-cell>
          <table:table-cell office:value-type="float" office:value="8336" calcext:value-type="float">
            <text:p>8336</text:p>
          </table:table-cell>
          <table:table-cell office:value-type="float" office:value="157.7" calcext:value-type="float">
            <text:p>157.7</text:p>
          </table:table-cell>
          <table:table-cell office:value-type="float" office:value="173.4" calcext:value-type="float">
            <text:p>173.4</text:p>
          </table:table-cell>
          <table:table-cell office:value-type="float" office:value="181.3" calcext:value-type="float">
            <text:p>181.3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a xlink:href="http://www.top500.org/site/50431" xlink:type="simple">IT Services Provider </text:a></text:p>
          </table:table-cell>
          <table:table-cell office:value-type="string" calcext:value-type="string">
            <text:p><text:a xlink:href="http://www.top500.org/system/177907" xlink:type="simple">Cluster Platform SL230s Gen8, Xeon E5-2670 8C 2.600GHz, Gigabit Ethernet </text:a></text:p>
          </table:table-cell>
          <table:table-cell office:value-type="float" office:value="14720" calcext:value-type="float">
            <text:p>14720</text:p>
          </table:table-cell>
          <table:table-cell office:value-type="float" office:value="157.2" calcext:value-type="float">
            <text:p>157.2</text:p>
          </table:table-cell>
          <table:table-cell office:value-type="float" office:value="306.2" calcext:value-type="float">
            <text:p>306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<text:a xlink:href="http://www.top500.org/site/50431" xlink:type="simple">IT Services Provider </text:a></text:p>
          </table:table-cell>
          <table:table-cell office:value-type="string" calcext:value-type="string">
            <text:p><text:a xlink:href="http://www.top500.org/system/177906" xlink:type="simple">Cluster Platform SL230s Gen8, Xeon E5-2670 8C 2.600GHz, Gigabit Ethernet </text:a></text:p>
          </table:table-cell>
          <table:table-cell office:value-type="float" office:value="14720" calcext:value-type="float">
            <text:p>14720</text:p>
          </table:table-cell>
          <table:table-cell office:value-type="float" office:value="157.2" calcext:value-type="float">
            <text:p>157.2</text:p>
          </table:table-cell>
          <table:table-cell office:value-type="float" office:value="306.2" calcext:value-type="float">
            <text:p>306.2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<text:a xlink:href="http://www.top500.org/site/50339" xlink:type="simple">Manufacturing Company</text:a></text:p>
          </table:table-cell>
          <table:table-cell office:value-type="string" calcext:value-type="string">
            <text:p><text:a xlink:href="http://www.top500.org/system/178147" xlink:type="simple">Cluster Platform 3000 BL460c Gen8, Xeon E5-2670 8C 2.600GHz, 10G Ethernet </text:a></text:p>
          </table:table-cell>
          <table:table-cell office:value-type="float" office:value="10624" calcext:value-type="float">
            <text:p>10624</text:p>
          </table:table-cell>
          <table:table-cell office:value-type="float" office:value="156.9" calcext:value-type="float">
            <text:p>156.9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<text:a xlink:href="http://www.top500.org/site/50324" xlink:type="simple">Digital Media</text:a></text:p>
          </table:table-cell>
          <table:table-cell office:value-type="string" calcext:value-type="string">
            <text:p><text:a xlink:href="http://www.top500.org/system/178236" xlink:type="simple">iDataPlex DX360M3, Xeon E5645 6C 2.4GHz, Gigabit Ethernet </text:a></text:p>
          </table:table-cell>
          <table:table-cell office:value-type="float" office:value="27744" calcext:value-type="float">
            <text:p>27744</text:p>
          </table:table-cell>
          <table:table-cell office:value-type="float" office:value="156.3" calcext:value-type="float">
            <text:p>156.3</text:p>
          </table:table-cell>
          <table:table-cell office:value-type="float" office:value="266.3" calcext:value-type="float">
            <text:p>266.3</text:p>
          </table:table-cell>
          <table:table-cell office:value-type="float" office:value="797.6" calcext:value-type="float">
            <text:p>797.6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<text:a xlink:href="http://www.top500.org/site/47340" xlink:type="simple">Electronics</text:a></text:p>
          </table:table-cell>
          <table:table-cell office:value-type="string" calcext:value-type="string">
            <text:p><text:a xlink:href="http://www.top500.org/system/178209" xlink:type="simple">xSeries x3650M4 Cluster, Xeon E5-2680 8C 2.700GHz, Infiniband </text:a></text:p>
          </table:table-cell>
          <table:table-cell office:value-type="float" office:value="8224" calcext:value-type="float">
            <text:p>8224</text:p>
          </table:table-cell>
          <table:table-cell office:value-type="float" office:value="155.6" calcext:value-type="float">
            <text:p>155.6</text:p>
          </table:table-cell>
          <table:table-cell office:value-type="float" office:value="177.6" calcext:value-type="float">
            <text:p>177.6</text:p>
          </table:table-cell>
          <table:table-cell office:value-type="float" office:value="213.8" calcext:value-type="float">
            <text:p>213.8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<text:a xlink:href="http://www.top500.org/site/47340" xlink:type="simple">Electronics</text:a></text:p>
          </table:table-cell>
          <table:table-cell office:value-type="string" calcext:value-type="string">
            <text:p><text:a xlink:href="http://www.top500.org/system/178208" xlink:type="simple">xSeries x3650M4 Cluster, Xeon E5-2680 8C 2.700GHz, Infiniband </text:a></text:p>
          </table:table-cell>
          <table:table-cell office:value-type="float" office:value="8224" calcext:value-type="float">
            <text:p>8224</text:p>
          </table:table-cell>
          <table:table-cell office:value-type="float" office:value="155.6" calcext:value-type="float">
            <text:p>155.6</text:p>
          </table:table-cell>
          <table:table-cell office:value-type="float" office:value="177.6" calcext:value-type="float">
            <text:p>177.6</text:p>
          </table:table-cell>
          <table:table-cell office:value-type="float" office:value="213.8" calcext:value-type="float">
            <text:p>213.8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<text:a xlink:href="http://www.top500.org/site/49966" xlink:type="simple">IT Services Provider (B)</text:a></text:p>
          </table:table-cell>
          <table:table-cell office:value-type="string" calcext:value-type="string">
            <text:p><text:a xlink:href="http://www.top500.org/system/178140" xlink:type="simple">Cluster Platform DL380p Gen8 , Xeon E5-2650 8C 2.000GHz, Gigabit Ethernet </text:a></text:p>
          </table:table-cell>
          <table:table-cell office:value-type="float" office:value="20016" calcext:value-type="float">
            <text:p>20016</text:p>
          </table:table-cell>
          <table:table-cell office:value-type="float" office:value="155.5" calcext:value-type="float">
            <text:p>155.5</text:p>
          </table:table-cell>
          <table:table-cell office:value-type="float" office:value="320.3" calcext:value-type="float">
            <text:p>320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<text:a xlink:href="http://www.top500.org/site/47415" xlink:type="simple">Banking (M)</text:a></text:p>
          </table:table-cell>
          <table:table-cell office:value-type="string" calcext:value-type="string">
            <text:p><text:a xlink:href="http://www.top500.org/system/178013" xlink:type="simple">xSeries x3650M4 Cluster, Xeon E5-2670 8C 2.600GHz, Gigabit Ethernet </text:a></text:p>
          </table:table-cell>
          <table:table-cell office:value-type="float" office:value="27600" calcext:value-type="float">
            <text:p>27600</text:p>
          </table:table-cell>
          <table:table-cell office:value-type="float" office:value="155.5" calcext:value-type="float">
            <text:p>155.5</text:p>
          </table:table-cell>
          <table:table-cell office:value-type="float" office:value="574.1" calcext:value-type="float">
            <text:p>574.1</text:p>
          </table:table-cell>
          <table:table-cell office:value-type="float" office:value="573.3" calcext:value-type="float">
            <text:p>573.3</text:p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top500.org/site/50376" xlink:type="simple">Service Provider</text:a></text:p>
          </table:table-cell>
          <table:table-cell office:value-type="string" calcext:value-type="string">
            <text:p><text:a xlink:href="http://www.top500.org/system/178115" xlink:type="simple">Cluster Platform 3000 BL460c Gen8, Xeon E5-2670 8C 2.600GHz, 10G Ethernet </text:a></text:p>
          </table:table-cell>
          <table:table-cell office:value-type="float" office:value="14560" calcext:value-type="float">
            <text:p>14560</text:p>
          </table:table-cell>
          <table:table-cell office:value-type="float" office:value="154.7" calcext:value-type="float">
            <text:p>154.7</text:p>
          </table:table-cell>
          <table:table-cell office:value-type="float" office:value="302.8" calcext:value-type="float">
            <text:p>302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<text:a xlink:href="http://www.top500.org/site/50376" xlink:type="simple">Service Provider</text:a></text:p>
          </table:table-cell>
          <table:table-cell office:value-type="string" calcext:value-type="string">
            <text:p><text:a xlink:href="http://www.top500.org/system/178116" xlink:type="simple">Cluster Platform 3000 BL460c Gen8, Xeon E5-2670 8C 2.600GHz, 10G Ethernet </text:a></text:p>
          </table:table-cell>
          <table:table-cell office:value-type="float" office:value="14560" calcext:value-type="float">
            <text:p>14560</text:p>
          </table:table-cell>
          <table:table-cell office:value-type="float" office:value="154.7" calcext:value-type="float">
            <text:p>154.7</text:p>
          </table:table-cell>
          <table:table-cell office:value-type="float" office:value="302.8" calcext:value-type="float">
            <text:p>302.8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<text:a xlink:href="http://www.top500.org/site/47415" xlink:type="simple">Banking (M)</text:a></text:p>
          </table:table-cell>
          <table:table-cell office:value-type="string" calcext:value-type="string">
            <text:p><text:a xlink:href="http://www.top500.org/system/178510" xlink:type="simple">Cluster Platform 3000 BL460c Gen8, Intel Xeon E5-2650v2 8C 2.6GHz, 10G Ethernet </text:a></text:p>
          </table:table-cell>
          <table:table-cell office:value-type="float" office:value="10496" calcext:value-type="float">
            <text:p>10496</text:p>
          </table:table-cell>
          <table:table-cell office:value-type="float" office:value="154.5" calcext:value-type="float">
            <text:p>154.5</text:p>
          </table:table-cell>
          <table:table-cell office:value-type="float" office:value="218.3" calcext:value-type="float">
            <text:p>218.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<text:a xlink:href="http://www.top500.org/site/50399" xlink:type="simple">Telecommunication Company</text:a></text:p>
          </table:table-cell>
          <table:table-cell office:value-type="string" calcext:value-type="string">
            <text:p><text:a xlink:href="http://www.top500.org/system/178318" xlink:type="simple">Cluster Platform DL380p Gen8 , Xeon E5-2640 6C 2.500GHz, Gigabit Ethernet </text:a></text:p>
          </table:table-cell>
          <table:table-cell office:value-type="float" office:value="16152" calcext:value-type="float">
            <text:p>16152</text:p>
          </table:table-cell>
          <table:table-cell office:value-type="float" office:value="154.3" calcext:value-type="float">
            <text:p>154.3</text:p>
          </table:table-cell>
          <table:table-cell office:value-type="float" office:value="323" calcext:value-type="float">
            <text:p>323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<text:a xlink:href="http://www.top500.org/site/50528" xlink:type="simple">IT Service Provider</text:a></text:p>
          </table:table-cell>
          <table:table-cell office:value-type="string" calcext:value-type="string">
            <text:p><text:a xlink:href="http://www.top500.org/system/178503" xlink:type="simple">Cluster Platform 3000 BL460c Gen8, Intel Xeon E5-2680v2 10C 2.8GHz, 10G Ethernet </text:a></text:p>
          </table:table-cell>
          <table:table-cell office:value-type="float" office:value="10740" calcext:value-type="float">
            <text:p>10740</text:p>
          </table:table-cell>
          <table:table-cell office:value-type="float" office:value="154.2" calcext:value-type="float">
            <text:p>154.2</text:p>
          </table:table-cell>
          <table:table-cell office:value-type="float" office:value="240.6" calcext:value-type="float">
            <text:p>240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<text:a xlink:href="http://www.top500.org/site/47593" xlink:type="simple">Commissariat a l'Energie Atomique (CEA)</text:a></text:p>
          </table:table-cell>
          <table:table-cell office:value-type="string" calcext:value-type="string">
            <text:p><text:a xlink:href="http://www.top500.org/system/177460" xlink:type="simple">Tera-100 Hybrid- Bullx B505, Xeon E56xx (Westmere-EP) 2.40 GHz, Infiniband QDR </text:a></text:p>
          </table:table-cell>
          <table:table-cell office:value-type="float" office:value="7020" calcext:value-type="float">
            <text:p>7020</text:p>
          </table:table-cell>
          <table:table-cell office:value-type="float" office:value="154" calcext:value-type="float">
            <text:p>154</text:p>
          </table:table-cell>
          <table:table-cell office:value-type="float" office:value="274.6" calcext:value-type="float">
            <text:p>274.6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France</text:p>
          </table:table-cell>
          <table:table-cell office:value-type="string" calcext:value-type="string">
            <text:p>Bull SA</text:p>
          </table:table-cell>
          <table:table-cell table:style-name="Default" table:number-columns-repeated="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<text:a xlink:href="http://www.top500.org/site/50476" xlink:type="simple">Telecommunication Company</text:a></text:p>
          </table:table-cell>
          <table:table-cell office:value-type="string" calcext:value-type="string">
            <text:p><text:a xlink:href="http://www.top500.org/system/178148" xlink:type="simple">Cluster Platform DL380e Gen8, Xeon E5-2640 6C 2.500GHz, Gigabit Ethernet </text:a></text:p>
          </table:table-cell>
          <table:table-cell office:value-type="float" office:value="15000" calcext:value-type="float">
            <text:p>15000</text:p>
          </table:table-cell>
          <table:table-cell office:value-type="float" office:value="153.9" calcext:value-type="float">
            <text:p>153.9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a xlink:href="http://www.top500.org/site/50234" xlink:type="simple">Telecommunication Company</text:a></text:p>
          </table:table-cell>
          <table:table-cell office:value-type="string" calcext:value-type="string">
            <text:p><text:a xlink:href="http://www.top500.org/system/178383" xlink:type="simple">xSeries x3650M4 Cluster, Xeon E5-2670 8C 2.6GHz, Gigabit Ethernet </text:a></text:p>
          </table:table-cell>
          <table:table-cell office:value-type="float" office:value="27296" calcext:value-type="float">
            <text:p>27296</text:p>
          </table:table-cell>
          <table:table-cell office:value-type="float" office:value="153.8" calcext:value-type="float">
            <text:p>153.8</text:p>
          </table:table-cell>
          <table:table-cell office:value-type="float" office:value="567.8" calcext:value-type="float">
            <text:p>567.8</text:p>
          </table:table-cell>
          <table:table-cell office:value-type="float" office:value="653.4" calcext:value-type="float">
            <text:p>653.4</text:p>
          </table:table-cell>
        </table:table-row>
        <table:table-row table:style-name="ro1">
          <table:table-cell table:style-name="Default"/>
          <table:table-cell office:value-type="string" calcext:value-type="string">
            <text:p>China</text:p>
          </table:table-cell>
          <table:table-cell office:value-type="string" calcext:value-type="string">
            <text:p>IBM</text:p>
          </table:table-cell>
          <table:table-cell table:style-name="Default" table:number-columns-repeated="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<text:a xlink:href="http://www.top500.org/site/50498" xlink:type="simple">SURFsara</text:a></text:p>
          </table:table-cell>
          <table:table-cell office:value-type="string" calcext:value-type="string">
            <text:p><text:a xlink:href="http://www.top500.org/system/178427" xlink:type="simple">Cartesius Accelerator Island- Bullx B515 cluster, Intel Xeon E5-2450v2 8C 2.5GHz, InfiniBand 4× FDR, Nvidia K40m </text:a></text:p>
          </table:table-cell>
          <table:table-cell office:value-type="float" office:value="3036" calcext:value-type="float">
            <text:p>3036</text:p>
          </table:table-cell>
          <table:table-cell office:value-type="float" office:value="153.6" calcext:value-type="float">
            <text:p>153.6</text:p>
          </table:table-cell>
          <table:table-cell office:value-type="float" office:value="209.9" calcext:value-type="float">
            <text:p>209.9</text:p>
          </table:table-cell>
          <table:table-cell office:value-type="float" office:value="44.4" calcext:value-type="float">
            <text:p>44.4</text:p>
          </table:table-cell>
        </table:table-row>
        <table:table-row table:style-name="ro1">
          <table:table-cell table:style-name="Default"/>
          <table:table-cell office:value-type="string" calcext:value-type="string">
            <text:p>Netherlands</text:p>
          </table:table-cell>
          <table:table-cell office:value-type="string" calcext:value-type="string">
            <text:p>Bull SA</text:p>
          </table:table-cell>
          <table:table-cell table:style-name="Default"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top500.org/site/50172" xlink:type="simple">Software Company (M)</text:a></text:p>
          </table:table-cell>
          <table:table-cell office:value-type="string" calcext:value-type="string">
            <text:p><text:a xlink:href="http://www.top500.org/system/178104" xlink:type="simple">Cluster Platform DL360e Gen8, Xeon E5-2450 8C 2.100GHz, Gigabit Ethernet </text:a></text:p>
          </table:table-cell>
          <table:table-cell office:value-type="float" office:value="18896" calcext:value-type="float">
            <text:p>18896</text:p>
          </table:table-cell>
          <table:table-cell office:value-type="float" office:value="153.4" calcext:value-type="float">
            <text:p>153.4</text:p>
          </table:table-cell>
          <table:table-cell office:value-type="float" office:value="317.5" calcext:value-type="float">
            <text:p>317.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table:style-name="Default"/>
          <table:table-cell office:value-type="string" calcext:value-type="string">
            <text:p>United States</text:p>
          </table:table-cell>
          <table:table-cell office:value-type="string" calcext:value-type="string">
            <text:p>Hewlett-Packard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3" office:value-type="string" calcext:value-type="string">
            <text:p/>
          </table:table-cell>
          <table:table-cell table:style-name="ce3" office:value-type="string" calcext:value-type="string">
            <text:p/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9T12:44:43.255587542</meta:creation-date>
    <dc:date>2015-04-19T12:47:17.672548602</dc:date>
    <meta:editing-duration>PT2M34S</meta:editing-duration>
    <meta:editing-cycles>1</meta:editing-cycles>
    <meta:document-statistic meta:table-count="1" meta:cell-count="4268" meta:object-count="0"/>
    <meta:generator>LibreOffice/4.3.3.2$Linux_X86_64 LibreOffice_project/430m0$Build-2</meta:generator>
  </office:meta>
</office:document-meta>
</file>